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36.51cm" svg:height="21.144cm" svg:x="10.381cm" svg:y="2.577cm">
            <draw:object draw:notify-on-update-of-ranges="Sheet2.B2:Sheet2.B969 Sheet2.D1:Sheet2.D1 Sheet2.D2:Sheet2.D9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Voltage [uV]</text:p>
          </table:table-cell>
          <table:table-cell office:value-type="string" calcext:value-type="string">
            <text:p>Offset corrected voltage [nV]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Average voltage [u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[.$E$2]" office:value-type="float" office:value="0.0207" calcext:value-type="float">
            <text:p>0,02</text:p>
          </table:table-cell>
          <table:table-cell office:value-type="float" office:value="0.2067" calcext:value-type="float">
            <text:p>0,21</text:p>
          </table:table-cell>
          <table:table-cell table:formula="of:=([.C2]-[.$F$2])*1000" office:value-type="float" office:value="-0.0204545454549343" calcext:value-type="float">
            <text:p>-0,02</text:p>
          </table:table-cell>
          <table:table-cell office:value-type="float" office:value="0.0207" calcext:value-type="float">
            <text:p>0,0207</text:p>
          </table:table-cell>
          <table:table-cell table:formula="of:=AVERAGE([.C2:.C969])" office:value-type="float" office:value="0.206720454545455" calcext:value-type="float">
            <text:p>0,206720454545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$E$2]" office:value-type="float" office:value="0.0414" calcext:value-type="float">
            <text:p>0,04</text:p>
          </table:table-cell>
          <table:table-cell office:value-type="float" office:value="0.2029" calcext:value-type="float">
            <text:p>0,20</text:p>
          </table:table-cell>
          <table:table-cell table:formula="of:=([.C3]-[.$F$2])*1000" office:value-type="float" office:value="-3.82045454545493" calcext:value-type="float">
            <text:p>-3,8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[.$E$2]" office:value-type="float" office:value="0.0621" calcext:value-type="float">
            <text:p>0,06</text:p>
          </table:table-cell>
          <table:table-cell office:value-type="float" office:value="0.1988" calcext:value-type="float">
            <text:p>0,20</text:p>
          </table:table-cell>
          <table:table-cell table:formula="of:=([.C4]-[.$F$2])*1000" office:value-type="float" office:value="-7.92045454545493" calcext:value-type="float">
            <text:p>-7,9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[.$E$2]" office:value-type="float" office:value="0.0828" calcext:value-type="float">
            <text:p>0,08</text:p>
          </table:table-cell>
          <table:table-cell office:value-type="float" office:value="0.2052" calcext:value-type="float">
            <text:p>0,21</text:p>
          </table:table-cell>
          <table:table-cell table:formula="of:=([.C5]-[.$F$2])*1000" office:value-type="float" office:value="-1.52045454545494" calcext:value-type="float">
            <text:p>-1,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[.$E$2]" office:value-type="float" office:value="0.1035" calcext:value-type="float">
            <text:p>0,10</text:p>
          </table:table-cell>
          <table:table-cell office:value-type="float" office:value="0.203" calcext:value-type="float">
            <text:p>0,20</text:p>
          </table:table-cell>
          <table:table-cell table:formula="of:=([.C6]-[.$F$2])*1000" office:value-type="float" office:value="-3.72045454545492" calcext:value-type="float">
            <text:p>-3,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[.$E$2]" office:value-type="float" office:value="0.1242" calcext:value-type="float">
            <text:p>0,12</text:p>
          </table:table-cell>
          <table:table-cell office:value-type="float" office:value="0.1994" calcext:value-type="float">
            <text:p>0,20</text:p>
          </table:table-cell>
          <table:table-cell table:formula="of:=([.C7]-[.$F$2])*1000" office:value-type="float" office:value="-7.32045454545494" calcext:value-type="float">
            <text:p>-7,3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[.$E$2]" office:value-type="float" office:value="0.1449" calcext:value-type="float">
            <text:p>0,14</text:p>
          </table:table-cell>
          <table:table-cell office:value-type="float" office:value="0.2054" calcext:value-type="float">
            <text:p>0,21</text:p>
          </table:table-cell>
          <table:table-cell table:formula="of:=([.C8]-[.$F$2])*1000" office:value-type="float" office:value="-1.32045454545493" calcext:value-type="float">
            <text:p>-1,3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[.$E$2]" office:value-type="float" office:value="0.1656" calcext:value-type="float">
            <text:p>0,17</text:p>
          </table:table-cell>
          <table:table-cell office:value-type="float" office:value="0.207" calcext:value-type="float">
            <text:p>0,21</text:p>
          </table:table-cell>
          <table:table-cell table:formula="of:=([.C9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[.$E$2]" office:value-type="float" office:value="0.1863" calcext:value-type="float">
            <text:p>0,19</text:p>
          </table:table-cell>
          <table:table-cell office:value-type="float" office:value="0.2062" calcext:value-type="float">
            <text:p>0,21</text:p>
          </table:table-cell>
          <table:table-cell table:formula="of:=([.C10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$E$2]" office:value-type="float" office:value="0.207" calcext:value-type="float">
            <text:p>0,21</text:p>
          </table:table-cell>
          <table:table-cell office:value-type="float" office:value="0.2049" calcext:value-type="float">
            <text:p>0,20</text:p>
          </table:table-cell>
          <table:table-cell table:formula="of:=([.C11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[.$E$2]" office:value-type="float" office:value="0.2277" calcext:value-type="float">
            <text:p>0,23</text:p>
          </table:table-cell>
          <table:table-cell office:value-type="float" office:value="0.2065" calcext:value-type="float">
            <text:p>0,21</text:p>
          </table:table-cell>
          <table:table-cell table:formula="of:=([.C12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[.$E$2]" office:value-type="float" office:value="0.2484" calcext:value-type="float">
            <text:p>0,25</text:p>
          </table:table-cell>
          <table:table-cell office:value-type="float" office:value="0.2133" calcext:value-type="float">
            <text:p>0,21</text:p>
          </table:table-cell>
          <table:table-cell table:formula="of:=([.C13]-[.$F$2])*1000" office:value-type="float" office:value="6.57954545454506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[.$E$2]" office:value-type="float" office:value="0.2691" calcext:value-type="float">
            <text:p>0,27</text:p>
          </table:table-cell>
          <table:table-cell office:value-type="float" office:value="0.2128" calcext:value-type="float">
            <text:p>0,21</text:p>
          </table:table-cell>
          <table:table-cell table:formula="of:=([.C14]-[.$F$2])*1000" office:value-type="float" office:value="6.07954545454506" calcext:value-type="float">
            <text:p>6,0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[.$E$2]" office:value-type="float" office:value="0.2898" calcext:value-type="float">
            <text:p>0,29</text:p>
          </table:table-cell>
          <table:table-cell office:value-type="float" office:value="0.2107" calcext:value-type="float">
            <text:p>0,21</text:p>
          </table:table-cell>
          <table:table-cell table:formula="of:=([.C15]-[.$F$2])*1000" office:value-type="float" office:value="3.97954545454507" calcext:value-type="float">
            <text:p>3,9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[.$E$2]" office:value-type="float" office:value="0.3105" calcext:value-type="float">
            <text:p>0,31</text:p>
          </table:table-cell>
          <table:table-cell office:value-type="float" office:value="0.2107" calcext:value-type="float">
            <text:p>0,21</text:p>
          </table:table-cell>
          <table:table-cell table:formula="of:=([.C16]-[.$F$2])*1000" office:value-type="float" office:value="3.97954545454507" calcext:value-type="float">
            <text:p>3,9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[.$E$2]" office:value-type="float" office:value="0.3312" calcext:value-type="float">
            <text:p>0,33</text:p>
          </table:table-cell>
          <table:table-cell office:value-type="float" office:value="0.2074" calcext:value-type="float">
            <text:p>0,21</text:p>
          </table:table-cell>
          <table:table-cell table:formula="of:=([.C17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[.$E$2]" office:value-type="float" office:value="0.3519" calcext:value-type="float">
            <text:p>0,35</text:p>
          </table:table-cell>
          <table:table-cell office:value-type="float" office:value="0.2055" calcext:value-type="float">
            <text:p>0,21</text:p>
          </table:table-cell>
          <table:table-cell table:formula="of:=([.C18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[.$E$2]" office:value-type="float" office:value="0.3726" calcext:value-type="float">
            <text:p>0,37</text:p>
          </table:table-cell>
          <table:table-cell office:value-type="float" office:value="0.2045" calcext:value-type="float">
            <text:p>0,20</text:p>
          </table:table-cell>
          <table:table-cell table:formula="of:=([.C19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[.$E$2]" office:value-type="float" office:value="0.3933" calcext:value-type="float">
            <text:p>0,39</text:p>
          </table:table-cell>
          <table:table-cell office:value-type="float" office:value="0.2054" calcext:value-type="float">
            <text:p>0,21</text:p>
          </table:table-cell>
          <table:table-cell table:formula="of:=([.C20]-[.$F$2])*1000" office:value-type="float" office:value="-1.32045454545493" calcext:value-type="float">
            <text:p>-1,3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[.$E$2]" office:value-type="float" office:value="0.414" calcext:value-type="float">
            <text:p>0,41</text:p>
          </table:table-cell>
          <table:table-cell office:value-type="float" office:value="0.2062" calcext:value-type="float">
            <text:p>0,21</text:p>
          </table:table-cell>
          <table:table-cell table:formula="of:=([.C21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[.$E$2]" office:value-type="float" office:value="0.4347" calcext:value-type="float">
            <text:p>0,43</text:p>
          </table:table-cell>
          <table:table-cell office:value-type="float" office:value="0.2069" calcext:value-type="float">
            <text:p>0,21</text:p>
          </table:table-cell>
          <table:table-cell table:formula="of:=([.C22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[.$E$2]" office:value-type="float" office:value="0.4554" calcext:value-type="float">
            <text:p>0,46</text:p>
          </table:table-cell>
          <table:table-cell office:value-type="float" office:value="0.2049" calcext:value-type="float">
            <text:p>0,20</text:p>
          </table:table-cell>
          <table:table-cell table:formula="of:=([.C23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[.$E$2]" office:value-type="float" office:value="0.4761" calcext:value-type="float">
            <text:p>0,48</text:p>
          </table:table-cell>
          <table:table-cell office:value-type="float" office:value="0.2048" calcext:value-type="float">
            <text:p>0,20</text:p>
          </table:table-cell>
          <table:table-cell table:formula="of:=([.C24]-[.$F$2])*1000" office:value-type="float" office:value="-1.92045454545492" calcext:value-type="float">
            <text:p>-1,9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[.$E$2]" office:value-type="float" office:value="0.4968" calcext:value-type="float">
            <text:p>0,50</text:p>
          </table:table-cell>
          <table:table-cell office:value-type="float" office:value="0.2096" calcext:value-type="float">
            <text:p>0,21</text:p>
          </table:table-cell>
          <table:table-cell table:formula="of:=([.C25]-[.$F$2])*1000" office:value-type="float" office:value="2.87954545454508" calcext:value-type="float">
            <text:p>2,8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[.$E$2]" office:value-type="float" office:value="0.5175" calcext:value-type="float">
            <text:p>0,52</text:p>
          </table:table-cell>
          <table:table-cell office:value-type="float" office:value="0.2113" calcext:value-type="float">
            <text:p>0,21</text:p>
          </table:table-cell>
          <table:table-cell table:formula="of:=([.C26]-[.$F$2])*1000" office:value-type="float" office:value="4.57954545454506" calcext:value-type="float">
            <text:p>4,5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[.$E$2]" office:value-type="float" office:value="0.5382" calcext:value-type="float">
            <text:p>0,54</text:p>
          </table:table-cell>
          <table:table-cell office:value-type="float" office:value="0.2083" calcext:value-type="float">
            <text:p>0,21</text:p>
          </table:table-cell>
          <table:table-cell table:formula="of:=([.C27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[.$E$2]" office:value-type="float" office:value="0.5589" calcext:value-type="float">
            <text:p>0,56</text:p>
          </table:table-cell>
          <table:table-cell office:value-type="float" office:value="0.2052" calcext:value-type="float">
            <text:p>0,21</text:p>
          </table:table-cell>
          <table:table-cell table:formula="of:=([.C28]-[.$F$2])*1000" office:value-type="float" office:value="-1.52045454545494" calcext:value-type="float">
            <text:p>-1,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[.$E$2]" office:value-type="float" office:value="0.5796" calcext:value-type="float">
            <text:p>0,58</text:p>
          </table:table-cell>
          <table:table-cell office:value-type="float" office:value="0.2059" calcext:value-type="float">
            <text:p>0,21</text:p>
          </table:table-cell>
          <table:table-cell table:formula="of:=([.C29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[.$E$2]" office:value-type="float" office:value="0.6003" calcext:value-type="float">
            <text:p>0,60</text:p>
          </table:table-cell>
          <table:table-cell office:value-type="float" office:value="0.2067" calcext:value-type="float">
            <text:p>0,21</text:p>
          </table:table-cell>
          <table:table-cell table:formula="of:=([.C30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[.$E$2]" office:value-type="float" office:value="0.621" calcext:value-type="float">
            <text:p>0,62</text:p>
          </table:table-cell>
          <table:table-cell office:value-type="float" office:value="0.2056" calcext:value-type="float">
            <text:p>0,21</text:p>
          </table:table-cell>
          <table:table-cell table:formula="of:=([.C31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[.$E$2]" office:value-type="float" office:value="0.6417" calcext:value-type="float">
            <text:p>0,64</text:p>
          </table:table-cell>
          <table:table-cell office:value-type="float" office:value="0.2058" calcext:value-type="float">
            <text:p>0,21</text:p>
          </table:table-cell>
          <table:table-cell table:formula="of:=([.C32]-[.$F$2])*1000" office:value-type="float" office:value="-0.920454545454918" calcext:value-type="float">
            <text:p>-0,9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[.$E$2]" office:value-type="float" office:value="0.6624" calcext:value-type="float">
            <text:p>0,66</text:p>
          </table:table-cell>
          <table:table-cell office:value-type="float" office:value="0.2073" calcext:value-type="float">
            <text:p>0,21</text:p>
          </table:table-cell>
          <table:table-cell table:formula="of:=([.C33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[.$E$2]" office:value-type="float" office:value="0.6831" calcext:value-type="float">
            <text:p>0,68</text:p>
          </table:table-cell>
          <table:table-cell office:value-type="float" office:value="0.2045" calcext:value-type="float">
            <text:p>0,20</text:p>
          </table:table-cell>
          <table:table-cell table:formula="of:=([.C34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[.$E$2]" office:value-type="float" office:value="0.7038" calcext:value-type="float">
            <text:p>0,70</text:p>
          </table:table-cell>
          <table:table-cell office:value-type="float" office:value="0.2021" calcext:value-type="float">
            <text:p>0,20</text:p>
          </table:table-cell>
          <table:table-cell table:formula="of:=([.C35]-[.$F$2])*1000" office:value-type="float" office:value="-4.62045454545493" calcext:value-type="float">
            <text:p>-4,6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[.$E$2]" office:value-type="float" office:value="0.7245" calcext:value-type="float">
            <text:p>0,72</text:p>
          </table:table-cell>
          <table:table-cell office:value-type="float" office:value="0.2018" calcext:value-type="float">
            <text:p>0,20</text:p>
          </table:table-cell>
          <table:table-cell table:formula="of:=([.C36]-[.$F$2])*1000" office:value-type="float" office:value="-4.92045454545492" calcext:value-type="float">
            <text:p>-4,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[.$E$2]" office:value-type="float" office:value="0.7452" calcext:value-type="float">
            <text:p>0,75</text:p>
          </table:table-cell>
          <table:table-cell office:value-type="float" office:value="0.1966" calcext:value-type="float">
            <text:p>0,20</text:p>
          </table:table-cell>
          <table:table-cell table:formula="of:=([.C37]-[.$F$2])*1000" office:value-type="float" office:value="-10.1204545454549" calcext:value-type="float">
            <text:p>-10,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[.$E$2]" office:value-type="float" office:value="0.7659" calcext:value-type="float">
            <text:p>0,77</text:p>
          </table:table-cell>
          <table:table-cell office:value-type="float" office:value="0.1987" calcext:value-type="float">
            <text:p>0,20</text:p>
          </table:table-cell>
          <table:table-cell table:formula="of:=([.C38]-[.$F$2])*1000" office:value-type="float" office:value="-8.02045454545494" calcext:value-type="float">
            <text:p>-8,0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[.$E$2]" office:value-type="float" office:value="0.7866" calcext:value-type="float">
            <text:p>0,79</text:p>
          </table:table-cell>
          <table:table-cell office:value-type="float" office:value="0.202" calcext:value-type="float">
            <text:p>0,20</text:p>
          </table:table-cell>
          <table:table-cell table:formula="of:=([.C39]-[.$F$2])*1000" office:value-type="float" office:value="-4.72045454545492" calcext:value-type="float">
            <text:p>-4,7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[.$E$2]" office:value-type="float" office:value="0.8073" calcext:value-type="float">
            <text:p>0,81</text:p>
          </table:table-cell>
          <table:table-cell office:value-type="float" office:value="0.199" calcext:value-type="float">
            <text:p>0,20</text:p>
          </table:table-cell>
          <table:table-cell table:formula="of:=([.C40]-[.$F$2])*1000" office:value-type="float" office:value="-7.72045454545492" calcext:value-type="float">
            <text:p>-7,7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[.$E$2]" office:value-type="float" office:value="0.828" calcext:value-type="float">
            <text:p>0,83</text:p>
          </table:table-cell>
          <table:table-cell office:value-type="float" office:value="0.1976" calcext:value-type="float">
            <text:p>0,20</text:p>
          </table:table-cell>
          <table:table-cell table:formula="of:=([.C41]-[.$F$2])*1000" office:value-type="float" office:value="-9.12045454545493" calcext:value-type="float">
            <text:p>-9,1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[.$E$2]" office:value-type="float" office:value="0.8487" calcext:value-type="float">
            <text:p>0,85</text:p>
          </table:table-cell>
          <table:table-cell office:value-type="float" office:value="0.1959" calcext:value-type="float">
            <text:p>0,20</text:p>
          </table:table-cell>
          <table:table-cell table:formula="of:=([.C42]-[.$F$2])*1000" office:value-type="float" office:value="-10.8204545454549" calcext:value-type="float">
            <text:p>-10,8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[.$E$2]" office:value-type="float" office:value="0.8694" calcext:value-type="float">
            <text:p>0,87</text:p>
          </table:table-cell>
          <table:table-cell office:value-type="float" office:value="0.2004" calcext:value-type="float">
            <text:p>0,20</text:p>
          </table:table-cell>
          <table:table-cell table:formula="of:=([.C43]-[.$F$2])*1000" office:value-type="float" office:value="-6.32045454545493" calcext:value-type="float">
            <text:p>-6,3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[.$E$2]" office:value-type="float" office:value="0.8901" calcext:value-type="float">
            <text:p>0,89</text:p>
          </table:table-cell>
          <table:table-cell office:value-type="float" office:value="0.2086" calcext:value-type="float">
            <text:p>0,21</text:p>
          </table:table-cell>
          <table:table-cell table:formula="of:=([.C44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[.$E$2]" office:value-type="float" office:value="0.9108" calcext:value-type="float">
            <text:p>0,91</text:p>
          </table:table-cell>
          <table:table-cell office:value-type="float" office:value="0.206" calcext:value-type="float">
            <text:p>0,21</text:p>
          </table:table-cell>
          <table:table-cell table:formula="of:=([.C45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[.$E$2]" office:value-type="float" office:value="0.9315" calcext:value-type="float">
            <text:p>0,93</text:p>
          </table:table-cell>
          <table:table-cell office:value-type="float" office:value="0.2001" calcext:value-type="float">
            <text:p>0,20</text:p>
          </table:table-cell>
          <table:table-cell table:formula="of:=([.C46]-[.$F$2])*1000" office:value-type="float" office:value="-6.62045454545493" calcext:value-type="float">
            <text:p>-6,6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[.$E$2]" office:value-type="float" office:value="0.9522" calcext:value-type="float">
            <text:p>0,95</text:p>
          </table:table-cell>
          <table:table-cell office:value-type="float" office:value="0.2025" calcext:value-type="float">
            <text:p>0,20</text:p>
          </table:table-cell>
          <table:table-cell table:formula="of:=([.C47]-[.$F$2])*1000" office:value-type="float" office:value="-4.22045454545492" calcext:value-type="float">
            <text:p>-4,2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[.$E$2]" office:value-type="float" office:value="0.9729" calcext:value-type="float">
            <text:p>0,97</text:p>
          </table:table-cell>
          <table:table-cell office:value-type="float" office:value="0.2087" calcext:value-type="float">
            <text:p>0,21</text:p>
          </table:table-cell>
          <table:table-cell table:formula="of:=([.C48]-[.$F$2])*1000" office:value-type="float" office:value="1.97954545454507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[.$E$2]" office:value-type="float" office:value="0.9936" calcext:value-type="float">
            <text:p>0,99</text:p>
          </table:table-cell>
          <table:table-cell office:value-type="float" office:value="0.21" calcext:value-type="float">
            <text:p>0,21</text:p>
          </table:table-cell>
          <table:table-cell table:formula="of:=([.C49]-[.$F$2])*1000" office:value-type="float" office:value="3.27954545454506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[.$E$2]" office:value-type="float" office:value="1.0143" calcext:value-type="float">
            <text:p>1,01</text:p>
          </table:table-cell>
          <table:table-cell office:value-type="float" office:value="0.2054" calcext:value-type="float">
            <text:p>0,21</text:p>
          </table:table-cell>
          <table:table-cell table:formula="of:=([.C50]-[.$F$2])*1000" office:value-type="float" office:value="-1.32045454545493" calcext:value-type="float">
            <text:p>-1,3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*[.$E$2]" office:value-type="float" office:value="1.035" calcext:value-type="float">
            <text:p>1,04</text:p>
          </table:table-cell>
          <table:table-cell office:value-type="float" office:value="0.2018" calcext:value-type="float">
            <text:p>0,20</text:p>
          </table:table-cell>
          <table:table-cell table:formula="of:=([.C51]-[.$F$2])*1000" office:value-type="float" office:value="-4.92045454545492" calcext:value-type="float">
            <text:p>-4,9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[.$E$2]" office:value-type="float" office:value="1.0557" calcext:value-type="float">
            <text:p>1,06</text:p>
          </table:table-cell>
          <table:table-cell office:value-type="float" office:value="0.1989" calcext:value-type="float">
            <text:p>0,20</text:p>
          </table:table-cell>
          <table:table-cell table:formula="of:=([.C52]-[.$F$2])*1000" office:value-type="float" office:value="-7.82045454545494" calcext:value-type="float">
            <text:p>-7,8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[.$E$2]" office:value-type="float" office:value="1.0764" calcext:value-type="float">
            <text:p>1,08</text:p>
          </table:table-cell>
          <table:table-cell office:value-type="float" office:value="0.199" calcext:value-type="float">
            <text:p>0,20</text:p>
          </table:table-cell>
          <table:table-cell table:formula="of:=([.C53]-[.$F$2])*1000" office:value-type="float" office:value="-7.72045454545492" calcext:value-type="float">
            <text:p>-7,7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[.$E$2]" office:value-type="float" office:value="1.0971" calcext:value-type="float">
            <text:p>1,10</text:p>
          </table:table-cell>
          <table:table-cell office:value-type="float" office:value="0.201" calcext:value-type="float">
            <text:p>0,20</text:p>
          </table:table-cell>
          <table:table-cell table:formula="of:=([.C54]-[.$F$2])*1000" office:value-type="float" office:value="-5.72045454545492" calcext:value-type="float">
            <text:p>-5,7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[.$E$2]" office:value-type="float" office:value="1.1178" calcext:value-type="float">
            <text:p>1,12</text:p>
          </table:table-cell>
          <table:table-cell office:value-type="float" office:value="0.2017" calcext:value-type="float">
            <text:p>0,20</text:p>
          </table:table-cell>
          <table:table-cell table:formula="of:=([.C55]-[.$F$2])*1000" office:value-type="float" office:value="-5.02045454545494" calcext:value-type="float">
            <text:p>-5,0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[.$E$2]" office:value-type="float" office:value="1.1385" calcext:value-type="float">
            <text:p>1,14</text:p>
          </table:table-cell>
          <table:table-cell office:value-type="float" office:value="0.2029" calcext:value-type="float">
            <text:p>0,20</text:p>
          </table:table-cell>
          <table:table-cell table:formula="of:=([.C56]-[.$F$2])*1000" office:value-type="float" office:value="-3.82045454545493" calcext:value-type="float">
            <text:p>-3,8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[.$E$2]" office:value-type="float" office:value="1.1592" calcext:value-type="float">
            <text:p>1,16</text:p>
          </table:table-cell>
          <table:table-cell office:value-type="float" office:value="0.2011" calcext:value-type="float">
            <text:p>0,20</text:p>
          </table:table-cell>
          <table:table-cell table:formula="of:=([.C57]-[.$F$2])*1000" office:value-type="float" office:value="-5.62045454545493" calcext:value-type="float">
            <text:p>-5,6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[.$E$2]" office:value-type="float" office:value="1.1799" calcext:value-type="float">
            <text:p>1,18</text:p>
          </table:table-cell>
          <table:table-cell office:value-type="float" office:value="0.203" calcext:value-type="float">
            <text:p>0,20</text:p>
          </table:table-cell>
          <table:table-cell table:formula="of:=([.C58]-[.$F$2])*1000" office:value-type="float" office:value="-3.72045454545492" calcext:value-type="float">
            <text:p>-3,7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[.$E$2]" office:value-type="float" office:value="1.2006" calcext:value-type="float">
            <text:p>1,20</text:p>
          </table:table-cell>
          <table:table-cell office:value-type="float" office:value="0.2094" calcext:value-type="float">
            <text:p>0,21</text:p>
          </table:table-cell>
          <table:table-cell table:formula="of:=([.C59]-[.$F$2])*1000" office:value-type="float" office:value="2.67954545454507" calcext:value-type="float">
            <text:p>2,6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[.$E$2]" office:value-type="float" office:value="1.2213" calcext:value-type="float">
            <text:p>1,22</text:p>
          </table:table-cell>
          <table:table-cell office:value-type="float" office:value="0.2094" calcext:value-type="float">
            <text:p>0,21</text:p>
          </table:table-cell>
          <table:table-cell table:formula="of:=([.C60]-[.$F$2])*1000" office:value-type="float" office:value="2.67954545454507" calcext:value-type="float">
            <text:p>2,6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1]*[.$E$2]" office:value-type="float" office:value="1.242" calcext:value-type="float">
            <text:p>1,24</text:p>
          </table:table-cell>
          <table:table-cell office:value-type="float" office:value="0.2071" calcext:value-type="float">
            <text:p>0,21</text:p>
          </table:table-cell>
          <table:table-cell table:formula="of:=([.C61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[.$E$2]" office:value-type="float" office:value="1.2627" calcext:value-type="float">
            <text:p>1,26</text:p>
          </table:table-cell>
          <table:table-cell office:value-type="float" office:value="0.2062" calcext:value-type="float">
            <text:p>0,21</text:p>
          </table:table-cell>
          <table:table-cell table:formula="of:=([.C62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[.$E$2]" office:value-type="float" office:value="1.2834" calcext:value-type="float">
            <text:p>1,28</text:p>
          </table:table-cell>
          <table:table-cell office:value-type="float" office:value="0.2036" calcext:value-type="float">
            <text:p>0,20</text:p>
          </table:table-cell>
          <table:table-cell table:formula="of:=([.C63]-[.$F$2])*1000" office:value-type="float" office:value="-3.12045454545493" calcext:value-type="float">
            <text:p>-3,1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[.$E$2]" office:value-type="float" office:value="1.3041" calcext:value-type="float">
            <text:p>1,30</text:p>
          </table:table-cell>
          <table:table-cell office:value-type="float" office:value="0.2053" calcext:value-type="float">
            <text:p>0,21</text:p>
          </table:table-cell>
          <table:table-cell table:formula="of:=([.C64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[.$E$2]" office:value-type="float" office:value="1.3248" calcext:value-type="float">
            <text:p>1,32</text:p>
          </table:table-cell>
          <table:table-cell office:value-type="float" office:value="0.2083" calcext:value-type="float">
            <text:p>0,21</text:p>
          </table:table-cell>
          <table:table-cell table:formula="of:=([.C65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[.$E$2]" office:value-type="float" office:value="1.3455" calcext:value-type="float">
            <text:p>1,35</text:p>
          </table:table-cell>
          <table:table-cell office:value-type="float" office:value="0.2093" calcext:value-type="float">
            <text:p>0,21</text:p>
          </table:table-cell>
          <table:table-cell table:formula="of:=([.C66]-[.$F$2])*1000" office:value-type="float" office:value="2.57954545454508" calcext:value-type="float">
            <text:p>2,5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[.$E$2]" office:value-type="float" office:value="1.3662" calcext:value-type="float">
            <text:p>1,37</text:p>
          </table:table-cell>
          <table:table-cell office:value-type="float" office:value="0.209" calcext:value-type="float">
            <text:p>0,21</text:p>
          </table:table-cell>
          <table:table-cell table:formula="of:=([.C67]-[.$F$2])*1000" office:value-type="float" office:value="2.27954545454506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[.$E$2]" office:value-type="float" office:value="1.3869" calcext:value-type="float">
            <text:p>1,39</text:p>
          </table:table-cell>
          <table:table-cell office:value-type="float" office:value="0.2097" calcext:value-type="float">
            <text:p>0,21</text:p>
          </table:table-cell>
          <table:table-cell table:formula="of:=([.C68]-[.$F$2])*1000" office:value-type="float" office:value="2.97954545454507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[.$E$2]" office:value-type="float" office:value="1.4076" calcext:value-type="float">
            <text:p>1,41</text:p>
          </table:table-cell>
          <table:table-cell office:value-type="float" office:value="0.2074" calcext:value-type="float">
            <text:p>0,21</text:p>
          </table:table-cell>
          <table:table-cell table:formula="of:=([.C69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[.$E$2]" office:value-type="float" office:value="1.4283" calcext:value-type="float">
            <text:p>1,43</text:p>
          </table:table-cell>
          <table:table-cell office:value-type="float" office:value="0.2023" calcext:value-type="float">
            <text:p>0,20</text:p>
          </table:table-cell>
          <table:table-cell table:formula="of:=([.C70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1]*[.$E$2]" office:value-type="float" office:value="1.449" calcext:value-type="float">
            <text:p>1,45</text:p>
          </table:table-cell>
          <table:table-cell office:value-type="float" office:value="0.2009" calcext:value-type="float">
            <text:p>0,20</text:p>
          </table:table-cell>
          <table:table-cell table:formula="of:=([.C71]-[.$F$2])*1000" office:value-type="float" office:value="-5.82045454545493" calcext:value-type="float">
            <text:p>-5,8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[.$E$2]" office:value-type="float" office:value="1.4697" calcext:value-type="float">
            <text:p>1,47</text:p>
          </table:table-cell>
          <table:table-cell office:value-type="float" office:value="0.204" calcext:value-type="float">
            <text:p>0,20</text:p>
          </table:table-cell>
          <table:table-cell table:formula="of:=([.C72]-[.$F$2])*1000" office:value-type="float" office:value="-2.72045454545494" calcext:value-type="float">
            <text:p>-2,7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[.$E$2]" office:value-type="float" office:value="1.4904" calcext:value-type="float">
            <text:p>1,49</text:p>
          </table:table-cell>
          <table:table-cell office:value-type="float" office:value="0.2055" calcext:value-type="float">
            <text:p>0,21</text:p>
          </table:table-cell>
          <table:table-cell table:formula="of:=([.C73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[.$E$2]" office:value-type="float" office:value="1.5111" calcext:value-type="float">
            <text:p>1,51</text:p>
          </table:table-cell>
          <table:table-cell office:value-type="float" office:value="0.2069" calcext:value-type="float">
            <text:p>0,21</text:p>
          </table:table-cell>
          <table:table-cell table:formula="of:=([.C74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*[.$E$2]" office:value-type="float" office:value="1.5318" calcext:value-type="float">
            <text:p>1,53</text:p>
          </table:table-cell>
          <table:table-cell office:value-type="float" office:value="0.2082" calcext:value-type="float">
            <text:p>0,21</text:p>
          </table:table-cell>
          <table:table-cell table:formula="of:=([.C75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[.$E$2]" office:value-type="float" office:value="1.5525" calcext:value-type="float">
            <text:p>1,55</text:p>
          </table:table-cell>
          <table:table-cell office:value-type="float" office:value="0.2081" calcext:value-type="float">
            <text:p>0,21</text:p>
          </table:table-cell>
          <table:table-cell table:formula="of:=([.C76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[.$E$2]" office:value-type="float" office:value="1.5732" calcext:value-type="float">
            <text:p>1,57</text:p>
          </table:table-cell>
          <table:table-cell office:value-type="float" office:value="0.2056" calcext:value-type="float">
            <text:p>0,21</text:p>
          </table:table-cell>
          <table:table-cell table:formula="of:=([.C77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[.$E$2]" office:value-type="float" office:value="1.5939" calcext:value-type="float">
            <text:p>1,59</text:p>
          </table:table-cell>
          <table:table-cell office:value-type="float" office:value="0.2049" calcext:value-type="float">
            <text:p>0,20</text:p>
          </table:table-cell>
          <table:table-cell table:formula="of:=([.C78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[.$E$2]" office:value-type="float" office:value="1.6146" calcext:value-type="float">
            <text:p>1,61</text:p>
          </table:table-cell>
          <table:table-cell office:value-type="float" office:value="0.2042" calcext:value-type="float">
            <text:p>0,20</text:p>
          </table:table-cell>
          <table:table-cell table:formula="of:=([.C79]-[.$F$2])*1000" office:value-type="float" office:value="-2.52045454545494" calcext:value-type="float">
            <text:p>-2,5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[.$E$2]" office:value-type="float" office:value="1.6353" calcext:value-type="float">
            <text:p>1,64</text:p>
          </table:table-cell>
          <table:table-cell office:value-type="float" office:value="0.2046" calcext:value-type="float">
            <text:p>0,20</text:p>
          </table:table-cell>
          <table:table-cell table:formula="of:=([.C80]-[.$F$2])*1000" office:value-type="float" office:value="-2.12045454545493" calcext:value-type="float">
            <text:p>-2,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1]*[.$E$2]" office:value-type="float" office:value="1.656" calcext:value-type="float">
            <text:p>1,66</text:p>
          </table:table-cell>
          <table:table-cell office:value-type="float" office:value="0.2057" calcext:value-type="float">
            <text:p>0,21</text:p>
          </table:table-cell>
          <table:table-cell table:formula="of:=([.C81]-[.$F$2])*1000" office:value-type="float" office:value="-1.02045454545494" calcext:value-type="float">
            <text:p>-1,0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[.$E$2]" office:value-type="float" office:value="1.6767" calcext:value-type="float">
            <text:p>1,68</text:p>
          </table:table-cell>
          <table:table-cell office:value-type="float" office:value="0.2092" calcext:value-type="float">
            <text:p>0,21</text:p>
          </table:table-cell>
          <table:table-cell table:formula="of:=([.C82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[.$E$2]" office:value-type="float" office:value="1.6974" calcext:value-type="float">
            <text:p>1,70</text:p>
          </table:table-cell>
          <table:table-cell office:value-type="float" office:value="0.206" calcext:value-type="float">
            <text:p>0,21</text:p>
          </table:table-cell>
          <table:table-cell table:formula="of:=([.C83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[.$E$2]" office:value-type="float" office:value="1.7181" calcext:value-type="float">
            <text:p>1,72</text:p>
          </table:table-cell>
          <table:table-cell office:value-type="float" office:value="0.2073" calcext:value-type="float">
            <text:p>0,21</text:p>
          </table:table-cell>
          <table:table-cell table:formula="of:=([.C84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[.$E$2]" office:value-type="float" office:value="1.7388" calcext:value-type="float">
            <text:p>1,74</text:p>
          </table:table-cell>
          <table:table-cell office:value-type="float" office:value="0.2086" calcext:value-type="float">
            <text:p>0,21</text:p>
          </table:table-cell>
          <table:table-cell table:formula="of:=([.C85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[.$E$2]" office:value-type="float" office:value="1.7595" calcext:value-type="float">
            <text:p>1,76</text:p>
          </table:table-cell>
          <table:table-cell office:value-type="float" office:value="0.2063" calcext:value-type="float">
            <text:p>0,21</text:p>
          </table:table-cell>
          <table:table-cell table:formula="of:=([.C86]-[.$F$2])*1000" office:value-type="float" office:value="-0.420454545454918" calcext:value-type="float">
            <text:p>-0,4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*[.$E$2]" office:value-type="float" office:value="1.7802" calcext:value-type="float">
            <text:p>1,78</text:p>
          </table:table-cell>
          <table:table-cell office:value-type="float" office:value="0.2071" calcext:value-type="float">
            <text:p>0,21</text:p>
          </table:table-cell>
          <table:table-cell table:formula="of:=([.C87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[.$E$2]" office:value-type="float" office:value="1.8009" calcext:value-type="float">
            <text:p>1,80</text:p>
          </table:table-cell>
          <table:table-cell office:value-type="float" office:value="0.2103" calcext:value-type="float">
            <text:p>0,21</text:p>
          </table:table-cell>
          <table:table-cell table:formula="of:=([.C88]-[.$F$2])*1000" office:value-type="float" office:value="3.57954545454506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[.$E$2]" office:value-type="float" office:value="1.8216" calcext:value-type="float">
            <text:p>1,82</text:p>
          </table:table-cell>
          <table:table-cell office:value-type="float" office:value="0.2113" calcext:value-type="float">
            <text:p>0,21</text:p>
          </table:table-cell>
          <table:table-cell table:formula="of:=([.C89]-[.$F$2])*1000" office:value-type="float" office:value="4.57954545454506" calcext:value-type="float">
            <text:p>4,5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[.$E$2]" office:value-type="float" office:value="1.8423" calcext:value-type="float">
            <text:p>1,84</text:p>
          </table:table-cell>
          <table:table-cell office:value-type="float" office:value="0.2095" calcext:value-type="float">
            <text:p>0,21</text:p>
          </table:table-cell>
          <table:table-cell table:formula="of:=([.C90]-[.$F$2])*1000" office:value-type="float" office:value="2.77954545454506" calcext:value-type="float">
            <text:p>2,7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]*[.$E$2]" office:value-type="float" office:value="1.863" calcext:value-type="float">
            <text:p>1,86</text:p>
          </table:table-cell>
          <table:table-cell office:value-type="float" office:value="0.2033" calcext:value-type="float">
            <text:p>0,20</text:p>
          </table:table-cell>
          <table:table-cell table:formula="of:=([.C91]-[.$F$2])*1000" office:value-type="float" office:value="-3.42045454545492" calcext:value-type="float">
            <text:p>-3,4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[.$E$2]" office:value-type="float" office:value="1.8837" calcext:value-type="float">
            <text:p>1,88</text:p>
          </table:table-cell>
          <table:table-cell office:value-type="float" office:value="0.2002" calcext:value-type="float">
            <text:p>0,20</text:p>
          </table:table-cell>
          <table:table-cell table:formula="of:=([.C92]-[.$F$2])*1000" office:value-type="float" office:value="-6.52045454545494" calcext:value-type="float">
            <text:p>-6,5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[.$E$2]" office:value-type="float" office:value="1.9044" calcext:value-type="float">
            <text:p>1,90</text:p>
          </table:table-cell>
          <table:table-cell office:value-type="float" office:value="0.2034" calcext:value-type="float">
            <text:p>0,20</text:p>
          </table:table-cell>
          <table:table-cell table:formula="of:=([.C93]-[.$F$2])*1000" office:value-type="float" office:value="-3.32045454545493" calcext:value-type="float">
            <text:p>-3,3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[.$E$2]" office:value-type="float" office:value="1.9251" calcext:value-type="float">
            <text:p>1,93</text:p>
          </table:table-cell>
          <table:table-cell office:value-type="float" office:value="0.2074" calcext:value-type="float">
            <text:p>0,21</text:p>
          </table:table-cell>
          <table:table-cell table:formula="of:=([.C94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[.$E$2]" office:value-type="float" office:value="1.9458" calcext:value-type="float">
            <text:p>1,95</text:p>
          </table:table-cell>
          <table:table-cell office:value-type="float" office:value="0.2091" calcext:value-type="float">
            <text:p>0,21</text:p>
          </table:table-cell>
          <table:table-cell table:formula="of:=([.C95]-[.$F$2])*1000" office:value-type="float" office:value="2.3795454545450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[.$E$2]" office:value-type="float" office:value="1.9665" calcext:value-type="float">
            <text:p>1,97</text:p>
          </table:table-cell>
          <table:table-cell office:value-type="float" office:value="0.2076" calcext:value-type="float">
            <text:p>0,21</text:p>
          </table:table-cell>
          <table:table-cell table:formula="of:=([.C96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[.$E$2]" office:value-type="float" office:value="1.9872" calcext:value-type="float">
            <text:p>1,99</text:p>
          </table:table-cell>
          <table:table-cell office:value-type="float" office:value="0.2066" calcext:value-type="float">
            <text:p>0,21</text:p>
          </table:table-cell>
          <table:table-cell table:formula="of:=([.C97]-[.$F$2])*1000" office:value-type="float" office:value="-0.120454545454923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[.$E$2]" office:value-type="float" office:value="2.0079" calcext:value-type="float">
            <text:p>2,01</text:p>
          </table:table-cell>
          <table:table-cell office:value-type="float" office:value="0.2037" calcext:value-type="float">
            <text:p>0,20</text:p>
          </table:table-cell>
          <table:table-cell table:formula="of:=([.C98]-[.$F$2])*1000" office:value-type="float" office:value="-3.02045454545494" calcext:value-type="float">
            <text:p>-3,0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[.$E$2]" office:value-type="float" office:value="2.0286" calcext:value-type="float">
            <text:p>2,03</text:p>
          </table:table-cell>
          <table:table-cell office:value-type="float" office:value="0.2035" calcext:value-type="float">
            <text:p>0,20</text:p>
          </table:table-cell>
          <table:table-cell table:formula="of:=([.C99]-[.$F$2])*1000" office:value-type="float" office:value="-3.22045454545494" calcext:value-type="float">
            <text:p>-3,2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[.$E$2]" office:value-type="float" office:value="2.0493" calcext:value-type="float">
            <text:p>2,05</text:p>
          </table:table-cell>
          <table:table-cell office:value-type="float" office:value="0.2064" calcext:value-type="float">
            <text:p>0,21</text:p>
          </table:table-cell>
          <table:table-cell table:formula="of:=([.C100]-[.$F$2])*1000" office:value-type="float" office:value="-0.320454545454929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*[.$E$2]" office:value-type="float" office:value="2.07" calcext:value-type="float">
            <text:p>2,07</text:p>
          </table:table-cell>
          <table:table-cell office:value-type="float" office:value="0.2065" calcext:value-type="float">
            <text:p>0,21</text:p>
          </table:table-cell>
          <table:table-cell table:formula="of:=([.C101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2]*[.$E$2]" office:value-type="float" office:value="2.0907" calcext:value-type="float">
            <text:p>2,09</text:p>
          </table:table-cell>
          <table:table-cell office:value-type="float" office:value="0.2088" calcext:value-type="float">
            <text:p>0,21</text:p>
          </table:table-cell>
          <table:table-cell table:formula="of:=([.C102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3]*[.$E$2]" office:value-type="float" office:value="2.1114" calcext:value-type="float">
            <text:p>2,11</text:p>
          </table:table-cell>
          <table:table-cell office:value-type="float" office:value="0.2083" calcext:value-type="float">
            <text:p>0,21</text:p>
          </table:table-cell>
          <table:table-cell table:formula="of:=([.C103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4]*[.$E$2]" office:value-type="float" office:value="2.1321" calcext:value-type="float">
            <text:p>2,13</text:p>
          </table:table-cell>
          <table:table-cell office:value-type="float" office:value="0.2058" calcext:value-type="float">
            <text:p>0,21</text:p>
          </table:table-cell>
          <table:table-cell table:formula="of:=([.C104]-[.$F$2])*1000" office:value-type="float" office:value="-0.920454545454918" calcext:value-type="float">
            <text:p>-0,9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5]*[.$E$2]" office:value-type="float" office:value="2.1528" calcext:value-type="float">
            <text:p>2,15</text:p>
          </table:table-cell>
          <table:table-cell office:value-type="float" office:value="0.2065" calcext:value-type="float">
            <text:p>0,21</text:p>
          </table:table-cell>
          <table:table-cell table:formula="of:=([.C105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6]*[.$E$2]" office:value-type="float" office:value="2.1735" calcext:value-type="float">
            <text:p>2,17</text:p>
          </table:table-cell>
          <table:table-cell office:value-type="float" office:value="0.2071" calcext:value-type="float">
            <text:p>0,21</text:p>
          </table:table-cell>
          <table:table-cell table:formula="of:=([.C106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7]*[.$E$2]" office:value-type="float" office:value="2.1942" calcext:value-type="float">
            <text:p>2,19</text:p>
          </table:table-cell>
          <table:table-cell office:value-type="float" office:value="0.2066" calcext:value-type="float">
            <text:p>0,21</text:p>
          </table:table-cell>
          <table:table-cell table:formula="of:=([.C107]-[.$F$2])*1000" office:value-type="float" office:value="-0.120454545454923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8]*[.$E$2]" office:value-type="float" office:value="2.2149" calcext:value-type="float">
            <text:p>2,21</text:p>
          </table:table-cell>
          <table:table-cell office:value-type="float" office:value="0.2084" calcext:value-type="float">
            <text:p>0,21</text:p>
          </table:table-cell>
          <table:table-cell table:formula="of:=([.C108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9]*[.$E$2]" office:value-type="float" office:value="2.2356" calcext:value-type="float">
            <text:p>2,24</text:p>
          </table:table-cell>
          <table:table-cell office:value-type="float" office:value="0.2062" calcext:value-type="float">
            <text:p>0,21</text:p>
          </table:table-cell>
          <table:table-cell table:formula="of:=([.C109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0]*[.$E$2]" office:value-type="float" office:value="2.2563" calcext:value-type="float">
            <text:p>2,26</text:p>
          </table:table-cell>
          <table:table-cell office:value-type="float" office:value="0.2052" calcext:value-type="float">
            <text:p>0,21</text:p>
          </table:table-cell>
          <table:table-cell table:formula="of:=([.C110]-[.$F$2])*1000" office:value-type="float" office:value="-1.52045454545494" calcext:value-type="float">
            <text:p>-1,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1]*[.$E$2]" office:value-type="float" office:value="2.277" calcext:value-type="float">
            <text:p>2,28</text:p>
          </table:table-cell>
          <table:table-cell office:value-type="float" office:value="0.2032" calcext:value-type="float">
            <text:p>0,20</text:p>
          </table:table-cell>
          <table:table-cell table:formula="of:=([.C111]-[.$F$2])*1000" office:value-type="float" office:value="-3.52045454545494" calcext:value-type="float">
            <text:p>-3,5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2]*[.$E$2]" office:value-type="float" office:value="2.2977" calcext:value-type="float">
            <text:p>2,30</text:p>
          </table:table-cell>
          <table:table-cell office:value-type="float" office:value="0.2012" calcext:value-type="float">
            <text:p>0,20</text:p>
          </table:table-cell>
          <table:table-cell table:formula="of:=([.C112]-[.$F$2])*1000" office:value-type="float" office:value="-5.52045454545494" calcext:value-type="float">
            <text:p>-5,5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3]*[.$E$2]" office:value-type="float" office:value="2.3184" calcext:value-type="float">
            <text:p>2,32</text:p>
          </table:table-cell>
          <table:table-cell office:value-type="float" office:value="0.2051" calcext:value-type="float">
            <text:p>0,21</text:p>
          </table:table-cell>
          <table:table-cell table:formula="of:=([.C113]-[.$F$2])*1000" office:value-type="float" office:value="-1.62045454545492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4]*[.$E$2]" office:value-type="float" office:value="2.3391" calcext:value-type="float">
            <text:p>2,34</text:p>
          </table:table-cell>
          <table:table-cell office:value-type="float" office:value="0.21" calcext:value-type="float">
            <text:p>0,21</text:p>
          </table:table-cell>
          <table:table-cell table:formula="of:=([.C114]-[.$F$2])*1000" office:value-type="float" office:value="3.27954545454506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5]*[.$E$2]" office:value-type="float" office:value="2.3598" calcext:value-type="float">
            <text:p>2,36</text:p>
          </table:table-cell>
          <table:table-cell office:value-type="float" office:value="0.2113" calcext:value-type="float">
            <text:p>0,21</text:p>
          </table:table-cell>
          <table:table-cell table:formula="of:=([.C115]-[.$F$2])*1000" office:value-type="float" office:value="4.57954545454506" calcext:value-type="float">
            <text:p>4,5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6]*[.$E$2]" office:value-type="float" office:value="2.3805" calcext:value-type="float">
            <text:p>2,38</text:p>
          </table:table-cell>
          <table:table-cell office:value-type="float" office:value="0.2103" calcext:value-type="float">
            <text:p>0,21</text:p>
          </table:table-cell>
          <table:table-cell table:formula="of:=([.C116]-[.$F$2])*1000" office:value-type="float" office:value="3.57954545454506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7]*[.$E$2]" office:value-type="float" office:value="2.4012" calcext:value-type="float">
            <text:p>2,40</text:p>
          </table:table-cell>
          <table:table-cell office:value-type="float" office:value="0.2091" calcext:value-type="float">
            <text:p>0,21</text:p>
          </table:table-cell>
          <table:table-cell table:formula="of:=([.C117]-[.$F$2])*1000" office:value-type="float" office:value="2.3795454545450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8]*[.$E$2]" office:value-type="float" office:value="2.4219" calcext:value-type="float">
            <text:p>2,42</text:p>
          </table:table-cell>
          <table:table-cell office:value-type="float" office:value="0.2078" calcext:value-type="float">
            <text:p>0,21</text:p>
          </table:table-cell>
          <table:table-cell table:formula="of:=([.C118]-[.$F$2])*1000" office:value-type="float" office:value="1.079545454545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9]*[.$E$2]" office:value-type="float" office:value="2.4426" calcext:value-type="float">
            <text:p>2,44</text:p>
          </table:table-cell>
          <table:table-cell office:value-type="float" office:value="0.2089" calcext:value-type="float">
            <text:p>0,21</text:p>
          </table:table-cell>
          <table:table-cell table:formula="of:=([.C119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0]*[.$E$2]" office:value-type="float" office:value="2.4633" calcext:value-type="float">
            <text:p>2,46</text:p>
          </table:table-cell>
          <table:table-cell office:value-type="float" office:value="0.2104" calcext:value-type="float">
            <text:p>0,21</text:p>
          </table:table-cell>
          <table:table-cell table:formula="of:=([.C120]-[.$F$2])*1000" office:value-type="float" office:value="3.67954545454507" calcext:value-type="float">
            <text:p>3,6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1]*[.$E$2]" office:value-type="float" office:value="2.484" calcext:value-type="float">
            <text:p>2,48</text:p>
          </table:table-cell>
          <table:table-cell office:value-type="float" office:value="0.2097" calcext:value-type="float">
            <text:p>0,21</text:p>
          </table:table-cell>
          <table:table-cell table:formula="of:=([.C121]-[.$F$2])*1000" office:value-type="float" office:value="2.97954545454507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2]*[.$E$2]" office:value-type="float" office:value="2.5047" calcext:value-type="float">
            <text:p>2,50</text:p>
          </table:table-cell>
          <table:table-cell office:value-type="float" office:value="0.2102" calcext:value-type="float">
            <text:p>0,21</text:p>
          </table:table-cell>
          <table:table-cell table:formula="of:=([.C122]-[.$F$2])*1000" office:value-type="float" office:value="3.47954545454507" calcext:value-type="float">
            <text:p>3,4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3]*[.$E$2]" office:value-type="float" office:value="2.5254" calcext:value-type="float">
            <text:p>2,53</text:p>
          </table:table-cell>
          <table:table-cell office:value-type="float" office:value="0.2123" calcext:value-type="float">
            <text:p>0,21</text:p>
          </table:table-cell>
          <table:table-cell table:formula="of:=([.C123]-[.$F$2])*1000" office:value-type="float" office:value="5.57954545454506" calcext:value-type="float">
            <text:p>5,5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4]*[.$E$2]" office:value-type="float" office:value="2.5461" calcext:value-type="float">
            <text:p>2,55</text:p>
          </table:table-cell>
          <table:table-cell office:value-type="float" office:value="0.2122" calcext:value-type="float">
            <text:p>0,21</text:p>
          </table:table-cell>
          <table:table-cell table:formula="of:=([.C124]-[.$F$2])*1000" office:value-type="float" office:value="5.47954545454507" calcext:value-type="float">
            <text:p>5,4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5]*[.$E$2]" office:value-type="float" office:value="2.5668" calcext:value-type="float">
            <text:p>2,57</text:p>
          </table:table-cell>
          <table:table-cell office:value-type="float" office:value="0.2118" calcext:value-type="float">
            <text:p>0,21</text:p>
          </table:table-cell>
          <table:table-cell table:formula="of:=([.C125]-[.$F$2])*1000" office:value-type="float" office:value="5.07954545454506" calcext:value-type="float">
            <text:p>5,0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6]*[.$E$2]" office:value-type="float" office:value="2.5875" calcext:value-type="float">
            <text:p>2,59</text:p>
          </table:table-cell>
          <table:table-cell office:value-type="float" office:value="0.2137" calcext:value-type="float">
            <text:p>0,21</text:p>
          </table:table-cell>
          <table:table-cell table:formula="of:=([.C126]-[.$F$2])*1000" office:value-type="float" office:value="6.97954545454507" calcext:value-type="float">
            <text:p>6,9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7]*[.$E$2]" office:value-type="float" office:value="2.6082" calcext:value-type="float">
            <text:p>2,61</text:p>
          </table:table-cell>
          <table:table-cell office:value-type="float" office:value="0.2126" calcext:value-type="float">
            <text:p>0,21</text:p>
          </table:table-cell>
          <table:table-cell table:formula="of:=([.C127]-[.$F$2])*1000" office:value-type="float" office:value="5.87954545454508" calcext:value-type="float">
            <text:p>5,8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8]*[.$E$2]" office:value-type="float" office:value="2.6289" calcext:value-type="float">
            <text:p>2,63</text:p>
          </table:table-cell>
          <table:table-cell office:value-type="float" office:value="0.2131" calcext:value-type="float">
            <text:p>0,21</text:p>
          </table:table-cell>
          <table:table-cell table:formula="of:=([.C128]-[.$F$2])*1000" office:value-type="float" office:value="6.37954545454508" calcext:value-type="float">
            <text:p>6,3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9]*[.$E$2]" office:value-type="float" office:value="2.6496" calcext:value-type="float">
            <text:p>2,65</text:p>
          </table:table-cell>
          <table:table-cell office:value-type="float" office:value="0.2102" calcext:value-type="float">
            <text:p>0,21</text:p>
          </table:table-cell>
          <table:table-cell table:formula="of:=([.C129]-[.$F$2])*1000" office:value-type="float" office:value="3.47954545454507" calcext:value-type="float">
            <text:p>3,4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0]*[.$E$2]" office:value-type="float" office:value="2.6703" calcext:value-type="float">
            <text:p>2,67</text:p>
          </table:table-cell>
          <table:table-cell office:value-type="float" office:value="0.2056" calcext:value-type="float">
            <text:p>0,21</text:p>
          </table:table-cell>
          <table:table-cell table:formula="of:=([.C130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1]*[.$E$2]" office:value-type="float" office:value="2.691" calcext:value-type="float">
            <text:p>2,69</text:p>
          </table:table-cell>
          <table:table-cell office:value-type="float" office:value="0.2039" calcext:value-type="float">
            <text:p>0,20</text:p>
          </table:table-cell>
          <table:table-cell table:formula="of:=([.C131]-[.$F$2])*1000" office:value-type="float" office:value="-2.82045454545493" calcext:value-type="float">
            <text:p>-2,8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2]*[.$E$2]" office:value-type="float" office:value="2.7117" calcext:value-type="float">
            <text:p>2,71</text:p>
          </table:table-cell>
          <table:table-cell office:value-type="float" office:value="0.2037" calcext:value-type="float">
            <text:p>0,20</text:p>
          </table:table-cell>
          <table:table-cell table:formula="of:=([.C132]-[.$F$2])*1000" office:value-type="float" office:value="-3.02045454545494" calcext:value-type="float">
            <text:p>-3,0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3]*[.$E$2]" office:value-type="float" office:value="2.7324" calcext:value-type="float">
            <text:p>2,73</text:p>
          </table:table-cell>
          <table:table-cell office:value-type="float" office:value="0.2072" calcext:value-type="float">
            <text:p>0,21</text:p>
          </table:table-cell>
          <table:table-cell table:formula="of:=([.C133]-[.$F$2])*1000" office:value-type="float" office:value="0.479545454545066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4]*[.$E$2]" office:value-type="float" office:value="2.7531" calcext:value-type="float">
            <text:p>2,75</text:p>
          </table:table-cell>
          <table:table-cell office:value-type="float" office:value="0.2082" calcext:value-type="float">
            <text:p>0,21</text:p>
          </table:table-cell>
          <table:table-cell table:formula="of:=([.C134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5]*[.$E$2]" office:value-type="float" office:value="2.7738" calcext:value-type="float">
            <text:p>2,77</text:p>
          </table:table-cell>
          <table:table-cell office:value-type="float" office:value="0.2059" calcext:value-type="float">
            <text:p>0,21</text:p>
          </table:table-cell>
          <table:table-cell table:formula="of:=([.C135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6]*[.$E$2]" office:value-type="float" office:value="2.7945" calcext:value-type="float">
            <text:p>2,79</text:p>
          </table:table-cell>
          <table:table-cell office:value-type="float" office:value="0.2043" calcext:value-type="float">
            <text:p>0,20</text:p>
          </table:table-cell>
          <table:table-cell table:formula="of:=([.C136]-[.$F$2])*1000" office:value-type="float" office:value="-2.42045454545492" calcext:value-type="float">
            <text:p>-2,4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7]*[.$E$2]" office:value-type="float" office:value="2.8152" calcext:value-type="float">
            <text:p>2,82</text:p>
          </table:table-cell>
          <table:table-cell office:value-type="float" office:value="0.2076" calcext:value-type="float">
            <text:p>0,21</text:p>
          </table:table-cell>
          <table:table-cell table:formula="of:=([.C137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8]*[.$E$2]" office:value-type="float" office:value="2.8359" calcext:value-type="float">
            <text:p>2,84</text:p>
          </table:table-cell>
          <table:table-cell office:value-type="float" office:value="0.2116" calcext:value-type="float">
            <text:p>0,21</text:p>
          </table:table-cell>
          <table:table-cell table:formula="of:=([.C138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9]*[.$E$2]" office:value-type="float" office:value="2.8566" calcext:value-type="float">
            <text:p>2,86</text:p>
          </table:table-cell>
          <table:table-cell office:value-type="float" office:value="0.2085" calcext:value-type="float">
            <text:p>0,21</text:p>
          </table:table-cell>
          <table:table-cell table:formula="of:=([.C139]-[.$F$2])*1000" office:value-type="float" office:value="1.77954545454506" calcext:value-type="float">
            <text:p>1,7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0]*[.$E$2]" office:value-type="float" office:value="2.8773" calcext:value-type="float">
            <text:p>2,88</text:p>
          </table:table-cell>
          <table:table-cell office:value-type="float" office:value="0.204" calcext:value-type="float">
            <text:p>0,20</text:p>
          </table:table-cell>
          <table:table-cell table:formula="of:=([.C140]-[.$F$2])*1000" office:value-type="float" office:value="-2.72045454545494" calcext:value-type="float">
            <text:p>-2,7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1]*[.$E$2]" office:value-type="float" office:value="2.898" calcext:value-type="float">
            <text:p>2,90</text:p>
          </table:table-cell>
          <table:table-cell office:value-type="float" office:value="0.2048" calcext:value-type="float">
            <text:p>0,20</text:p>
          </table:table-cell>
          <table:table-cell table:formula="of:=([.C141]-[.$F$2])*1000" office:value-type="float" office:value="-1.92045454545492" calcext:value-type="float">
            <text:p>-1,9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2]*[.$E$2]" office:value-type="float" office:value="2.9187" calcext:value-type="float">
            <text:p>2,92</text:p>
          </table:table-cell>
          <table:table-cell office:value-type="float" office:value="0.2055" calcext:value-type="float">
            <text:p>0,21</text:p>
          </table:table-cell>
          <table:table-cell table:formula="of:=([.C142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3]*[.$E$2]" office:value-type="float" office:value="2.9394" calcext:value-type="float">
            <text:p>2,94</text:p>
          </table:table-cell>
          <table:table-cell office:value-type="float" office:value="0.2081" calcext:value-type="float">
            <text:p>0,21</text:p>
          </table:table-cell>
          <table:table-cell table:formula="of:=([.C143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4]*[.$E$2]" office:value-type="float" office:value="2.9601" calcext:value-type="float">
            <text:p>2,96</text:p>
          </table:table-cell>
          <table:table-cell office:value-type="float" office:value="0.2108" calcext:value-type="float">
            <text:p>0,21</text:p>
          </table:table-cell>
          <table:table-cell table:formula="of:=([.C144]-[.$F$2])*1000" office:value-type="float" office:value="4.07954545454506" calcext:value-type="float">
            <text:p>4,0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5]*[.$E$2]" office:value-type="float" office:value="2.9808" calcext:value-type="float">
            <text:p>2,98</text:p>
          </table:table-cell>
          <table:table-cell office:value-type="float" office:value="0.2116" calcext:value-type="float">
            <text:p>0,21</text:p>
          </table:table-cell>
          <table:table-cell table:formula="of:=([.C145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6]*[.$E$2]" office:value-type="float" office:value="3.0015" calcext:value-type="float">
            <text:p>3,00</text:p>
          </table:table-cell>
          <table:table-cell office:value-type="float" office:value="0.2135" calcext:value-type="float">
            <text:p>0,21</text:p>
          </table:table-cell>
          <table:table-cell table:formula="of:=([.C146]-[.$F$2])*1000" office:value-type="float" office:value="6.77954545454507" calcext:value-type="float">
            <text:p>6,7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7]*[.$E$2]" office:value-type="float" office:value="3.0222" calcext:value-type="float">
            <text:p>3,02</text:p>
          </table:table-cell>
          <table:table-cell office:value-type="float" office:value="0.2109" calcext:value-type="float">
            <text:p>0,21</text:p>
          </table:table-cell>
          <table:table-cell table:formula="of:=([.C147]-[.$F$2])*1000" office:value-type="float" office:value="4.17954545454507" calcext:value-type="float">
            <text:p>4,1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8]*[.$E$2]" office:value-type="float" office:value="3.0429" calcext:value-type="float">
            <text:p>3,04</text:p>
          </table:table-cell>
          <table:table-cell office:value-type="float" office:value="0.206" calcext:value-type="float">
            <text:p>0,21</text:p>
          </table:table-cell>
          <table:table-cell table:formula="of:=([.C148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9]*[.$E$2]" office:value-type="float" office:value="3.0636" calcext:value-type="float">
            <text:p>3,06</text:p>
          </table:table-cell>
          <table:table-cell office:value-type="float" office:value="0.2016" calcext:value-type="float">
            <text:p>0,20</text:p>
          </table:table-cell>
          <table:table-cell table:formula="of:=([.C149]-[.$F$2])*1000" office:value-type="float" office:value="-5.12045454545493" calcext:value-type="float">
            <text:p>-5,1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0]*[.$E$2]" office:value-type="float" office:value="3.0843" calcext:value-type="float">
            <text:p>3,08</text:p>
          </table:table-cell>
          <table:table-cell office:value-type="float" office:value="0.202" calcext:value-type="float">
            <text:p>0,20</text:p>
          </table:table-cell>
          <table:table-cell table:formula="of:=([.C150]-[.$F$2])*1000" office:value-type="float" office:value="-4.72045454545492" calcext:value-type="float">
            <text:p>-4,7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1]*[.$E$2]" office:value-type="float" office:value="3.105" calcext:value-type="float">
            <text:p>3,11</text:p>
          </table:table-cell>
          <table:table-cell office:value-type="float" office:value="0.2077" calcext:value-type="float">
            <text:p>0,21</text:p>
          </table:table-cell>
          <table:table-cell table:formula="of:=([.C151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2]*[.$E$2]" office:value-type="float" office:value="3.1257" calcext:value-type="float">
            <text:p>3,13</text:p>
          </table:table-cell>
          <table:table-cell office:value-type="float" office:value="0.2101" calcext:value-type="float">
            <text:p>0,21</text:p>
          </table:table-cell>
          <table:table-cell table:formula="of:=([.C152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3]*[.$E$2]" office:value-type="float" office:value="3.1464" calcext:value-type="float">
            <text:p>3,15</text:p>
          </table:table-cell>
          <table:table-cell office:value-type="float" office:value="0.2083" calcext:value-type="float">
            <text:p>0,21</text:p>
          </table:table-cell>
          <table:table-cell table:formula="of:=([.C153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4]*[.$E$2]" office:value-type="float" office:value="3.1671" calcext:value-type="float">
            <text:p>3,17</text:p>
          </table:table-cell>
          <table:table-cell office:value-type="float" office:value="0.2044" calcext:value-type="float">
            <text:p>0,20</text:p>
          </table:table-cell>
          <table:table-cell table:formula="of:=([.C154]-[.$F$2])*1000" office:value-type="float" office:value="-2.32045454545493" calcext:value-type="float">
            <text:p>-2,3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5]*[.$E$2]" office:value-type="float" office:value="3.1878" calcext:value-type="float">
            <text:p>3,19</text:p>
          </table:table-cell>
          <table:table-cell office:value-type="float" office:value="0.2001" calcext:value-type="float">
            <text:p>0,20</text:p>
          </table:table-cell>
          <table:table-cell table:formula="of:=([.C155]-[.$F$2])*1000" office:value-type="float" office:value="-6.62045454545493" calcext:value-type="float">
            <text:p>-6,6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6]*[.$E$2]" office:value-type="float" office:value="3.2085" calcext:value-type="float">
            <text:p>3,21</text:p>
          </table:table-cell>
          <table:table-cell office:value-type="float" office:value="0.202" calcext:value-type="float">
            <text:p>0,20</text:p>
          </table:table-cell>
          <table:table-cell table:formula="of:=([.C156]-[.$F$2])*1000" office:value-type="float" office:value="-4.72045454545492" calcext:value-type="float">
            <text:p>-4,7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7]*[.$E$2]" office:value-type="float" office:value="3.2292" calcext:value-type="float">
            <text:p>3,23</text:p>
          </table:table-cell>
          <table:table-cell office:value-type="float" office:value="0.2074" calcext:value-type="float">
            <text:p>0,21</text:p>
          </table:table-cell>
          <table:table-cell table:formula="of:=([.C157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8]*[.$E$2]" office:value-type="float" office:value="3.2499" calcext:value-type="float">
            <text:p>3,25</text:p>
          </table:table-cell>
          <table:table-cell office:value-type="float" office:value="0.2086" calcext:value-type="float">
            <text:p>0,21</text:p>
          </table:table-cell>
          <table:table-cell table:formula="of:=([.C158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59]*[.$E$2]" office:value-type="float" office:value="3.2706" calcext:value-type="float">
            <text:p>3,27</text:p>
          </table:table-cell>
          <table:table-cell office:value-type="float" office:value="0.2026" calcext:value-type="float">
            <text:p>0,20</text:p>
          </table:table-cell>
          <table:table-cell table:formula="of:=([.C159]-[.$F$2])*1000" office:value-type="float" office:value="-4.12045454545493" calcext:value-type="float">
            <text:p>-4,1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0]*[.$E$2]" office:value-type="float" office:value="3.2913" calcext:value-type="float">
            <text:p>3,29</text:p>
          </table:table-cell>
          <table:table-cell office:value-type="float" office:value="0.1977" calcext:value-type="float">
            <text:p>0,20</text:p>
          </table:table-cell>
          <table:table-cell table:formula="of:=([.C160]-[.$F$2])*1000" office:value-type="float" office:value="-9.02045454545494" calcext:value-type="float">
            <text:p>-9,0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1]*[.$E$2]" office:value-type="float" office:value="3.312" calcext:value-type="float">
            <text:p>3,31</text:p>
          </table:table-cell>
          <table:table-cell office:value-type="float" office:value="0.1968" calcext:value-type="float">
            <text:p>0,20</text:p>
          </table:table-cell>
          <table:table-cell table:formula="of:=([.C161]-[.$F$2])*1000" office:value-type="float" office:value="-9.92045454545493" calcext:value-type="float">
            <text:p>-9,9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2]*[.$E$2]" office:value-type="float" office:value="3.3327" calcext:value-type="float">
            <text:p>3,33</text:p>
          </table:table-cell>
          <table:table-cell office:value-type="float" office:value="0.1973" calcext:value-type="float">
            <text:p>0,20</text:p>
          </table:table-cell>
          <table:table-cell table:formula="of:=([.C162]-[.$F$2])*1000" office:value-type="float" office:value="-9.42045454545493" calcext:value-type="float">
            <text:p>-9,4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3]*[.$E$2]" office:value-type="float" office:value="3.3534" calcext:value-type="float">
            <text:p>3,35</text:p>
          </table:table-cell>
          <table:table-cell office:value-type="float" office:value="0.198" calcext:value-type="float">
            <text:p>0,20</text:p>
          </table:table-cell>
          <table:table-cell table:formula="of:=([.C163]-[.$F$2])*1000" office:value-type="float" office:value="-8.72045454545492" calcext:value-type="float">
            <text:p>-8,7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4]*[.$E$2]" office:value-type="float" office:value="3.3741" calcext:value-type="float">
            <text:p>3,37</text:p>
          </table:table-cell>
          <table:table-cell office:value-type="float" office:value="0.2023" calcext:value-type="float">
            <text:p>0,20</text:p>
          </table:table-cell>
          <table:table-cell table:formula="of:=([.C164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5]*[.$E$2]" office:value-type="float" office:value="3.3948" calcext:value-type="float">
            <text:p>3,39</text:p>
          </table:table-cell>
          <table:table-cell office:value-type="float" office:value="0.2046" calcext:value-type="float">
            <text:p>0,20</text:p>
          </table:table-cell>
          <table:table-cell table:formula="of:=([.C165]-[.$F$2])*1000" office:value-type="float" office:value="-2.12045454545493" calcext:value-type="float">
            <text:p>-2,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6]*[.$E$2]" office:value-type="float" office:value="3.4155" calcext:value-type="float">
            <text:p>3,42</text:p>
          </table:table-cell>
          <table:table-cell office:value-type="float" office:value="0.2053" calcext:value-type="float">
            <text:p>0,21</text:p>
          </table:table-cell>
          <table:table-cell table:formula="of:=([.C166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7]*[.$E$2]" office:value-type="float" office:value="3.4362" calcext:value-type="float">
            <text:p>3,44</text:p>
          </table:table-cell>
          <table:table-cell office:value-type="float" office:value="0.207" calcext:value-type="float">
            <text:p>0,21</text:p>
          </table:table-cell>
          <table:table-cell table:formula="of:=([.C167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8]*[.$E$2]" office:value-type="float" office:value="3.4569" calcext:value-type="float">
            <text:p>3,46</text:p>
          </table:table-cell>
          <table:table-cell office:value-type="float" office:value="0.211" calcext:value-type="float">
            <text:p>0,21</text:p>
          </table:table-cell>
          <table:table-cell table:formula="of:=([.C168]-[.$F$2])*1000" office:value-type="float" office:value="4.27954545454506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69]*[.$E$2]" office:value-type="float" office:value="3.4776" calcext:value-type="float">
            <text:p>3,48</text:p>
          </table:table-cell>
          <table:table-cell office:value-type="float" office:value="0.2109" calcext:value-type="float">
            <text:p>0,21</text:p>
          </table:table-cell>
          <table:table-cell table:formula="of:=([.C169]-[.$F$2])*1000" office:value-type="float" office:value="4.17954545454507" calcext:value-type="float">
            <text:p>4,1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0]*[.$E$2]" office:value-type="float" office:value="3.4983" calcext:value-type="float">
            <text:p>3,50</text:p>
          </table:table-cell>
          <table:table-cell office:value-type="float" office:value="0.205" calcext:value-type="float">
            <text:p>0,21</text:p>
          </table:table-cell>
          <table:table-cell table:formula="of:=([.C170]-[.$F$2])*1000" office:value-type="float" office:value="-1.72045454545494" calcext:value-type="float">
            <text:p>-1,7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1]*[.$E$2]" office:value-type="float" office:value="3.519" calcext:value-type="float">
            <text:p>3,52</text:p>
          </table:table-cell>
          <table:table-cell office:value-type="float" office:value="0.2005" calcext:value-type="float">
            <text:p>0,20</text:p>
          </table:table-cell>
          <table:table-cell table:formula="of:=([.C171]-[.$F$2])*1000" office:value-type="float" office:value="-6.22045454545492" calcext:value-type="float">
            <text:p>-6,2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2]*[.$E$2]" office:value-type="float" office:value="3.5397" calcext:value-type="float">
            <text:p>3,54</text:p>
          </table:table-cell>
          <table:table-cell office:value-type="float" office:value="0.2045" calcext:value-type="float">
            <text:p>0,20</text:p>
          </table:table-cell>
          <table:table-cell table:formula="of:=([.C172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3]*[.$E$2]" office:value-type="float" office:value="3.5604" calcext:value-type="float">
            <text:p>3,56</text:p>
          </table:table-cell>
          <table:table-cell office:value-type="float" office:value="0.2056" calcext:value-type="float">
            <text:p>0,21</text:p>
          </table:table-cell>
          <table:table-cell table:formula="of:=([.C173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4]*[.$E$2]" office:value-type="float" office:value="3.5811" calcext:value-type="float">
            <text:p>3,58</text:p>
          </table:table-cell>
          <table:table-cell office:value-type="float" office:value="0.204" calcext:value-type="float">
            <text:p>0,20</text:p>
          </table:table-cell>
          <table:table-cell table:formula="of:=([.C174]-[.$F$2])*1000" office:value-type="float" office:value="-2.72045454545494" calcext:value-type="float">
            <text:p>-2,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5]*[.$E$2]" office:value-type="float" office:value="3.6018" calcext:value-type="float">
            <text:p>3,60</text:p>
          </table:table-cell>
          <table:table-cell office:value-type="float" office:value="0.2039" calcext:value-type="float">
            <text:p>0,20</text:p>
          </table:table-cell>
          <table:table-cell table:formula="of:=([.C175]-[.$F$2])*1000" office:value-type="float" office:value="-2.82045454545493" calcext:value-type="float">
            <text:p>-2,8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6]*[.$E$2]" office:value-type="float" office:value="3.6225" calcext:value-type="float">
            <text:p>3,62</text:p>
          </table:table-cell>
          <table:table-cell office:value-type="float" office:value="0.2031" calcext:value-type="float">
            <text:p>0,20</text:p>
          </table:table-cell>
          <table:table-cell table:formula="of:=([.C176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7]*[.$E$2]" office:value-type="float" office:value="3.6432" calcext:value-type="float">
            <text:p>3,64</text:p>
          </table:table-cell>
          <table:table-cell office:value-type="float" office:value="0.2034" calcext:value-type="float">
            <text:p>0,20</text:p>
          </table:table-cell>
          <table:table-cell table:formula="of:=([.C177]-[.$F$2])*1000" office:value-type="float" office:value="-3.32045454545493" calcext:value-type="float">
            <text:p>-3,3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8]*[.$E$2]" office:value-type="float" office:value="3.6639" calcext:value-type="float">
            <text:p>3,66</text:p>
          </table:table-cell>
          <table:table-cell office:value-type="float" office:value="0.2084" calcext:value-type="float">
            <text:p>0,21</text:p>
          </table:table-cell>
          <table:table-cell table:formula="of:=([.C178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79]*[.$E$2]" office:value-type="float" office:value="3.6846" calcext:value-type="float">
            <text:p>3,68</text:p>
          </table:table-cell>
          <table:table-cell office:value-type="float" office:value="0.2127" calcext:value-type="float">
            <text:p>0,21</text:p>
          </table:table-cell>
          <table:table-cell table:formula="of:=([.C179]-[.$F$2])*1000" office:value-type="float" office:value="5.97954545454507" calcext:value-type="float">
            <text:p>5,9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0]*[.$E$2]" office:value-type="float" office:value="3.7053" calcext:value-type="float">
            <text:p>3,71</text:p>
          </table:table-cell>
          <table:table-cell office:value-type="float" office:value="0.2086" calcext:value-type="float">
            <text:p>0,21</text:p>
          </table:table-cell>
          <table:table-cell table:formula="of:=([.C180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1]*[.$E$2]" office:value-type="float" office:value="3.726" calcext:value-type="float">
            <text:p>3,73</text:p>
          </table:table-cell>
          <table:table-cell office:value-type="float" office:value="0.2038" calcext:value-type="float">
            <text:p>0,20</text:p>
          </table:table-cell>
          <table:table-cell table:formula="of:=([.C181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2]*[.$E$2]" office:value-type="float" office:value="3.7467" calcext:value-type="float">
            <text:p>3,75</text:p>
          </table:table-cell>
          <table:table-cell office:value-type="float" office:value="0.2019" calcext:value-type="float">
            <text:p>0,20</text:p>
          </table:table-cell>
          <table:table-cell table:formula="of:=([.C182]-[.$F$2])*1000" office:value-type="float" office:value="-4.82045454545493" calcext:value-type="float">
            <text:p>-4,8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3]*[.$E$2]" office:value-type="float" office:value="3.7674" calcext:value-type="float">
            <text:p>3,77</text:p>
          </table:table-cell>
          <table:table-cell office:value-type="float" office:value="0.2012" calcext:value-type="float">
            <text:p>0,20</text:p>
          </table:table-cell>
          <table:table-cell table:formula="of:=([.C183]-[.$F$2])*1000" office:value-type="float" office:value="-5.52045454545494" calcext:value-type="float">
            <text:p>-5,5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4]*[.$E$2]" office:value-type="float" office:value="3.7881" calcext:value-type="float">
            <text:p>3,79</text:p>
          </table:table-cell>
          <table:table-cell office:value-type="float" office:value="0.1982" calcext:value-type="float">
            <text:p>0,20</text:p>
          </table:table-cell>
          <table:table-cell table:formula="of:=([.C184]-[.$F$2])*1000" office:value-type="float" office:value="-8.52045454545494" calcext:value-type="float">
            <text:p>-8,5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5]*[.$E$2]" office:value-type="float" office:value="3.8088" calcext:value-type="float">
            <text:p>3,81</text:p>
          </table:table-cell>
          <table:table-cell office:value-type="float" office:value="0.1972" calcext:value-type="float">
            <text:p>0,20</text:p>
          </table:table-cell>
          <table:table-cell table:formula="of:=([.C185]-[.$F$2])*1000" office:value-type="float" office:value="-9.52045454545494" calcext:value-type="float">
            <text:p>-9,5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6]*[.$E$2]" office:value-type="float" office:value="3.8295" calcext:value-type="float">
            <text:p>3,83</text:p>
          </table:table-cell>
          <table:table-cell office:value-type="float" office:value="0.1984" calcext:value-type="float">
            <text:p>0,20</text:p>
          </table:table-cell>
          <table:table-cell table:formula="of:=([.C186]-[.$F$2])*1000" office:value-type="float" office:value="-8.32045454545494" calcext:value-type="float">
            <text:p>-8,3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7]*[.$E$2]" office:value-type="float" office:value="3.8502" calcext:value-type="float">
            <text:p>3,85</text:p>
          </table:table-cell>
          <table:table-cell office:value-type="float" office:value="0.2006" calcext:value-type="float">
            <text:p>0,20</text:p>
          </table:table-cell>
          <table:table-cell table:formula="of:=([.C187]-[.$F$2])*1000" office:value-type="float" office:value="-6.12045454545493" calcext:value-type="float">
            <text:p>-6,1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8]*[.$E$2]" office:value-type="float" office:value="3.8709" calcext:value-type="float">
            <text:p>3,87</text:p>
          </table:table-cell>
          <table:table-cell office:value-type="float" office:value="0.2021" calcext:value-type="float">
            <text:p>0,20</text:p>
          </table:table-cell>
          <table:table-cell table:formula="of:=([.C188]-[.$F$2])*1000" office:value-type="float" office:value="-4.62045454545493" calcext:value-type="float">
            <text:p>-4,6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89]*[.$E$2]" office:value-type="float" office:value="3.8916" calcext:value-type="float">
            <text:p>3,89</text:p>
          </table:table-cell>
          <table:table-cell office:value-type="float" office:value="0.2053" calcext:value-type="float">
            <text:p>0,21</text:p>
          </table:table-cell>
          <table:table-cell table:formula="of:=([.C189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0]*[.$E$2]" office:value-type="float" office:value="3.9123" calcext:value-type="float">
            <text:p>3,91</text:p>
          </table:table-cell>
          <table:table-cell office:value-type="float" office:value="0.207" calcext:value-type="float">
            <text:p>0,21</text:p>
          </table:table-cell>
          <table:table-cell table:formula="of:=([.C190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1]*[.$E$2]" office:value-type="float" office:value="3.933" calcext:value-type="float">
            <text:p>3,93</text:p>
          </table:table-cell>
          <table:table-cell office:value-type="float" office:value="0.2049" calcext:value-type="float">
            <text:p>0,20</text:p>
          </table:table-cell>
          <table:table-cell table:formula="of:=([.C191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2]*[.$E$2]" office:value-type="float" office:value="3.9537" calcext:value-type="float">
            <text:p>3,95</text:p>
          </table:table-cell>
          <table:table-cell office:value-type="float" office:value="0.2002" calcext:value-type="float">
            <text:p>0,20</text:p>
          </table:table-cell>
          <table:table-cell table:formula="of:=([.C192]-[.$F$2])*1000" office:value-type="float" office:value="-6.52045454545494" calcext:value-type="float">
            <text:p>-6,5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3]*[.$E$2]" office:value-type="float" office:value="3.9744" calcext:value-type="float">
            <text:p>3,97</text:p>
          </table:table-cell>
          <table:table-cell office:value-type="float" office:value="0.1997" calcext:value-type="float">
            <text:p>0,20</text:p>
          </table:table-cell>
          <table:table-cell table:formula="of:=([.C193]-[.$F$2])*1000" office:value-type="float" office:value="-7.02045454545494" calcext:value-type="float">
            <text:p>-7,0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4]*[.$E$2]" office:value-type="float" office:value="3.9951" calcext:value-type="float">
            <text:p>4,00</text:p>
          </table:table-cell>
          <table:table-cell office:value-type="float" office:value="0.2023" calcext:value-type="float">
            <text:p>0,20</text:p>
          </table:table-cell>
          <table:table-cell table:formula="of:=([.C194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5]*[.$E$2]" office:value-type="float" office:value="4.0158" calcext:value-type="float">
            <text:p>4,02</text:p>
          </table:table-cell>
          <table:table-cell office:value-type="float" office:value="0.2056" calcext:value-type="float">
            <text:p>0,21</text:p>
          </table:table-cell>
          <table:table-cell table:formula="of:=([.C195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6]*[.$E$2]" office:value-type="float" office:value="4.0365" calcext:value-type="float">
            <text:p>4,04</text:p>
          </table:table-cell>
          <table:table-cell office:value-type="float" office:value="0.206" calcext:value-type="float">
            <text:p>0,21</text:p>
          </table:table-cell>
          <table:table-cell table:formula="of:=([.C196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7]*[.$E$2]" office:value-type="float" office:value="4.0572" calcext:value-type="float">
            <text:p>4,06</text:p>
          </table:table-cell>
          <table:table-cell office:value-type="float" office:value="0.2071" calcext:value-type="float">
            <text:p>0,21</text:p>
          </table:table-cell>
          <table:table-cell table:formula="of:=([.C197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8]*[.$E$2]" office:value-type="float" office:value="4.0779" calcext:value-type="float">
            <text:p>4,08</text:p>
          </table:table-cell>
          <table:table-cell office:value-type="float" office:value="0.2073" calcext:value-type="float">
            <text:p>0,21</text:p>
          </table:table-cell>
          <table:table-cell table:formula="of:=([.C198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99]*[.$E$2]" office:value-type="float" office:value="4.0986" calcext:value-type="float">
            <text:p>4,10</text:p>
          </table:table-cell>
          <table:table-cell office:value-type="float" office:value="0.2053" calcext:value-type="float">
            <text:p>0,21</text:p>
          </table:table-cell>
          <table:table-cell table:formula="of:=([.C199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0]*[.$E$2]" office:value-type="float" office:value="4.1193" calcext:value-type="float">
            <text:p>4,12</text:p>
          </table:table-cell>
          <table:table-cell office:value-type="float" office:value="0.2051" calcext:value-type="float">
            <text:p>0,21</text:p>
          </table:table-cell>
          <table:table-cell table:formula="of:=([.C200]-[.$F$2])*1000" office:value-type="float" office:value="-1.62045454545492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1]*[.$E$2]" office:value-type="float" office:value="4.14" calcext:value-type="float">
            <text:p>4,14</text:p>
          </table:table-cell>
          <table:table-cell office:value-type="float" office:value="0.206" calcext:value-type="float">
            <text:p>0,21</text:p>
          </table:table-cell>
          <table:table-cell table:formula="of:=([.C201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2]*[.$E$2]" office:value-type="float" office:value="4.1607" calcext:value-type="float">
            <text:p>4,16</text:p>
          </table:table-cell>
          <table:table-cell office:value-type="float" office:value="0.2068" calcext:value-type="float">
            <text:p>0,21</text:p>
          </table:table-cell>
          <table:table-cell table:formula="of:=([.C202]-[.$F$2])*1000" office:value-type="float" office:value="0.0795454545450824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3]*[.$E$2]" office:value-type="float" office:value="4.1814" calcext:value-type="float">
            <text:p>4,18</text:p>
          </table:table-cell>
          <table:table-cell office:value-type="float" office:value="0.2041" calcext:value-type="float">
            <text:p>0,20</text:p>
          </table:table-cell>
          <table:table-cell table:formula="of:=([.C203]-[.$F$2])*1000" office:value-type="float" office:value="-2.62045454545493" calcext:value-type="float">
            <text:p>-2,6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4]*[.$E$2]" office:value-type="float" office:value="4.2021" calcext:value-type="float">
            <text:p>4,20</text:p>
          </table:table-cell>
          <table:table-cell office:value-type="float" office:value="0.2035" calcext:value-type="float">
            <text:p>0,20</text:p>
          </table:table-cell>
          <table:table-cell table:formula="of:=([.C204]-[.$F$2])*1000" office:value-type="float" office:value="-3.22045454545494" calcext:value-type="float">
            <text:p>-3,2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5]*[.$E$2]" office:value-type="float" office:value="4.2228" calcext:value-type="float">
            <text:p>4,22</text:p>
          </table:table-cell>
          <table:table-cell office:value-type="float" office:value="0.2071" calcext:value-type="float">
            <text:p>0,21</text:p>
          </table:table-cell>
          <table:table-cell table:formula="of:=([.C205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6]*[.$E$2]" office:value-type="float" office:value="4.2435" calcext:value-type="float">
            <text:p>4,24</text:p>
          </table:table-cell>
          <table:table-cell office:value-type="float" office:value="0.2076" calcext:value-type="float">
            <text:p>0,21</text:p>
          </table:table-cell>
          <table:table-cell table:formula="of:=([.C206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7]*[.$E$2]" office:value-type="float" office:value="4.2642" calcext:value-type="float">
            <text:p>4,26</text:p>
          </table:table-cell>
          <table:table-cell office:value-type="float" office:value="0.2098" calcext:value-type="float">
            <text:p>0,21</text:p>
          </table:table-cell>
          <table:table-cell table:formula="of:=([.C207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8]*[.$E$2]" office:value-type="float" office:value="4.2849" calcext:value-type="float">
            <text:p>4,28</text:p>
          </table:table-cell>
          <table:table-cell office:value-type="float" office:value="0.2102" calcext:value-type="float">
            <text:p>0,21</text:p>
          </table:table-cell>
          <table:table-cell table:formula="of:=([.C208]-[.$F$2])*1000" office:value-type="float" office:value="3.47954545454507" calcext:value-type="float">
            <text:p>3,4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09]*[.$E$2]" office:value-type="float" office:value="4.3056" calcext:value-type="float">
            <text:p>4,31</text:p>
          </table:table-cell>
          <table:table-cell office:value-type="float" office:value="0.2076" calcext:value-type="float">
            <text:p>0,21</text:p>
          </table:table-cell>
          <table:table-cell table:formula="of:=([.C209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0]*[.$E$2]" office:value-type="float" office:value="4.3263" calcext:value-type="float">
            <text:p>4,33</text:p>
          </table:table-cell>
          <table:table-cell office:value-type="float" office:value="0.2069" calcext:value-type="float">
            <text:p>0,21</text:p>
          </table:table-cell>
          <table:table-cell table:formula="of:=([.C210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1]*[.$E$2]" office:value-type="float" office:value="4.347" calcext:value-type="float">
            <text:p>4,35</text:p>
          </table:table-cell>
          <table:table-cell office:value-type="float" office:value="0.2077" calcext:value-type="float">
            <text:p>0,21</text:p>
          </table:table-cell>
          <table:table-cell table:formula="of:=([.C211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2]*[.$E$2]" office:value-type="float" office:value="4.3677" calcext:value-type="float">
            <text:p>4,37</text:p>
          </table:table-cell>
          <table:table-cell office:value-type="float" office:value="0.2072" calcext:value-type="float">
            <text:p>0,21</text:p>
          </table:table-cell>
          <table:table-cell table:formula="of:=([.C212]-[.$F$2])*1000" office:value-type="float" office:value="0.479545454545066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3]*[.$E$2]" office:value-type="float" office:value="4.3884" calcext:value-type="float">
            <text:p>4,39</text:p>
          </table:table-cell>
          <table:table-cell office:value-type="float" office:value="0.2073" calcext:value-type="float">
            <text:p>0,21</text:p>
          </table:table-cell>
          <table:table-cell table:formula="of:=([.C213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4]*[.$E$2]" office:value-type="float" office:value="4.4091" calcext:value-type="float">
            <text:p>4,41</text:p>
          </table:table-cell>
          <table:table-cell office:value-type="float" office:value="0.2075" calcext:value-type="float">
            <text:p>0,21</text:p>
          </table:table-cell>
          <table:table-cell table:formula="of:=([.C214]-[.$F$2])*1000" office:value-type="float" office:value="0.779545454545061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5]*[.$E$2]" office:value-type="float" office:value="4.4298" calcext:value-type="float">
            <text:p>4,43</text:p>
          </table:table-cell>
          <table:table-cell office:value-type="float" office:value="0.2095" calcext:value-type="float">
            <text:p>0,21</text:p>
          </table:table-cell>
          <table:table-cell table:formula="of:=([.C215]-[.$F$2])*1000" office:value-type="float" office:value="2.77954545454506" calcext:value-type="float">
            <text:p>2,7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6]*[.$E$2]" office:value-type="float" office:value="4.4505" calcext:value-type="float">
            <text:p>4,45</text:p>
          </table:table-cell>
          <table:table-cell office:value-type="float" office:value="0.209" calcext:value-type="float">
            <text:p>0,21</text:p>
          </table:table-cell>
          <table:table-cell table:formula="of:=([.C216]-[.$F$2])*1000" office:value-type="float" office:value="2.27954545454506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7]*[.$E$2]" office:value-type="float" office:value="4.4712" calcext:value-type="float">
            <text:p>4,47</text:p>
          </table:table-cell>
          <table:table-cell office:value-type="float" office:value="0.2076" calcext:value-type="float">
            <text:p>0,21</text:p>
          </table:table-cell>
          <table:table-cell table:formula="of:=([.C217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8]*[.$E$2]" office:value-type="float" office:value="4.4919" calcext:value-type="float">
            <text:p>4,49</text:p>
          </table:table-cell>
          <table:table-cell office:value-type="float" office:value="0.211" calcext:value-type="float">
            <text:p>0,21</text:p>
          </table:table-cell>
          <table:table-cell table:formula="of:=([.C218]-[.$F$2])*1000" office:value-type="float" office:value="4.27954545454506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19]*[.$E$2]" office:value-type="float" office:value="4.5126" calcext:value-type="float">
            <text:p>4,51</text:p>
          </table:table-cell>
          <table:table-cell office:value-type="float" office:value="0.2091" calcext:value-type="float">
            <text:p>0,21</text:p>
          </table:table-cell>
          <table:table-cell table:formula="of:=([.C219]-[.$F$2])*1000" office:value-type="float" office:value="2.3795454545450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0]*[.$E$2]" office:value-type="float" office:value="4.5333" calcext:value-type="float">
            <text:p>4,53</text:p>
          </table:table-cell>
          <table:table-cell office:value-type="float" office:value="0.2075" calcext:value-type="float">
            <text:p>0,21</text:p>
          </table:table-cell>
          <table:table-cell table:formula="of:=([.C220]-[.$F$2])*1000" office:value-type="float" office:value="0.779545454545061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1]*[.$E$2]" office:value-type="float" office:value="4.554" calcext:value-type="float">
            <text:p>4,55</text:p>
          </table:table-cell>
          <table:table-cell office:value-type="float" office:value="0.2051" calcext:value-type="float">
            <text:p>0,21</text:p>
          </table:table-cell>
          <table:table-cell table:formula="of:=([.C221]-[.$F$2])*1000" office:value-type="float" office:value="-1.62045454545492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2]*[.$E$2]" office:value-type="float" office:value="4.5747" calcext:value-type="float">
            <text:p>4,57</text:p>
          </table:table-cell>
          <table:table-cell office:value-type="float" office:value="0.2018" calcext:value-type="float">
            <text:p>0,20</text:p>
          </table:table-cell>
          <table:table-cell table:formula="of:=([.C222]-[.$F$2])*1000" office:value-type="float" office:value="-4.92045454545492" calcext:value-type="float">
            <text:p>-4,9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3]*[.$E$2]" office:value-type="float" office:value="4.5954" calcext:value-type="float">
            <text:p>4,60</text:p>
          </table:table-cell>
          <table:table-cell office:value-type="float" office:value="0.1999" calcext:value-type="float">
            <text:p>0,20</text:p>
          </table:table-cell>
          <table:table-cell table:formula="of:=([.C223]-[.$F$2])*1000" office:value-type="float" office:value="-6.82045454545493" calcext:value-type="float">
            <text:p>-6,8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4]*[.$E$2]" office:value-type="float" office:value="4.6161" calcext:value-type="float">
            <text:p>4,62</text:p>
          </table:table-cell>
          <table:table-cell office:value-type="float" office:value="0.201" calcext:value-type="float">
            <text:p>0,20</text:p>
          </table:table-cell>
          <table:table-cell table:formula="of:=([.C224]-[.$F$2])*1000" office:value-type="float" office:value="-5.72045454545492" calcext:value-type="float">
            <text:p>-5,7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5]*[.$E$2]" office:value-type="float" office:value="4.6368" calcext:value-type="float">
            <text:p>4,64</text:p>
          </table:table-cell>
          <table:table-cell office:value-type="float" office:value="0.2031" calcext:value-type="float">
            <text:p>0,20</text:p>
          </table:table-cell>
          <table:table-cell table:formula="of:=([.C225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6]*[.$E$2]" office:value-type="float" office:value="4.6575" calcext:value-type="float">
            <text:p>4,66</text:p>
          </table:table-cell>
          <table:table-cell office:value-type="float" office:value="0.2082" calcext:value-type="float">
            <text:p>0,21</text:p>
          </table:table-cell>
          <table:table-cell table:formula="of:=([.C226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7]*[.$E$2]" office:value-type="float" office:value="4.6782" calcext:value-type="float">
            <text:p>4,68</text:p>
          </table:table-cell>
          <table:table-cell office:value-type="float" office:value="0.207" calcext:value-type="float">
            <text:p>0,21</text:p>
          </table:table-cell>
          <table:table-cell table:formula="of:=([.C227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8]*[.$E$2]" office:value-type="float" office:value="4.6989" calcext:value-type="float">
            <text:p>4,70</text:p>
          </table:table-cell>
          <table:table-cell office:value-type="float" office:value="0.2072" calcext:value-type="float">
            <text:p>0,21</text:p>
          </table:table-cell>
          <table:table-cell table:formula="of:=([.C228]-[.$F$2])*1000" office:value-type="float" office:value="0.479545454545066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29]*[.$E$2]" office:value-type="float" office:value="4.7196" calcext:value-type="float">
            <text:p>4,72</text:p>
          </table:table-cell>
          <table:table-cell office:value-type="float" office:value="0.2086" calcext:value-type="float">
            <text:p>0,21</text:p>
          </table:table-cell>
          <table:table-cell table:formula="of:=([.C229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0]*[.$E$2]" office:value-type="float" office:value="4.7403" calcext:value-type="float">
            <text:p>4,74</text:p>
          </table:table-cell>
          <table:table-cell office:value-type="float" office:value="0.2135" calcext:value-type="float">
            <text:p>0,21</text:p>
          </table:table-cell>
          <table:table-cell table:formula="of:=([.C230]-[.$F$2])*1000" office:value-type="float" office:value="6.77954545454507" calcext:value-type="float">
            <text:p>6,7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1]*[.$E$2]" office:value-type="float" office:value="4.761" calcext:value-type="float">
            <text:p>4,76</text:p>
          </table:table-cell>
          <table:table-cell office:value-type="float" office:value="0.2154" calcext:value-type="float">
            <text:p>0,22</text:p>
          </table:table-cell>
          <table:table-cell table:formula="of:=([.C231]-[.$F$2])*1000" office:value-type="float" office:value="8.67954545454508" calcext:value-type="float">
            <text:p>8,6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2]*[.$E$2]" office:value-type="float" office:value="4.7817" calcext:value-type="float">
            <text:p>4,78</text:p>
          </table:table-cell>
          <table:table-cell office:value-type="float" office:value="0.2121" calcext:value-type="float">
            <text:p>0,21</text:p>
          </table:table-cell>
          <table:table-cell table:formula="of:=([.C232]-[.$F$2])*1000" office:value-type="float" office:value="5.37954545454508" calcext:value-type="float">
            <text:p>5,3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3]*[.$E$2]" office:value-type="float" office:value="4.8024" calcext:value-type="float">
            <text:p>4,80</text:p>
          </table:table-cell>
          <table:table-cell office:value-type="float" office:value="0.2079" calcext:value-type="float">
            <text:p>0,21</text:p>
          </table:table-cell>
          <table:table-cell table:formula="of:=([.C233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4]*[.$E$2]" office:value-type="float" office:value="4.8231" calcext:value-type="float">
            <text:p>4,82</text:p>
          </table:table-cell>
          <table:table-cell office:value-type="float" office:value="0.2022" calcext:value-type="float">
            <text:p>0,20</text:p>
          </table:table-cell>
          <table:table-cell table:formula="of:=([.C234]-[.$F$2])*1000" office:value-type="float" office:value="-4.52045454545494" calcext:value-type="float">
            <text:p>-4,52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5]*[.$E$2]" office:value-type="float" office:value="4.8438" calcext:value-type="float">
            <text:p>4,84</text:p>
          </table:table-cell>
          <table:table-cell office:value-type="float" office:value="0.2022" calcext:value-type="float">
            <text:p>0,20</text:p>
          </table:table-cell>
          <table:table-cell table:formula="of:=([.C235]-[.$F$2])*1000" office:value-type="float" office:value="-4.52045454545494" calcext:value-type="float">
            <text:p>-4,5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6]*[.$E$2]" office:value-type="float" office:value="4.8645" calcext:value-type="float">
            <text:p>4,86</text:p>
          </table:table-cell>
          <table:table-cell office:value-type="float" office:value="0.209" calcext:value-type="float">
            <text:p>0,21</text:p>
          </table:table-cell>
          <table:table-cell table:formula="of:=([.C236]-[.$F$2])*1000" office:value-type="float" office:value="2.27954545454506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7]*[.$E$2]" office:value-type="float" office:value="4.8852" calcext:value-type="float">
            <text:p>4,89</text:p>
          </table:table-cell>
          <table:table-cell office:value-type="float" office:value="0.2101" calcext:value-type="float">
            <text:p>0,21</text:p>
          </table:table-cell>
          <table:table-cell table:formula="of:=([.C237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8]*[.$E$2]" office:value-type="float" office:value="4.9059" calcext:value-type="float">
            <text:p>4,91</text:p>
          </table:table-cell>
          <table:table-cell office:value-type="float" office:value="0.2069" calcext:value-type="float">
            <text:p>0,21</text:p>
          </table:table-cell>
          <table:table-cell table:formula="of:=([.C238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39]*[.$E$2]" office:value-type="float" office:value="4.9266" calcext:value-type="float">
            <text:p>4,93</text:p>
          </table:table-cell>
          <table:table-cell office:value-type="float" office:value="0.205" calcext:value-type="float">
            <text:p>0,21</text:p>
          </table:table-cell>
          <table:table-cell table:formula="of:=([.C239]-[.$F$2])*1000" office:value-type="float" office:value="-1.72045454545494" calcext:value-type="float">
            <text:p>-1,7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0]*[.$E$2]" office:value-type="float" office:value="4.9473" calcext:value-type="float">
            <text:p>4,95</text:p>
          </table:table-cell>
          <table:table-cell office:value-type="float" office:value="0.2052" calcext:value-type="float">
            <text:p>0,21</text:p>
          </table:table-cell>
          <table:table-cell table:formula="of:=([.C240]-[.$F$2])*1000" office:value-type="float" office:value="-1.52045454545494" calcext:value-type="float">
            <text:p>-1,5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1]*[.$E$2]" office:value-type="float" office:value="4.968" calcext:value-type="float">
            <text:p>4,97</text:p>
          </table:table-cell>
          <table:table-cell office:value-type="float" office:value="0.2071" calcext:value-type="float">
            <text:p>0,21</text:p>
          </table:table-cell>
          <table:table-cell table:formula="of:=([.C241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2]*[.$E$2]" office:value-type="float" office:value="4.9887" calcext:value-type="float">
            <text:p>4,99</text:p>
          </table:table-cell>
          <table:table-cell office:value-type="float" office:value="0.2066" calcext:value-type="float">
            <text:p>0,21</text:p>
          </table:table-cell>
          <table:table-cell table:formula="of:=([.C242]-[.$F$2])*1000" office:value-type="float" office:value="-0.120454545454923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3]*[.$E$2]" office:value-type="float" office:value="5.0094" calcext:value-type="float">
            <text:p>5,01</text:p>
          </table:table-cell>
          <table:table-cell office:value-type="float" office:value="0.2081" calcext:value-type="float">
            <text:p>0,21</text:p>
          </table:table-cell>
          <table:table-cell table:formula="of:=([.C243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4]*[.$E$2]" office:value-type="float" office:value="5.0301" calcext:value-type="float">
            <text:p>5,03</text:p>
          </table:table-cell>
          <table:table-cell office:value-type="float" office:value="0.2074" calcext:value-type="float">
            <text:p>0,21</text:p>
          </table:table-cell>
          <table:table-cell table:formula="of:=([.C244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5]*[.$E$2]" office:value-type="float" office:value="5.0508" calcext:value-type="float">
            <text:p>5,05</text:p>
          </table:table-cell>
          <table:table-cell office:value-type="float" office:value="0.2083" calcext:value-type="float">
            <text:p>0,21</text:p>
          </table:table-cell>
          <table:table-cell table:formula="of:=([.C245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6]*[.$E$2]" office:value-type="float" office:value="5.0715" calcext:value-type="float">
            <text:p>5,07</text:p>
          </table:table-cell>
          <table:table-cell office:value-type="float" office:value="0.2112" calcext:value-type="float">
            <text:p>0,21</text:p>
          </table:table-cell>
          <table:table-cell table:formula="of:=([.C246]-[.$F$2])*1000" office:value-type="float" office:value="4.47954545454507" calcext:value-type="float">
            <text:p>4,48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7]*[.$E$2]" office:value-type="float" office:value="5.0922" calcext:value-type="float">
            <text:p>5,09</text:p>
          </table:table-cell>
          <table:table-cell office:value-type="float" office:value="0.211" calcext:value-type="float">
            <text:p>0,21</text:p>
          </table:table-cell>
          <table:table-cell table:formula="of:=([.C247]-[.$F$2])*1000" office:value-type="float" office:value="4.27954545454506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8]*[.$E$2]" office:value-type="float" office:value="5.1129" calcext:value-type="float">
            <text:p>5,11</text:p>
          </table:table-cell>
          <table:table-cell office:value-type="float" office:value="0.2099" calcext:value-type="float">
            <text:p>0,21</text:p>
          </table:table-cell>
          <table:table-cell table:formula="of:=([.C248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49]*[.$E$2]" office:value-type="float" office:value="5.1336" calcext:value-type="float">
            <text:p>5,13</text:p>
          </table:table-cell>
          <table:table-cell office:value-type="float" office:value="0.2082" calcext:value-type="float">
            <text:p>0,21</text:p>
          </table:table-cell>
          <table:table-cell table:formula="of:=([.C249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0]*[.$E$2]" office:value-type="float" office:value="5.1543" calcext:value-type="float">
            <text:p>5,15</text:p>
          </table:table-cell>
          <table:table-cell office:value-type="float" office:value="0.2077" calcext:value-type="float">
            <text:p>0,21</text:p>
          </table:table-cell>
          <table:table-cell table:formula="of:=([.C250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1]*[.$E$2]" office:value-type="float" office:value="5.175" calcext:value-type="float">
            <text:p>5,18</text:p>
          </table:table-cell>
          <table:table-cell office:value-type="float" office:value="0.2108" calcext:value-type="float">
            <text:p>0,21</text:p>
          </table:table-cell>
          <table:table-cell table:formula="of:=([.C251]-[.$F$2])*1000" office:value-type="float" office:value="4.07954545454506" calcext:value-type="float">
            <text:p>4,0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2]*[.$E$2]" office:value-type="float" office:value="5.1957" calcext:value-type="float">
            <text:p>5,20</text:p>
          </table:table-cell>
          <table:table-cell office:value-type="float" office:value="0.209" calcext:value-type="float">
            <text:p>0,21</text:p>
          </table:table-cell>
          <table:table-cell table:formula="of:=([.C252]-[.$F$2])*1000" office:value-type="float" office:value="2.27954545454506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3]*[.$E$2]" office:value-type="float" office:value="5.2164" calcext:value-type="float">
            <text:p>5,22</text:p>
          </table:table-cell>
          <table:table-cell office:value-type="float" office:value="0.2035" calcext:value-type="float">
            <text:p>0,20</text:p>
          </table:table-cell>
          <table:table-cell table:formula="of:=([.C253]-[.$F$2])*1000" office:value-type="float" office:value="-3.22045454545494" calcext:value-type="float">
            <text:p>-3,2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4]*[.$E$2]" office:value-type="float" office:value="5.2371" calcext:value-type="float">
            <text:p>5,24</text:p>
          </table:table-cell>
          <table:table-cell office:value-type="float" office:value="0.2024" calcext:value-type="float">
            <text:p>0,20</text:p>
          </table:table-cell>
          <table:table-cell table:formula="of:=([.C254]-[.$F$2])*1000" office:value-type="float" office:value="-4.32045454545493" calcext:value-type="float">
            <text:p>-4,3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5]*[.$E$2]" office:value-type="float" office:value="5.2578" calcext:value-type="float">
            <text:p>5,26</text:p>
          </table:table-cell>
          <table:table-cell office:value-type="float" office:value="0.2001" calcext:value-type="float">
            <text:p>0,20</text:p>
          </table:table-cell>
          <table:table-cell table:formula="of:=([.C255]-[.$F$2])*1000" office:value-type="float" office:value="-6.62045454545493" calcext:value-type="float">
            <text:p>-6,6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6]*[.$E$2]" office:value-type="float" office:value="5.2785" calcext:value-type="float">
            <text:p>5,28</text:p>
          </table:table-cell>
          <table:table-cell office:value-type="float" office:value="0.2022" calcext:value-type="float">
            <text:p>0,20</text:p>
          </table:table-cell>
          <table:table-cell table:formula="of:=([.C256]-[.$F$2])*1000" office:value-type="float" office:value="-4.52045454545494" calcext:value-type="float">
            <text:p>-4,5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7]*[.$E$2]" office:value-type="float" office:value="5.2992" calcext:value-type="float">
            <text:p>5,30</text:p>
          </table:table-cell>
          <table:table-cell office:value-type="float" office:value="0.2055" calcext:value-type="float">
            <text:p>0,21</text:p>
          </table:table-cell>
          <table:table-cell table:formula="of:=([.C257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8]*[.$E$2]" office:value-type="float" office:value="5.3199" calcext:value-type="float">
            <text:p>5,32</text:p>
          </table:table-cell>
          <table:table-cell office:value-type="float" office:value="0.2071" calcext:value-type="float">
            <text:p>0,21</text:p>
          </table:table-cell>
          <table:table-cell table:formula="of:=([.C258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59]*[.$E$2]" office:value-type="float" office:value="5.3406" calcext:value-type="float">
            <text:p>5,34</text:p>
          </table:table-cell>
          <table:table-cell office:value-type="float" office:value="0.2094" calcext:value-type="float">
            <text:p>0,21</text:p>
          </table:table-cell>
          <table:table-cell table:formula="of:=([.C259]-[.$F$2])*1000" office:value-type="float" office:value="2.67954545454507" calcext:value-type="float">
            <text:p>2,6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0]*[.$E$2]" office:value-type="float" office:value="5.3613" calcext:value-type="float">
            <text:p>5,36</text:p>
          </table:table-cell>
          <table:table-cell office:value-type="float" office:value="0.207" calcext:value-type="float">
            <text:p>0,21</text:p>
          </table:table-cell>
          <table:table-cell table:formula="of:=([.C260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1]*[.$E$2]" office:value-type="float" office:value="5.382" calcext:value-type="float">
            <text:p>5,38</text:p>
          </table:table-cell>
          <table:table-cell office:value-type="float" office:value="0.2031" calcext:value-type="float">
            <text:p>0,20</text:p>
          </table:table-cell>
          <table:table-cell table:formula="of:=([.C261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2]*[.$E$2]" office:value-type="float" office:value="5.4027" calcext:value-type="float">
            <text:p>5,40</text:p>
          </table:table-cell>
          <table:table-cell office:value-type="float" office:value="0.203" calcext:value-type="float">
            <text:p>0,20</text:p>
          </table:table-cell>
          <table:table-cell table:formula="of:=([.C262]-[.$F$2])*1000" office:value-type="float" office:value="-3.72045454545492" calcext:value-type="float">
            <text:p>-3,7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3]*[.$E$2]" office:value-type="float" office:value="5.4234" calcext:value-type="float">
            <text:p>5,42</text:p>
          </table:table-cell>
          <table:table-cell office:value-type="float" office:value="0.2073" calcext:value-type="float">
            <text:p>0,21</text:p>
          </table:table-cell>
          <table:table-cell table:formula="of:=([.C263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4]*[.$E$2]" office:value-type="float" office:value="5.4441" calcext:value-type="float">
            <text:p>5,44</text:p>
          </table:table-cell>
          <table:table-cell office:value-type="float" office:value="0.2077" calcext:value-type="float">
            <text:p>0,21</text:p>
          </table:table-cell>
          <table:table-cell table:formula="of:=([.C264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5]*[.$E$2]" office:value-type="float" office:value="5.4648" calcext:value-type="float">
            <text:p>5,46</text:p>
          </table:table-cell>
          <table:table-cell office:value-type="float" office:value="0.2049" calcext:value-type="float">
            <text:p>0,20</text:p>
          </table:table-cell>
          <table:table-cell table:formula="of:=([.C265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6]*[.$E$2]" office:value-type="float" office:value="5.4855" calcext:value-type="float">
            <text:p>5,49</text:p>
          </table:table-cell>
          <table:table-cell office:value-type="float" office:value="0.2077" calcext:value-type="float">
            <text:p>0,21</text:p>
          </table:table-cell>
          <table:table-cell table:formula="of:=([.C266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7]*[.$E$2]" office:value-type="float" office:value="5.5062" calcext:value-type="float">
            <text:p>5,51</text:p>
          </table:table-cell>
          <table:table-cell office:value-type="float" office:value="0.2099" calcext:value-type="float">
            <text:p>0,21</text:p>
          </table:table-cell>
          <table:table-cell table:formula="of:=([.C267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8]*[.$E$2]" office:value-type="float" office:value="5.5269" calcext:value-type="float">
            <text:p>5,53</text:p>
          </table:table-cell>
          <table:table-cell office:value-type="float" office:value="0.2055" calcext:value-type="float">
            <text:p>0,21</text:p>
          </table:table-cell>
          <table:table-cell table:formula="of:=([.C268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69]*[.$E$2]" office:value-type="float" office:value="5.5476" calcext:value-type="float">
            <text:p>5,55</text:p>
          </table:table-cell>
          <table:table-cell office:value-type="float" office:value="0.2016" calcext:value-type="float">
            <text:p>0,20</text:p>
          </table:table-cell>
          <table:table-cell table:formula="of:=([.C269]-[.$F$2])*1000" office:value-type="float" office:value="-5.12045454545493" calcext:value-type="float">
            <text:p>-5,12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0]*[.$E$2]" office:value-type="float" office:value="5.5683" calcext:value-type="float">
            <text:p>5,57</text:p>
          </table:table-cell>
          <table:table-cell office:value-type="float" office:value="0.1992" calcext:value-type="float">
            <text:p>0,20</text:p>
          </table:table-cell>
          <table:table-cell table:formula="of:=([.C270]-[.$F$2])*1000" office:value-type="float" office:value="-7.52045454545494" calcext:value-type="float">
            <text:p>-7,5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1]*[.$E$2]" office:value-type="float" office:value="5.589" calcext:value-type="float">
            <text:p>5,59</text:p>
          </table:table-cell>
          <table:table-cell office:value-type="float" office:value="0.2031" calcext:value-type="float">
            <text:p>0,20</text:p>
          </table:table-cell>
          <table:table-cell table:formula="of:=([.C271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2]*[.$E$2]" office:value-type="float" office:value="5.6097" calcext:value-type="float">
            <text:p>5,61</text:p>
          </table:table-cell>
          <table:table-cell office:value-type="float" office:value="0.2083" calcext:value-type="float">
            <text:p>0,21</text:p>
          </table:table-cell>
          <table:table-cell table:formula="of:=([.C272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3]*[.$E$2]" office:value-type="float" office:value="5.6304" calcext:value-type="float">
            <text:p>5,63</text:p>
          </table:table-cell>
          <table:table-cell office:value-type="float" office:value="0.2077" calcext:value-type="float">
            <text:p>0,21</text:p>
          </table:table-cell>
          <table:table-cell table:formula="of:=([.C273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4]*[.$E$2]" office:value-type="float" office:value="5.6511" calcext:value-type="float">
            <text:p>5,65</text:p>
          </table:table-cell>
          <table:table-cell office:value-type="float" office:value="0.2056" calcext:value-type="float">
            <text:p>0,21</text:p>
          </table:table-cell>
          <table:table-cell table:formula="of:=([.C274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5]*[.$E$2]" office:value-type="float" office:value="5.6718" calcext:value-type="float">
            <text:p>5,67</text:p>
          </table:table-cell>
          <table:table-cell office:value-type="float" office:value="0.2037" calcext:value-type="float">
            <text:p>0,20</text:p>
          </table:table-cell>
          <table:table-cell table:formula="of:=([.C275]-[.$F$2])*1000" office:value-type="float" office:value="-3.02045454545494" calcext:value-type="float">
            <text:p>-3,02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6]*[.$E$2]" office:value-type="float" office:value="5.6925" calcext:value-type="float">
            <text:p>5,69</text:p>
          </table:table-cell>
          <table:table-cell office:value-type="float" office:value="0.2035" calcext:value-type="float">
            <text:p>0,20</text:p>
          </table:table-cell>
          <table:table-cell table:formula="of:=([.C276]-[.$F$2])*1000" office:value-type="float" office:value="-3.22045454545494" calcext:value-type="float">
            <text:p>-3,22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7]*[.$E$2]" office:value-type="float" office:value="5.7132" calcext:value-type="float">
            <text:p>5,71</text:p>
          </table:table-cell>
          <table:table-cell office:value-type="float" office:value="0.2056" calcext:value-type="float">
            <text:p>0,21</text:p>
          </table:table-cell>
          <table:table-cell table:formula="of:=([.C277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8]*[.$E$2]" office:value-type="float" office:value="5.7339" calcext:value-type="float">
            <text:p>5,73</text:p>
          </table:table-cell>
          <table:table-cell office:value-type="float" office:value="0.2042" calcext:value-type="float">
            <text:p>0,20</text:p>
          </table:table-cell>
          <table:table-cell table:formula="of:=([.C278]-[.$F$2])*1000" office:value-type="float" office:value="-2.52045454545494" calcext:value-type="float">
            <text:p>-2,52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79]*[.$E$2]" office:value-type="float" office:value="5.7546" calcext:value-type="float">
            <text:p>5,75</text:p>
          </table:table-cell>
          <table:table-cell office:value-type="float" office:value="0.2032" calcext:value-type="float">
            <text:p>0,20</text:p>
          </table:table-cell>
          <table:table-cell table:formula="of:=([.C279]-[.$F$2])*1000" office:value-type="float" office:value="-3.52045454545494" calcext:value-type="float">
            <text:p>-3,52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0]*[.$E$2]" office:value-type="float" office:value="5.7753" calcext:value-type="float">
            <text:p>5,78</text:p>
          </table:table-cell>
          <table:table-cell office:value-type="float" office:value="0.2051" calcext:value-type="float">
            <text:p>0,21</text:p>
          </table:table-cell>
          <table:table-cell table:formula="of:=([.C280]-[.$F$2])*1000" office:value-type="float" office:value="-1.62045454545492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1]*[.$E$2]" office:value-type="float" office:value="5.796" calcext:value-type="float">
            <text:p>5,80</text:p>
          </table:table-cell>
          <table:table-cell office:value-type="float" office:value="0.207" calcext:value-type="float">
            <text:p>0,21</text:p>
          </table:table-cell>
          <table:table-cell table:formula="of:=([.C281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2]*[.$E$2]" office:value-type="float" office:value="5.8167" calcext:value-type="float">
            <text:p>5,82</text:p>
          </table:table-cell>
          <table:table-cell office:value-type="float" office:value="0.2099" calcext:value-type="float">
            <text:p>0,21</text:p>
          </table:table-cell>
          <table:table-cell table:formula="of:=([.C282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3]*[.$E$2]" office:value-type="float" office:value="5.8374" calcext:value-type="float">
            <text:p>5,84</text:p>
          </table:table-cell>
          <table:table-cell office:value-type="float" office:value="0.21" calcext:value-type="float">
            <text:p>0,21</text:p>
          </table:table-cell>
          <table:table-cell table:formula="of:=([.C283]-[.$F$2])*1000" office:value-type="float" office:value="3.27954545454506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4]*[.$E$2]" office:value-type="float" office:value="5.8581" calcext:value-type="float">
            <text:p>5,86</text:p>
          </table:table-cell>
          <table:table-cell office:value-type="float" office:value="0.2104" calcext:value-type="float">
            <text:p>0,21</text:p>
          </table:table-cell>
          <table:table-cell table:formula="of:=([.C284]-[.$F$2])*1000" office:value-type="float" office:value="3.67954545454507" calcext:value-type="float">
            <text:p>3,6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5]*[.$E$2]" office:value-type="float" office:value="5.8788" calcext:value-type="float">
            <text:p>5,88</text:p>
          </table:table-cell>
          <table:table-cell office:value-type="float" office:value="0.2125" calcext:value-type="float">
            <text:p>0,21</text:p>
          </table:table-cell>
          <table:table-cell table:formula="of:=([.C285]-[.$F$2])*1000" office:value-type="float" office:value="5.77954545454507" calcext:value-type="float">
            <text:p>5,7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6]*[.$E$2]" office:value-type="float" office:value="5.8995" calcext:value-type="float">
            <text:p>5,90</text:p>
          </table:table-cell>
          <table:table-cell office:value-type="float" office:value="0.2129" calcext:value-type="float">
            <text:p>0,21</text:p>
          </table:table-cell>
          <table:table-cell table:formula="of:=([.C286]-[.$F$2])*1000" office:value-type="float" office:value="6.17954545454508" calcext:value-type="float">
            <text:p>6,1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7]*[.$E$2]" office:value-type="float" office:value="5.9202" calcext:value-type="float">
            <text:p>5,92</text:p>
          </table:table-cell>
          <table:table-cell office:value-type="float" office:value="0.214" calcext:value-type="float">
            <text:p>0,21</text:p>
          </table:table-cell>
          <table:table-cell table:formula="of:=([.C287]-[.$F$2])*1000" office:value-type="float" office:value="7.27954545454507" calcext:value-type="float">
            <text:p>7,2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8]*[.$E$2]" office:value-type="float" office:value="5.9409" calcext:value-type="float">
            <text:p>5,94</text:p>
          </table:table-cell>
          <table:table-cell office:value-type="float" office:value="0.2106" calcext:value-type="float">
            <text:p>0,21</text:p>
          </table:table-cell>
          <table:table-cell table:formula="of:=([.C288]-[.$F$2])*1000" office:value-type="float" office:value="3.8795454545450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89]*[.$E$2]" office:value-type="float" office:value="5.9616" calcext:value-type="float">
            <text:p>5,96</text:p>
          </table:table-cell>
          <table:table-cell office:value-type="float" office:value="0.2069" calcext:value-type="float">
            <text:p>0,21</text:p>
          </table:table-cell>
          <table:table-cell table:formula="of:=([.C289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0]*[.$E$2]" office:value-type="float" office:value="5.9823" calcext:value-type="float">
            <text:p>5,98</text:p>
          </table:table-cell>
          <table:table-cell office:value-type="float" office:value="0.2088" calcext:value-type="float">
            <text:p>0,21</text:p>
          </table:table-cell>
          <table:table-cell table:formula="of:=([.C290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1]*[.$E$2]" office:value-type="float" office:value="6.003" calcext:value-type="float">
            <text:p>6,00</text:p>
          </table:table-cell>
          <table:table-cell office:value-type="float" office:value="0.2116" calcext:value-type="float">
            <text:p>0,21</text:p>
          </table:table-cell>
          <table:table-cell table:formula="of:=([.C291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2]*[.$E$2]" office:value-type="float" office:value="6.0237" calcext:value-type="float">
            <text:p>6,02</text:p>
          </table:table-cell>
          <table:table-cell office:value-type="float" office:value="0.2121" calcext:value-type="float">
            <text:p>0,21</text:p>
          </table:table-cell>
          <table:table-cell table:formula="of:=([.C292]-[.$F$2])*1000" office:value-type="float" office:value="5.37954545454508" calcext:value-type="float">
            <text:p>5,3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3]*[.$E$2]" office:value-type="float" office:value="6.0444" calcext:value-type="float">
            <text:p>6,04</text:p>
          </table:table-cell>
          <table:table-cell office:value-type="float" office:value="0.2114" calcext:value-type="float">
            <text:p>0,21</text:p>
          </table:table-cell>
          <table:table-cell table:formula="of:=([.C293]-[.$F$2])*1000" office:value-type="float" office:value="4.67954545454508" calcext:value-type="float">
            <text:p>4,68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4]*[.$E$2]" office:value-type="float" office:value="6.0651" calcext:value-type="float">
            <text:p>6,07</text:p>
          </table:table-cell>
          <table:table-cell office:value-type="float" office:value="0.2078" calcext:value-type="float">
            <text:p>0,21</text:p>
          </table:table-cell>
          <table:table-cell table:formula="of:=([.C294]-[.$F$2])*1000" office:value-type="float" office:value="1.079545454545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5]*[.$E$2]" office:value-type="float" office:value="6.0858" calcext:value-type="float">
            <text:p>6,09</text:p>
          </table:table-cell>
          <table:table-cell office:value-type="float" office:value="0.2041" calcext:value-type="float">
            <text:p>0,20</text:p>
          </table:table-cell>
          <table:table-cell table:formula="of:=([.C295]-[.$F$2])*1000" office:value-type="float" office:value="-2.62045454545493" calcext:value-type="float">
            <text:p>-2,6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6]*[.$E$2]" office:value-type="float" office:value="6.1065" calcext:value-type="float">
            <text:p>6,11</text:p>
          </table:table-cell>
          <table:table-cell office:value-type="float" office:value="0.2079" calcext:value-type="float">
            <text:p>0,21</text:p>
          </table:table-cell>
          <table:table-cell table:formula="of:=([.C296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7]*[.$E$2]" office:value-type="float" office:value="6.1272" calcext:value-type="float">
            <text:p>6,13</text:p>
          </table:table-cell>
          <table:table-cell office:value-type="float" office:value="0.2096" calcext:value-type="float">
            <text:p>0,21</text:p>
          </table:table-cell>
          <table:table-cell table:formula="of:=([.C297]-[.$F$2])*1000" office:value-type="float" office:value="2.87954545454508" calcext:value-type="float">
            <text:p>2,8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8]*[.$E$2]" office:value-type="float" office:value="6.1479" calcext:value-type="float">
            <text:p>6,15</text:p>
          </table:table-cell>
          <table:table-cell office:value-type="float" office:value="0.2048" calcext:value-type="float">
            <text:p>0,20</text:p>
          </table:table-cell>
          <table:table-cell table:formula="of:=([.C298]-[.$F$2])*1000" office:value-type="float" office:value="-1.92045454545492" calcext:value-type="float">
            <text:p>-1,9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299]*[.$E$2]" office:value-type="float" office:value="6.1686" calcext:value-type="float">
            <text:p>6,17</text:p>
          </table:table-cell>
          <table:table-cell office:value-type="float" office:value="0.2059" calcext:value-type="float">
            <text:p>0,21</text:p>
          </table:table-cell>
          <table:table-cell table:formula="of:=([.C299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0]*[.$E$2]" office:value-type="float" office:value="6.1893" calcext:value-type="float">
            <text:p>6,19</text:p>
          </table:table-cell>
          <table:table-cell office:value-type="float" office:value="0.2106" calcext:value-type="float">
            <text:p>0,21</text:p>
          </table:table-cell>
          <table:table-cell table:formula="of:=([.C300]-[.$F$2])*1000" office:value-type="float" office:value="3.8795454545450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1]*[.$E$2]" office:value-type="float" office:value="6.21" calcext:value-type="float">
            <text:p>6,21</text:p>
          </table:table-cell>
          <table:table-cell office:value-type="float" office:value="0.2088" calcext:value-type="float">
            <text:p>0,21</text:p>
          </table:table-cell>
          <table:table-cell table:formula="of:=([.C301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2]*[.$E$2]" office:value-type="float" office:value="6.2307" calcext:value-type="float">
            <text:p>6,23</text:p>
          </table:table-cell>
          <table:table-cell office:value-type="float" office:value="0.2059" calcext:value-type="float">
            <text:p>0,21</text:p>
          </table:table-cell>
          <table:table-cell table:formula="of:=([.C302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3]*[.$E$2]" office:value-type="float" office:value="6.2514" calcext:value-type="float">
            <text:p>6,25</text:p>
          </table:table-cell>
          <table:table-cell office:value-type="float" office:value="0.2053" calcext:value-type="float">
            <text:p>0,21</text:p>
          </table:table-cell>
          <table:table-cell table:formula="of:=([.C303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4]*[.$E$2]" office:value-type="float" office:value="6.2721" calcext:value-type="float">
            <text:p>6,27</text:p>
          </table:table-cell>
          <table:table-cell office:value-type="float" office:value="0.2073" calcext:value-type="float">
            <text:p>0,21</text:p>
          </table:table-cell>
          <table:table-cell table:formula="of:=([.C304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5]*[.$E$2]" office:value-type="float" office:value="6.2928" calcext:value-type="float">
            <text:p>6,29</text:p>
          </table:table-cell>
          <table:table-cell office:value-type="float" office:value="0.2097" calcext:value-type="float">
            <text:p>0,21</text:p>
          </table:table-cell>
          <table:table-cell table:formula="of:=([.C305]-[.$F$2])*1000" office:value-type="float" office:value="2.97954545454507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6]*[.$E$2]" office:value-type="float" office:value="6.3135" calcext:value-type="float">
            <text:p>6,31</text:p>
          </table:table-cell>
          <table:table-cell office:value-type="float" office:value="0.208" calcext:value-type="float">
            <text:p>0,21</text:p>
          </table:table-cell>
          <table:table-cell table:formula="of:=([.C306]-[.$F$2])*1000" office:value-type="float" office:value="1.27954545454506" calcext:value-type="float">
            <text:p>1,2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7]*[.$E$2]" office:value-type="float" office:value="6.3342" calcext:value-type="float">
            <text:p>6,33</text:p>
          </table:table-cell>
          <table:table-cell office:value-type="float" office:value="0.2058" calcext:value-type="float">
            <text:p>0,21</text:p>
          </table:table-cell>
          <table:table-cell table:formula="of:=([.C307]-[.$F$2])*1000" office:value-type="float" office:value="-0.920454545454918" calcext:value-type="float">
            <text:p>-0,9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8]*[.$E$2]" office:value-type="float" office:value="6.3549" calcext:value-type="float">
            <text:p>6,35</text:p>
          </table:table-cell>
          <table:table-cell office:value-type="float" office:value="0.2064" calcext:value-type="float">
            <text:p>0,21</text:p>
          </table:table-cell>
          <table:table-cell table:formula="of:=([.C308]-[.$F$2])*1000" office:value-type="float" office:value="-0.320454545454929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09]*[.$E$2]" office:value-type="float" office:value="6.3756" calcext:value-type="float">
            <text:p>6,38</text:p>
          </table:table-cell>
          <table:table-cell office:value-type="float" office:value="0.2047" calcext:value-type="float">
            <text:p>0,20</text:p>
          </table:table-cell>
          <table:table-cell table:formula="of:=([.C309]-[.$F$2])*1000" office:value-type="float" office:value="-2.02045454545494" calcext:value-type="float">
            <text:p>-2,0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0]*[.$E$2]" office:value-type="float" office:value="6.3963" calcext:value-type="float">
            <text:p>6,40</text:p>
          </table:table-cell>
          <table:table-cell office:value-type="float" office:value="0.2045" calcext:value-type="float">
            <text:p>0,20</text:p>
          </table:table-cell>
          <table:table-cell table:formula="of:=([.C310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1]*[.$E$2]" office:value-type="float" office:value="6.417" calcext:value-type="float">
            <text:p>6,42</text:p>
          </table:table-cell>
          <table:table-cell office:value-type="float" office:value="0.2053" calcext:value-type="float">
            <text:p>0,21</text:p>
          </table:table-cell>
          <table:table-cell table:formula="of:=([.C311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2]*[.$E$2]" office:value-type="float" office:value="6.4377" calcext:value-type="float">
            <text:p>6,44</text:p>
          </table:table-cell>
          <table:table-cell office:value-type="float" office:value="0.2099" calcext:value-type="float">
            <text:p>0,21</text:p>
          </table:table-cell>
          <table:table-cell table:formula="of:=([.C312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3]*[.$E$2]" office:value-type="float" office:value="6.4584" calcext:value-type="float">
            <text:p>6,46</text:p>
          </table:table-cell>
          <table:table-cell office:value-type="float" office:value="0.2129" calcext:value-type="float">
            <text:p>0,21</text:p>
          </table:table-cell>
          <table:table-cell table:formula="of:=([.C313]-[.$F$2])*1000" office:value-type="float" office:value="6.17954545454508" calcext:value-type="float">
            <text:p>6,18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4]*[.$E$2]" office:value-type="float" office:value="6.4791" calcext:value-type="float">
            <text:p>6,48</text:p>
          </table:table-cell>
          <table:table-cell office:value-type="float" office:value="0.2113" calcext:value-type="float">
            <text:p>0,21</text:p>
          </table:table-cell>
          <table:table-cell table:formula="of:=([.C314]-[.$F$2])*1000" office:value-type="float" office:value="4.57954545454506" calcext:value-type="float">
            <text:p>4,5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5]*[.$E$2]" office:value-type="float" office:value="6.4998" calcext:value-type="float">
            <text:p>6,50</text:p>
          </table:table-cell>
          <table:table-cell office:value-type="float" office:value="0.2113" calcext:value-type="float">
            <text:p>0,21</text:p>
          </table:table-cell>
          <table:table-cell table:formula="of:=([.C315]-[.$F$2])*1000" office:value-type="float" office:value="4.57954545454506" calcext:value-type="float">
            <text:p>4,58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6]*[.$E$2]" office:value-type="float" office:value="6.5205" calcext:value-type="float">
            <text:p>6,52</text:p>
          </table:table-cell>
          <table:table-cell office:value-type="float" office:value="0.2099" calcext:value-type="float">
            <text:p>0,21</text:p>
          </table:table-cell>
          <table:table-cell table:formula="of:=([.C316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7]*[.$E$2]" office:value-type="float" office:value="6.5412" calcext:value-type="float">
            <text:p>6,54</text:p>
          </table:table-cell>
          <table:table-cell office:value-type="float" office:value="0.2089" calcext:value-type="float">
            <text:p>0,21</text:p>
          </table:table-cell>
          <table:table-cell table:formula="of:=([.C317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8]*[.$E$2]" office:value-type="float" office:value="6.5619" calcext:value-type="float">
            <text:p>6,56</text:p>
          </table:table-cell>
          <table:table-cell office:value-type="float" office:value="0.2102" calcext:value-type="float">
            <text:p>0,21</text:p>
          </table:table-cell>
          <table:table-cell table:formula="of:=([.C318]-[.$F$2])*1000" office:value-type="float" office:value="3.47954545454507" calcext:value-type="float">
            <text:p>3,4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19]*[.$E$2]" office:value-type="float" office:value="6.5826" calcext:value-type="float">
            <text:p>6,58</text:p>
          </table:table-cell>
          <table:table-cell office:value-type="float" office:value="0.2083" calcext:value-type="float">
            <text:p>0,21</text:p>
          </table:table-cell>
          <table:table-cell table:formula="of:=([.C319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0]*[.$E$2]" office:value-type="float" office:value="6.6033" calcext:value-type="float">
            <text:p>6,60</text:p>
          </table:table-cell>
          <table:table-cell office:value-type="float" office:value="0.209" calcext:value-type="float">
            <text:p>0,21</text:p>
          </table:table-cell>
          <table:table-cell table:formula="of:=([.C320]-[.$F$2])*1000" office:value-type="float" office:value="2.27954545454506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1]*[.$E$2]" office:value-type="float" office:value="6.624" calcext:value-type="float">
            <text:p>6,62</text:p>
          </table:table-cell>
          <table:table-cell office:value-type="float" office:value="0.2115" calcext:value-type="float">
            <text:p>0,21</text:p>
          </table:table-cell>
          <table:table-cell table:formula="of:=([.C321]-[.$F$2])*1000" office:value-type="float" office:value="4.77954545454506" calcext:value-type="float">
            <text:p>4,7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2]*[.$E$2]" office:value-type="float" office:value="6.6447" calcext:value-type="float">
            <text:p>6,64</text:p>
          </table:table-cell>
          <table:table-cell office:value-type="float" office:value="0.2119" calcext:value-type="float">
            <text:p>0,21</text:p>
          </table:table-cell>
          <table:table-cell table:formula="of:=([.C322]-[.$F$2])*1000" office:value-type="float" office:value="5.17954545454508" calcext:value-type="float">
            <text:p>5,1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3]*[.$E$2]" office:value-type="float" office:value="6.6654" calcext:value-type="float">
            <text:p>6,67</text:p>
          </table:table-cell>
          <table:table-cell office:value-type="float" office:value="0.214" calcext:value-type="float">
            <text:p>0,21</text:p>
          </table:table-cell>
          <table:table-cell table:formula="of:=([.C323]-[.$F$2])*1000" office:value-type="float" office:value="7.27954545454507" calcext:value-type="float">
            <text:p>7,2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4]*[.$E$2]" office:value-type="float" office:value="6.6861" calcext:value-type="float">
            <text:p>6,69</text:p>
          </table:table-cell>
          <table:table-cell office:value-type="float" office:value="0.2132" calcext:value-type="float">
            <text:p>0,21</text:p>
          </table:table-cell>
          <table:table-cell table:formula="of:=([.C324]-[.$F$2])*1000" office:value-type="float" office:value="6.47954545454507" calcext:value-type="float">
            <text:p>6,4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5]*[.$E$2]" office:value-type="float" office:value="6.7068" calcext:value-type="float">
            <text:p>6,71</text:p>
          </table:table-cell>
          <table:table-cell office:value-type="float" office:value="0.2122" calcext:value-type="float">
            <text:p>0,21</text:p>
          </table:table-cell>
          <table:table-cell table:formula="of:=([.C325]-[.$F$2])*1000" office:value-type="float" office:value="5.47954545454507" calcext:value-type="float">
            <text:p>5,4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6]*[.$E$2]" office:value-type="float" office:value="6.7275" calcext:value-type="float">
            <text:p>6,73</text:p>
          </table:table-cell>
          <table:table-cell office:value-type="float" office:value="0.212" calcext:value-type="float">
            <text:p>0,21</text:p>
          </table:table-cell>
          <table:table-cell table:formula="of:=([.C326]-[.$F$2])*1000" office:value-type="float" office:value="5.27954545454507" calcext:value-type="float">
            <text:p>5,28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7]*[.$E$2]" office:value-type="float" office:value="6.7482" calcext:value-type="float">
            <text:p>6,75</text:p>
          </table:table-cell>
          <table:table-cell office:value-type="float" office:value="0.2098" calcext:value-type="float">
            <text:p>0,21</text:p>
          </table:table-cell>
          <table:table-cell table:formula="of:=([.C327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8]*[.$E$2]" office:value-type="float" office:value="6.7689" calcext:value-type="float">
            <text:p>6,77</text:p>
          </table:table-cell>
          <table:table-cell office:value-type="float" office:value="0.2057" calcext:value-type="float">
            <text:p>0,21</text:p>
          </table:table-cell>
          <table:table-cell table:formula="of:=([.C328]-[.$F$2])*1000" office:value-type="float" office:value="-1.02045454545494" calcext:value-type="float">
            <text:p>-1,0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29]*[.$E$2]" office:value-type="float" office:value="6.7896" calcext:value-type="float">
            <text:p>6,79</text:p>
          </table:table-cell>
          <table:table-cell office:value-type="float" office:value="0.2028" calcext:value-type="float">
            <text:p>0,20</text:p>
          </table:table-cell>
          <table:table-cell table:formula="of:=([.C329]-[.$F$2])*1000" office:value-type="float" office:value="-3.92045454545492" calcext:value-type="float">
            <text:p>-3,9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0]*[.$E$2]" office:value-type="float" office:value="6.8103" calcext:value-type="float">
            <text:p>6,81</text:p>
          </table:table-cell>
          <table:table-cell office:value-type="float" office:value="0.2048" calcext:value-type="float">
            <text:p>0,20</text:p>
          </table:table-cell>
          <table:table-cell table:formula="of:=([.C330]-[.$F$2])*1000" office:value-type="float" office:value="-1.92045454545492" calcext:value-type="float">
            <text:p>-1,9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1]*[.$E$2]" office:value-type="float" office:value="6.831" calcext:value-type="float">
            <text:p>6,83</text:p>
          </table:table-cell>
          <table:table-cell office:value-type="float" office:value="0.2063" calcext:value-type="float">
            <text:p>0,21</text:p>
          </table:table-cell>
          <table:table-cell table:formula="of:=([.C331]-[.$F$2])*1000" office:value-type="float" office:value="-0.420454545454918" calcext:value-type="float">
            <text:p>-0,4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2]*[.$E$2]" office:value-type="float" office:value="6.8517" calcext:value-type="float">
            <text:p>6,85</text:p>
          </table:table-cell>
          <table:table-cell office:value-type="float" office:value="0.2064" calcext:value-type="float">
            <text:p>0,21</text:p>
          </table:table-cell>
          <table:table-cell table:formula="of:=([.C332]-[.$F$2])*1000" office:value-type="float" office:value="-0.320454545454929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3]*[.$E$2]" office:value-type="float" office:value="6.8724" calcext:value-type="float">
            <text:p>6,87</text:p>
          </table:table-cell>
          <table:table-cell office:value-type="float" office:value="0.2101" calcext:value-type="float">
            <text:p>0,21</text:p>
          </table:table-cell>
          <table:table-cell table:formula="of:=([.C333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4]*[.$E$2]" office:value-type="float" office:value="6.8931" calcext:value-type="float">
            <text:p>6,89</text:p>
          </table:table-cell>
          <table:table-cell office:value-type="float" office:value="0.2112" calcext:value-type="float">
            <text:p>0,21</text:p>
          </table:table-cell>
          <table:table-cell table:formula="of:=([.C334]-[.$F$2])*1000" office:value-type="float" office:value="4.47954545454507" calcext:value-type="float">
            <text:p>4,4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5]*[.$E$2]" office:value-type="float" office:value="6.9138" calcext:value-type="float">
            <text:p>6,91</text:p>
          </table:table-cell>
          <table:table-cell office:value-type="float" office:value="0.2108" calcext:value-type="float">
            <text:p>0,21</text:p>
          </table:table-cell>
          <table:table-cell table:formula="of:=([.C335]-[.$F$2])*1000" office:value-type="float" office:value="4.07954545454506" calcext:value-type="float">
            <text:p>4,0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6]*[.$E$2]" office:value-type="float" office:value="6.9345" calcext:value-type="float">
            <text:p>6,93</text:p>
          </table:table-cell>
          <table:table-cell office:value-type="float" office:value="0.2084" calcext:value-type="float">
            <text:p>0,21</text:p>
          </table:table-cell>
          <table:table-cell table:formula="of:=([.C336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7]*[.$E$2]" office:value-type="float" office:value="6.9552" calcext:value-type="float">
            <text:p>6,96</text:p>
          </table:table-cell>
          <table:table-cell office:value-type="float" office:value="0.2046" calcext:value-type="float">
            <text:p>0,20</text:p>
          </table:table-cell>
          <table:table-cell table:formula="of:=([.C337]-[.$F$2])*1000" office:value-type="float" office:value="-2.12045454545493" calcext:value-type="float">
            <text:p>-2,1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8]*[.$E$2]" office:value-type="float" office:value="6.9759" calcext:value-type="float">
            <text:p>6,98</text:p>
          </table:table-cell>
          <table:table-cell office:value-type="float" office:value="0.2037" calcext:value-type="float">
            <text:p>0,20</text:p>
          </table:table-cell>
          <table:table-cell table:formula="of:=([.C338]-[.$F$2])*1000" office:value-type="float" office:value="-3.02045454545494" calcext:value-type="float">
            <text:p>-3,0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39]*[.$E$2]" office:value-type="float" office:value="6.9966" calcext:value-type="float">
            <text:p>7,00</text:p>
          </table:table-cell>
          <table:table-cell office:value-type="float" office:value="0.2076" calcext:value-type="float">
            <text:p>0,21</text:p>
          </table:table-cell>
          <table:table-cell table:formula="of:=([.C339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0]*[.$E$2]" office:value-type="float" office:value="7.0173" calcext:value-type="float">
            <text:p>7,02</text:p>
          </table:table-cell>
          <table:table-cell office:value-type="float" office:value="0.2098" calcext:value-type="float">
            <text:p>0,21</text:p>
          </table:table-cell>
          <table:table-cell table:formula="of:=([.C340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1]*[.$E$2]" office:value-type="float" office:value="7.038" calcext:value-type="float">
            <text:p>7,04</text:p>
          </table:table-cell>
          <table:table-cell office:value-type="float" office:value="0.2083" calcext:value-type="float">
            <text:p>0,21</text:p>
          </table:table-cell>
          <table:table-cell table:formula="of:=([.C341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2]*[.$E$2]" office:value-type="float" office:value="7.0587" calcext:value-type="float">
            <text:p>7,06</text:p>
          </table:table-cell>
          <table:table-cell office:value-type="float" office:value="0.2076" calcext:value-type="float">
            <text:p>0,21</text:p>
          </table:table-cell>
          <table:table-cell table:formula="of:=([.C342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3]*[.$E$2]" office:value-type="float" office:value="7.0794" calcext:value-type="float">
            <text:p>7,08</text:p>
          </table:table-cell>
          <table:table-cell office:value-type="float" office:value="0.2097" calcext:value-type="float">
            <text:p>0,21</text:p>
          </table:table-cell>
          <table:table-cell table:formula="of:=([.C343]-[.$F$2])*1000" office:value-type="float" office:value="2.97954545454507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4]*[.$E$2]" office:value-type="float" office:value="7.1001" calcext:value-type="float">
            <text:p>7,10</text:p>
          </table:table-cell>
          <table:table-cell office:value-type="float" office:value="0.2096" calcext:value-type="float">
            <text:p>0,21</text:p>
          </table:table-cell>
          <table:table-cell table:formula="of:=([.C344]-[.$F$2])*1000" office:value-type="float" office:value="2.87954545454508" calcext:value-type="float">
            <text:p>2,8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5]*[.$E$2]" office:value-type="float" office:value="7.1208" calcext:value-type="float">
            <text:p>7,12</text:p>
          </table:table-cell>
          <table:table-cell office:value-type="float" office:value="0.2067" calcext:value-type="float">
            <text:p>0,21</text:p>
          </table:table-cell>
          <table:table-cell table:formula="of:=([.C345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6]*[.$E$2]" office:value-type="float" office:value="7.1415" calcext:value-type="float">
            <text:p>7,14</text:p>
          </table:table-cell>
          <table:table-cell office:value-type="float" office:value="0.206" calcext:value-type="float">
            <text:p>0,21</text:p>
          </table:table-cell>
          <table:table-cell table:formula="of:=([.C346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7]*[.$E$2]" office:value-type="float" office:value="7.1622" calcext:value-type="float">
            <text:p>7,16</text:p>
          </table:table-cell>
          <table:table-cell office:value-type="float" office:value="0.2051" calcext:value-type="float">
            <text:p>0,21</text:p>
          </table:table-cell>
          <table:table-cell table:formula="of:=([.C347]-[.$F$2])*1000" office:value-type="float" office:value="-1.62045454545492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8]*[.$E$2]" office:value-type="float" office:value="7.1829" calcext:value-type="float">
            <text:p>7,18</text:p>
          </table:table-cell>
          <table:table-cell office:value-type="float" office:value="0.207" calcext:value-type="float">
            <text:p>0,21</text:p>
          </table:table-cell>
          <table:table-cell table:formula="of:=([.C348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49]*[.$E$2]" office:value-type="float" office:value="7.2036" calcext:value-type="float">
            <text:p>7,20</text:p>
          </table:table-cell>
          <table:table-cell office:value-type="float" office:value="0.2092" calcext:value-type="float">
            <text:p>0,21</text:p>
          </table:table-cell>
          <table:table-cell table:formula="of:=([.C349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0]*[.$E$2]" office:value-type="float" office:value="7.2243" calcext:value-type="float">
            <text:p>7,22</text:p>
          </table:table-cell>
          <table:table-cell office:value-type="float" office:value="0.2103" calcext:value-type="float">
            <text:p>0,21</text:p>
          </table:table-cell>
          <table:table-cell table:formula="of:=([.C350]-[.$F$2])*1000" office:value-type="float" office:value="3.57954545454506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1]*[.$E$2]" office:value-type="float" office:value="7.245" calcext:value-type="float">
            <text:p>7,25</text:p>
          </table:table-cell>
          <table:table-cell office:value-type="float" office:value="0.2082" calcext:value-type="float">
            <text:p>0,21</text:p>
          </table:table-cell>
          <table:table-cell table:formula="of:=([.C351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2]*[.$E$2]" office:value-type="float" office:value="7.2657" calcext:value-type="float">
            <text:p>7,27</text:p>
          </table:table-cell>
          <table:table-cell office:value-type="float" office:value="0.2062" calcext:value-type="float">
            <text:p>0,21</text:p>
          </table:table-cell>
          <table:table-cell table:formula="of:=([.C352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3]*[.$E$2]" office:value-type="float" office:value="7.2864" calcext:value-type="float">
            <text:p>7,29</text:p>
          </table:table-cell>
          <table:table-cell office:value-type="float" office:value="0.2057" calcext:value-type="float">
            <text:p>0,21</text:p>
          </table:table-cell>
          <table:table-cell table:formula="of:=([.C353]-[.$F$2])*1000" office:value-type="float" office:value="-1.02045454545494" calcext:value-type="float">
            <text:p>-1,0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4]*[.$E$2]" office:value-type="float" office:value="7.3071" calcext:value-type="float">
            <text:p>7,31</text:p>
          </table:table-cell>
          <table:table-cell office:value-type="float" office:value="0.2089" calcext:value-type="float">
            <text:p>0,21</text:p>
          </table:table-cell>
          <table:table-cell table:formula="of:=([.C354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5]*[.$E$2]" office:value-type="float" office:value="7.3278" calcext:value-type="float">
            <text:p>7,33</text:p>
          </table:table-cell>
          <table:table-cell office:value-type="float" office:value="0.2123" calcext:value-type="float">
            <text:p>0,21</text:p>
          </table:table-cell>
          <table:table-cell table:formula="of:=([.C355]-[.$F$2])*1000" office:value-type="float" office:value="5.57954545454506" calcext:value-type="float">
            <text:p>5,5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6]*[.$E$2]" office:value-type="float" office:value="7.3485" calcext:value-type="float">
            <text:p>7,35</text:p>
          </table:table-cell>
          <table:table-cell office:value-type="float" office:value="0.2152" calcext:value-type="float">
            <text:p>0,22</text:p>
          </table:table-cell>
          <table:table-cell table:formula="of:=([.C356]-[.$F$2])*1000" office:value-type="float" office:value="8.47954545454507" calcext:value-type="float">
            <text:p>8,4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7]*[.$E$2]" office:value-type="float" office:value="7.3692" calcext:value-type="float">
            <text:p>7,37</text:p>
          </table:table-cell>
          <table:table-cell office:value-type="float" office:value="0.2116" calcext:value-type="float">
            <text:p>0,21</text:p>
          </table:table-cell>
          <table:table-cell table:formula="of:=([.C357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8]*[.$E$2]" office:value-type="float" office:value="7.3899" calcext:value-type="float">
            <text:p>7,39</text:p>
          </table:table-cell>
          <table:table-cell office:value-type="float" office:value="0.206" calcext:value-type="float">
            <text:p>0,21</text:p>
          </table:table-cell>
          <table:table-cell table:formula="of:=([.C358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59]*[.$E$2]" office:value-type="float" office:value="7.4106" calcext:value-type="float">
            <text:p>7,41</text:p>
          </table:table-cell>
          <table:table-cell office:value-type="float" office:value="0.2041" calcext:value-type="float">
            <text:p>0,20</text:p>
          </table:table-cell>
          <table:table-cell table:formula="of:=([.C359]-[.$F$2])*1000" office:value-type="float" office:value="-2.62045454545493" calcext:value-type="float">
            <text:p>-2,6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0]*[.$E$2]" office:value-type="float" office:value="7.4313" calcext:value-type="float">
            <text:p>7,43</text:p>
          </table:table-cell>
          <table:table-cell office:value-type="float" office:value="0.2024" calcext:value-type="float">
            <text:p>0,20</text:p>
          </table:table-cell>
          <table:table-cell table:formula="of:=([.C360]-[.$F$2])*1000" office:value-type="float" office:value="-4.32045454545493" calcext:value-type="float">
            <text:p>-4,3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1]*[.$E$2]" office:value-type="float" office:value="7.452" calcext:value-type="float">
            <text:p>7,45</text:p>
          </table:table-cell>
          <table:table-cell office:value-type="float" office:value="0.2018" calcext:value-type="float">
            <text:p>0,20</text:p>
          </table:table-cell>
          <table:table-cell table:formula="of:=([.C361]-[.$F$2])*1000" office:value-type="float" office:value="-4.92045454545492" calcext:value-type="float">
            <text:p>-4,9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2]*[.$E$2]" office:value-type="float" office:value="7.4727" calcext:value-type="float">
            <text:p>7,47</text:p>
          </table:table-cell>
          <table:table-cell office:value-type="float" office:value="0.2052" calcext:value-type="float">
            <text:p>0,21</text:p>
          </table:table-cell>
          <table:table-cell table:formula="of:=([.C362]-[.$F$2])*1000" office:value-type="float" office:value="-1.52045454545494" calcext:value-type="float">
            <text:p>-1,52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3]*[.$E$2]" office:value-type="float" office:value="7.4934" calcext:value-type="float">
            <text:p>7,49</text:p>
          </table:table-cell>
          <table:table-cell office:value-type="float" office:value="0.21" calcext:value-type="float">
            <text:p>0,21</text:p>
          </table:table-cell>
          <table:table-cell table:formula="of:=([.C363]-[.$F$2])*1000" office:value-type="float" office:value="3.27954545454506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4]*[.$E$2]" office:value-type="float" office:value="7.5141" calcext:value-type="float">
            <text:p>7,51</text:p>
          </table:table-cell>
          <table:table-cell office:value-type="float" office:value="0.2127" calcext:value-type="float">
            <text:p>0,21</text:p>
          </table:table-cell>
          <table:table-cell table:formula="of:=([.C364]-[.$F$2])*1000" office:value-type="float" office:value="5.97954545454507" calcext:value-type="float">
            <text:p>5,9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5]*[.$E$2]" office:value-type="float" office:value="7.5348" calcext:value-type="float">
            <text:p>7,53</text:p>
          </table:table-cell>
          <table:table-cell office:value-type="float" office:value="0.2074" calcext:value-type="float">
            <text:p>0,21</text:p>
          </table:table-cell>
          <table:table-cell table:formula="of:=([.C365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6]*[.$E$2]" office:value-type="float" office:value="7.5555" calcext:value-type="float">
            <text:p>7,56</text:p>
          </table:table-cell>
          <table:table-cell office:value-type="float" office:value="0.204" calcext:value-type="float">
            <text:p>0,20</text:p>
          </table:table-cell>
          <table:table-cell table:formula="of:=([.C366]-[.$F$2])*1000" office:value-type="float" office:value="-2.72045454545494" calcext:value-type="float">
            <text:p>-2,7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7]*[.$E$2]" office:value-type="float" office:value="7.5762" calcext:value-type="float">
            <text:p>7,58</text:p>
          </table:table-cell>
          <table:table-cell office:value-type="float" office:value="0.205" calcext:value-type="float">
            <text:p>0,21</text:p>
          </table:table-cell>
          <table:table-cell table:formula="of:=([.C367]-[.$F$2])*1000" office:value-type="float" office:value="-1.72045454545494" calcext:value-type="float">
            <text:p>-1,7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8]*[.$E$2]" office:value-type="float" office:value="7.5969" calcext:value-type="float">
            <text:p>7,60</text:p>
          </table:table-cell>
          <table:table-cell office:value-type="float" office:value="0.2026" calcext:value-type="float">
            <text:p>0,20</text:p>
          </table:table-cell>
          <table:table-cell table:formula="of:=([.C368]-[.$F$2])*1000" office:value-type="float" office:value="-4.12045454545493" calcext:value-type="float">
            <text:p>-4,1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69]*[.$E$2]" office:value-type="float" office:value="7.6176" calcext:value-type="float">
            <text:p>7,62</text:p>
          </table:table-cell>
          <table:table-cell office:value-type="float" office:value="0.2049" calcext:value-type="float">
            <text:p>0,20</text:p>
          </table:table-cell>
          <table:table-cell table:formula="of:=([.C369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0]*[.$E$2]" office:value-type="float" office:value="7.6383" calcext:value-type="float">
            <text:p>7,64</text:p>
          </table:table-cell>
          <table:table-cell office:value-type="float" office:value="0.2036" calcext:value-type="float">
            <text:p>0,20</text:p>
          </table:table-cell>
          <table:table-cell table:formula="of:=([.C370]-[.$F$2])*1000" office:value-type="float" office:value="-3.12045454545493" calcext:value-type="float">
            <text:p>-3,12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1]*[.$E$2]" office:value-type="float" office:value="7.659" calcext:value-type="float">
            <text:p>7,66</text:p>
          </table:table-cell>
          <table:table-cell office:value-type="float" office:value="0.2038" calcext:value-type="float">
            <text:p>0,20</text:p>
          </table:table-cell>
          <table:table-cell table:formula="of:=([.C371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2]*[.$E$2]" office:value-type="float" office:value="7.6797" calcext:value-type="float">
            <text:p>7,68</text:p>
          </table:table-cell>
          <table:table-cell office:value-type="float" office:value="0.2083" calcext:value-type="float">
            <text:p>0,21</text:p>
          </table:table-cell>
          <table:table-cell table:formula="of:=([.C372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3]*[.$E$2]" office:value-type="float" office:value="7.7004" calcext:value-type="float">
            <text:p>7,70</text:p>
          </table:table-cell>
          <table:table-cell office:value-type="float" office:value="0.2082" calcext:value-type="float">
            <text:p>0,21</text:p>
          </table:table-cell>
          <table:table-cell table:formula="of:=([.C373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4]*[.$E$2]" office:value-type="float" office:value="7.7211" calcext:value-type="float">
            <text:p>7,72</text:p>
          </table:table-cell>
          <table:table-cell office:value-type="float" office:value="0.2089" calcext:value-type="float">
            <text:p>0,21</text:p>
          </table:table-cell>
          <table:table-cell table:formula="of:=([.C374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5]*[.$E$2]" office:value-type="float" office:value="7.7418" calcext:value-type="float">
            <text:p>7,74</text:p>
          </table:table-cell>
          <table:table-cell office:value-type="float" office:value="0.2097" calcext:value-type="float">
            <text:p>0,21</text:p>
          </table:table-cell>
          <table:table-cell table:formula="of:=([.C375]-[.$F$2])*1000" office:value-type="float" office:value="2.97954545454507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6]*[.$E$2]" office:value-type="float" office:value="7.7625" calcext:value-type="float">
            <text:p>7,76</text:p>
          </table:table-cell>
          <table:table-cell office:value-type="float" office:value="0.2082" calcext:value-type="float">
            <text:p>0,21</text:p>
          </table:table-cell>
          <table:table-cell table:formula="of:=([.C376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7]*[.$E$2]" office:value-type="float" office:value="7.7832" calcext:value-type="float">
            <text:p>7,78</text:p>
          </table:table-cell>
          <table:table-cell office:value-type="float" office:value="0.2064" calcext:value-type="float">
            <text:p>0,21</text:p>
          </table:table-cell>
          <table:table-cell table:formula="of:=([.C377]-[.$F$2])*1000" office:value-type="float" office:value="-0.320454545454929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8]*[.$E$2]" office:value-type="float" office:value="7.8039" calcext:value-type="float">
            <text:p>7,80</text:p>
          </table:table-cell>
          <table:table-cell office:value-type="float" office:value="0.2039" calcext:value-type="float">
            <text:p>0,20</text:p>
          </table:table-cell>
          <table:table-cell table:formula="of:=([.C378]-[.$F$2])*1000" office:value-type="float" office:value="-2.82045454545493" calcext:value-type="float">
            <text:p>-2,8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79]*[.$E$2]" office:value-type="float" office:value="7.8246" calcext:value-type="float">
            <text:p>7,82</text:p>
          </table:table-cell>
          <table:table-cell office:value-type="float" office:value="0.2068" calcext:value-type="float">
            <text:p>0,21</text:p>
          </table:table-cell>
          <table:table-cell table:formula="of:=([.C379]-[.$F$2])*1000" office:value-type="float" office:value="0.0795454545450824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0]*[.$E$2]" office:value-type="float" office:value="7.8453" calcext:value-type="float">
            <text:p>7,85</text:p>
          </table:table-cell>
          <table:table-cell office:value-type="float" office:value="0.2101" calcext:value-type="float">
            <text:p>0,21</text:p>
          </table:table-cell>
          <table:table-cell table:formula="of:=([.C380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1]*[.$E$2]" office:value-type="float" office:value="7.866" calcext:value-type="float">
            <text:p>7,87</text:p>
          </table:table-cell>
          <table:table-cell office:value-type="float" office:value="0.2081" calcext:value-type="float">
            <text:p>0,21</text:p>
          </table:table-cell>
          <table:table-cell table:formula="of:=([.C381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2]*[.$E$2]" office:value-type="float" office:value="7.8867" calcext:value-type="float">
            <text:p>7,89</text:p>
          </table:table-cell>
          <table:table-cell office:value-type="float" office:value="0.2056" calcext:value-type="float">
            <text:p>0,21</text:p>
          </table:table-cell>
          <table:table-cell table:formula="of:=([.C382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3]*[.$E$2]" office:value-type="float" office:value="7.9074" calcext:value-type="float">
            <text:p>7,91</text:p>
          </table:table-cell>
          <table:table-cell office:value-type="float" office:value="0.203" calcext:value-type="float">
            <text:p>0,20</text:p>
          </table:table-cell>
          <table:table-cell table:formula="of:=([.C383]-[.$F$2])*1000" office:value-type="float" office:value="-3.72045454545492" calcext:value-type="float">
            <text:p>-3,7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4]*[.$E$2]" office:value-type="float" office:value="7.9281" calcext:value-type="float">
            <text:p>7,93</text:p>
          </table:table-cell>
          <table:table-cell office:value-type="float" office:value="0.2048" calcext:value-type="float">
            <text:p>0,20</text:p>
          </table:table-cell>
          <table:table-cell table:formula="of:=([.C384]-[.$F$2])*1000" office:value-type="float" office:value="-1.92045454545492" calcext:value-type="float">
            <text:p>-1,9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5]*[.$E$2]" office:value-type="float" office:value="7.9488" calcext:value-type="float">
            <text:p>7,95</text:p>
          </table:table-cell>
          <table:table-cell office:value-type="float" office:value="0.2085" calcext:value-type="float">
            <text:p>0,21</text:p>
          </table:table-cell>
          <table:table-cell table:formula="of:=([.C385]-[.$F$2])*1000" office:value-type="float" office:value="1.77954545454506" calcext:value-type="float">
            <text:p>1,7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6]*[.$E$2]" office:value-type="float" office:value="7.9695" calcext:value-type="float">
            <text:p>7,97</text:p>
          </table:table-cell>
          <table:table-cell office:value-type="float" office:value="0.2053" calcext:value-type="float">
            <text:p>0,21</text:p>
          </table:table-cell>
          <table:table-cell table:formula="of:=([.C386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7]*[.$E$2]" office:value-type="float" office:value="7.9902" calcext:value-type="float">
            <text:p>7,99</text:p>
          </table:table-cell>
          <table:table-cell office:value-type="float" office:value="0.2018" calcext:value-type="float">
            <text:p>0,20</text:p>
          </table:table-cell>
          <table:table-cell table:formula="of:=([.C387]-[.$F$2])*1000" office:value-type="float" office:value="-4.92045454545492" calcext:value-type="float">
            <text:p>-4,9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8]*[.$E$2]" office:value-type="float" office:value="8.0109" calcext:value-type="float">
            <text:p>8,01</text:p>
          </table:table-cell>
          <table:table-cell office:value-type="float" office:value="0.2" calcext:value-type="float">
            <text:p>0,20</text:p>
          </table:table-cell>
          <table:table-cell table:formula="of:=([.C388]-[.$F$2])*1000" office:value-type="float" office:value="-6.72045454545492" calcext:value-type="float">
            <text:p>-6,7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89]*[.$E$2]" office:value-type="float" office:value="8.0316" calcext:value-type="float">
            <text:p>8,03</text:p>
          </table:table-cell>
          <table:table-cell office:value-type="float" office:value="0.2001" calcext:value-type="float">
            <text:p>0,20</text:p>
          </table:table-cell>
          <table:table-cell table:formula="of:=([.C389]-[.$F$2])*1000" office:value-type="float" office:value="-6.62045454545493" calcext:value-type="float">
            <text:p>-6,6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0]*[.$E$2]" office:value-type="float" office:value="8.0523" calcext:value-type="float">
            <text:p>8,05</text:p>
          </table:table-cell>
          <table:table-cell office:value-type="float" office:value="0.2017" calcext:value-type="float">
            <text:p>0,20</text:p>
          </table:table-cell>
          <table:table-cell table:formula="of:=([.C390]-[.$F$2])*1000" office:value-type="float" office:value="-5.02045454545494" calcext:value-type="float">
            <text:p>-5,0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1]*[.$E$2]" office:value-type="float" office:value="8.073" calcext:value-type="float">
            <text:p>8,07</text:p>
          </table:table-cell>
          <table:table-cell office:value-type="float" office:value="0.2009" calcext:value-type="float">
            <text:p>0,20</text:p>
          </table:table-cell>
          <table:table-cell table:formula="of:=([.C391]-[.$F$2])*1000" office:value-type="float" office:value="-5.82045454545493" calcext:value-type="float">
            <text:p>-5,8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2]*[.$E$2]" office:value-type="float" office:value="8.0937" calcext:value-type="float">
            <text:p>8,09</text:p>
          </table:table-cell>
          <table:table-cell office:value-type="float" office:value="0.2036" calcext:value-type="float">
            <text:p>0,20</text:p>
          </table:table-cell>
          <table:table-cell table:formula="of:=([.C392]-[.$F$2])*1000" office:value-type="float" office:value="-3.12045454545493" calcext:value-type="float">
            <text:p>-3,1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3]*[.$E$2]" office:value-type="float" office:value="8.1144" calcext:value-type="float">
            <text:p>8,11</text:p>
          </table:table-cell>
          <table:table-cell office:value-type="float" office:value="0.2038" calcext:value-type="float">
            <text:p>0,20</text:p>
          </table:table-cell>
          <table:table-cell table:formula="of:=([.C393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4]*[.$E$2]" office:value-type="float" office:value="8.1351" calcext:value-type="float">
            <text:p>8,14</text:p>
          </table:table-cell>
          <table:table-cell office:value-type="float" office:value="0.2007" calcext:value-type="float">
            <text:p>0,20</text:p>
          </table:table-cell>
          <table:table-cell table:formula="of:=([.C394]-[.$F$2])*1000" office:value-type="float" office:value="-6.02045454545494" calcext:value-type="float">
            <text:p>-6,0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5]*[.$E$2]" office:value-type="float" office:value="8.1558" calcext:value-type="float">
            <text:p>8,16</text:p>
          </table:table-cell>
          <table:table-cell office:value-type="float" office:value="0.2042" calcext:value-type="float">
            <text:p>0,20</text:p>
          </table:table-cell>
          <table:table-cell table:formula="of:=([.C395]-[.$F$2])*1000" office:value-type="float" office:value="-2.52045454545494" calcext:value-type="float">
            <text:p>-2,5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6]*[.$E$2]" office:value-type="float" office:value="8.1765" calcext:value-type="float">
            <text:p>8,18</text:p>
          </table:table-cell>
          <table:table-cell office:value-type="float" office:value="0.2088" calcext:value-type="float">
            <text:p>0,21</text:p>
          </table:table-cell>
          <table:table-cell table:formula="of:=([.C396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7]*[.$E$2]" office:value-type="float" office:value="8.1972" calcext:value-type="float">
            <text:p>8,20</text:p>
          </table:table-cell>
          <table:table-cell office:value-type="float" office:value="0.2096" calcext:value-type="float">
            <text:p>0,21</text:p>
          </table:table-cell>
          <table:table-cell table:formula="of:=([.C397]-[.$F$2])*1000" office:value-type="float" office:value="2.87954545454508" calcext:value-type="float">
            <text:p>2,8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8]*[.$E$2]" office:value-type="float" office:value="8.2179" calcext:value-type="float">
            <text:p>8,22</text:p>
          </table:table-cell>
          <table:table-cell office:value-type="float" office:value="0.2059" calcext:value-type="float">
            <text:p>0,21</text:p>
          </table:table-cell>
          <table:table-cell table:formula="of:=([.C398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399]*[.$E$2]" office:value-type="float" office:value="8.2386" calcext:value-type="float">
            <text:p>8,24</text:p>
          </table:table-cell>
          <table:table-cell office:value-type="float" office:value="0.2044" calcext:value-type="float">
            <text:p>0,20</text:p>
          </table:table-cell>
          <table:table-cell table:formula="of:=([.C399]-[.$F$2])*1000" office:value-type="float" office:value="-2.32045454545493" calcext:value-type="float">
            <text:p>-2,3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0]*[.$E$2]" office:value-type="float" office:value="8.2593" calcext:value-type="float">
            <text:p>8,26</text:p>
          </table:table-cell>
          <table:table-cell office:value-type="float" office:value="0.208" calcext:value-type="float">
            <text:p>0,21</text:p>
          </table:table-cell>
          <table:table-cell table:formula="of:=([.C400]-[.$F$2])*1000" office:value-type="float" office:value="1.27954545454506" calcext:value-type="float">
            <text:p>1,2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1]*[.$E$2]" office:value-type="float" office:value="8.28" calcext:value-type="float">
            <text:p>8,28</text:p>
          </table:table-cell>
          <table:table-cell office:value-type="float" office:value="0.2119" calcext:value-type="float">
            <text:p>0,21</text:p>
          </table:table-cell>
          <table:table-cell table:formula="of:=([.C401]-[.$F$2])*1000" office:value-type="float" office:value="5.17954545454508" calcext:value-type="float">
            <text:p>5,1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2]*[.$E$2]" office:value-type="float" office:value="8.3007" calcext:value-type="float">
            <text:p>8,30</text:p>
          </table:table-cell>
          <table:table-cell office:value-type="float" office:value="0.2084" calcext:value-type="float">
            <text:p>0,21</text:p>
          </table:table-cell>
          <table:table-cell table:formula="of:=([.C402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3]*[.$E$2]" office:value-type="float" office:value="8.3214" calcext:value-type="float">
            <text:p>8,32</text:p>
          </table:table-cell>
          <table:table-cell office:value-type="float" office:value="0.2032" calcext:value-type="float">
            <text:p>0,20</text:p>
          </table:table-cell>
          <table:table-cell table:formula="of:=([.C403]-[.$F$2])*1000" office:value-type="float" office:value="-3.52045454545494" calcext:value-type="float">
            <text:p>-3,5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4]*[.$E$2]" office:value-type="float" office:value="8.3421" calcext:value-type="float">
            <text:p>8,34</text:p>
          </table:table-cell>
          <table:table-cell office:value-type="float" office:value="0.2049" calcext:value-type="float">
            <text:p>0,20</text:p>
          </table:table-cell>
          <table:table-cell table:formula="of:=([.C404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5]*[.$E$2]" office:value-type="float" office:value="8.3628" calcext:value-type="float">
            <text:p>8,36</text:p>
          </table:table-cell>
          <table:table-cell office:value-type="float" office:value="0.2103" calcext:value-type="float">
            <text:p>0,21</text:p>
          </table:table-cell>
          <table:table-cell table:formula="of:=([.C405]-[.$F$2])*1000" office:value-type="float" office:value="3.57954545454506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6]*[.$E$2]" office:value-type="float" office:value="8.3835" calcext:value-type="float">
            <text:p>8,38</text:p>
          </table:table-cell>
          <table:table-cell office:value-type="float" office:value="0.21" calcext:value-type="float">
            <text:p>0,21</text:p>
          </table:table-cell>
          <table:table-cell table:formula="of:=([.C406]-[.$F$2])*1000" office:value-type="float" office:value="3.27954545454506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7]*[.$E$2]" office:value-type="float" office:value="8.4042" calcext:value-type="float">
            <text:p>8,40</text:p>
          </table:table-cell>
          <table:table-cell office:value-type="float" office:value="0.2074" calcext:value-type="float">
            <text:p>0,21</text:p>
          </table:table-cell>
          <table:table-cell table:formula="of:=([.C407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8]*[.$E$2]" office:value-type="float" office:value="8.4249" calcext:value-type="float">
            <text:p>8,42</text:p>
          </table:table-cell>
          <table:table-cell office:value-type="float" office:value="0.2076" calcext:value-type="float">
            <text:p>0,21</text:p>
          </table:table-cell>
          <table:table-cell table:formula="of:=([.C408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09]*[.$E$2]" office:value-type="float" office:value="8.4456" calcext:value-type="float">
            <text:p>8,45</text:p>
          </table:table-cell>
          <table:table-cell office:value-type="float" office:value="0.2072" calcext:value-type="float">
            <text:p>0,21</text:p>
          </table:table-cell>
          <table:table-cell table:formula="of:=([.C409]-[.$F$2])*1000" office:value-type="float" office:value="0.479545454545066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0]*[.$E$2]" office:value-type="float" office:value="8.4663" calcext:value-type="float">
            <text:p>8,47</text:p>
          </table:table-cell>
          <table:table-cell office:value-type="float" office:value="0.2099" calcext:value-type="float">
            <text:p>0,21</text:p>
          </table:table-cell>
          <table:table-cell table:formula="of:=([.C410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1]*[.$E$2]" office:value-type="float" office:value="8.487" calcext:value-type="float">
            <text:p>8,49</text:p>
          </table:table-cell>
          <table:table-cell office:value-type="float" office:value="0.2116" calcext:value-type="float">
            <text:p>0,21</text:p>
          </table:table-cell>
          <table:table-cell table:formula="of:=([.C411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2]*[.$E$2]" office:value-type="float" office:value="8.5077" calcext:value-type="float">
            <text:p>8,51</text:p>
          </table:table-cell>
          <table:table-cell office:value-type="float" office:value="0.2102" calcext:value-type="float">
            <text:p>0,21</text:p>
          </table:table-cell>
          <table:table-cell table:formula="of:=([.C412]-[.$F$2])*1000" office:value-type="float" office:value="3.47954545454507" calcext:value-type="float">
            <text:p>3,4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3]*[.$E$2]" office:value-type="float" office:value="8.5284" calcext:value-type="float">
            <text:p>8,53</text:p>
          </table:table-cell>
          <table:table-cell office:value-type="float" office:value="0.2114" calcext:value-type="float">
            <text:p>0,21</text:p>
          </table:table-cell>
          <table:table-cell table:formula="of:=([.C413]-[.$F$2])*1000" office:value-type="float" office:value="4.67954545454508" calcext:value-type="float">
            <text:p>4,6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4]*[.$E$2]" office:value-type="float" office:value="8.5491" calcext:value-type="float">
            <text:p>8,55</text:p>
          </table:table-cell>
          <table:table-cell office:value-type="float" office:value="0.2091" calcext:value-type="float">
            <text:p>0,21</text:p>
          </table:table-cell>
          <table:table-cell table:formula="of:=([.C414]-[.$F$2])*1000" office:value-type="float" office:value="2.3795454545450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5]*[.$E$2]" office:value-type="float" office:value="8.5698" calcext:value-type="float">
            <text:p>8,57</text:p>
          </table:table-cell>
          <table:table-cell office:value-type="float" office:value="0.2068" calcext:value-type="float">
            <text:p>0,21</text:p>
          </table:table-cell>
          <table:table-cell table:formula="of:=([.C415]-[.$F$2])*1000" office:value-type="float" office:value="0.0795454545450824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6]*[.$E$2]" office:value-type="float" office:value="8.5905" calcext:value-type="float">
            <text:p>8,59</text:p>
          </table:table-cell>
          <table:table-cell office:value-type="float" office:value="0.2086" calcext:value-type="float">
            <text:p>0,21</text:p>
          </table:table-cell>
          <table:table-cell table:formula="of:=([.C416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7]*[.$E$2]" office:value-type="float" office:value="8.6112" calcext:value-type="float">
            <text:p>8,61</text:p>
          </table:table-cell>
          <table:table-cell office:value-type="float" office:value="0.2117" calcext:value-type="float">
            <text:p>0,21</text:p>
          </table:table-cell>
          <table:table-cell table:formula="of:=([.C417]-[.$F$2])*1000" office:value-type="float" office:value="4.97954545454507" calcext:value-type="float">
            <text:p>4,9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8]*[.$E$2]" office:value-type="float" office:value="8.6319" calcext:value-type="float">
            <text:p>8,63</text:p>
          </table:table-cell>
          <table:table-cell office:value-type="float" office:value="0.2113" calcext:value-type="float">
            <text:p>0,21</text:p>
          </table:table-cell>
          <table:table-cell table:formula="of:=([.C418]-[.$F$2])*1000" office:value-type="float" office:value="4.57954545454506" calcext:value-type="float">
            <text:p>4,5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19]*[.$E$2]" office:value-type="float" office:value="8.6526" calcext:value-type="float">
            <text:p>8,65</text:p>
          </table:table-cell>
          <table:table-cell office:value-type="float" office:value="0.2092" calcext:value-type="float">
            <text:p>0,21</text:p>
          </table:table-cell>
          <table:table-cell table:formula="of:=([.C419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0]*[.$E$2]" office:value-type="float" office:value="8.6733" calcext:value-type="float">
            <text:p>8,67</text:p>
          </table:table-cell>
          <table:table-cell office:value-type="float" office:value="0.2081" calcext:value-type="float">
            <text:p>0,21</text:p>
          </table:table-cell>
          <table:table-cell table:formula="of:=([.C420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1]*[.$E$2]" office:value-type="float" office:value="8.694" calcext:value-type="float">
            <text:p>8,69</text:p>
          </table:table-cell>
          <table:table-cell office:value-type="float" office:value="0.2101" calcext:value-type="float">
            <text:p>0,21</text:p>
          </table:table-cell>
          <table:table-cell table:formula="of:=([.C421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2]*[.$E$2]" office:value-type="float" office:value="8.7147" calcext:value-type="float">
            <text:p>8,71</text:p>
          </table:table-cell>
          <table:table-cell office:value-type="float" office:value="0.215" calcext:value-type="float">
            <text:p>0,22</text:p>
          </table:table-cell>
          <table:table-cell table:formula="of:=([.C422]-[.$F$2])*1000" office:value-type="float" office:value="8.27954545454507" calcext:value-type="float">
            <text:p>8,2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3]*[.$E$2]" office:value-type="float" office:value="8.7354" calcext:value-type="float">
            <text:p>8,74</text:p>
          </table:table-cell>
          <table:table-cell office:value-type="float" office:value="0.2159" calcext:value-type="float">
            <text:p>0,22</text:p>
          </table:table-cell>
          <table:table-cell table:formula="of:=([.C423]-[.$F$2])*1000" office:value-type="float" office:value="9.17954545454508" calcext:value-type="float">
            <text:p>9,1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4]*[.$E$2]" office:value-type="float" office:value="8.7561" calcext:value-type="float">
            <text:p>8,76</text:p>
          </table:table-cell>
          <table:table-cell office:value-type="float" office:value="0.2123" calcext:value-type="float">
            <text:p>0,21</text:p>
          </table:table-cell>
          <table:table-cell table:formula="of:=([.C424]-[.$F$2])*1000" office:value-type="float" office:value="5.57954545454506" calcext:value-type="float">
            <text:p>5,5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5]*[.$E$2]" office:value-type="float" office:value="8.7768" calcext:value-type="float">
            <text:p>8,78</text:p>
          </table:table-cell>
          <table:table-cell office:value-type="float" office:value="0.2089" calcext:value-type="float">
            <text:p>0,21</text:p>
          </table:table-cell>
          <table:table-cell table:formula="of:=([.C425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6]*[.$E$2]" office:value-type="float" office:value="8.7975" calcext:value-type="float">
            <text:p>8,80</text:p>
          </table:table-cell>
          <table:table-cell office:value-type="float" office:value="0.2052" calcext:value-type="float">
            <text:p>0,21</text:p>
          </table:table-cell>
          <table:table-cell table:formula="of:=([.C426]-[.$F$2])*1000" office:value-type="float" office:value="-1.52045454545494" calcext:value-type="float">
            <text:p>-1,5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7]*[.$E$2]" office:value-type="float" office:value="8.8182" calcext:value-type="float">
            <text:p>8,82</text:p>
          </table:table-cell>
          <table:table-cell office:value-type="float" office:value="0.2079" calcext:value-type="float">
            <text:p>0,21</text:p>
          </table:table-cell>
          <table:table-cell table:formula="of:=([.C427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8]*[.$E$2]" office:value-type="float" office:value="8.8389" calcext:value-type="float">
            <text:p>8,84</text:p>
          </table:table-cell>
          <table:table-cell office:value-type="float" office:value="0.2088" calcext:value-type="float">
            <text:p>0,21</text:p>
          </table:table-cell>
          <table:table-cell table:formula="of:=([.C428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29]*[.$E$2]" office:value-type="float" office:value="8.8596" calcext:value-type="float">
            <text:p>8,86</text:p>
          </table:table-cell>
          <table:table-cell office:value-type="float" office:value="0.2043" calcext:value-type="float">
            <text:p>0,20</text:p>
          </table:table-cell>
          <table:table-cell table:formula="of:=([.C429]-[.$F$2])*1000" office:value-type="float" office:value="-2.42045454545492" calcext:value-type="float">
            <text:p>-2,4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0]*[.$E$2]" office:value-type="float" office:value="8.8803" calcext:value-type="float">
            <text:p>8,88</text:p>
          </table:table-cell>
          <table:table-cell office:value-type="float" office:value="0.2037" calcext:value-type="float">
            <text:p>0,20</text:p>
          </table:table-cell>
          <table:table-cell table:formula="of:=([.C430]-[.$F$2])*1000" office:value-type="float" office:value="-3.02045454545494" calcext:value-type="float">
            <text:p>-3,02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1]*[.$E$2]" office:value-type="float" office:value="8.901" calcext:value-type="float">
            <text:p>8,90</text:p>
          </table:table-cell>
          <table:table-cell office:value-type="float" office:value="0.2039" calcext:value-type="float">
            <text:p>0,20</text:p>
          </table:table-cell>
          <table:table-cell table:formula="of:=([.C431]-[.$F$2])*1000" office:value-type="float" office:value="-2.82045454545493" calcext:value-type="float">
            <text:p>-2,8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2]*[.$E$2]" office:value-type="float" office:value="8.9217" calcext:value-type="float">
            <text:p>8,92</text:p>
          </table:table-cell>
          <table:table-cell office:value-type="float" office:value="0.2024" calcext:value-type="float">
            <text:p>0,20</text:p>
          </table:table-cell>
          <table:table-cell table:formula="of:=([.C432]-[.$F$2])*1000" office:value-type="float" office:value="-4.32045454545493" calcext:value-type="float">
            <text:p>-4,3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3]*[.$E$2]" office:value-type="float" office:value="8.9424" calcext:value-type="float">
            <text:p>8,94</text:p>
          </table:table-cell>
          <table:table-cell office:value-type="float" office:value="0.2047" calcext:value-type="float">
            <text:p>0,20</text:p>
          </table:table-cell>
          <table:table-cell table:formula="of:=([.C433]-[.$F$2])*1000" office:value-type="float" office:value="-2.02045454545494" calcext:value-type="float">
            <text:p>-2,0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4]*[.$E$2]" office:value-type="float" office:value="8.9631" calcext:value-type="float">
            <text:p>8,96</text:p>
          </table:table-cell>
          <table:table-cell office:value-type="float" office:value="0.2082" calcext:value-type="float">
            <text:p>0,21</text:p>
          </table:table-cell>
          <table:table-cell table:formula="of:=([.C434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5]*[.$E$2]" office:value-type="float" office:value="8.9838" calcext:value-type="float">
            <text:p>8,98</text:p>
          </table:table-cell>
          <table:table-cell office:value-type="float" office:value="0.2088" calcext:value-type="float">
            <text:p>0,21</text:p>
          </table:table-cell>
          <table:table-cell table:formula="of:=([.C435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6]*[.$E$2]" office:value-type="float" office:value="9.0045" calcext:value-type="float">
            <text:p>9,00</text:p>
          </table:table-cell>
          <table:table-cell office:value-type="float" office:value="0.2109" calcext:value-type="float">
            <text:p>0,21</text:p>
          </table:table-cell>
          <table:table-cell table:formula="of:=([.C436]-[.$F$2])*1000" office:value-type="float" office:value="4.17954545454507" calcext:value-type="float">
            <text:p>4,1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7]*[.$E$2]" office:value-type="float" office:value="9.0252" calcext:value-type="float">
            <text:p>9,03</text:p>
          </table:table-cell>
          <table:table-cell office:value-type="float" office:value="0.2089" calcext:value-type="float">
            <text:p>0,21</text:p>
          </table:table-cell>
          <table:table-cell table:formula="of:=([.C437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8]*[.$E$2]" office:value-type="float" office:value="9.0459" calcext:value-type="float">
            <text:p>9,05</text:p>
          </table:table-cell>
          <table:table-cell office:value-type="float" office:value="0.2049" calcext:value-type="float">
            <text:p>0,20</text:p>
          </table:table-cell>
          <table:table-cell table:formula="of:=([.C438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39]*[.$E$2]" office:value-type="float" office:value="9.0666" calcext:value-type="float">
            <text:p>9,07</text:p>
          </table:table-cell>
          <table:table-cell office:value-type="float" office:value="0.2057" calcext:value-type="float">
            <text:p>0,21</text:p>
          </table:table-cell>
          <table:table-cell table:formula="of:=([.C439]-[.$F$2])*1000" office:value-type="float" office:value="-1.02045454545494" calcext:value-type="float">
            <text:p>-1,0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0]*[.$E$2]" office:value-type="float" office:value="9.0873" calcext:value-type="float">
            <text:p>9,09</text:p>
          </table:table-cell>
          <table:table-cell office:value-type="float" office:value="0.2099" calcext:value-type="float">
            <text:p>0,21</text:p>
          </table:table-cell>
          <table:table-cell table:formula="of:=([.C440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1]*[.$E$2]" office:value-type="float" office:value="9.108" calcext:value-type="float">
            <text:p>9,11</text:p>
          </table:table-cell>
          <table:table-cell office:value-type="float" office:value="0.2124" calcext:value-type="float">
            <text:p>0,21</text:p>
          </table:table-cell>
          <table:table-cell table:formula="of:=([.C441]-[.$F$2])*1000" office:value-type="float" office:value="5.67954545454508" calcext:value-type="float">
            <text:p>5,6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2]*[.$E$2]" office:value-type="float" office:value="9.1287" calcext:value-type="float">
            <text:p>9,13</text:p>
          </table:table-cell>
          <table:table-cell office:value-type="float" office:value="0.209" calcext:value-type="float">
            <text:p>0,21</text:p>
          </table:table-cell>
          <table:table-cell table:formula="of:=([.C442]-[.$F$2])*1000" office:value-type="float" office:value="2.27954545454506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3]*[.$E$2]" office:value-type="float" office:value="9.1494" calcext:value-type="float">
            <text:p>9,15</text:p>
          </table:table-cell>
          <table:table-cell office:value-type="float" office:value="0.2026" calcext:value-type="float">
            <text:p>0,20</text:p>
          </table:table-cell>
          <table:table-cell table:formula="of:=([.C443]-[.$F$2])*1000" office:value-type="float" office:value="-4.12045454545493" calcext:value-type="float">
            <text:p>-4,1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4]*[.$E$2]" office:value-type="float" office:value="9.1701" calcext:value-type="float">
            <text:p>9,17</text:p>
          </table:table-cell>
          <table:table-cell office:value-type="float" office:value="0.2003" calcext:value-type="float">
            <text:p>0,20</text:p>
          </table:table-cell>
          <table:table-cell table:formula="of:=([.C444]-[.$F$2])*1000" office:value-type="float" office:value="-6.42045454545492" calcext:value-type="float">
            <text:p>-6,4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5]*[.$E$2]" office:value-type="float" office:value="9.1908" calcext:value-type="float">
            <text:p>9,19</text:p>
          </table:table-cell>
          <table:table-cell office:value-type="float" office:value="0.2008" calcext:value-type="float">
            <text:p>0,20</text:p>
          </table:table-cell>
          <table:table-cell table:formula="of:=([.C445]-[.$F$2])*1000" office:value-type="float" office:value="-5.92045454545492" calcext:value-type="float">
            <text:p>-5,9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6]*[.$E$2]" office:value-type="float" office:value="9.2115" calcext:value-type="float">
            <text:p>9,21</text:p>
          </table:table-cell>
          <table:table-cell office:value-type="float" office:value="0.2031" calcext:value-type="float">
            <text:p>0,20</text:p>
          </table:table-cell>
          <table:table-cell table:formula="of:=([.C446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7]*[.$E$2]" office:value-type="float" office:value="9.2322" calcext:value-type="float">
            <text:p>9,23</text:p>
          </table:table-cell>
          <table:table-cell office:value-type="float" office:value="0.2025" calcext:value-type="float">
            <text:p>0,20</text:p>
          </table:table-cell>
          <table:table-cell table:formula="of:=([.C447]-[.$F$2])*1000" office:value-type="float" office:value="-4.22045454545492" calcext:value-type="float">
            <text:p>-4,2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8]*[.$E$2]" office:value-type="float" office:value="9.2529" calcext:value-type="float">
            <text:p>9,25</text:p>
          </table:table-cell>
          <table:table-cell office:value-type="float" office:value="0.2017" calcext:value-type="float">
            <text:p>0,20</text:p>
          </table:table-cell>
          <table:table-cell table:formula="of:=([.C448]-[.$F$2])*1000" office:value-type="float" office:value="-5.02045454545494" calcext:value-type="float">
            <text:p>-5,0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49]*[.$E$2]" office:value-type="float" office:value="9.2736" calcext:value-type="float">
            <text:p>9,27</text:p>
          </table:table-cell>
          <table:table-cell office:value-type="float" office:value="0.204" calcext:value-type="float">
            <text:p>0,20</text:p>
          </table:table-cell>
          <table:table-cell table:formula="of:=([.C449]-[.$F$2])*1000" office:value-type="float" office:value="-2.72045454545494" calcext:value-type="float">
            <text:p>-2,7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0]*[.$E$2]" office:value-type="float" office:value="9.2943" calcext:value-type="float">
            <text:p>9,29</text:p>
          </table:table-cell>
          <table:table-cell office:value-type="float" office:value="0.2058" calcext:value-type="float">
            <text:p>0,21</text:p>
          </table:table-cell>
          <table:table-cell table:formula="of:=([.C450]-[.$F$2])*1000" office:value-type="float" office:value="-0.920454545454918" calcext:value-type="float">
            <text:p>-0,9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1]*[.$E$2]" office:value-type="float" office:value="9.315" calcext:value-type="float">
            <text:p>9,32</text:p>
          </table:table-cell>
          <table:table-cell office:value-type="float" office:value="0.2056" calcext:value-type="float">
            <text:p>0,21</text:p>
          </table:table-cell>
          <table:table-cell table:formula="of:=([.C451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2]*[.$E$2]" office:value-type="float" office:value="9.3357" calcext:value-type="float">
            <text:p>9,34</text:p>
          </table:table-cell>
          <table:table-cell office:value-type="float" office:value="0.2039" calcext:value-type="float">
            <text:p>0,20</text:p>
          </table:table-cell>
          <table:table-cell table:formula="of:=([.C452]-[.$F$2])*1000" office:value-type="float" office:value="-2.82045454545493" calcext:value-type="float">
            <text:p>-2,8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3]*[.$E$2]" office:value-type="float" office:value="9.3564" calcext:value-type="float">
            <text:p>9,36</text:p>
          </table:table-cell>
          <table:table-cell office:value-type="float" office:value="0.2067" calcext:value-type="float">
            <text:p>0,21</text:p>
          </table:table-cell>
          <table:table-cell table:formula="of:=([.C453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4]*[.$E$2]" office:value-type="float" office:value="9.3771" calcext:value-type="float">
            <text:p>9,38</text:p>
          </table:table-cell>
          <table:table-cell office:value-type="float" office:value="0.2109" calcext:value-type="float">
            <text:p>0,21</text:p>
          </table:table-cell>
          <table:table-cell table:formula="of:=([.C454]-[.$F$2])*1000" office:value-type="float" office:value="4.17954545454507" calcext:value-type="float">
            <text:p>4,1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5]*[.$E$2]" office:value-type="float" office:value="9.3978" calcext:value-type="float">
            <text:p>9,40</text:p>
          </table:table-cell>
          <table:table-cell office:value-type="float" office:value="0.2122" calcext:value-type="float">
            <text:p>0,21</text:p>
          </table:table-cell>
          <table:table-cell table:formula="of:=([.C455]-[.$F$2])*1000" office:value-type="float" office:value="5.47954545454507" calcext:value-type="float">
            <text:p>5,4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6]*[.$E$2]" office:value-type="float" office:value="9.4185" calcext:value-type="float">
            <text:p>9,42</text:p>
          </table:table-cell>
          <table:table-cell office:value-type="float" office:value="0.2105" calcext:value-type="float">
            <text:p>0,21</text:p>
          </table:table-cell>
          <table:table-cell table:formula="of:=([.C456]-[.$F$2])*1000" office:value-type="float" office:value="3.77954545454506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7]*[.$E$2]" office:value-type="float" office:value="9.4392" calcext:value-type="float">
            <text:p>9,44</text:p>
          </table:table-cell>
          <table:table-cell office:value-type="float" office:value="0.2053" calcext:value-type="float">
            <text:p>0,21</text:p>
          </table:table-cell>
          <table:table-cell table:formula="of:=([.C457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8]*[.$E$2]" office:value-type="float" office:value="9.4599" calcext:value-type="float">
            <text:p>9,46</text:p>
          </table:table-cell>
          <table:table-cell office:value-type="float" office:value="0.2047" calcext:value-type="float">
            <text:p>0,20</text:p>
          </table:table-cell>
          <table:table-cell table:formula="of:=([.C458]-[.$F$2])*1000" office:value-type="float" office:value="-2.02045454545494" calcext:value-type="float">
            <text:p>-2,0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59]*[.$E$2]" office:value-type="float" office:value="9.4806" calcext:value-type="float">
            <text:p>9,48</text:p>
          </table:table-cell>
          <table:table-cell office:value-type="float" office:value="0.2059" calcext:value-type="float">
            <text:p>0,21</text:p>
          </table:table-cell>
          <table:table-cell table:formula="of:=([.C459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0]*[.$E$2]" office:value-type="float" office:value="9.5013" calcext:value-type="float">
            <text:p>9,50</text:p>
          </table:table-cell>
          <table:table-cell office:value-type="float" office:value="0.2042" calcext:value-type="float">
            <text:p>0,20</text:p>
          </table:table-cell>
          <table:table-cell table:formula="of:=([.C460]-[.$F$2])*1000" office:value-type="float" office:value="-2.52045454545494" calcext:value-type="float">
            <text:p>-2,5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1]*[.$E$2]" office:value-type="float" office:value="9.522" calcext:value-type="float">
            <text:p>9,52</text:p>
          </table:table-cell>
          <table:table-cell office:value-type="float" office:value="0.2059" calcext:value-type="float">
            <text:p>0,21</text:p>
          </table:table-cell>
          <table:table-cell table:formula="of:=([.C461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2]*[.$E$2]" office:value-type="float" office:value="9.5427" calcext:value-type="float">
            <text:p>9,54</text:p>
          </table:table-cell>
          <table:table-cell office:value-type="float" office:value="0.2064" calcext:value-type="float">
            <text:p>0,21</text:p>
          </table:table-cell>
          <table:table-cell table:formula="of:=([.C462]-[.$F$2])*1000" office:value-type="float" office:value="-0.320454545454929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3]*[.$E$2]" office:value-type="float" office:value="9.5634" calcext:value-type="float">
            <text:p>9,56</text:p>
          </table:table-cell>
          <table:table-cell office:value-type="float" office:value="0.2049" calcext:value-type="float">
            <text:p>0,20</text:p>
          </table:table-cell>
          <table:table-cell table:formula="of:=([.C463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4]*[.$E$2]" office:value-type="float" office:value="9.5841" calcext:value-type="float">
            <text:p>9,58</text:p>
          </table:table-cell>
          <table:table-cell office:value-type="float" office:value="0.205" calcext:value-type="float">
            <text:p>0,21</text:p>
          </table:table-cell>
          <table:table-cell table:formula="of:=([.C464]-[.$F$2])*1000" office:value-type="float" office:value="-1.72045454545494" calcext:value-type="float">
            <text:p>-1,7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5]*[.$E$2]" office:value-type="float" office:value="9.6048" calcext:value-type="float">
            <text:p>9,60</text:p>
          </table:table-cell>
          <table:table-cell office:value-type="float" office:value="0.2038" calcext:value-type="float">
            <text:p>0,20</text:p>
          </table:table-cell>
          <table:table-cell table:formula="of:=([.C465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6]*[.$E$2]" office:value-type="float" office:value="9.6255" calcext:value-type="float">
            <text:p>9,63</text:p>
          </table:table-cell>
          <table:table-cell office:value-type="float" office:value="0.2058" calcext:value-type="float">
            <text:p>0,21</text:p>
          </table:table-cell>
          <table:table-cell table:formula="of:=([.C466]-[.$F$2])*1000" office:value-type="float" office:value="-0.920454545454918" calcext:value-type="float">
            <text:p>-0,92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7]*[.$E$2]" office:value-type="float" office:value="9.6462" calcext:value-type="float">
            <text:p>9,65</text:p>
          </table:table-cell>
          <table:table-cell office:value-type="float" office:value="0.2084" calcext:value-type="float">
            <text:p>0,21</text:p>
          </table:table-cell>
          <table:table-cell table:formula="of:=([.C467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8]*[.$E$2]" office:value-type="float" office:value="9.6669" calcext:value-type="float">
            <text:p>9,67</text:p>
          </table:table-cell>
          <table:table-cell office:value-type="float" office:value="0.2084" calcext:value-type="float">
            <text:p>0,21</text:p>
          </table:table-cell>
          <table:table-cell table:formula="of:=([.C468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69]*[.$E$2]" office:value-type="float" office:value="9.6876" calcext:value-type="float">
            <text:p>9,69</text:p>
          </table:table-cell>
          <table:table-cell office:value-type="float" office:value="0.2095" calcext:value-type="float">
            <text:p>0,21</text:p>
          </table:table-cell>
          <table:table-cell table:formula="of:=([.C469]-[.$F$2])*1000" office:value-type="float" office:value="2.77954545454506" calcext:value-type="float">
            <text:p>2,7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0]*[.$E$2]" office:value-type="float" office:value="9.7083" calcext:value-type="float">
            <text:p>9,71</text:p>
          </table:table-cell>
          <table:table-cell office:value-type="float" office:value="0.2053" calcext:value-type="float">
            <text:p>0,21</text:p>
          </table:table-cell>
          <table:table-cell table:formula="of:=([.C470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1]*[.$E$2]" office:value-type="float" office:value="9.729" calcext:value-type="float">
            <text:p>9,73</text:p>
          </table:table-cell>
          <table:table-cell office:value-type="float" office:value="0.2011" calcext:value-type="float">
            <text:p>0,20</text:p>
          </table:table-cell>
          <table:table-cell table:formula="of:=([.C471]-[.$F$2])*1000" office:value-type="float" office:value="-5.62045454545493" calcext:value-type="float">
            <text:p>-5,6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2]*[.$E$2]" office:value-type="float" office:value="9.7497" calcext:value-type="float">
            <text:p>9,75</text:p>
          </table:table-cell>
          <table:table-cell office:value-type="float" office:value="0.2037" calcext:value-type="float">
            <text:p>0,20</text:p>
          </table:table-cell>
          <table:table-cell table:formula="of:=([.C472]-[.$F$2])*1000" office:value-type="float" office:value="-3.02045454545494" calcext:value-type="float">
            <text:p>-3,0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3]*[.$E$2]" office:value-type="float" office:value="9.7704" calcext:value-type="float">
            <text:p>9,77</text:p>
          </table:table-cell>
          <table:table-cell office:value-type="float" office:value="0.2084" calcext:value-type="float">
            <text:p>0,21</text:p>
          </table:table-cell>
          <table:table-cell table:formula="of:=([.C473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4]*[.$E$2]" office:value-type="float" office:value="9.7911" calcext:value-type="float">
            <text:p>9,79</text:p>
          </table:table-cell>
          <table:table-cell office:value-type="float" office:value="0.2133" calcext:value-type="float">
            <text:p>0,21</text:p>
          </table:table-cell>
          <table:table-cell table:formula="of:=([.C474]-[.$F$2])*1000" office:value-type="float" office:value="6.57954545454506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5]*[.$E$2]" office:value-type="float" office:value="9.8118" calcext:value-type="float">
            <text:p>9,81</text:p>
          </table:table-cell>
          <table:table-cell office:value-type="float" office:value="0.2144" calcext:value-type="float">
            <text:p>0,21</text:p>
          </table:table-cell>
          <table:table-cell table:formula="of:=([.C475]-[.$F$2])*1000" office:value-type="float" office:value="7.6795454545450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6]*[.$E$2]" office:value-type="float" office:value="9.8325" calcext:value-type="float">
            <text:p>9,83</text:p>
          </table:table-cell>
          <table:table-cell office:value-type="float" office:value="0.2123" calcext:value-type="float">
            <text:p>0,21</text:p>
          </table:table-cell>
          <table:table-cell table:formula="of:=([.C476]-[.$F$2])*1000" office:value-type="float" office:value="5.57954545454506" calcext:value-type="float">
            <text:p>5,5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7]*[.$E$2]" office:value-type="float" office:value="9.8532" calcext:value-type="float">
            <text:p>9,85</text:p>
          </table:table-cell>
          <table:table-cell office:value-type="float" office:value="0.2099" calcext:value-type="float">
            <text:p>0,21</text:p>
          </table:table-cell>
          <table:table-cell table:formula="of:=([.C477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8]*[.$E$2]" office:value-type="float" office:value="9.8739" calcext:value-type="float">
            <text:p>9,87</text:p>
          </table:table-cell>
          <table:table-cell office:value-type="float" office:value="0.2055" calcext:value-type="float">
            <text:p>0,21</text:p>
          </table:table-cell>
          <table:table-cell table:formula="of:=([.C478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79]*[.$E$2]" office:value-type="float" office:value="9.8946" calcext:value-type="float">
            <text:p>9,89</text:p>
          </table:table-cell>
          <table:table-cell office:value-type="float" office:value="0.207" calcext:value-type="float">
            <text:p>0,21</text:p>
          </table:table-cell>
          <table:table-cell table:formula="of:=([.C479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0]*[.$E$2]" office:value-type="float" office:value="9.9153" calcext:value-type="float">
            <text:p>9,92</text:p>
          </table:table-cell>
          <table:table-cell office:value-type="float" office:value="0.2093" calcext:value-type="float">
            <text:p>0,21</text:p>
          </table:table-cell>
          <table:table-cell table:formula="of:=([.C480]-[.$F$2])*1000" office:value-type="float" office:value="2.57954545454508" calcext:value-type="float">
            <text:p>2,5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1]*[.$E$2]" office:value-type="float" office:value="9.936" calcext:value-type="float">
            <text:p>9,94</text:p>
          </table:table-cell>
          <table:table-cell office:value-type="float" office:value="0.2084" calcext:value-type="float">
            <text:p>0,21</text:p>
          </table:table-cell>
          <table:table-cell table:formula="of:=([.C481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2]*[.$E$2]" office:value-type="float" office:value="9.9567" calcext:value-type="float">
            <text:p>9,96</text:p>
          </table:table-cell>
          <table:table-cell office:value-type="float" office:value="0.2071" calcext:value-type="float">
            <text:p>0,21</text:p>
          </table:table-cell>
          <table:table-cell table:formula="of:=([.C482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3]*[.$E$2]" office:value-type="float" office:value="9.9774" calcext:value-type="float">
            <text:p>9,98</text:p>
          </table:table-cell>
          <table:table-cell office:value-type="float" office:value="0.2059" calcext:value-type="float">
            <text:p>0,21</text:p>
          </table:table-cell>
          <table:table-cell table:formula="of:=([.C483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4]*[.$E$2]" office:value-type="float" office:value="9.9981" calcext:value-type="float">
            <text:p>10,00</text:p>
          </table:table-cell>
          <table:table-cell office:value-type="float" office:value="0.2092" calcext:value-type="float">
            <text:p>0,21</text:p>
          </table:table-cell>
          <table:table-cell table:formula="of:=([.C484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5]*[.$E$2]" office:value-type="float" office:value="10.0188" calcext:value-type="float">
            <text:p>10,02</text:p>
          </table:table-cell>
          <table:table-cell office:value-type="float" office:value="0.2085" calcext:value-type="float">
            <text:p>0,21</text:p>
          </table:table-cell>
          <table:table-cell table:formula="of:=([.C485]-[.$F$2])*1000" office:value-type="float" office:value="1.77954545454506" calcext:value-type="float">
            <text:p>1,7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6]*[.$E$2]" office:value-type="float" office:value="10.0395" calcext:value-type="float">
            <text:p>10,04</text:p>
          </table:table-cell>
          <table:table-cell office:value-type="float" office:value="0.207" calcext:value-type="float">
            <text:p>0,21</text:p>
          </table:table-cell>
          <table:table-cell table:formula="of:=([.C486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7]*[.$E$2]" office:value-type="float" office:value="10.0602" calcext:value-type="float">
            <text:p>10,06</text:p>
          </table:table-cell>
          <table:table-cell office:value-type="float" office:value="0.2068" calcext:value-type="float">
            <text:p>0,21</text:p>
          </table:table-cell>
          <table:table-cell table:formula="of:=([.C487]-[.$F$2])*1000" office:value-type="float" office:value="0.0795454545450824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8]*[.$E$2]" office:value-type="float" office:value="10.0809" calcext:value-type="float">
            <text:p>10,08</text:p>
          </table:table-cell>
          <table:table-cell office:value-type="float" office:value="0.2072" calcext:value-type="float">
            <text:p>0,21</text:p>
          </table:table-cell>
          <table:table-cell table:formula="of:=([.C488]-[.$F$2])*1000" office:value-type="float" office:value="0.479545454545066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89]*[.$E$2]" office:value-type="float" office:value="10.1016" calcext:value-type="float">
            <text:p>10,10</text:p>
          </table:table-cell>
          <table:table-cell office:value-type="float" office:value="0.2107" calcext:value-type="float">
            <text:p>0,21</text:p>
          </table:table-cell>
          <table:table-cell table:formula="of:=([.C489]-[.$F$2])*1000" office:value-type="float" office:value="3.97954545454507" calcext:value-type="float">
            <text:p>3,9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0]*[.$E$2]" office:value-type="float" office:value="10.1223" calcext:value-type="float">
            <text:p>10,12</text:p>
          </table:table-cell>
          <table:table-cell office:value-type="float" office:value="0.2129" calcext:value-type="float">
            <text:p>0,21</text:p>
          </table:table-cell>
          <table:table-cell table:formula="of:=([.C490]-[.$F$2])*1000" office:value-type="float" office:value="6.17954545454508" calcext:value-type="float">
            <text:p>6,1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1]*[.$E$2]" office:value-type="float" office:value="10.143" calcext:value-type="float">
            <text:p>10,14</text:p>
          </table:table-cell>
          <table:table-cell office:value-type="float" office:value="0.2111" calcext:value-type="float">
            <text:p>0,21</text:p>
          </table:table-cell>
          <table:table-cell table:formula="of:=([.C491]-[.$F$2])*1000" office:value-type="float" office:value="4.37954545454508" calcext:value-type="float">
            <text:p>4,3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2]*[.$E$2]" office:value-type="float" office:value="10.1637" calcext:value-type="float">
            <text:p>10,16</text:p>
          </table:table-cell>
          <table:table-cell office:value-type="float" office:value="0.2098" calcext:value-type="float">
            <text:p>0,21</text:p>
          </table:table-cell>
          <table:table-cell table:formula="of:=([.C492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3]*[.$E$2]" office:value-type="float" office:value="10.1844" calcext:value-type="float">
            <text:p>10,18</text:p>
          </table:table-cell>
          <table:table-cell office:value-type="float" office:value="0.2095" calcext:value-type="float">
            <text:p>0,21</text:p>
          </table:table-cell>
          <table:table-cell table:formula="of:=([.C493]-[.$F$2])*1000" office:value-type="float" office:value="2.77954545454506" calcext:value-type="float">
            <text:p>2,7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4]*[.$E$2]" office:value-type="float" office:value="10.2051" calcext:value-type="float">
            <text:p>10,21</text:p>
          </table:table-cell>
          <table:table-cell office:value-type="float" office:value="0.2091" calcext:value-type="float">
            <text:p>0,21</text:p>
          </table:table-cell>
          <table:table-cell table:formula="of:=([.C494]-[.$F$2])*1000" office:value-type="float" office:value="2.3795454545450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5]*[.$E$2]" office:value-type="float" office:value="10.2258" calcext:value-type="float">
            <text:p>10,23</text:p>
          </table:table-cell>
          <table:table-cell office:value-type="float" office:value="0.2071" calcext:value-type="float">
            <text:p>0,21</text:p>
          </table:table-cell>
          <table:table-cell table:formula="of:=([.C495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6]*[.$E$2]" office:value-type="float" office:value="10.2465" calcext:value-type="float">
            <text:p>10,25</text:p>
          </table:table-cell>
          <table:table-cell office:value-type="float" office:value="0.2059" calcext:value-type="float">
            <text:p>0,21</text:p>
          </table:table-cell>
          <table:table-cell table:formula="of:=([.C496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7]*[.$E$2]" office:value-type="float" office:value="10.2672" calcext:value-type="float">
            <text:p>10,27</text:p>
          </table:table-cell>
          <table:table-cell office:value-type="float" office:value="0.2092" calcext:value-type="float">
            <text:p>0,21</text:p>
          </table:table-cell>
          <table:table-cell table:formula="of:=([.C497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8]*[.$E$2]" office:value-type="float" office:value="10.2879" calcext:value-type="float">
            <text:p>10,29</text:p>
          </table:table-cell>
          <table:table-cell office:value-type="float" office:value="0.2107" calcext:value-type="float">
            <text:p>0,21</text:p>
          </table:table-cell>
          <table:table-cell table:formula="of:=([.C498]-[.$F$2])*1000" office:value-type="float" office:value="3.97954545454507" calcext:value-type="float">
            <text:p>3,9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499]*[.$E$2]" office:value-type="float" office:value="10.3086" calcext:value-type="float">
            <text:p>10,31</text:p>
          </table:table-cell>
          <table:table-cell office:value-type="float" office:value="0.2119" calcext:value-type="float">
            <text:p>0,21</text:p>
          </table:table-cell>
          <table:table-cell table:formula="of:=([.C499]-[.$F$2])*1000" office:value-type="float" office:value="5.17954545454508" calcext:value-type="float">
            <text:p>5,1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0]*[.$E$2]" office:value-type="float" office:value="10.3293" calcext:value-type="float">
            <text:p>10,33</text:p>
          </table:table-cell>
          <table:table-cell office:value-type="float" office:value="0.2144" calcext:value-type="float">
            <text:p>0,21</text:p>
          </table:table-cell>
          <table:table-cell table:formula="of:=([.C500]-[.$F$2])*1000" office:value-type="float" office:value="7.6795454545450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1]*[.$E$2]" office:value-type="float" office:value="10.35" calcext:value-type="float">
            <text:p>10,35</text:p>
          </table:table-cell>
          <table:table-cell office:value-type="float" office:value="0.2138" calcext:value-type="float">
            <text:p>0,21</text:p>
          </table:table-cell>
          <table:table-cell table:formula="of:=([.C501]-[.$F$2])*1000" office:value-type="float" office:value="7.07954545454506" calcext:value-type="float">
            <text:p>7,0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2]*[.$E$2]" office:value-type="float" office:value="10.3707" calcext:value-type="float">
            <text:p>10,37</text:p>
          </table:table-cell>
          <table:table-cell office:value-type="float" office:value="0.2133" calcext:value-type="float">
            <text:p>0,21</text:p>
          </table:table-cell>
          <table:table-cell table:formula="of:=([.C502]-[.$F$2])*1000" office:value-type="float" office:value="6.57954545454506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3]*[.$E$2]" office:value-type="float" office:value="10.3914" calcext:value-type="float">
            <text:p>10,39</text:p>
          </table:table-cell>
          <table:table-cell office:value-type="float" office:value="0.2086" calcext:value-type="float">
            <text:p>0,21</text:p>
          </table:table-cell>
          <table:table-cell table:formula="of:=([.C503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4]*[.$E$2]" office:value-type="float" office:value="10.4121" calcext:value-type="float">
            <text:p>10,41</text:p>
          </table:table-cell>
          <table:table-cell office:value-type="float" office:value="0.2087" calcext:value-type="float">
            <text:p>0,21</text:p>
          </table:table-cell>
          <table:table-cell table:formula="of:=([.C504]-[.$F$2])*1000" office:value-type="float" office:value="1.97954545454507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5]*[.$E$2]" office:value-type="float" office:value="10.4328" calcext:value-type="float">
            <text:p>10,43</text:p>
          </table:table-cell>
          <table:table-cell office:value-type="float" office:value="0.2141" calcext:value-type="float">
            <text:p>0,21</text:p>
          </table:table-cell>
          <table:table-cell table:formula="of:=([.C505]-[.$F$2])*1000" office:value-type="float" office:value="7.37954545454508" calcext:value-type="float">
            <text:p>7,3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6]*[.$E$2]" office:value-type="float" office:value="10.4535" calcext:value-type="float">
            <text:p>10,45</text:p>
          </table:table-cell>
          <table:table-cell office:value-type="float" office:value="0.2151" calcext:value-type="float">
            <text:p>0,22</text:p>
          </table:table-cell>
          <table:table-cell table:formula="of:=([.C506]-[.$F$2])*1000" office:value-type="float" office:value="8.37954545454508" calcext:value-type="float">
            <text:p>8,3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7]*[.$E$2]" office:value-type="float" office:value="10.4742" calcext:value-type="float">
            <text:p>10,47</text:p>
          </table:table-cell>
          <table:table-cell office:value-type="float" office:value="0.2101" calcext:value-type="float">
            <text:p>0,21</text:p>
          </table:table-cell>
          <table:table-cell table:formula="of:=([.C507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8]*[.$E$2]" office:value-type="float" office:value="10.4949" calcext:value-type="float">
            <text:p>10,49</text:p>
          </table:table-cell>
          <table:table-cell office:value-type="float" office:value="0.2069" calcext:value-type="float">
            <text:p>0,21</text:p>
          </table:table-cell>
          <table:table-cell table:formula="of:=([.C508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09]*[.$E$2]" office:value-type="float" office:value="10.5156" calcext:value-type="float">
            <text:p>10,52</text:p>
          </table:table-cell>
          <table:table-cell office:value-type="float" office:value="0.2041" calcext:value-type="float">
            <text:p>0,20</text:p>
          </table:table-cell>
          <table:table-cell table:formula="of:=([.C509]-[.$F$2])*1000" office:value-type="float" office:value="-2.62045454545493" calcext:value-type="float">
            <text:p>-2,62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0]*[.$E$2]" office:value-type="float" office:value="10.5363" calcext:value-type="float">
            <text:p>10,54</text:p>
          </table:table-cell>
          <table:table-cell office:value-type="float" office:value="0.2054" calcext:value-type="float">
            <text:p>0,21</text:p>
          </table:table-cell>
          <table:table-cell table:formula="of:=([.C510]-[.$F$2])*1000" office:value-type="float" office:value="-1.32045454545493" calcext:value-type="float">
            <text:p>-1,3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1]*[.$E$2]" office:value-type="float" office:value="10.557" calcext:value-type="float">
            <text:p>10,56</text:p>
          </table:table-cell>
          <table:table-cell office:value-type="float" office:value="0.2058" calcext:value-type="float">
            <text:p>0,21</text:p>
          </table:table-cell>
          <table:table-cell table:formula="of:=([.C511]-[.$F$2])*1000" office:value-type="float" office:value="-0.920454545454918" calcext:value-type="float">
            <text:p>-0,92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2]*[.$E$2]" office:value-type="float" office:value="10.5777" calcext:value-type="float">
            <text:p>10,58</text:p>
          </table:table-cell>
          <table:table-cell office:value-type="float" office:value="0.2034" calcext:value-type="float">
            <text:p>0,20</text:p>
          </table:table-cell>
          <table:table-cell table:formula="of:=([.C512]-[.$F$2])*1000" office:value-type="float" office:value="-3.32045454545493" calcext:value-type="float">
            <text:p>-3,3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3]*[.$E$2]" office:value-type="float" office:value="10.5984" calcext:value-type="float">
            <text:p>10,60</text:p>
          </table:table-cell>
          <table:table-cell office:value-type="float" office:value="0.2013" calcext:value-type="float">
            <text:p>0,20</text:p>
          </table:table-cell>
          <table:table-cell table:formula="of:=([.C513]-[.$F$2])*1000" office:value-type="float" office:value="-5.42045454545492" calcext:value-type="float">
            <text:p>-5,4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4]*[.$E$2]" office:value-type="float" office:value="10.6191" calcext:value-type="float">
            <text:p>10,62</text:p>
          </table:table-cell>
          <table:table-cell office:value-type="float" office:value="0.2012" calcext:value-type="float">
            <text:p>0,20</text:p>
          </table:table-cell>
          <table:table-cell table:formula="of:=([.C514]-[.$F$2])*1000" office:value-type="float" office:value="-5.52045454545494" calcext:value-type="float">
            <text:p>-5,5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5]*[.$E$2]" office:value-type="float" office:value="10.6398" calcext:value-type="float">
            <text:p>10,64</text:p>
          </table:table-cell>
          <table:table-cell office:value-type="float" office:value="0.2084" calcext:value-type="float">
            <text:p>0,21</text:p>
          </table:table-cell>
          <table:table-cell table:formula="of:=([.C515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6]*[.$E$2]" office:value-type="float" office:value="10.6605" calcext:value-type="float">
            <text:p>10,66</text:p>
          </table:table-cell>
          <table:table-cell office:value-type="float" office:value="0.2123" calcext:value-type="float">
            <text:p>0,21</text:p>
          </table:table-cell>
          <table:table-cell table:formula="of:=([.C516]-[.$F$2])*1000" office:value-type="float" office:value="5.57954545454506" calcext:value-type="float">
            <text:p>5,58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7]*[.$E$2]" office:value-type="float" office:value="10.6812" calcext:value-type="float">
            <text:p>10,68</text:p>
          </table:table-cell>
          <table:table-cell office:value-type="float" office:value="0.2106" calcext:value-type="float">
            <text:p>0,21</text:p>
          </table:table-cell>
          <table:table-cell table:formula="of:=([.C517]-[.$F$2])*1000" office:value-type="float" office:value="3.8795454545450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8]*[.$E$2]" office:value-type="float" office:value="10.7019" calcext:value-type="float">
            <text:p>10,70</text:p>
          </table:table-cell>
          <table:table-cell office:value-type="float" office:value="0.208" calcext:value-type="float">
            <text:p>0,21</text:p>
          </table:table-cell>
          <table:table-cell table:formula="of:=([.C518]-[.$F$2])*1000" office:value-type="float" office:value="1.27954545454506" calcext:value-type="float">
            <text:p>1,2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19]*[.$E$2]" office:value-type="float" office:value="10.7226" calcext:value-type="float">
            <text:p>10,72</text:p>
          </table:table-cell>
          <table:table-cell office:value-type="float" office:value="0.2044" calcext:value-type="float">
            <text:p>0,20</text:p>
          </table:table-cell>
          <table:table-cell table:formula="of:=([.C519]-[.$F$2])*1000" office:value-type="float" office:value="-2.32045454545493" calcext:value-type="float">
            <text:p>-2,32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0]*[.$E$2]" office:value-type="float" office:value="10.7433" calcext:value-type="float">
            <text:p>10,74</text:p>
          </table:table-cell>
          <table:table-cell office:value-type="float" office:value="0.2019" calcext:value-type="float">
            <text:p>0,20</text:p>
          </table:table-cell>
          <table:table-cell table:formula="of:=([.C520]-[.$F$2])*1000" office:value-type="float" office:value="-4.82045454545493" calcext:value-type="float">
            <text:p>-4,8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1]*[.$E$2]" office:value-type="float" office:value="10.764" calcext:value-type="float">
            <text:p>10,76</text:p>
          </table:table-cell>
          <table:table-cell office:value-type="float" office:value="0.2017" calcext:value-type="float">
            <text:p>0,20</text:p>
          </table:table-cell>
          <table:table-cell table:formula="of:=([.C521]-[.$F$2])*1000" office:value-type="float" office:value="-5.02045454545494" calcext:value-type="float">
            <text:p>-5,02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2]*[.$E$2]" office:value-type="float" office:value="10.7847" calcext:value-type="float">
            <text:p>10,78</text:p>
          </table:table-cell>
          <table:table-cell office:value-type="float" office:value="0.2034" calcext:value-type="float">
            <text:p>0,20</text:p>
          </table:table-cell>
          <table:table-cell table:formula="of:=([.C522]-[.$F$2])*1000" office:value-type="float" office:value="-3.32045454545493" calcext:value-type="float">
            <text:p>-3,3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3]*[.$E$2]" office:value-type="float" office:value="10.8054" calcext:value-type="float">
            <text:p>10,81</text:p>
          </table:table-cell>
          <table:table-cell office:value-type="float" office:value="0.2059" calcext:value-type="float">
            <text:p>0,21</text:p>
          </table:table-cell>
          <table:table-cell table:formula="of:=([.C523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4]*[.$E$2]" office:value-type="float" office:value="10.8261" calcext:value-type="float">
            <text:p>10,83</text:p>
          </table:table-cell>
          <table:table-cell office:value-type="float" office:value="0.2041" calcext:value-type="float">
            <text:p>0,20</text:p>
          </table:table-cell>
          <table:table-cell table:formula="of:=([.C524]-[.$F$2])*1000" office:value-type="float" office:value="-2.62045454545493" calcext:value-type="float">
            <text:p>-2,6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5]*[.$E$2]" office:value-type="float" office:value="10.8468" calcext:value-type="float">
            <text:p>10,85</text:p>
          </table:table-cell>
          <table:table-cell office:value-type="float" office:value="0.204" calcext:value-type="float">
            <text:p>0,20</text:p>
          </table:table-cell>
          <table:table-cell table:formula="of:=([.C525]-[.$F$2])*1000" office:value-type="float" office:value="-2.72045454545494" calcext:value-type="float">
            <text:p>-2,7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6]*[.$E$2]" office:value-type="float" office:value="10.8675" calcext:value-type="float">
            <text:p>10,87</text:p>
          </table:table-cell>
          <table:table-cell office:value-type="float" office:value="0.2054" calcext:value-type="float">
            <text:p>0,21</text:p>
          </table:table-cell>
          <table:table-cell table:formula="of:=([.C526]-[.$F$2])*1000" office:value-type="float" office:value="-1.32045454545493" calcext:value-type="float">
            <text:p>-1,32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7]*[.$E$2]" office:value-type="float" office:value="10.8882" calcext:value-type="float">
            <text:p>10,89</text:p>
          </table:table-cell>
          <table:table-cell office:value-type="float" office:value="0.2099" calcext:value-type="float">
            <text:p>0,21</text:p>
          </table:table-cell>
          <table:table-cell table:formula="of:=([.C527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8]*[.$E$2]" office:value-type="float" office:value="10.9089" calcext:value-type="float">
            <text:p>10,91</text:p>
          </table:table-cell>
          <table:table-cell office:value-type="float" office:value="0.2129" calcext:value-type="float">
            <text:p>0,21</text:p>
          </table:table-cell>
          <table:table-cell table:formula="of:=([.C528]-[.$F$2])*1000" office:value-type="float" office:value="6.17954545454508" calcext:value-type="float">
            <text:p>6,1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29]*[.$E$2]" office:value-type="float" office:value="10.9296" calcext:value-type="float">
            <text:p>10,93</text:p>
          </table:table-cell>
          <table:table-cell office:value-type="float" office:value="0.2116" calcext:value-type="float">
            <text:p>0,21</text:p>
          </table:table-cell>
          <table:table-cell table:formula="of:=([.C529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0]*[.$E$2]" office:value-type="float" office:value="10.9503" calcext:value-type="float">
            <text:p>10,95</text:p>
          </table:table-cell>
          <table:table-cell office:value-type="float" office:value="0.2108" calcext:value-type="float">
            <text:p>0,21</text:p>
          </table:table-cell>
          <table:table-cell table:formula="of:=([.C530]-[.$F$2])*1000" office:value-type="float" office:value="4.07954545454506" calcext:value-type="float">
            <text:p>4,08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1]*[.$E$2]" office:value-type="float" office:value="10.971" calcext:value-type="float">
            <text:p>10,97</text:p>
          </table:table-cell>
          <table:table-cell office:value-type="float" office:value="0.2067" calcext:value-type="float">
            <text:p>0,21</text:p>
          </table:table-cell>
          <table:table-cell table:formula="of:=([.C531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2]*[.$E$2]" office:value-type="float" office:value="10.9917" calcext:value-type="float">
            <text:p>10,99</text:p>
          </table:table-cell>
          <table:table-cell office:value-type="float" office:value="0.2055" calcext:value-type="float">
            <text:p>0,21</text:p>
          </table:table-cell>
          <table:table-cell table:formula="of:=([.C532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3]*[.$E$2]" office:value-type="float" office:value="11.0124" calcext:value-type="float">
            <text:p>11,01</text:p>
          </table:table-cell>
          <table:table-cell office:value-type="float" office:value="0.206" calcext:value-type="float">
            <text:p>0,21</text:p>
          </table:table-cell>
          <table:table-cell table:formula="of:=([.C533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4]*[.$E$2]" office:value-type="float" office:value="11.0331" calcext:value-type="float">
            <text:p>11,03</text:p>
          </table:table-cell>
          <table:table-cell office:value-type="float" office:value="0.2077" calcext:value-type="float">
            <text:p>0,21</text:p>
          </table:table-cell>
          <table:table-cell table:formula="of:=([.C534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5]*[.$E$2]" office:value-type="float" office:value="11.0538" calcext:value-type="float">
            <text:p>11,05</text:p>
          </table:table-cell>
          <table:table-cell office:value-type="float" office:value="0.2077" calcext:value-type="float">
            <text:p>0,21</text:p>
          </table:table-cell>
          <table:table-cell table:formula="of:=([.C535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6]*[.$E$2]" office:value-type="float" office:value="11.0745" calcext:value-type="float">
            <text:p>11,07</text:p>
          </table:table-cell>
          <table:table-cell office:value-type="float" office:value="0.211" calcext:value-type="float">
            <text:p>0,21</text:p>
          </table:table-cell>
          <table:table-cell table:formula="of:=([.C536]-[.$F$2])*1000" office:value-type="float" office:value="4.27954545454506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7]*[.$E$2]" office:value-type="float" office:value="11.0952" calcext:value-type="float">
            <text:p>11,10</text:p>
          </table:table-cell>
          <table:table-cell office:value-type="float" office:value="0.2109" calcext:value-type="float">
            <text:p>0,21</text:p>
          </table:table-cell>
          <table:table-cell table:formula="of:=([.C537]-[.$F$2])*1000" office:value-type="float" office:value="4.17954545454507" calcext:value-type="float">
            <text:p>4,1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8]*[.$E$2]" office:value-type="float" office:value="11.1159" calcext:value-type="float">
            <text:p>11,12</text:p>
          </table:table-cell>
          <table:table-cell office:value-type="float" office:value="0.2116" calcext:value-type="float">
            <text:p>0,21</text:p>
          </table:table-cell>
          <table:table-cell table:formula="of:=([.C538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39]*[.$E$2]" office:value-type="float" office:value="11.1366" calcext:value-type="float">
            <text:p>11,14</text:p>
          </table:table-cell>
          <table:table-cell office:value-type="float" office:value="0.2108" calcext:value-type="float">
            <text:p>0,21</text:p>
          </table:table-cell>
          <table:table-cell table:formula="of:=([.C539]-[.$F$2])*1000" office:value-type="float" office:value="4.07954545454506" calcext:value-type="float">
            <text:p>4,0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0]*[.$E$2]" office:value-type="float" office:value="11.1573" calcext:value-type="float">
            <text:p>11,16</text:p>
          </table:table-cell>
          <table:table-cell office:value-type="float" office:value="0.2054" calcext:value-type="float">
            <text:p>0,21</text:p>
          </table:table-cell>
          <table:table-cell table:formula="of:=([.C540]-[.$F$2])*1000" office:value-type="float" office:value="-1.32045454545493" calcext:value-type="float">
            <text:p>-1,3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1]*[.$E$2]" office:value-type="float" office:value="11.178" calcext:value-type="float">
            <text:p>11,18</text:p>
          </table:table-cell>
          <table:table-cell office:value-type="float" office:value="0.2045" calcext:value-type="float">
            <text:p>0,20</text:p>
          </table:table-cell>
          <table:table-cell table:formula="of:=([.C541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2]*[.$E$2]" office:value-type="float" office:value="11.1987" calcext:value-type="float">
            <text:p>11,20</text:p>
          </table:table-cell>
          <table:table-cell office:value-type="float" office:value="0.2038" calcext:value-type="float">
            <text:p>0,20</text:p>
          </table:table-cell>
          <table:table-cell table:formula="of:=([.C542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3]*[.$E$2]" office:value-type="float" office:value="11.2194" calcext:value-type="float">
            <text:p>11,22</text:p>
          </table:table-cell>
          <table:table-cell office:value-type="float" office:value="0.2046" calcext:value-type="float">
            <text:p>0,20</text:p>
          </table:table-cell>
          <table:table-cell table:formula="of:=([.C543]-[.$F$2])*1000" office:value-type="float" office:value="-2.12045454545493" calcext:value-type="float">
            <text:p>-2,1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4]*[.$E$2]" office:value-type="float" office:value="11.2401" calcext:value-type="float">
            <text:p>11,24</text:p>
          </table:table-cell>
          <table:table-cell office:value-type="float" office:value="0.2078" calcext:value-type="float">
            <text:p>0,21</text:p>
          </table:table-cell>
          <table:table-cell table:formula="of:=([.C544]-[.$F$2])*1000" office:value-type="float" office:value="1.079545454545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5]*[.$E$2]" office:value-type="float" office:value="11.2608" calcext:value-type="float">
            <text:p>11,26</text:p>
          </table:table-cell>
          <table:table-cell office:value-type="float" office:value="0.2074" calcext:value-type="float">
            <text:p>0,21</text:p>
          </table:table-cell>
          <table:table-cell table:formula="of:=([.C545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6]*[.$E$2]" office:value-type="float" office:value="11.2815" calcext:value-type="float">
            <text:p>11,28</text:p>
          </table:table-cell>
          <table:table-cell office:value-type="float" office:value="0.2081" calcext:value-type="float">
            <text:p>0,21</text:p>
          </table:table-cell>
          <table:table-cell table:formula="of:=([.C546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7]*[.$E$2]" office:value-type="float" office:value="11.3022" calcext:value-type="float">
            <text:p>11,30</text:p>
          </table:table-cell>
          <table:table-cell office:value-type="float" office:value="0.2098" calcext:value-type="float">
            <text:p>0,21</text:p>
          </table:table-cell>
          <table:table-cell table:formula="of:=([.C547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8]*[.$E$2]" office:value-type="float" office:value="11.3229" calcext:value-type="float">
            <text:p>11,32</text:p>
          </table:table-cell>
          <table:table-cell office:value-type="float" office:value="0.2127" calcext:value-type="float">
            <text:p>0,21</text:p>
          </table:table-cell>
          <table:table-cell table:formula="of:=([.C548]-[.$F$2])*1000" office:value-type="float" office:value="5.97954545454507" calcext:value-type="float">
            <text:p>5,9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49]*[.$E$2]" office:value-type="float" office:value="11.3436" calcext:value-type="float">
            <text:p>11,34</text:p>
          </table:table-cell>
          <table:table-cell office:value-type="float" office:value="0.216" calcext:value-type="float">
            <text:p>0,22</text:p>
          </table:table-cell>
          <table:table-cell table:formula="of:=([.C549]-[.$F$2])*1000" office:value-type="float" office:value="9.27954545454507" calcext:value-type="float">
            <text:p>9,2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0]*[.$E$2]" office:value-type="float" office:value="11.3643" calcext:value-type="float">
            <text:p>11,36</text:p>
          </table:table-cell>
          <table:table-cell office:value-type="float" office:value="0.2178" calcext:value-type="float">
            <text:p>0,22</text:p>
          </table:table-cell>
          <table:table-cell table:formula="of:=([.C550]-[.$F$2])*1000" office:value-type="float" office:value="11.0795454545451" calcext:value-type="float">
            <text:p>11,0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1]*[.$E$2]" office:value-type="float" office:value="11.385" calcext:value-type="float">
            <text:p>11,39</text:p>
          </table:table-cell>
          <table:table-cell office:value-type="float" office:value="0.2162" calcext:value-type="float">
            <text:p>0,22</text:p>
          </table:table-cell>
          <table:table-cell table:formula="of:=([.C551]-[.$F$2])*1000" office:value-type="float" office:value="9.47954545454507" calcext:value-type="float">
            <text:p>9,4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2]*[.$E$2]" office:value-type="float" office:value="11.4057" calcext:value-type="float">
            <text:p>11,41</text:p>
          </table:table-cell>
          <table:table-cell office:value-type="float" office:value="0.2112" calcext:value-type="float">
            <text:p>0,21</text:p>
          </table:table-cell>
          <table:table-cell table:formula="of:=([.C552]-[.$F$2])*1000" office:value-type="float" office:value="4.47954545454507" calcext:value-type="float">
            <text:p>4,48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3]*[.$E$2]" office:value-type="float" office:value="11.4264" calcext:value-type="float">
            <text:p>11,43</text:p>
          </table:table-cell>
          <table:table-cell office:value-type="float" office:value="0.2094" calcext:value-type="float">
            <text:p>0,21</text:p>
          </table:table-cell>
          <table:table-cell table:formula="of:=([.C553]-[.$F$2])*1000" office:value-type="float" office:value="2.67954545454507" calcext:value-type="float">
            <text:p>2,6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4]*[.$E$2]" office:value-type="float" office:value="11.4471" calcext:value-type="float">
            <text:p>11,45</text:p>
          </table:table-cell>
          <table:table-cell office:value-type="float" office:value="0.2065" calcext:value-type="float">
            <text:p>0,21</text:p>
          </table:table-cell>
          <table:table-cell table:formula="of:=([.C554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5]*[.$E$2]" office:value-type="float" office:value="11.4678" calcext:value-type="float">
            <text:p>11,47</text:p>
          </table:table-cell>
          <table:table-cell office:value-type="float" office:value="0.2039" calcext:value-type="float">
            <text:p>0,20</text:p>
          </table:table-cell>
          <table:table-cell table:formula="of:=([.C555]-[.$F$2])*1000" office:value-type="float" office:value="-2.82045454545493" calcext:value-type="float">
            <text:p>-2,8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6]*[.$E$2]" office:value-type="float" office:value="11.4885" calcext:value-type="float">
            <text:p>11,49</text:p>
          </table:table-cell>
          <table:table-cell office:value-type="float" office:value="0.2068" calcext:value-type="float">
            <text:p>0,21</text:p>
          </table:table-cell>
          <table:table-cell table:formula="of:=([.C556]-[.$F$2])*1000" office:value-type="float" office:value="0.0795454545450824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7]*[.$E$2]" office:value-type="float" office:value="11.5092" calcext:value-type="float">
            <text:p>11,51</text:p>
          </table:table-cell>
          <table:table-cell office:value-type="float" office:value="0.2073" calcext:value-type="float">
            <text:p>0,21</text:p>
          </table:table-cell>
          <table:table-cell table:formula="of:=([.C557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8]*[.$E$2]" office:value-type="float" office:value="11.5299" calcext:value-type="float">
            <text:p>11,53</text:p>
          </table:table-cell>
          <table:table-cell office:value-type="float" office:value="0.2092" calcext:value-type="float">
            <text:p>0,21</text:p>
          </table:table-cell>
          <table:table-cell table:formula="of:=([.C558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59]*[.$E$2]" office:value-type="float" office:value="11.5506" calcext:value-type="float">
            <text:p>11,55</text:p>
          </table:table-cell>
          <table:table-cell office:value-type="float" office:value="0.2077" calcext:value-type="float">
            <text:p>0,21</text:p>
          </table:table-cell>
          <table:table-cell table:formula="of:=([.C559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0]*[.$E$2]" office:value-type="float" office:value="11.5713" calcext:value-type="float">
            <text:p>11,57</text:p>
          </table:table-cell>
          <table:table-cell office:value-type="float" office:value="0.2031" calcext:value-type="float">
            <text:p>0,20</text:p>
          </table:table-cell>
          <table:table-cell table:formula="of:=([.C560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1]*[.$E$2]" office:value-type="float" office:value="11.592" calcext:value-type="float">
            <text:p>11,59</text:p>
          </table:table-cell>
          <table:table-cell office:value-type="float" office:value="0.1997" calcext:value-type="float">
            <text:p>0,20</text:p>
          </table:table-cell>
          <table:table-cell table:formula="of:=([.C561]-[.$F$2])*1000" office:value-type="float" office:value="-7.02045454545494" calcext:value-type="float">
            <text:p>-7,0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2]*[.$E$2]" office:value-type="float" office:value="11.6127" calcext:value-type="float">
            <text:p>11,61</text:p>
          </table:table-cell>
          <table:table-cell office:value-type="float" office:value="0.1994" calcext:value-type="float">
            <text:p>0,20</text:p>
          </table:table-cell>
          <table:table-cell table:formula="of:=([.C562]-[.$F$2])*1000" office:value-type="float" office:value="-7.32045454545494" calcext:value-type="float">
            <text:p>-7,3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3]*[.$E$2]" office:value-type="float" office:value="11.6334" calcext:value-type="float">
            <text:p>11,63</text:p>
          </table:table-cell>
          <table:table-cell office:value-type="float" office:value="0.2004" calcext:value-type="float">
            <text:p>0,20</text:p>
          </table:table-cell>
          <table:table-cell table:formula="of:=([.C563]-[.$F$2])*1000" office:value-type="float" office:value="-6.32045454545493" calcext:value-type="float">
            <text:p>-6,3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4]*[.$E$2]" office:value-type="float" office:value="11.6541" calcext:value-type="float">
            <text:p>11,65</text:p>
          </table:table-cell>
          <table:table-cell office:value-type="float" office:value="0.2045" calcext:value-type="float">
            <text:p>0,20</text:p>
          </table:table-cell>
          <table:table-cell table:formula="of:=([.C564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5]*[.$E$2]" office:value-type="float" office:value="11.6748" calcext:value-type="float">
            <text:p>11,67</text:p>
          </table:table-cell>
          <table:table-cell office:value-type="float" office:value="0.2033" calcext:value-type="float">
            <text:p>0,20</text:p>
          </table:table-cell>
          <table:table-cell table:formula="of:=([.C565]-[.$F$2])*1000" office:value-type="float" office:value="-3.42045454545492" calcext:value-type="float">
            <text:p>-3,42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6]*[.$E$2]" office:value-type="float" office:value="11.6955" calcext:value-type="float">
            <text:p>11,70</text:p>
          </table:table-cell>
          <table:table-cell office:value-type="float" office:value="0.2024" calcext:value-type="float">
            <text:p>0,20</text:p>
          </table:table-cell>
          <table:table-cell table:formula="of:=([.C566]-[.$F$2])*1000" office:value-type="float" office:value="-4.32045454545493" calcext:value-type="float">
            <text:p>-4,3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7]*[.$E$2]" office:value-type="float" office:value="11.7162" calcext:value-type="float">
            <text:p>11,72</text:p>
          </table:table-cell>
          <table:table-cell office:value-type="float" office:value="0.2061" calcext:value-type="float">
            <text:p>0,21</text:p>
          </table:table-cell>
          <table:table-cell table:formula="of:=([.C567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8]*[.$E$2]" office:value-type="float" office:value="11.7369" calcext:value-type="float">
            <text:p>11,74</text:p>
          </table:table-cell>
          <table:table-cell office:value-type="float" office:value="0.2061" calcext:value-type="float">
            <text:p>0,21</text:p>
          </table:table-cell>
          <table:table-cell table:formula="of:=([.C568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69]*[.$E$2]" office:value-type="float" office:value="11.7576" calcext:value-type="float">
            <text:p>11,76</text:p>
          </table:table-cell>
          <table:table-cell office:value-type="float" office:value="0.2061" calcext:value-type="float">
            <text:p>0,21</text:p>
          </table:table-cell>
          <table:table-cell table:formula="of:=([.C569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0]*[.$E$2]" office:value-type="float" office:value="11.7783" calcext:value-type="float">
            <text:p>11,78</text:p>
          </table:table-cell>
          <table:table-cell office:value-type="float" office:value="0.2062" calcext:value-type="float">
            <text:p>0,21</text:p>
          </table:table-cell>
          <table:table-cell table:formula="of:=([.C570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1]*[.$E$2]" office:value-type="float" office:value="11.799" calcext:value-type="float">
            <text:p>11,80</text:p>
          </table:table-cell>
          <table:table-cell office:value-type="float" office:value="0.2058" calcext:value-type="float">
            <text:p>0,21</text:p>
          </table:table-cell>
          <table:table-cell table:formula="of:=([.C571]-[.$F$2])*1000" office:value-type="float" office:value="-0.920454545454918" calcext:value-type="float">
            <text:p>-0,9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2]*[.$E$2]" office:value-type="float" office:value="11.8197" calcext:value-type="float">
            <text:p>11,82</text:p>
          </table:table-cell>
          <table:table-cell office:value-type="float" office:value="0.2085" calcext:value-type="float">
            <text:p>0,21</text:p>
          </table:table-cell>
          <table:table-cell table:formula="of:=([.C572]-[.$F$2])*1000" office:value-type="float" office:value="1.77954545454506" calcext:value-type="float">
            <text:p>1,7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3]*[.$E$2]" office:value-type="float" office:value="11.8404" calcext:value-type="float">
            <text:p>11,84</text:p>
          </table:table-cell>
          <table:table-cell office:value-type="float" office:value="0.2095" calcext:value-type="float">
            <text:p>0,21</text:p>
          </table:table-cell>
          <table:table-cell table:formula="of:=([.C573]-[.$F$2])*1000" office:value-type="float" office:value="2.77954545454506" calcext:value-type="float">
            <text:p>2,7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4]*[.$E$2]" office:value-type="float" office:value="11.8611" calcext:value-type="float">
            <text:p>11,86</text:p>
          </table:table-cell>
          <table:table-cell office:value-type="float" office:value="0.2101" calcext:value-type="float">
            <text:p>0,21</text:p>
          </table:table-cell>
          <table:table-cell table:formula="of:=([.C574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5]*[.$E$2]" office:value-type="float" office:value="11.8818" calcext:value-type="float">
            <text:p>11,88</text:p>
          </table:table-cell>
          <table:table-cell office:value-type="float" office:value="0.2103" calcext:value-type="float">
            <text:p>0,21</text:p>
          </table:table-cell>
          <table:table-cell table:formula="of:=([.C575]-[.$F$2])*1000" office:value-type="float" office:value="3.57954545454506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6]*[.$E$2]" office:value-type="float" office:value="11.9025" calcext:value-type="float">
            <text:p>11,90</text:p>
          </table:table-cell>
          <table:table-cell office:value-type="float" office:value="0.2078" calcext:value-type="float">
            <text:p>0,21</text:p>
          </table:table-cell>
          <table:table-cell table:formula="of:=([.C576]-[.$F$2])*1000" office:value-type="float" office:value="1.079545454545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7]*[.$E$2]" office:value-type="float" office:value="11.9232" calcext:value-type="float">
            <text:p>11,92</text:p>
          </table:table-cell>
          <table:table-cell office:value-type="float" office:value="0.2069" calcext:value-type="float">
            <text:p>0,21</text:p>
          </table:table-cell>
          <table:table-cell table:formula="of:=([.C577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8]*[.$E$2]" office:value-type="float" office:value="11.9439" calcext:value-type="float">
            <text:p>11,94</text:p>
          </table:table-cell>
          <table:table-cell office:value-type="float" office:value="0.2081" calcext:value-type="float">
            <text:p>0,21</text:p>
          </table:table-cell>
          <table:table-cell table:formula="of:=([.C578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79]*[.$E$2]" office:value-type="float" office:value="11.9646" calcext:value-type="float">
            <text:p>11,96</text:p>
          </table:table-cell>
          <table:table-cell office:value-type="float" office:value="0.2096" calcext:value-type="float">
            <text:p>0,21</text:p>
          </table:table-cell>
          <table:table-cell table:formula="of:=([.C579]-[.$F$2])*1000" office:value-type="float" office:value="2.87954545454508" calcext:value-type="float">
            <text:p>2,8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0]*[.$E$2]" office:value-type="float" office:value="11.9853" calcext:value-type="float">
            <text:p>11,99</text:p>
          </table:table-cell>
          <table:table-cell office:value-type="float" office:value="0.2107" calcext:value-type="float">
            <text:p>0,21</text:p>
          </table:table-cell>
          <table:table-cell table:formula="of:=([.C580]-[.$F$2])*1000" office:value-type="float" office:value="3.97954545454507" calcext:value-type="float">
            <text:p>3,9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1]*[.$E$2]" office:value-type="float" office:value="12.006" calcext:value-type="float">
            <text:p>12,01</text:p>
          </table:table-cell>
          <table:table-cell office:value-type="float" office:value="0.2087" calcext:value-type="float">
            <text:p>0,21</text:p>
          </table:table-cell>
          <table:table-cell table:formula="of:=([.C581]-[.$F$2])*1000" office:value-type="float" office:value="1.97954545454507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2]*[.$E$2]" office:value-type="float" office:value="12.0267" calcext:value-type="float">
            <text:p>12,03</text:p>
          </table:table-cell>
          <table:table-cell office:value-type="float" office:value="0.2089" calcext:value-type="float">
            <text:p>0,21</text:p>
          </table:table-cell>
          <table:table-cell table:formula="of:=([.C582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3]*[.$E$2]" office:value-type="float" office:value="12.0474" calcext:value-type="float">
            <text:p>12,05</text:p>
          </table:table-cell>
          <table:table-cell office:value-type="float" office:value="0.2118" calcext:value-type="float">
            <text:p>0,21</text:p>
          </table:table-cell>
          <table:table-cell table:formula="of:=([.C583]-[.$F$2])*1000" office:value-type="float" office:value="5.07954545454506" calcext:value-type="float">
            <text:p>5,0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4]*[.$E$2]" office:value-type="float" office:value="12.0681" calcext:value-type="float">
            <text:p>12,07</text:p>
          </table:table-cell>
          <table:table-cell office:value-type="float" office:value="0.2133" calcext:value-type="float">
            <text:p>0,21</text:p>
          </table:table-cell>
          <table:table-cell table:formula="of:=([.C584]-[.$F$2])*1000" office:value-type="float" office:value="6.57954545454506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5]*[.$E$2]" office:value-type="float" office:value="12.0888" calcext:value-type="float">
            <text:p>12,09</text:p>
          </table:table-cell>
          <table:table-cell office:value-type="float" office:value="0.2066" calcext:value-type="float">
            <text:p>0,21</text:p>
          </table:table-cell>
          <table:table-cell table:formula="of:=([.C585]-[.$F$2])*1000" office:value-type="float" office:value="-0.120454545454923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6]*[.$E$2]" office:value-type="float" office:value="12.1095" calcext:value-type="float">
            <text:p>12,11</text:p>
          </table:table-cell>
          <table:table-cell office:value-type="float" office:value="0.1979" calcext:value-type="float">
            <text:p>0,20</text:p>
          </table:table-cell>
          <table:table-cell table:formula="of:=([.C586]-[.$F$2])*1000" office:value-type="float" office:value="-8.82045454545494" calcext:value-type="float">
            <text:p>-8,82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7]*[.$E$2]" office:value-type="float" office:value="12.1302" calcext:value-type="float">
            <text:p>12,13</text:p>
          </table:table-cell>
          <table:table-cell office:value-type="float" office:value="0.2013" calcext:value-type="float">
            <text:p>0,20</text:p>
          </table:table-cell>
          <table:table-cell table:formula="of:=([.C587]-[.$F$2])*1000" office:value-type="float" office:value="-5.42045454545492" calcext:value-type="float">
            <text:p>-5,42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8]*[.$E$2]" office:value-type="float" office:value="12.1509" calcext:value-type="float">
            <text:p>12,15</text:p>
          </table:table-cell>
          <table:table-cell office:value-type="float" office:value="0.2081" calcext:value-type="float">
            <text:p>0,21</text:p>
          </table:table-cell>
          <table:table-cell table:formula="of:=([.C588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89]*[.$E$2]" office:value-type="float" office:value="12.1716" calcext:value-type="float">
            <text:p>12,17</text:p>
          </table:table-cell>
          <table:table-cell office:value-type="float" office:value="0.208" calcext:value-type="float">
            <text:p>0,21</text:p>
          </table:table-cell>
          <table:table-cell table:formula="of:=([.C589]-[.$F$2])*1000" office:value-type="float" office:value="1.27954545454506" calcext:value-type="float">
            <text:p>1,2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0]*[.$E$2]" office:value-type="float" office:value="12.1923" calcext:value-type="float">
            <text:p>12,19</text:p>
          </table:table-cell>
          <table:table-cell office:value-type="float" office:value="0.2074" calcext:value-type="float">
            <text:p>0,21</text:p>
          </table:table-cell>
          <table:table-cell table:formula="of:=([.C590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1]*[.$E$2]" office:value-type="float" office:value="12.213" calcext:value-type="float">
            <text:p>12,21</text:p>
          </table:table-cell>
          <table:table-cell office:value-type="float" office:value="0.2059" calcext:value-type="float">
            <text:p>0,21</text:p>
          </table:table-cell>
          <table:table-cell table:formula="of:=([.C591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2]*[.$E$2]" office:value-type="float" office:value="12.2337" calcext:value-type="float">
            <text:p>12,23</text:p>
          </table:table-cell>
          <table:table-cell office:value-type="float" office:value="0.2044" calcext:value-type="float">
            <text:p>0,20</text:p>
          </table:table-cell>
          <table:table-cell table:formula="of:=([.C592]-[.$F$2])*1000" office:value-type="float" office:value="-2.32045454545493" calcext:value-type="float">
            <text:p>-2,32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3]*[.$E$2]" office:value-type="float" office:value="12.2544" calcext:value-type="float">
            <text:p>12,25</text:p>
          </table:table-cell>
          <table:table-cell office:value-type="float" office:value="0.2032" calcext:value-type="float">
            <text:p>0,20</text:p>
          </table:table-cell>
          <table:table-cell table:formula="of:=([.C593]-[.$F$2])*1000" office:value-type="float" office:value="-3.52045454545494" calcext:value-type="float">
            <text:p>-3,5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4]*[.$E$2]" office:value-type="float" office:value="12.2751" calcext:value-type="float">
            <text:p>12,28</text:p>
          </table:table-cell>
          <table:table-cell office:value-type="float" office:value="0.202" calcext:value-type="float">
            <text:p>0,20</text:p>
          </table:table-cell>
          <table:table-cell table:formula="of:=([.C594]-[.$F$2])*1000" office:value-type="float" office:value="-4.72045454545492" calcext:value-type="float">
            <text:p>-4,72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5]*[.$E$2]" office:value-type="float" office:value="12.2958" calcext:value-type="float">
            <text:p>12,30</text:p>
          </table:table-cell>
          <table:table-cell office:value-type="float" office:value="0.2024" calcext:value-type="float">
            <text:p>0,20</text:p>
          </table:table-cell>
          <table:table-cell table:formula="of:=([.C595]-[.$F$2])*1000" office:value-type="float" office:value="-4.32045454545493" calcext:value-type="float">
            <text:p>-4,32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6]*[.$E$2]" office:value-type="float" office:value="12.3165" calcext:value-type="float">
            <text:p>12,32</text:p>
          </table:table-cell>
          <table:table-cell office:value-type="float" office:value="0.1997" calcext:value-type="float">
            <text:p>0,20</text:p>
          </table:table-cell>
          <table:table-cell table:formula="of:=([.C596]-[.$F$2])*1000" office:value-type="float" office:value="-7.02045454545494" calcext:value-type="float">
            <text:p>-7,02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7]*[.$E$2]" office:value-type="float" office:value="12.3372" calcext:value-type="float">
            <text:p>12,34</text:p>
          </table:table-cell>
          <table:table-cell office:value-type="float" office:value="0.199" calcext:value-type="float">
            <text:p>0,20</text:p>
          </table:table-cell>
          <table:table-cell table:formula="of:=([.C597]-[.$F$2])*1000" office:value-type="float" office:value="-7.72045454545492" calcext:value-type="float">
            <text:p>-7,72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8]*[.$E$2]" office:value-type="float" office:value="12.3579" calcext:value-type="float">
            <text:p>12,36</text:p>
          </table:table-cell>
          <table:table-cell office:value-type="float" office:value="0.2023" calcext:value-type="float">
            <text:p>0,20</text:p>
          </table:table-cell>
          <table:table-cell table:formula="of:=([.C598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599]*[.$E$2]" office:value-type="float" office:value="12.3786" calcext:value-type="float">
            <text:p>12,38</text:p>
          </table:table-cell>
          <table:table-cell office:value-type="float" office:value="0.2056" calcext:value-type="float">
            <text:p>0,21</text:p>
          </table:table-cell>
          <table:table-cell table:formula="of:=([.C599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0]*[.$E$2]" office:value-type="float" office:value="12.3993" calcext:value-type="float">
            <text:p>12,40</text:p>
          </table:table-cell>
          <table:table-cell office:value-type="float" office:value="0.2061" calcext:value-type="float">
            <text:p>0,21</text:p>
          </table:table-cell>
          <table:table-cell table:formula="of:=([.C600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1]*[.$E$2]" office:value-type="float" office:value="12.42" calcext:value-type="float">
            <text:p>12,42</text:p>
          </table:table-cell>
          <table:table-cell office:value-type="float" office:value="0.2044" calcext:value-type="float">
            <text:p>0,20</text:p>
          </table:table-cell>
          <table:table-cell table:formula="of:=([.C601]-[.$F$2])*1000" office:value-type="float" office:value="-2.32045454545493" calcext:value-type="float">
            <text:p>-2,32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2]*[.$E$2]" office:value-type="float" office:value="12.4407" calcext:value-type="float">
            <text:p>12,44</text:p>
          </table:table-cell>
          <table:table-cell office:value-type="float" office:value="0.2036" calcext:value-type="float">
            <text:p>0,20</text:p>
          </table:table-cell>
          <table:table-cell table:formula="of:=([.C602]-[.$F$2])*1000" office:value-type="float" office:value="-3.12045454545493" calcext:value-type="float">
            <text:p>-3,12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3]*[.$E$2]" office:value-type="float" office:value="12.4614" calcext:value-type="float">
            <text:p>12,46</text:p>
          </table:table-cell>
          <table:table-cell office:value-type="float" office:value="0.2033" calcext:value-type="float">
            <text:p>0,20</text:p>
          </table:table-cell>
          <table:table-cell table:formula="of:=([.C603]-[.$F$2])*1000" office:value-type="float" office:value="-3.42045454545492" calcext:value-type="float">
            <text:p>-3,42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4]*[.$E$2]" office:value-type="float" office:value="12.4821" calcext:value-type="float">
            <text:p>12,48</text:p>
          </table:table-cell>
          <table:table-cell office:value-type="float" office:value="0.2079" calcext:value-type="float">
            <text:p>0,21</text:p>
          </table:table-cell>
          <table:table-cell table:formula="of:=([.C604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5]*[.$E$2]" office:value-type="float" office:value="12.5028" calcext:value-type="float">
            <text:p>12,50</text:p>
          </table:table-cell>
          <table:table-cell office:value-type="float" office:value="0.2098" calcext:value-type="float">
            <text:p>0,21</text:p>
          </table:table-cell>
          <table:table-cell table:formula="of:=([.C605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6]*[.$E$2]" office:value-type="float" office:value="12.5235" calcext:value-type="float">
            <text:p>12,52</text:p>
          </table:table-cell>
          <table:table-cell office:value-type="float" office:value="0.2061" calcext:value-type="float">
            <text:p>0,21</text:p>
          </table:table-cell>
          <table:table-cell table:formula="of:=([.C606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7]*[.$E$2]" office:value-type="float" office:value="12.5442" calcext:value-type="float">
            <text:p>12,54</text:p>
          </table:table-cell>
          <table:table-cell office:value-type="float" office:value="0.208" calcext:value-type="float">
            <text:p>0,21</text:p>
          </table:table-cell>
          <table:table-cell table:formula="of:=([.C607]-[.$F$2])*1000" office:value-type="float" office:value="1.27954545454506" calcext:value-type="float">
            <text:p>1,2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8]*[.$E$2]" office:value-type="float" office:value="12.5649" calcext:value-type="float">
            <text:p>12,56</text:p>
          </table:table-cell>
          <table:table-cell office:value-type="float" office:value="0.2108" calcext:value-type="float">
            <text:p>0,21</text:p>
          </table:table-cell>
          <table:table-cell table:formula="of:=([.C608]-[.$F$2])*1000" office:value-type="float" office:value="4.07954545454506" calcext:value-type="float">
            <text:p>4,08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09]*[.$E$2]" office:value-type="float" office:value="12.5856" calcext:value-type="float">
            <text:p>12,59</text:p>
          </table:table-cell>
          <table:table-cell office:value-type="float" office:value="0.2111" calcext:value-type="float">
            <text:p>0,21</text:p>
          </table:table-cell>
          <table:table-cell table:formula="of:=([.C609]-[.$F$2])*1000" office:value-type="float" office:value="4.37954545454508" calcext:value-type="float">
            <text:p>4,38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0]*[.$E$2]" office:value-type="float" office:value="12.6063" calcext:value-type="float">
            <text:p>12,61</text:p>
          </table:table-cell>
          <table:table-cell office:value-type="float" office:value="0.2088" calcext:value-type="float">
            <text:p>0,21</text:p>
          </table:table-cell>
          <table:table-cell table:formula="of:=([.C610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1]*[.$E$2]" office:value-type="float" office:value="12.627" calcext:value-type="float">
            <text:p>12,63</text:p>
          </table:table-cell>
          <table:table-cell office:value-type="float" office:value="0.2056" calcext:value-type="float">
            <text:p>0,21</text:p>
          </table:table-cell>
          <table:table-cell table:formula="of:=([.C611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2]*[.$E$2]" office:value-type="float" office:value="12.6477" calcext:value-type="float">
            <text:p>12,65</text:p>
          </table:table-cell>
          <table:table-cell office:value-type="float" office:value="0.2069" calcext:value-type="float">
            <text:p>0,21</text:p>
          </table:table-cell>
          <table:table-cell table:formula="of:=([.C612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3]*[.$E$2]" office:value-type="float" office:value="12.6684" calcext:value-type="float">
            <text:p>12,67</text:p>
          </table:table-cell>
          <table:table-cell office:value-type="float" office:value="0.2066" calcext:value-type="float">
            <text:p>0,21</text:p>
          </table:table-cell>
          <table:table-cell table:formula="of:=([.C613]-[.$F$2])*1000" office:value-type="float" office:value="-0.120454545454923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4]*[.$E$2]" office:value-type="float" office:value="12.6891" calcext:value-type="float">
            <text:p>12,69</text:p>
          </table:table-cell>
          <table:table-cell office:value-type="float" office:value="0.2046" calcext:value-type="float">
            <text:p>0,20</text:p>
          </table:table-cell>
          <table:table-cell table:formula="of:=([.C614]-[.$F$2])*1000" office:value-type="float" office:value="-2.12045454545493" calcext:value-type="float">
            <text:p>-2,12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5]*[.$E$2]" office:value-type="float" office:value="12.7098" calcext:value-type="float">
            <text:p>12,71</text:p>
          </table:table-cell>
          <table:table-cell office:value-type="float" office:value="0.2069" calcext:value-type="float">
            <text:p>0,21</text:p>
          </table:table-cell>
          <table:table-cell table:formula="of:=([.C615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6]*[.$E$2]" office:value-type="float" office:value="12.7305" calcext:value-type="float">
            <text:p>12,73</text:p>
          </table:table-cell>
          <table:table-cell office:value-type="float" office:value="0.2089" calcext:value-type="float">
            <text:p>0,21</text:p>
          </table:table-cell>
          <table:table-cell table:formula="of:=([.C616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7]*[.$E$2]" office:value-type="float" office:value="12.7512" calcext:value-type="float">
            <text:p>12,75</text:p>
          </table:table-cell>
          <table:table-cell office:value-type="float" office:value="0.2092" calcext:value-type="float">
            <text:p>0,21</text:p>
          </table:table-cell>
          <table:table-cell table:formula="of:=([.C617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8]*[.$E$2]" office:value-type="float" office:value="12.7719" calcext:value-type="float">
            <text:p>12,77</text:p>
          </table:table-cell>
          <table:table-cell office:value-type="float" office:value="0.2083" calcext:value-type="float">
            <text:p>0,21</text:p>
          </table:table-cell>
          <table:table-cell table:formula="of:=([.C618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19]*[.$E$2]" office:value-type="float" office:value="12.7926" calcext:value-type="float">
            <text:p>12,79</text:p>
          </table:table-cell>
          <table:table-cell office:value-type="float" office:value="0.2073" calcext:value-type="float">
            <text:p>0,21</text:p>
          </table:table-cell>
          <table:table-cell table:formula="of:=([.C619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0]*[.$E$2]" office:value-type="float" office:value="12.8133" calcext:value-type="float">
            <text:p>12,81</text:p>
          </table:table-cell>
          <table:table-cell office:value-type="float" office:value="0.21" calcext:value-type="float">
            <text:p>0,21</text:p>
          </table:table-cell>
          <table:table-cell table:formula="of:=([.C620]-[.$F$2])*1000" office:value-type="float" office:value="3.27954545454506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1]*[.$E$2]" office:value-type="float" office:value="12.834" calcext:value-type="float">
            <text:p>12,83</text:p>
          </table:table-cell>
          <table:table-cell office:value-type="float" office:value="0.2101" calcext:value-type="float">
            <text:p>0,21</text:p>
          </table:table-cell>
          <table:table-cell table:formula="of:=([.C621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2]*[.$E$2]" office:value-type="float" office:value="12.8547" calcext:value-type="float">
            <text:p>12,85</text:p>
          </table:table-cell>
          <table:table-cell office:value-type="float" office:value="0.2065" calcext:value-type="float">
            <text:p>0,21</text:p>
          </table:table-cell>
          <table:table-cell table:formula="of:=([.C622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3]*[.$E$2]" office:value-type="float" office:value="12.8754" calcext:value-type="float">
            <text:p>12,88</text:p>
          </table:table-cell>
          <table:table-cell office:value-type="float" office:value="0.2079" calcext:value-type="float">
            <text:p>0,21</text:p>
          </table:table-cell>
          <table:table-cell table:formula="of:=([.C623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4]*[.$E$2]" office:value-type="float" office:value="12.8961" calcext:value-type="float">
            <text:p>12,90</text:p>
          </table:table-cell>
          <table:table-cell office:value-type="float" office:value="0.2067" calcext:value-type="float">
            <text:p>0,21</text:p>
          </table:table-cell>
          <table:table-cell table:formula="of:=([.C624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5]*[.$E$2]" office:value-type="float" office:value="12.9168" calcext:value-type="float">
            <text:p>12,92</text:p>
          </table:table-cell>
          <table:table-cell office:value-type="float" office:value="0.2068" calcext:value-type="float">
            <text:p>0,21</text:p>
          </table:table-cell>
          <table:table-cell table:formula="of:=([.C625]-[.$F$2])*1000" office:value-type="float" office:value="0.0795454545450824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6]*[.$E$2]" office:value-type="float" office:value="12.9375" calcext:value-type="float">
            <text:p>12,94</text:p>
          </table:table-cell>
          <table:table-cell office:value-type="float" office:value="0.2093" calcext:value-type="float">
            <text:p>0,21</text:p>
          </table:table-cell>
          <table:table-cell table:formula="of:=([.C626]-[.$F$2])*1000" office:value-type="float" office:value="2.57954545454508" calcext:value-type="float">
            <text:p>2,58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7]*[.$E$2]" office:value-type="float" office:value="12.9582" calcext:value-type="float">
            <text:p>12,96</text:p>
          </table:table-cell>
          <table:table-cell office:value-type="float" office:value="0.2068" calcext:value-type="float">
            <text:p>0,21</text:p>
          </table:table-cell>
          <table:table-cell table:formula="of:=([.C627]-[.$F$2])*1000" office:value-type="float" office:value="0.0795454545450824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8]*[.$E$2]" office:value-type="float" office:value="12.9789" calcext:value-type="float">
            <text:p>12,98</text:p>
          </table:table-cell>
          <table:table-cell office:value-type="float" office:value="0.2045" calcext:value-type="float">
            <text:p>0,20</text:p>
          </table:table-cell>
          <table:table-cell table:formula="of:=([.C628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29]*[.$E$2]" office:value-type="float" office:value="12.9996" calcext:value-type="float">
            <text:p>13,00</text:p>
          </table:table-cell>
          <table:table-cell office:value-type="float" office:value="0.206" calcext:value-type="float">
            <text:p>0,21</text:p>
          </table:table-cell>
          <table:table-cell table:formula="of:=([.C629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0]*[.$E$2]" office:value-type="float" office:value="13.0203" calcext:value-type="float">
            <text:p>13,02</text:p>
          </table:table-cell>
          <table:table-cell office:value-type="float" office:value="0.2069" calcext:value-type="float">
            <text:p>0,21</text:p>
          </table:table-cell>
          <table:table-cell table:formula="of:=([.C630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1]*[.$E$2]" office:value-type="float" office:value="13.041" calcext:value-type="float">
            <text:p>13,04</text:p>
          </table:table-cell>
          <table:table-cell office:value-type="float" office:value="0.2043" calcext:value-type="float">
            <text:p>0,20</text:p>
          </table:table-cell>
          <table:table-cell table:formula="of:=([.C631]-[.$F$2])*1000" office:value-type="float" office:value="-2.42045454545492" calcext:value-type="float">
            <text:p>-2,4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2]*[.$E$2]" office:value-type="float" office:value="13.0617" calcext:value-type="float">
            <text:p>13,06</text:p>
          </table:table-cell>
          <table:table-cell office:value-type="float" office:value="0.2024" calcext:value-type="float">
            <text:p>0,20</text:p>
          </table:table-cell>
          <table:table-cell table:formula="of:=([.C632]-[.$F$2])*1000" office:value-type="float" office:value="-4.32045454545493" calcext:value-type="float">
            <text:p>-4,32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3]*[.$E$2]" office:value-type="float" office:value="13.0824" calcext:value-type="float">
            <text:p>13,08</text:p>
          </table:table-cell>
          <table:table-cell office:value-type="float" office:value="0.2054" calcext:value-type="float">
            <text:p>0,21</text:p>
          </table:table-cell>
          <table:table-cell table:formula="of:=([.C633]-[.$F$2])*1000" office:value-type="float" office:value="-1.32045454545493" calcext:value-type="float">
            <text:p>-1,32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4]*[.$E$2]" office:value-type="float" office:value="13.1031" calcext:value-type="float">
            <text:p>13,10</text:p>
          </table:table-cell>
          <table:table-cell office:value-type="float" office:value="0.2061" calcext:value-type="float">
            <text:p>0,21</text:p>
          </table:table-cell>
          <table:table-cell table:formula="of:=([.C634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5]*[.$E$2]" office:value-type="float" office:value="13.1238" calcext:value-type="float">
            <text:p>13,12</text:p>
          </table:table-cell>
          <table:table-cell office:value-type="float" office:value="0.2066" calcext:value-type="float">
            <text:p>0,21</text:p>
          </table:table-cell>
          <table:table-cell table:formula="of:=([.C635]-[.$F$2])*1000" office:value-type="float" office:value="-0.120454545454923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6]*[.$E$2]" office:value-type="float" office:value="13.1445" calcext:value-type="float">
            <text:p>13,14</text:p>
          </table:table-cell>
          <table:table-cell office:value-type="float" office:value="0.207" calcext:value-type="float">
            <text:p>0,21</text:p>
          </table:table-cell>
          <table:table-cell table:formula="of:=([.C636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7]*[.$E$2]" office:value-type="float" office:value="13.1652" calcext:value-type="float">
            <text:p>13,17</text:p>
          </table:table-cell>
          <table:table-cell office:value-type="float" office:value="0.2076" calcext:value-type="float">
            <text:p>0,21</text:p>
          </table:table-cell>
          <table:table-cell table:formula="of:=([.C637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8]*[.$E$2]" office:value-type="float" office:value="13.1859" calcext:value-type="float">
            <text:p>13,19</text:p>
          </table:table-cell>
          <table:table-cell office:value-type="float" office:value="0.2049" calcext:value-type="float">
            <text:p>0,20</text:p>
          </table:table-cell>
          <table:table-cell table:formula="of:=([.C638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39]*[.$E$2]" office:value-type="float" office:value="13.2066" calcext:value-type="float">
            <text:p>13,21</text:p>
          </table:table-cell>
          <table:table-cell office:value-type="float" office:value="0.2029" calcext:value-type="float">
            <text:p>0,20</text:p>
          </table:table-cell>
          <table:table-cell table:formula="of:=([.C639]-[.$F$2])*1000" office:value-type="float" office:value="-3.82045454545493" calcext:value-type="float">
            <text:p>-3,82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0]*[.$E$2]" office:value-type="float" office:value="13.2273" calcext:value-type="float">
            <text:p>13,23</text:p>
          </table:table-cell>
          <table:table-cell office:value-type="float" office:value="0.2055" calcext:value-type="float">
            <text:p>0,21</text:p>
          </table:table-cell>
          <table:table-cell table:formula="of:=([.C640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1]*[.$E$2]" office:value-type="float" office:value="13.248" calcext:value-type="float">
            <text:p>13,25</text:p>
          </table:table-cell>
          <table:table-cell office:value-type="float" office:value="0.2125" calcext:value-type="float">
            <text:p>0,21</text:p>
          </table:table-cell>
          <table:table-cell table:formula="of:=([.C641]-[.$F$2])*1000" office:value-type="float" office:value="5.77954545454507" calcext:value-type="float">
            <text:p>5,78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2]*[.$E$2]" office:value-type="float" office:value="13.2687" calcext:value-type="float">
            <text:p>13,27</text:p>
          </table:table-cell>
          <table:table-cell office:value-type="float" office:value="0.2168" calcext:value-type="float">
            <text:p>0,22</text:p>
          </table:table-cell>
          <table:table-cell table:formula="of:=([.C642]-[.$F$2])*1000" office:value-type="float" office:value="10.0795454545451" calcext:value-type="float">
            <text:p>10,08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3]*[.$E$2]" office:value-type="float" office:value="13.2894" calcext:value-type="float">
            <text:p>13,29</text:p>
          </table:table-cell>
          <table:table-cell office:value-type="float" office:value="0.2151" calcext:value-type="float">
            <text:p>0,22</text:p>
          </table:table-cell>
          <table:table-cell table:formula="of:=([.C643]-[.$F$2])*1000" office:value-type="float" office:value="8.37954545454508" calcext:value-type="float">
            <text:p>8,38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4]*[.$E$2]" office:value-type="float" office:value="13.3101" calcext:value-type="float">
            <text:p>13,31</text:p>
          </table:table-cell>
          <table:table-cell office:value-type="float" office:value="0.2077" calcext:value-type="float">
            <text:p>0,21</text:p>
          </table:table-cell>
          <table:table-cell table:formula="of:=([.C644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5]*[.$E$2]" office:value-type="float" office:value="13.3308" calcext:value-type="float">
            <text:p>13,33</text:p>
          </table:table-cell>
          <table:table-cell office:value-type="float" office:value="0.2033" calcext:value-type="float">
            <text:p>0,20</text:p>
          </table:table-cell>
          <table:table-cell table:formula="of:=([.C645]-[.$F$2])*1000" office:value-type="float" office:value="-3.42045454545492" calcext:value-type="float">
            <text:p>-3,42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6]*[.$E$2]" office:value-type="float" office:value="13.3515" calcext:value-type="float">
            <text:p>13,35</text:p>
          </table:table-cell>
          <table:table-cell office:value-type="float" office:value="0.2028" calcext:value-type="float">
            <text:p>0,20</text:p>
          </table:table-cell>
          <table:table-cell table:formula="of:=([.C646]-[.$F$2])*1000" office:value-type="float" office:value="-3.92045454545492" calcext:value-type="float">
            <text:p>-3,92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7]*[.$E$2]" office:value-type="float" office:value="13.3722" calcext:value-type="float">
            <text:p>13,37</text:p>
          </table:table-cell>
          <table:table-cell office:value-type="float" office:value="0.2" calcext:value-type="float">
            <text:p>0,20</text:p>
          </table:table-cell>
          <table:table-cell table:formula="of:=([.C647]-[.$F$2])*1000" office:value-type="float" office:value="-6.72045454545492" calcext:value-type="float">
            <text:p>-6,7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8]*[.$E$2]" office:value-type="float" office:value="13.3929" calcext:value-type="float">
            <text:p>13,39</text:p>
          </table:table-cell>
          <table:table-cell office:value-type="float" office:value="0.2034" calcext:value-type="float">
            <text:p>0,20</text:p>
          </table:table-cell>
          <table:table-cell table:formula="of:=([.C648]-[.$F$2])*1000" office:value-type="float" office:value="-3.32045454545493" calcext:value-type="float">
            <text:p>-3,32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49]*[.$E$2]" office:value-type="float" office:value="13.4136" calcext:value-type="float">
            <text:p>13,41</text:p>
          </table:table-cell>
          <table:table-cell office:value-type="float" office:value="0.2077" calcext:value-type="float">
            <text:p>0,21</text:p>
          </table:table-cell>
          <table:table-cell table:formula="of:=([.C649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0]*[.$E$2]" office:value-type="float" office:value="13.4343" calcext:value-type="float">
            <text:p>13,43</text:p>
          </table:table-cell>
          <table:table-cell office:value-type="float" office:value="0.2092" calcext:value-type="float">
            <text:p>0,21</text:p>
          </table:table-cell>
          <table:table-cell table:formula="of:=([.C650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1]*[.$E$2]" office:value-type="float" office:value="13.455" calcext:value-type="float">
            <text:p>13,46</text:p>
          </table:table-cell>
          <table:table-cell office:value-type="float" office:value="0.2092" calcext:value-type="float">
            <text:p>0,21</text:p>
          </table:table-cell>
          <table:table-cell table:formula="of:=([.C651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2]*[.$E$2]" office:value-type="float" office:value="13.4757" calcext:value-type="float">
            <text:p>13,48</text:p>
          </table:table-cell>
          <table:table-cell office:value-type="float" office:value="0.2092" calcext:value-type="float">
            <text:p>0,21</text:p>
          </table:table-cell>
          <table:table-cell table:formula="of:=([.C652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3]*[.$E$2]" office:value-type="float" office:value="13.4964" calcext:value-type="float">
            <text:p>13,50</text:p>
          </table:table-cell>
          <table:table-cell office:value-type="float" office:value="0.2077" calcext:value-type="float">
            <text:p>0,21</text:p>
          </table:table-cell>
          <table:table-cell table:formula="of:=([.C653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4]*[.$E$2]" office:value-type="float" office:value="13.5171" calcext:value-type="float">
            <text:p>13,52</text:p>
          </table:table-cell>
          <table:table-cell office:value-type="float" office:value="0.2057" calcext:value-type="float">
            <text:p>0,21</text:p>
          </table:table-cell>
          <table:table-cell table:formula="of:=([.C654]-[.$F$2])*1000" office:value-type="float" office:value="-1.02045454545494" calcext:value-type="float">
            <text:p>-1,02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5]*[.$E$2]" office:value-type="float" office:value="13.5378" calcext:value-type="float">
            <text:p>13,54</text:p>
          </table:table-cell>
          <table:table-cell office:value-type="float" office:value="0.2045" calcext:value-type="float">
            <text:p>0,20</text:p>
          </table:table-cell>
          <table:table-cell table:formula="of:=([.C655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6]*[.$E$2]" office:value-type="float" office:value="13.5585" calcext:value-type="float">
            <text:p>13,56</text:p>
          </table:table-cell>
          <table:table-cell office:value-type="float" office:value="0.2082" calcext:value-type="float">
            <text:p>0,21</text:p>
          </table:table-cell>
          <table:table-cell table:formula="of:=([.C656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7]*[.$E$2]" office:value-type="float" office:value="13.5792" calcext:value-type="float">
            <text:p>13,58</text:p>
          </table:table-cell>
          <table:table-cell office:value-type="float" office:value="0.2088" calcext:value-type="float">
            <text:p>0,21</text:p>
          </table:table-cell>
          <table:table-cell table:formula="of:=([.C657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8]*[.$E$2]" office:value-type="float" office:value="13.5999" calcext:value-type="float">
            <text:p>13,60</text:p>
          </table:table-cell>
          <table:table-cell office:value-type="float" office:value="0.2089" calcext:value-type="float">
            <text:p>0,21</text:p>
          </table:table-cell>
          <table:table-cell table:formula="of:=([.C658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59]*[.$E$2]" office:value-type="float" office:value="13.6206" calcext:value-type="float">
            <text:p>13,62</text:p>
          </table:table-cell>
          <table:table-cell office:value-type="float" office:value="0.2107" calcext:value-type="float">
            <text:p>0,21</text:p>
          </table:table-cell>
          <table:table-cell table:formula="of:=([.C659]-[.$F$2])*1000" office:value-type="float" office:value="3.97954545454507" calcext:value-type="float">
            <text:p>3,98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0]*[.$E$2]" office:value-type="float" office:value="13.6413" calcext:value-type="float">
            <text:p>13,64</text:p>
          </table:table-cell>
          <table:table-cell office:value-type="float" office:value="0.2095" calcext:value-type="float">
            <text:p>0,21</text:p>
          </table:table-cell>
          <table:table-cell table:formula="of:=([.C660]-[.$F$2])*1000" office:value-type="float" office:value="2.77954545454506" calcext:value-type="float">
            <text:p>2,78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1]*[.$E$2]" office:value-type="float" office:value="13.662" calcext:value-type="float">
            <text:p>13,66</text:p>
          </table:table-cell>
          <table:table-cell office:value-type="float" office:value="0.206" calcext:value-type="float">
            <text:p>0,21</text:p>
          </table:table-cell>
          <table:table-cell table:formula="of:=([.C661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2]*[.$E$2]" office:value-type="float" office:value="13.6827" calcext:value-type="float">
            <text:p>13,68</text:p>
          </table:table-cell>
          <table:table-cell office:value-type="float" office:value="0.2033" calcext:value-type="float">
            <text:p>0,20</text:p>
          </table:table-cell>
          <table:table-cell table:formula="of:=([.C662]-[.$F$2])*1000" office:value-type="float" office:value="-3.42045454545492" calcext:value-type="float">
            <text:p>-3,42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3]*[.$E$2]" office:value-type="float" office:value="13.7034" calcext:value-type="float">
            <text:p>13,70</text:p>
          </table:table-cell>
          <table:table-cell office:value-type="float" office:value="0.2042" calcext:value-type="float">
            <text:p>0,20</text:p>
          </table:table-cell>
          <table:table-cell table:formula="of:=([.C663]-[.$F$2])*1000" office:value-type="float" office:value="-2.52045454545494" calcext:value-type="float">
            <text:p>-2,52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4]*[.$E$2]" office:value-type="float" office:value="13.7241" calcext:value-type="float">
            <text:p>13,72</text:p>
          </table:table-cell>
          <table:table-cell office:value-type="float" office:value="0.2022" calcext:value-type="float">
            <text:p>0,20</text:p>
          </table:table-cell>
          <table:table-cell table:formula="of:=([.C664]-[.$F$2])*1000" office:value-type="float" office:value="-4.52045454545494" calcext:value-type="float">
            <text:p>-4,52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5]*[.$E$2]" office:value-type="float" office:value="13.7448" calcext:value-type="float">
            <text:p>13,74</text:p>
          </table:table-cell>
          <table:table-cell office:value-type="float" office:value="0.1999" calcext:value-type="float">
            <text:p>0,20</text:p>
          </table:table-cell>
          <table:table-cell table:formula="of:=([.C665]-[.$F$2])*1000" office:value-type="float" office:value="-6.82045454545493" calcext:value-type="float">
            <text:p>-6,82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6]*[.$E$2]" office:value-type="float" office:value="13.7655" calcext:value-type="float">
            <text:p>13,77</text:p>
          </table:table-cell>
          <table:table-cell office:value-type="float" office:value="0.2036" calcext:value-type="float">
            <text:p>0,20</text:p>
          </table:table-cell>
          <table:table-cell table:formula="of:=([.C666]-[.$F$2])*1000" office:value-type="float" office:value="-3.12045454545493" calcext:value-type="float">
            <text:p>-3,12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7]*[.$E$2]" office:value-type="float" office:value="13.7862" calcext:value-type="float">
            <text:p>13,79</text:p>
          </table:table-cell>
          <table:table-cell office:value-type="float" office:value="0.2074" calcext:value-type="float">
            <text:p>0,21</text:p>
          </table:table-cell>
          <table:table-cell table:formula="of:=([.C667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8]*[.$E$2]" office:value-type="float" office:value="13.8069" calcext:value-type="float">
            <text:p>13,81</text:p>
          </table:table-cell>
          <table:table-cell office:value-type="float" office:value="0.2086" calcext:value-type="float">
            <text:p>0,21</text:p>
          </table:table-cell>
          <table:table-cell table:formula="of:=([.C668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69]*[.$E$2]" office:value-type="float" office:value="13.8276" calcext:value-type="float">
            <text:p>13,83</text:p>
          </table:table-cell>
          <table:table-cell office:value-type="float" office:value="0.2065" calcext:value-type="float">
            <text:p>0,21</text:p>
          </table:table-cell>
          <table:table-cell table:formula="of:=([.C669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0]*[.$E$2]" office:value-type="float" office:value="13.8483" calcext:value-type="float">
            <text:p>13,85</text:p>
          </table:table-cell>
          <table:table-cell office:value-type="float" office:value="0.2059" calcext:value-type="float">
            <text:p>0,21</text:p>
          </table:table-cell>
          <table:table-cell table:formula="of:=([.C670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1]*[.$E$2]" office:value-type="float" office:value="13.869" calcext:value-type="float">
            <text:p>13,87</text:p>
          </table:table-cell>
          <table:table-cell office:value-type="float" office:value="0.2092" calcext:value-type="float">
            <text:p>0,21</text:p>
          </table:table-cell>
          <table:table-cell table:formula="of:=([.C671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2]*[.$E$2]" office:value-type="float" office:value="13.8897" calcext:value-type="float">
            <text:p>13,89</text:p>
          </table:table-cell>
          <table:table-cell office:value-type="float" office:value="0.2131" calcext:value-type="float">
            <text:p>0,21</text:p>
          </table:table-cell>
          <table:table-cell table:formula="of:=([.C672]-[.$F$2])*1000" office:value-type="float" office:value="6.37954545454508" calcext:value-type="float">
            <text:p>6,38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3]*[.$E$2]" office:value-type="float" office:value="13.9104" calcext:value-type="float">
            <text:p>13,91</text:p>
          </table:table-cell>
          <table:table-cell office:value-type="float" office:value="0.2142" calcext:value-type="float">
            <text:p>0,21</text:p>
          </table:table-cell>
          <table:table-cell table:formula="of:=([.C673]-[.$F$2])*1000" office:value-type="float" office:value="7.47954545454507" calcext:value-type="float">
            <text:p>7,48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4]*[.$E$2]" office:value-type="float" office:value="13.9311" calcext:value-type="float">
            <text:p>13,93</text:p>
          </table:table-cell>
          <table:table-cell office:value-type="float" office:value="0.2128" calcext:value-type="float">
            <text:p>0,21</text:p>
          </table:table-cell>
          <table:table-cell table:formula="of:=([.C674]-[.$F$2])*1000" office:value-type="float" office:value="6.07954545454506" calcext:value-type="float">
            <text:p>6,08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5]*[.$E$2]" office:value-type="float" office:value="13.9518" calcext:value-type="float">
            <text:p>13,95</text:p>
          </table:table-cell>
          <table:table-cell office:value-type="float" office:value="0.2101" calcext:value-type="float">
            <text:p>0,21</text:p>
          </table:table-cell>
          <table:table-cell table:formula="of:=([.C675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6]*[.$E$2]" office:value-type="float" office:value="13.9725" calcext:value-type="float">
            <text:p>13,97</text:p>
          </table:table-cell>
          <table:table-cell office:value-type="float" office:value="0.2081" calcext:value-type="float">
            <text:p>0,21</text:p>
          </table:table-cell>
          <table:table-cell table:formula="of:=([.C676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7]*[.$E$2]" office:value-type="float" office:value="13.9932" calcext:value-type="float">
            <text:p>13,99</text:p>
          </table:table-cell>
          <table:table-cell office:value-type="float" office:value="0.2054" calcext:value-type="float">
            <text:p>0,21</text:p>
          </table:table-cell>
          <table:table-cell table:formula="of:=([.C677]-[.$F$2])*1000" office:value-type="float" office:value="-1.32045454545493" calcext:value-type="float">
            <text:p>-1,3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8]*[.$E$2]" office:value-type="float" office:value="14.0139" calcext:value-type="float">
            <text:p>14,01</text:p>
          </table:table-cell>
          <table:table-cell office:value-type="float" office:value="0.2038" calcext:value-type="float">
            <text:p>0,20</text:p>
          </table:table-cell>
          <table:table-cell table:formula="of:=([.C678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79]*[.$E$2]" office:value-type="float" office:value="14.0346" calcext:value-type="float">
            <text:p>14,03</text:p>
          </table:table-cell>
          <table:table-cell office:value-type="float" office:value="0.2067" calcext:value-type="float">
            <text:p>0,21</text:p>
          </table:table-cell>
          <table:table-cell table:formula="of:=([.C679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0]*[.$E$2]" office:value-type="float" office:value="14.0553" calcext:value-type="float">
            <text:p>14,06</text:p>
          </table:table-cell>
          <table:table-cell office:value-type="float" office:value="0.2088" calcext:value-type="float">
            <text:p>0,21</text:p>
          </table:table-cell>
          <table:table-cell table:formula="of:=([.C680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1]*[.$E$2]" office:value-type="float" office:value="14.076" calcext:value-type="float">
            <text:p>14,08</text:p>
          </table:table-cell>
          <table:table-cell office:value-type="float" office:value="0.2088" calcext:value-type="float">
            <text:p>0,21</text:p>
          </table:table-cell>
          <table:table-cell table:formula="of:=([.C681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2]*[.$E$2]" office:value-type="float" office:value="14.0967" calcext:value-type="float">
            <text:p>14,10</text:p>
          </table:table-cell>
          <table:table-cell office:value-type="float" office:value="0.2089" calcext:value-type="float">
            <text:p>0,21</text:p>
          </table:table-cell>
          <table:table-cell table:formula="of:=([.C682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3]*[.$E$2]" office:value-type="float" office:value="14.1174" calcext:value-type="float">
            <text:p>14,12</text:p>
          </table:table-cell>
          <table:table-cell office:value-type="float" office:value="0.2086" calcext:value-type="float">
            <text:p>0,21</text:p>
          </table:table-cell>
          <table:table-cell table:formula="of:=([.C683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4]*[.$E$2]" office:value-type="float" office:value="14.1381" calcext:value-type="float">
            <text:p>14,14</text:p>
          </table:table-cell>
          <table:table-cell office:value-type="float" office:value="0.2074" calcext:value-type="float">
            <text:p>0,21</text:p>
          </table:table-cell>
          <table:table-cell table:formula="of:=([.C684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5]*[.$E$2]" office:value-type="float" office:value="14.1588" calcext:value-type="float">
            <text:p>14,16</text:p>
          </table:table-cell>
          <table:table-cell office:value-type="float" office:value="0.209" calcext:value-type="float">
            <text:p>0,21</text:p>
          </table:table-cell>
          <table:table-cell table:formula="of:=([.C685]-[.$F$2])*1000" office:value-type="float" office:value="2.27954545454506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6]*[.$E$2]" office:value-type="float" office:value="14.1795" calcext:value-type="float">
            <text:p>14,18</text:p>
          </table:table-cell>
          <table:table-cell office:value-type="float" office:value="0.2104" calcext:value-type="float">
            <text:p>0,21</text:p>
          </table:table-cell>
          <table:table-cell table:formula="of:=([.C686]-[.$F$2])*1000" office:value-type="float" office:value="3.67954545454507" calcext:value-type="float">
            <text:p>3,68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7]*[.$E$2]" office:value-type="float" office:value="14.2002" calcext:value-type="float">
            <text:p>14,20</text:p>
          </table:table-cell>
          <table:table-cell office:value-type="float" office:value="0.2082" calcext:value-type="float">
            <text:p>0,21</text:p>
          </table:table-cell>
          <table:table-cell table:formula="of:=([.C687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8]*[.$E$2]" office:value-type="float" office:value="14.2209" calcext:value-type="float">
            <text:p>14,22</text:p>
          </table:table-cell>
          <table:table-cell office:value-type="float" office:value="0.2061" calcext:value-type="float">
            <text:p>0,21</text:p>
          </table:table-cell>
          <table:table-cell table:formula="of:=([.C688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89]*[.$E$2]" office:value-type="float" office:value="14.2416" calcext:value-type="float">
            <text:p>14,24</text:p>
          </table:table-cell>
          <table:table-cell office:value-type="float" office:value="0.2071" calcext:value-type="float">
            <text:p>0,21</text:p>
          </table:table-cell>
          <table:table-cell table:formula="of:=([.C689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0]*[.$E$2]" office:value-type="float" office:value="14.2623" calcext:value-type="float">
            <text:p>14,26</text:p>
          </table:table-cell>
          <table:table-cell office:value-type="float" office:value="0.2056" calcext:value-type="float">
            <text:p>0,21</text:p>
          </table:table-cell>
          <table:table-cell table:formula="of:=([.C690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1]*[.$E$2]" office:value-type="float" office:value="14.283" calcext:value-type="float">
            <text:p>14,28</text:p>
          </table:table-cell>
          <table:table-cell office:value-type="float" office:value="0.2057" calcext:value-type="float">
            <text:p>0,21</text:p>
          </table:table-cell>
          <table:table-cell table:formula="of:=([.C691]-[.$F$2])*1000" office:value-type="float" office:value="-1.02045454545494" calcext:value-type="float">
            <text:p>-1,02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2]*[.$E$2]" office:value-type="float" office:value="14.3037" calcext:value-type="float">
            <text:p>14,30</text:p>
          </table:table-cell>
          <table:table-cell office:value-type="float" office:value="0.2069" calcext:value-type="float">
            <text:p>0,21</text:p>
          </table:table-cell>
          <table:table-cell table:formula="of:=([.C692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3]*[.$E$2]" office:value-type="float" office:value="14.3244" calcext:value-type="float">
            <text:p>14,32</text:p>
          </table:table-cell>
          <table:table-cell office:value-type="float" office:value="0.2085" calcext:value-type="float">
            <text:p>0,21</text:p>
          </table:table-cell>
          <table:table-cell table:formula="of:=([.C693]-[.$F$2])*1000" office:value-type="float" office:value="1.77954545454506" calcext:value-type="float">
            <text:p>1,78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4]*[.$E$2]" office:value-type="float" office:value="14.3451" calcext:value-type="float">
            <text:p>14,35</text:p>
          </table:table-cell>
          <table:table-cell office:value-type="float" office:value="0.2117" calcext:value-type="float">
            <text:p>0,21</text:p>
          </table:table-cell>
          <table:table-cell table:formula="of:=([.C694]-[.$F$2])*1000" office:value-type="float" office:value="4.97954545454507" calcext:value-type="float">
            <text:p>4,98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5]*[.$E$2]" office:value-type="float" office:value="14.3658" calcext:value-type="float">
            <text:p>14,37</text:p>
          </table:table-cell>
          <table:table-cell office:value-type="float" office:value="0.2123" calcext:value-type="float">
            <text:p>0,21</text:p>
          </table:table-cell>
          <table:table-cell table:formula="of:=([.C695]-[.$F$2])*1000" office:value-type="float" office:value="5.57954545454506" calcext:value-type="float">
            <text:p>5,5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6]*[.$E$2]" office:value-type="float" office:value="14.3865" calcext:value-type="float">
            <text:p>14,39</text:p>
          </table:table-cell>
          <table:table-cell office:value-type="float" office:value="0.208" calcext:value-type="float">
            <text:p>0,21</text:p>
          </table:table-cell>
          <table:table-cell table:formula="of:=([.C696]-[.$F$2])*1000" office:value-type="float" office:value="1.27954545454506" calcext:value-type="float">
            <text:p>1,28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7]*[.$E$2]" office:value-type="float" office:value="14.4072" calcext:value-type="float">
            <text:p>14,41</text:p>
          </table:table-cell>
          <table:table-cell office:value-type="float" office:value="0.206" calcext:value-type="float">
            <text:p>0,21</text:p>
          </table:table-cell>
          <table:table-cell table:formula="of:=([.C697]-[.$F$2])*1000" office:value-type="float" office:value="-0.720454545454941" calcext:value-type="float">
            <text:p>-0,72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8]*[.$E$2]" office:value-type="float" office:value="14.4279" calcext:value-type="float">
            <text:p>14,43</text:p>
          </table:table-cell>
          <table:table-cell office:value-type="float" office:value="0.205" calcext:value-type="float">
            <text:p>0,21</text:p>
          </table:table-cell>
          <table:table-cell table:formula="of:=([.C698]-[.$F$2])*1000" office:value-type="float" office:value="-1.72045454545494" calcext:value-type="float">
            <text:p>-1,72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699]*[.$E$2]" office:value-type="float" office:value="14.4486" calcext:value-type="float">
            <text:p>14,45</text:p>
          </table:table-cell>
          <table:table-cell office:value-type="float" office:value="0.2086" calcext:value-type="float">
            <text:p>0,21</text:p>
          </table:table-cell>
          <table:table-cell table:formula="of:=([.C699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0]*[.$E$2]" office:value-type="float" office:value="14.4693" calcext:value-type="float">
            <text:p>14,47</text:p>
          </table:table-cell>
          <table:table-cell office:value-type="float" office:value="0.2079" calcext:value-type="float">
            <text:p>0,21</text:p>
          </table:table-cell>
          <table:table-cell table:formula="of:=([.C700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1]*[.$E$2]" office:value-type="float" office:value="14.49" calcext:value-type="float">
            <text:p>14,49</text:p>
          </table:table-cell>
          <table:table-cell office:value-type="float" office:value="0.2051" calcext:value-type="float">
            <text:p>0,21</text:p>
          </table:table-cell>
          <table:table-cell table:formula="of:=([.C701]-[.$F$2])*1000" office:value-type="float" office:value="-1.62045454545492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2]*[.$E$2]" office:value-type="float" office:value="14.5107" calcext:value-type="float">
            <text:p>14,51</text:p>
          </table:table-cell>
          <table:table-cell office:value-type="float" office:value="0.2074" calcext:value-type="float">
            <text:p>0,21</text:p>
          </table:table-cell>
          <table:table-cell table:formula="of:=([.C702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3]*[.$E$2]" office:value-type="float" office:value="14.5314" calcext:value-type="float">
            <text:p>14,53</text:p>
          </table:table-cell>
          <table:table-cell office:value-type="float" office:value="0.2088" calcext:value-type="float">
            <text:p>0,21</text:p>
          </table:table-cell>
          <table:table-cell table:formula="of:=([.C703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4]*[.$E$2]" office:value-type="float" office:value="14.5521" calcext:value-type="float">
            <text:p>14,55</text:p>
          </table:table-cell>
          <table:table-cell office:value-type="float" office:value="0.2065" calcext:value-type="float">
            <text:p>0,21</text:p>
          </table:table-cell>
          <table:table-cell table:formula="of:=([.C704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5]*[.$E$2]" office:value-type="float" office:value="14.5728" calcext:value-type="float">
            <text:p>14,57</text:p>
          </table:table-cell>
          <table:table-cell office:value-type="float" office:value="0.2033" calcext:value-type="float">
            <text:p>0,20</text:p>
          </table:table-cell>
          <table:table-cell table:formula="of:=([.C705]-[.$F$2])*1000" office:value-type="float" office:value="-3.42045454545492" calcext:value-type="float">
            <text:p>-3,42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6]*[.$E$2]" office:value-type="float" office:value="14.5935" calcext:value-type="float">
            <text:p>14,59</text:p>
          </table:table-cell>
          <table:table-cell office:value-type="float" office:value="0.201" calcext:value-type="float">
            <text:p>0,20</text:p>
          </table:table-cell>
          <table:table-cell table:formula="of:=([.C706]-[.$F$2])*1000" office:value-type="float" office:value="-5.72045454545492" calcext:value-type="float">
            <text:p>-5,72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7]*[.$E$2]" office:value-type="float" office:value="14.6142" calcext:value-type="float">
            <text:p>14,61</text:p>
          </table:table-cell>
          <table:table-cell office:value-type="float" office:value="0.205" calcext:value-type="float">
            <text:p>0,21</text:p>
          </table:table-cell>
          <table:table-cell table:formula="of:=([.C707]-[.$F$2])*1000" office:value-type="float" office:value="-1.72045454545494" calcext:value-type="float">
            <text:p>-1,72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8]*[.$E$2]" office:value-type="float" office:value="14.6349" calcext:value-type="float">
            <text:p>14,63</text:p>
          </table:table-cell>
          <table:table-cell office:value-type="float" office:value="0.2095" calcext:value-type="float">
            <text:p>0,21</text:p>
          </table:table-cell>
          <table:table-cell table:formula="of:=([.C708]-[.$F$2])*1000" office:value-type="float" office:value="2.77954545454506" calcext:value-type="float">
            <text:p>2,78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09]*[.$E$2]" office:value-type="float" office:value="14.6556" calcext:value-type="float">
            <text:p>14,66</text:p>
          </table:table-cell>
          <table:table-cell office:value-type="float" office:value="0.2057" calcext:value-type="float">
            <text:p>0,21</text:p>
          </table:table-cell>
          <table:table-cell table:formula="of:=([.C709]-[.$F$2])*1000" office:value-type="float" office:value="-1.02045454545494" calcext:value-type="float">
            <text:p>-1,02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0]*[.$E$2]" office:value-type="float" office:value="14.6763" calcext:value-type="float">
            <text:p>14,68</text:p>
          </table:table-cell>
          <table:table-cell office:value-type="float" office:value="0.1998" calcext:value-type="float">
            <text:p>0,20</text:p>
          </table:table-cell>
          <table:table-cell table:formula="of:=([.C710]-[.$F$2])*1000" office:value-type="float" office:value="-6.92045454545492" calcext:value-type="float">
            <text:p>-6,92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1]*[.$E$2]" office:value-type="float" office:value="14.697" calcext:value-type="float">
            <text:p>14,70</text:p>
          </table:table-cell>
          <table:table-cell office:value-type="float" office:value="0.1979" calcext:value-type="float">
            <text:p>0,20</text:p>
          </table:table-cell>
          <table:table-cell table:formula="of:=([.C711]-[.$F$2])*1000" office:value-type="float" office:value="-8.82045454545494" calcext:value-type="float">
            <text:p>-8,82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2]*[.$E$2]" office:value-type="float" office:value="14.7177" calcext:value-type="float">
            <text:p>14,72</text:p>
          </table:table-cell>
          <table:table-cell office:value-type="float" office:value="0.2023" calcext:value-type="float">
            <text:p>0,20</text:p>
          </table:table-cell>
          <table:table-cell table:formula="of:=([.C712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3]*[.$E$2]" office:value-type="float" office:value="14.7384" calcext:value-type="float">
            <text:p>14,74</text:p>
          </table:table-cell>
          <table:table-cell office:value-type="float" office:value="0.2066" calcext:value-type="float">
            <text:p>0,21</text:p>
          </table:table-cell>
          <table:table-cell table:formula="of:=([.C713]-[.$F$2])*1000" office:value-type="float" office:value="-0.120454545454923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4]*[.$E$2]" office:value-type="float" office:value="14.7591" calcext:value-type="float">
            <text:p>14,76</text:p>
          </table:table-cell>
          <table:table-cell office:value-type="float" office:value="0.2054" calcext:value-type="float">
            <text:p>0,21</text:p>
          </table:table-cell>
          <table:table-cell table:formula="of:=([.C714]-[.$F$2])*1000" office:value-type="float" office:value="-1.32045454545493" calcext:value-type="float">
            <text:p>-1,32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5]*[.$E$2]" office:value-type="float" office:value="14.7798" calcext:value-type="float">
            <text:p>14,78</text:p>
          </table:table-cell>
          <table:table-cell office:value-type="float" office:value="0.2063" calcext:value-type="float">
            <text:p>0,21</text:p>
          </table:table-cell>
          <table:table-cell table:formula="of:=([.C715]-[.$F$2])*1000" office:value-type="float" office:value="-0.420454545454918" calcext:value-type="float">
            <text:p>-0,42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6]*[.$E$2]" office:value-type="float" office:value="14.8005" calcext:value-type="float">
            <text:p>14,80</text:p>
          </table:table-cell>
          <table:table-cell office:value-type="float" office:value="0.2055" calcext:value-type="float">
            <text:p>0,21</text:p>
          </table:table-cell>
          <table:table-cell table:formula="of:=([.C716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7]*[.$E$2]" office:value-type="float" office:value="14.8212" calcext:value-type="float">
            <text:p>14,82</text:p>
          </table:table-cell>
          <table:table-cell office:value-type="float" office:value="0.2025" calcext:value-type="float">
            <text:p>0,20</text:p>
          </table:table-cell>
          <table:table-cell table:formula="of:=([.C717]-[.$F$2])*1000" office:value-type="float" office:value="-4.22045454545492" calcext:value-type="float">
            <text:p>-4,2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8]*[.$E$2]" office:value-type="float" office:value="14.8419" calcext:value-type="float">
            <text:p>14,84</text:p>
          </table:table-cell>
          <table:table-cell office:value-type="float" office:value="0.2013" calcext:value-type="float">
            <text:p>0,20</text:p>
          </table:table-cell>
          <table:table-cell table:formula="of:=([.C718]-[.$F$2])*1000" office:value-type="float" office:value="-5.42045454545492" calcext:value-type="float">
            <text:p>-5,42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19]*[.$E$2]" office:value-type="float" office:value="14.8626" calcext:value-type="float">
            <text:p>14,86</text:p>
          </table:table-cell>
          <table:table-cell office:value-type="float" office:value="0.1986" calcext:value-type="float">
            <text:p>0,20</text:p>
          </table:table-cell>
          <table:table-cell table:formula="of:=([.C719]-[.$F$2])*1000" office:value-type="float" office:value="-8.12045454545493" calcext:value-type="float">
            <text:p>-8,1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0]*[.$E$2]" office:value-type="float" office:value="14.8833" calcext:value-type="float">
            <text:p>14,88</text:p>
          </table:table-cell>
          <table:table-cell office:value-type="float" office:value="0.2027" calcext:value-type="float">
            <text:p>0,20</text:p>
          </table:table-cell>
          <table:table-cell table:formula="of:=([.C720]-[.$F$2])*1000" office:value-type="float" office:value="-4.02045454545494" calcext:value-type="float">
            <text:p>-4,02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1]*[.$E$2]" office:value-type="float" office:value="14.904" calcext:value-type="float">
            <text:p>14,90</text:p>
          </table:table-cell>
          <table:table-cell office:value-type="float" office:value="0.2063" calcext:value-type="float">
            <text:p>0,21</text:p>
          </table:table-cell>
          <table:table-cell table:formula="of:=([.C721]-[.$F$2])*1000" office:value-type="float" office:value="-0.420454545454918" calcext:value-type="float">
            <text:p>-0,42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2]*[.$E$2]" office:value-type="float" office:value="14.9247" calcext:value-type="float">
            <text:p>14,92</text:p>
          </table:table-cell>
          <table:table-cell office:value-type="float" office:value="0.2063" calcext:value-type="float">
            <text:p>0,21</text:p>
          </table:table-cell>
          <table:table-cell table:formula="of:=([.C722]-[.$F$2])*1000" office:value-type="float" office:value="-0.420454545454918" calcext:value-type="float">
            <text:p>-0,42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3]*[.$E$2]" office:value-type="float" office:value="14.9454" calcext:value-type="float">
            <text:p>14,95</text:p>
          </table:table-cell>
          <table:table-cell office:value-type="float" office:value="0.2081" calcext:value-type="float">
            <text:p>0,21</text:p>
          </table:table-cell>
          <table:table-cell table:formula="of:=([.C723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4]*[.$E$2]" office:value-type="float" office:value="14.9661" calcext:value-type="float">
            <text:p>14,97</text:p>
          </table:table-cell>
          <table:table-cell office:value-type="float" office:value="0.2065" calcext:value-type="float">
            <text:p>0,21</text:p>
          </table:table-cell>
          <table:table-cell table:formula="of:=([.C724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5]*[.$E$2]" office:value-type="float" office:value="14.9868" calcext:value-type="float">
            <text:p>14,99</text:p>
          </table:table-cell>
          <table:table-cell office:value-type="float" office:value="0.2081" calcext:value-type="float">
            <text:p>0,21</text:p>
          </table:table-cell>
          <table:table-cell table:formula="of:=([.C725]-[.$F$2])*1000" office:value-type="float" office:value="1.37954545454508" calcext:value-type="float">
            <text:p>1,38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6]*[.$E$2]" office:value-type="float" office:value="15.0075" calcext:value-type="float">
            <text:p>15,01</text:p>
          </table:table-cell>
          <table:table-cell office:value-type="float" office:value="0.2072" calcext:value-type="float">
            <text:p>0,21</text:p>
          </table:table-cell>
          <table:table-cell table:formula="of:=([.C726]-[.$F$2])*1000" office:value-type="float" office:value="0.479545454545066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7]*[.$E$2]" office:value-type="float" office:value="15.0282" calcext:value-type="float">
            <text:p>15,03</text:p>
          </table:table-cell>
          <table:table-cell office:value-type="float" office:value="0.2033" calcext:value-type="float">
            <text:p>0,20</text:p>
          </table:table-cell>
          <table:table-cell table:formula="of:=([.C727]-[.$F$2])*1000" office:value-type="float" office:value="-3.42045454545492" calcext:value-type="float">
            <text:p>-3,4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8]*[.$E$2]" office:value-type="float" office:value="15.0489" calcext:value-type="float">
            <text:p>15,05</text:p>
          </table:table-cell>
          <table:table-cell office:value-type="float" office:value="0.203" calcext:value-type="float">
            <text:p>0,20</text:p>
          </table:table-cell>
          <table:table-cell table:formula="of:=([.C728]-[.$F$2])*1000" office:value-type="float" office:value="-3.72045454545492" calcext:value-type="float">
            <text:p>-3,72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29]*[.$E$2]" office:value-type="float" office:value="15.0696" calcext:value-type="float">
            <text:p>15,07</text:p>
          </table:table-cell>
          <table:table-cell office:value-type="float" office:value="0.2017" calcext:value-type="float">
            <text:p>0,20</text:p>
          </table:table-cell>
          <table:table-cell table:formula="of:=([.C729]-[.$F$2])*1000" office:value-type="float" office:value="-5.02045454545494" calcext:value-type="float">
            <text:p>-5,02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0]*[.$E$2]" office:value-type="float" office:value="15.0903" calcext:value-type="float">
            <text:p>15,09</text:p>
          </table:table-cell>
          <table:table-cell office:value-type="float" office:value="0.1981" calcext:value-type="float">
            <text:p>0,20</text:p>
          </table:table-cell>
          <table:table-cell table:formula="of:=([.C730]-[.$F$2])*1000" office:value-type="float" office:value="-8.62045454545493" calcext:value-type="float">
            <text:p>-8,62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1]*[.$E$2]" office:value-type="float" office:value="15.111" calcext:value-type="float">
            <text:p>15,11</text:p>
          </table:table-cell>
          <table:table-cell office:value-type="float" office:value="0.1972" calcext:value-type="float">
            <text:p>0,20</text:p>
          </table:table-cell>
          <table:table-cell table:formula="of:=([.C731]-[.$F$2])*1000" office:value-type="float" office:value="-9.52045454545494" calcext:value-type="float">
            <text:p>-9,52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2]*[.$E$2]" office:value-type="float" office:value="15.1317" calcext:value-type="float">
            <text:p>15,13</text:p>
          </table:table-cell>
          <table:table-cell office:value-type="float" office:value="0.1987" calcext:value-type="float">
            <text:p>0,20</text:p>
          </table:table-cell>
          <table:table-cell table:formula="of:=([.C732]-[.$F$2])*1000" office:value-type="float" office:value="-8.02045454545494" calcext:value-type="float">
            <text:p>-8,0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3]*[.$E$2]" office:value-type="float" office:value="15.1524" calcext:value-type="float">
            <text:p>15,15</text:p>
          </table:table-cell>
          <table:table-cell office:value-type="float" office:value="0.2023" calcext:value-type="float">
            <text:p>0,20</text:p>
          </table:table-cell>
          <table:table-cell table:formula="of:=([.C733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4]*[.$E$2]" office:value-type="float" office:value="15.1731" calcext:value-type="float">
            <text:p>15,17</text:p>
          </table:table-cell>
          <table:table-cell office:value-type="float" office:value="0.2062" calcext:value-type="float">
            <text:p>0,21</text:p>
          </table:table-cell>
          <table:table-cell table:formula="of:=([.C734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5]*[.$E$2]" office:value-type="float" office:value="15.1938" calcext:value-type="float">
            <text:p>15,19</text:p>
          </table:table-cell>
          <table:table-cell office:value-type="float" office:value="0.2101" calcext:value-type="float">
            <text:p>0,21</text:p>
          </table:table-cell>
          <table:table-cell table:formula="of:=([.C735]-[.$F$2])*1000" office:value-type="float" office:value="3.37954545454508" calcext:value-type="float">
            <text:p>3,38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6]*[.$E$2]" office:value-type="float" office:value="15.2145" calcext:value-type="float">
            <text:p>15,21</text:p>
          </table:table-cell>
          <table:table-cell office:value-type="float" office:value="0.2105" calcext:value-type="float">
            <text:p>0,21</text:p>
          </table:table-cell>
          <table:table-cell table:formula="of:=([.C736]-[.$F$2])*1000" office:value-type="float" office:value="3.77954545454506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7]*[.$E$2]" office:value-type="float" office:value="15.2352" calcext:value-type="float">
            <text:p>15,24</text:p>
          </table:table-cell>
          <table:table-cell office:value-type="float" office:value="0.2078" calcext:value-type="float">
            <text:p>0,21</text:p>
          </table:table-cell>
          <table:table-cell table:formula="of:=([.C737]-[.$F$2])*1000" office:value-type="float" office:value="1.079545454545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8]*[.$E$2]" office:value-type="float" office:value="15.2559" calcext:value-type="float">
            <text:p>15,26</text:p>
          </table:table-cell>
          <table:table-cell office:value-type="float" office:value="0.2065" calcext:value-type="float">
            <text:p>0,21</text:p>
          </table:table-cell>
          <table:table-cell table:formula="of:=([.C738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39]*[.$E$2]" office:value-type="float" office:value="15.2766" calcext:value-type="float">
            <text:p>15,28</text:p>
          </table:table-cell>
          <table:table-cell office:value-type="float" office:value="0.2031" calcext:value-type="float">
            <text:p>0,20</text:p>
          </table:table-cell>
          <table:table-cell table:formula="of:=([.C739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0]*[.$E$2]" office:value-type="float" office:value="15.2973" calcext:value-type="float">
            <text:p>15,30</text:p>
          </table:table-cell>
          <table:table-cell office:value-type="float" office:value="0.2033" calcext:value-type="float">
            <text:p>0,20</text:p>
          </table:table-cell>
          <table:table-cell table:formula="of:=([.C740]-[.$F$2])*1000" office:value-type="float" office:value="-3.42045454545492" calcext:value-type="float">
            <text:p>-3,4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1]*[.$E$2]" office:value-type="float" office:value="15.318" calcext:value-type="float">
            <text:p>15,32</text:p>
          </table:table-cell>
          <table:table-cell office:value-type="float" office:value="0.2065" calcext:value-type="float">
            <text:p>0,21</text:p>
          </table:table-cell>
          <table:table-cell table:formula="of:=([.C741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2]*[.$E$2]" office:value-type="float" office:value="15.3387" calcext:value-type="float">
            <text:p>15,34</text:p>
          </table:table-cell>
          <table:table-cell office:value-type="float" office:value="0.2078" calcext:value-type="float">
            <text:p>0,21</text:p>
          </table:table-cell>
          <table:table-cell table:formula="of:=([.C742]-[.$F$2])*1000" office:value-type="float" office:value="1.079545454545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3]*[.$E$2]" office:value-type="float" office:value="15.3594" calcext:value-type="float">
            <text:p>15,36</text:p>
          </table:table-cell>
          <table:table-cell office:value-type="float" office:value="0.2098" calcext:value-type="float">
            <text:p>0,21</text:p>
          </table:table-cell>
          <table:table-cell table:formula="of:=([.C743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4]*[.$E$2]" office:value-type="float" office:value="15.3801" calcext:value-type="float">
            <text:p>15,38</text:p>
          </table:table-cell>
          <table:table-cell office:value-type="float" office:value="0.2094" calcext:value-type="float">
            <text:p>0,21</text:p>
          </table:table-cell>
          <table:table-cell table:formula="of:=([.C744]-[.$F$2])*1000" office:value-type="float" office:value="2.67954545454507" calcext:value-type="float">
            <text:p>2,68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5]*[.$E$2]" office:value-type="float" office:value="15.4008" calcext:value-type="float">
            <text:p>15,40</text:p>
          </table:table-cell>
          <table:table-cell office:value-type="float" office:value="0.2115" calcext:value-type="float">
            <text:p>0,21</text:p>
          </table:table-cell>
          <table:table-cell table:formula="of:=([.C745]-[.$F$2])*1000" office:value-type="float" office:value="4.77954545454506" calcext:value-type="float">
            <text:p>4,78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6]*[.$E$2]" office:value-type="float" office:value="15.4215" calcext:value-type="float">
            <text:p>15,42</text:p>
          </table:table-cell>
          <table:table-cell office:value-type="float" office:value="0.213" calcext:value-type="float">
            <text:p>0,21</text:p>
          </table:table-cell>
          <table:table-cell table:formula="of:=([.C746]-[.$F$2])*1000" office:value-type="float" office:value="6.27954545454507" calcext:value-type="float">
            <text:p>6,28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7]*[.$E$2]" office:value-type="float" office:value="15.4422" calcext:value-type="float">
            <text:p>15,44</text:p>
          </table:table-cell>
          <table:table-cell office:value-type="float" office:value="0.2109" calcext:value-type="float">
            <text:p>0,21</text:p>
          </table:table-cell>
          <table:table-cell table:formula="of:=([.C747]-[.$F$2])*1000" office:value-type="float" office:value="4.17954545454507" calcext:value-type="float">
            <text:p>4,18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8]*[.$E$2]" office:value-type="float" office:value="15.4629" calcext:value-type="float">
            <text:p>15,46</text:p>
          </table:table-cell>
          <table:table-cell office:value-type="float" office:value="0.2091" calcext:value-type="float">
            <text:p>0,21</text:p>
          </table:table-cell>
          <table:table-cell table:formula="of:=([.C748]-[.$F$2])*1000" office:value-type="float" office:value="2.3795454545450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49]*[.$E$2]" office:value-type="float" office:value="15.4836" calcext:value-type="float">
            <text:p>15,48</text:p>
          </table:table-cell>
          <table:table-cell office:value-type="float" office:value="0.2065" calcext:value-type="float">
            <text:p>0,21</text:p>
          </table:table-cell>
          <table:table-cell table:formula="of:=([.C749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0]*[.$E$2]" office:value-type="float" office:value="15.5043" calcext:value-type="float">
            <text:p>15,50</text:p>
          </table:table-cell>
          <table:table-cell office:value-type="float" office:value="0.2048" calcext:value-type="float">
            <text:p>0,20</text:p>
          </table:table-cell>
          <table:table-cell table:formula="of:=([.C750]-[.$F$2])*1000" office:value-type="float" office:value="-1.92045454545492" calcext:value-type="float">
            <text:p>-1,92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1]*[.$E$2]" office:value-type="float" office:value="15.525" calcext:value-type="float">
            <text:p>15,53</text:p>
          </table:table-cell>
          <table:table-cell office:value-type="float" office:value="0.2044" calcext:value-type="float">
            <text:p>0,20</text:p>
          </table:table-cell>
          <table:table-cell table:formula="of:=([.C751]-[.$F$2])*1000" office:value-type="float" office:value="-2.32045454545493" calcext:value-type="float">
            <text:p>-2,32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2]*[.$E$2]" office:value-type="float" office:value="15.5457" calcext:value-type="float">
            <text:p>15,55</text:p>
          </table:table-cell>
          <table:table-cell office:value-type="float" office:value="0.2069" calcext:value-type="float">
            <text:p>0,21</text:p>
          </table:table-cell>
          <table:table-cell table:formula="of:=([.C752]-[.$F$2])*1000" office:value-type="float" office:value="0.179545454545071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3]*[.$E$2]" office:value-type="float" office:value="15.5664" calcext:value-type="float">
            <text:p>15,57</text:p>
          </table:table-cell>
          <table:table-cell office:value-type="float" office:value="0.2105" calcext:value-type="float">
            <text:p>0,21</text:p>
          </table:table-cell>
          <table:table-cell table:formula="of:=([.C753]-[.$F$2])*1000" office:value-type="float" office:value="3.77954545454506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4]*[.$E$2]" office:value-type="float" office:value="15.5871" calcext:value-type="float">
            <text:p>15,59</text:p>
          </table:table-cell>
          <table:table-cell office:value-type="float" office:value="0.211" calcext:value-type="float">
            <text:p>0,21</text:p>
          </table:table-cell>
          <table:table-cell table:formula="of:=([.C754]-[.$F$2])*1000" office:value-type="float" office:value="4.27954545454506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5]*[.$E$2]" office:value-type="float" office:value="15.6078" calcext:value-type="float">
            <text:p>15,61</text:p>
          </table:table-cell>
          <table:table-cell office:value-type="float" office:value="0.2065" calcext:value-type="float">
            <text:p>0,21</text:p>
          </table:table-cell>
          <table:table-cell table:formula="of:=([.C755]-[.$F$2])*1000" office:value-type="float" office:value="-0.22045454545494" calcext:value-type="float">
            <text:p>-0,22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6]*[.$E$2]" office:value-type="float" office:value="15.6285" calcext:value-type="float">
            <text:p>15,63</text:p>
          </table:table-cell>
          <table:table-cell office:value-type="float" office:value="0.203" calcext:value-type="float">
            <text:p>0,20</text:p>
          </table:table-cell>
          <table:table-cell table:formula="of:=([.C756]-[.$F$2])*1000" office:value-type="float" office:value="-3.72045454545492" calcext:value-type="float">
            <text:p>-3,72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7]*[.$E$2]" office:value-type="float" office:value="15.6492" calcext:value-type="float">
            <text:p>15,65</text:p>
          </table:table-cell>
          <table:table-cell office:value-type="float" office:value="0.2041" calcext:value-type="float">
            <text:p>0,20</text:p>
          </table:table-cell>
          <table:table-cell table:formula="of:=([.C757]-[.$F$2])*1000" office:value-type="float" office:value="-2.62045454545493" calcext:value-type="float">
            <text:p>-2,62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8]*[.$E$2]" office:value-type="float" office:value="15.6699" calcext:value-type="float">
            <text:p>15,67</text:p>
          </table:table-cell>
          <table:table-cell office:value-type="float" office:value="0.2062" calcext:value-type="float">
            <text:p>0,21</text:p>
          </table:table-cell>
          <table:table-cell table:formula="of:=([.C758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59]*[.$E$2]" office:value-type="float" office:value="15.6906" calcext:value-type="float">
            <text:p>15,69</text:p>
          </table:table-cell>
          <table:table-cell office:value-type="float" office:value="0.2047" calcext:value-type="float">
            <text:p>0,20</text:p>
          </table:table-cell>
          <table:table-cell table:formula="of:=([.C759]-[.$F$2])*1000" office:value-type="float" office:value="-2.02045454545494" calcext:value-type="float">
            <text:p>-2,02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0]*[.$E$2]" office:value-type="float" office:value="15.7113" calcext:value-type="float">
            <text:p>15,71</text:p>
          </table:table-cell>
          <table:table-cell office:value-type="float" office:value="0.2061" calcext:value-type="float">
            <text:p>0,21</text:p>
          </table:table-cell>
          <table:table-cell table:formula="of:=([.C760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1]*[.$E$2]" office:value-type="float" office:value="15.732" calcext:value-type="float">
            <text:p>15,73</text:p>
          </table:table-cell>
          <table:table-cell office:value-type="float" office:value="0.2119" calcext:value-type="float">
            <text:p>0,21</text:p>
          </table:table-cell>
          <table:table-cell table:formula="of:=([.C761]-[.$F$2])*1000" office:value-type="float" office:value="5.17954545454508" calcext:value-type="float">
            <text:p>5,18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2]*[.$E$2]" office:value-type="float" office:value="15.7527" calcext:value-type="float">
            <text:p>15,75</text:p>
          </table:table-cell>
          <table:table-cell office:value-type="float" office:value="0.2145" calcext:value-type="float">
            <text:p>0,21</text:p>
          </table:table-cell>
          <table:table-cell table:formula="of:=([.C762]-[.$F$2])*1000" office:value-type="float" office:value="7.77954545454507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3]*[.$E$2]" office:value-type="float" office:value="15.7734" calcext:value-type="float">
            <text:p>15,77</text:p>
          </table:table-cell>
          <table:table-cell office:value-type="float" office:value="0.2118" calcext:value-type="float">
            <text:p>0,21</text:p>
          </table:table-cell>
          <table:table-cell table:formula="of:=([.C763]-[.$F$2])*1000" office:value-type="float" office:value="5.07954545454506" calcext:value-type="float">
            <text:p>5,0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4]*[.$E$2]" office:value-type="float" office:value="15.7941" calcext:value-type="float">
            <text:p>15,79</text:p>
          </table:table-cell>
          <table:table-cell office:value-type="float" office:value="0.2086" calcext:value-type="float">
            <text:p>0,21</text:p>
          </table:table-cell>
          <table:table-cell table:formula="of:=([.C764]-[.$F$2])*1000" office:value-type="float" office:value="1.87954545454508" calcext:value-type="float">
            <text:p>1,88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5]*[.$E$2]" office:value-type="float" office:value="15.8148" calcext:value-type="float">
            <text:p>15,81</text:p>
          </table:table-cell>
          <table:table-cell office:value-type="float" office:value="0.2079" calcext:value-type="float">
            <text:p>0,21</text:p>
          </table:table-cell>
          <table:table-cell table:formula="of:=([.C765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6]*[.$E$2]" office:value-type="float" office:value="15.8355" calcext:value-type="float">
            <text:p>15,84</text:p>
          </table:table-cell>
          <table:table-cell office:value-type="float" office:value="0.2116" calcext:value-type="float">
            <text:p>0,21</text:p>
          </table:table-cell>
          <table:table-cell table:formula="of:=([.C766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7]*[.$E$2]" office:value-type="float" office:value="15.8562" calcext:value-type="float">
            <text:p>15,86</text:p>
          </table:table-cell>
          <table:table-cell office:value-type="float" office:value="0.2089" calcext:value-type="float">
            <text:p>0,21</text:p>
          </table:table-cell>
          <table:table-cell table:formula="of:=([.C767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8]*[.$E$2]" office:value-type="float" office:value="15.8769" calcext:value-type="float">
            <text:p>15,88</text:p>
          </table:table-cell>
          <table:table-cell office:value-type="float" office:value="0.2059" calcext:value-type="float">
            <text:p>0,21</text:p>
          </table:table-cell>
          <table:table-cell table:formula="of:=([.C768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69]*[.$E$2]" office:value-type="float" office:value="15.8976" calcext:value-type="float">
            <text:p>15,90</text:p>
          </table:table-cell>
          <table:table-cell office:value-type="float" office:value="0.2064" calcext:value-type="float">
            <text:p>0,21</text:p>
          </table:table-cell>
          <table:table-cell table:formula="of:=([.C769]-[.$F$2])*1000" office:value-type="float" office:value="-0.320454545454929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0]*[.$E$2]" office:value-type="float" office:value="15.9183" calcext:value-type="float">
            <text:p>15,92</text:p>
          </table:table-cell>
          <table:table-cell office:value-type="float" office:value="0.2045" calcext:value-type="float">
            <text:p>0,20</text:p>
          </table:table-cell>
          <table:table-cell table:formula="of:=([.C770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1]*[.$E$2]" office:value-type="float" office:value="15.939" calcext:value-type="float">
            <text:p>15,94</text:p>
          </table:table-cell>
          <table:table-cell office:value-type="float" office:value="0.2083" calcext:value-type="float">
            <text:p>0,21</text:p>
          </table:table-cell>
          <table:table-cell table:formula="of:=([.C771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2]*[.$E$2]" office:value-type="float" office:value="15.9597" calcext:value-type="float">
            <text:p>15,96</text:p>
          </table:table-cell>
          <table:table-cell office:value-type="float" office:value="0.2102" calcext:value-type="float">
            <text:p>0,21</text:p>
          </table:table-cell>
          <table:table-cell table:formula="of:=([.C772]-[.$F$2])*1000" office:value-type="float" office:value="3.47954545454507" calcext:value-type="float">
            <text:p>3,48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3]*[.$E$2]" office:value-type="float" office:value="15.9804" calcext:value-type="float">
            <text:p>15,98</text:p>
          </table:table-cell>
          <table:table-cell office:value-type="float" office:value="0.2089" calcext:value-type="float">
            <text:p>0,21</text:p>
          </table:table-cell>
          <table:table-cell table:formula="of:=([.C773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4]*[.$E$2]" office:value-type="float" office:value="16.0011" calcext:value-type="float">
            <text:p>16,00</text:p>
          </table:table-cell>
          <table:table-cell office:value-type="float" office:value="0.2103" calcext:value-type="float">
            <text:p>0,21</text:p>
          </table:table-cell>
          <table:table-cell table:formula="of:=([.C774]-[.$F$2])*1000" office:value-type="float" office:value="3.57954545454506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5]*[.$E$2]" office:value-type="float" office:value="16.0218" calcext:value-type="float">
            <text:p>16,02</text:p>
          </table:table-cell>
          <table:table-cell office:value-type="float" office:value="0.2077" calcext:value-type="float">
            <text:p>0,21</text:p>
          </table:table-cell>
          <table:table-cell table:formula="of:=([.C775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6]*[.$E$2]" office:value-type="float" office:value="16.0425" calcext:value-type="float">
            <text:p>16,04</text:p>
          </table:table-cell>
          <table:table-cell office:value-type="float" office:value="0.2064" calcext:value-type="float">
            <text:p>0,21</text:p>
          </table:table-cell>
          <table:table-cell table:formula="of:=([.C776]-[.$F$2])*1000" office:value-type="float" office:value="-0.320454545454929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7]*[.$E$2]" office:value-type="float" office:value="16.0632" calcext:value-type="float">
            <text:p>16,06</text:p>
          </table:table-cell>
          <table:table-cell office:value-type="float" office:value="0.2058" calcext:value-type="float">
            <text:p>0,21</text:p>
          </table:table-cell>
          <table:table-cell table:formula="of:=([.C777]-[.$F$2])*1000" office:value-type="float" office:value="-0.920454545454918" calcext:value-type="float">
            <text:p>-0,92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8]*[.$E$2]" office:value-type="float" office:value="16.0839" calcext:value-type="float">
            <text:p>16,08</text:p>
          </table:table-cell>
          <table:table-cell office:value-type="float" office:value="0.2031" calcext:value-type="float">
            <text:p>0,20</text:p>
          </table:table-cell>
          <table:table-cell table:formula="of:=([.C778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79]*[.$E$2]" office:value-type="float" office:value="16.1046" calcext:value-type="float">
            <text:p>16,10</text:p>
          </table:table-cell>
          <table:table-cell office:value-type="float" office:value="0.2061" calcext:value-type="float">
            <text:p>0,21</text:p>
          </table:table-cell>
          <table:table-cell table:formula="of:=([.C779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0]*[.$E$2]" office:value-type="float" office:value="16.1253" calcext:value-type="float">
            <text:p>16,13</text:p>
          </table:table-cell>
          <table:table-cell office:value-type="float" office:value="0.2092" calcext:value-type="float">
            <text:p>0,21</text:p>
          </table:table-cell>
          <table:table-cell table:formula="of:=([.C780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1]*[.$E$2]" office:value-type="float" office:value="16.146" calcext:value-type="float">
            <text:p>16,15</text:p>
          </table:table-cell>
          <table:table-cell office:value-type="float" office:value="0.2119" calcext:value-type="float">
            <text:p>0,21</text:p>
          </table:table-cell>
          <table:table-cell table:formula="of:=([.C781]-[.$F$2])*1000" office:value-type="float" office:value="5.17954545454508" calcext:value-type="float">
            <text:p>5,18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2]*[.$E$2]" office:value-type="float" office:value="16.1667" calcext:value-type="float">
            <text:p>16,17</text:p>
          </table:table-cell>
          <table:table-cell office:value-type="float" office:value="0.2127" calcext:value-type="float">
            <text:p>0,21</text:p>
          </table:table-cell>
          <table:table-cell table:formula="of:=([.C782]-[.$F$2])*1000" office:value-type="float" office:value="5.97954545454507" calcext:value-type="float">
            <text:p>5,9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3]*[.$E$2]" office:value-type="float" office:value="16.1874" calcext:value-type="float">
            <text:p>16,19</text:p>
          </table:table-cell>
          <table:table-cell office:value-type="float" office:value="0.211" calcext:value-type="float">
            <text:p>0,21</text:p>
          </table:table-cell>
          <table:table-cell table:formula="of:=([.C783]-[.$F$2])*1000" office:value-type="float" office:value="4.27954545454506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4]*[.$E$2]" office:value-type="float" office:value="16.2081" calcext:value-type="float">
            <text:p>16,21</text:p>
          </table:table-cell>
          <table:table-cell office:value-type="float" office:value="0.2109" calcext:value-type="float">
            <text:p>0,21</text:p>
          </table:table-cell>
          <table:table-cell table:formula="of:=([.C784]-[.$F$2])*1000" office:value-type="float" office:value="4.17954545454507" calcext:value-type="float">
            <text:p>4,1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5]*[.$E$2]" office:value-type="float" office:value="16.2288" calcext:value-type="float">
            <text:p>16,23</text:p>
          </table:table-cell>
          <table:table-cell office:value-type="float" office:value="0.2087" calcext:value-type="float">
            <text:p>0,21</text:p>
          </table:table-cell>
          <table:table-cell table:formula="of:=([.C785]-[.$F$2])*1000" office:value-type="float" office:value="1.97954545454507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6]*[.$E$2]" office:value-type="float" office:value="16.2495" calcext:value-type="float">
            <text:p>16,25</text:p>
          </table:table-cell>
          <table:table-cell office:value-type="float" office:value="0.2099" calcext:value-type="float">
            <text:p>0,21</text:p>
          </table:table-cell>
          <table:table-cell table:formula="of:=([.C786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7]*[.$E$2]" office:value-type="float" office:value="16.2702" calcext:value-type="float">
            <text:p>16,27</text:p>
          </table:table-cell>
          <table:table-cell office:value-type="float" office:value="0.2107" calcext:value-type="float">
            <text:p>0,21</text:p>
          </table:table-cell>
          <table:table-cell table:formula="of:=([.C787]-[.$F$2])*1000" office:value-type="float" office:value="3.97954545454507" calcext:value-type="float">
            <text:p>3,98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8]*[.$E$2]" office:value-type="float" office:value="16.2909" calcext:value-type="float">
            <text:p>16,29</text:p>
          </table:table-cell>
          <table:table-cell office:value-type="float" office:value="0.2073" calcext:value-type="float">
            <text:p>0,21</text:p>
          </table:table-cell>
          <table:table-cell table:formula="of:=([.C788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89]*[.$E$2]" office:value-type="float" office:value="16.3116" calcext:value-type="float">
            <text:p>16,31</text:p>
          </table:table-cell>
          <table:table-cell office:value-type="float" office:value="0.2099" calcext:value-type="float">
            <text:p>0,21</text:p>
          </table:table-cell>
          <table:table-cell table:formula="of:=([.C789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0]*[.$E$2]" office:value-type="float" office:value="16.3323" calcext:value-type="float">
            <text:p>16,33</text:p>
          </table:table-cell>
          <table:table-cell office:value-type="float" office:value="0.212" calcext:value-type="float">
            <text:p>0,21</text:p>
          </table:table-cell>
          <table:table-cell table:formula="of:=([.C790]-[.$F$2])*1000" office:value-type="float" office:value="5.27954545454507" calcext:value-type="float">
            <text:p>5,2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1]*[.$E$2]" office:value-type="float" office:value="16.353" calcext:value-type="float">
            <text:p>16,35</text:p>
          </table:table-cell>
          <table:table-cell office:value-type="float" office:value="0.2098" calcext:value-type="float">
            <text:p>0,21</text:p>
          </table:table-cell>
          <table:table-cell table:formula="of:=([.C791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2]*[.$E$2]" office:value-type="float" office:value="16.3737" calcext:value-type="float">
            <text:p>16,37</text:p>
          </table:table-cell>
          <table:table-cell office:value-type="float" office:value="0.2089" calcext:value-type="float">
            <text:p>0,21</text:p>
          </table:table-cell>
          <table:table-cell table:formula="of:=([.C792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3]*[.$E$2]" office:value-type="float" office:value="16.3944" calcext:value-type="float">
            <text:p>16,39</text:p>
          </table:table-cell>
          <table:table-cell office:value-type="float" office:value="0.2037" calcext:value-type="float">
            <text:p>0,20</text:p>
          </table:table-cell>
          <table:table-cell table:formula="of:=([.C793]-[.$F$2])*1000" office:value-type="float" office:value="-3.02045454545494" calcext:value-type="float">
            <text:p>-3,02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4]*[.$E$2]" office:value-type="float" office:value="16.4151" calcext:value-type="float">
            <text:p>16,42</text:p>
          </table:table-cell>
          <table:table-cell office:value-type="float" office:value="0.2012" calcext:value-type="float">
            <text:p>0,20</text:p>
          </table:table-cell>
          <table:table-cell table:formula="of:=([.C794]-[.$F$2])*1000" office:value-type="float" office:value="-5.52045454545494" calcext:value-type="float">
            <text:p>-5,5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5]*[.$E$2]" office:value-type="float" office:value="16.4358" calcext:value-type="float">
            <text:p>16,44</text:p>
          </table:table-cell>
          <table:table-cell office:value-type="float" office:value="0.2042" calcext:value-type="float">
            <text:p>0,20</text:p>
          </table:table-cell>
          <table:table-cell table:formula="of:=([.C795]-[.$F$2])*1000" office:value-type="float" office:value="-2.52045454545494" calcext:value-type="float">
            <text:p>-2,5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6]*[.$E$2]" office:value-type="float" office:value="16.4565" calcext:value-type="float">
            <text:p>16,46</text:p>
          </table:table-cell>
          <table:table-cell office:value-type="float" office:value="0.2058" calcext:value-type="float">
            <text:p>0,21</text:p>
          </table:table-cell>
          <table:table-cell table:formula="of:=([.C796]-[.$F$2])*1000" office:value-type="float" office:value="-0.920454545454918" calcext:value-type="float">
            <text:p>-0,92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7]*[.$E$2]" office:value-type="float" office:value="16.4772" calcext:value-type="float">
            <text:p>16,48</text:p>
          </table:table-cell>
          <table:table-cell office:value-type="float" office:value="0.2062" calcext:value-type="float">
            <text:p>0,21</text:p>
          </table:table-cell>
          <table:table-cell table:formula="of:=([.C797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8]*[.$E$2]" office:value-type="float" office:value="16.4979" calcext:value-type="float">
            <text:p>16,50</text:p>
          </table:table-cell>
          <table:table-cell office:value-type="float" office:value="0.2084" calcext:value-type="float">
            <text:p>0,21</text:p>
          </table:table-cell>
          <table:table-cell table:formula="of:=([.C798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799]*[.$E$2]" office:value-type="float" office:value="16.5186" calcext:value-type="float">
            <text:p>16,52</text:p>
          </table:table-cell>
          <table:table-cell office:value-type="float" office:value="0.2103" calcext:value-type="float">
            <text:p>0,21</text:p>
          </table:table-cell>
          <table:table-cell table:formula="of:=([.C799]-[.$F$2])*1000" office:value-type="float" office:value="3.57954545454506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0]*[.$E$2]" office:value-type="float" office:value="16.5393" calcext:value-type="float">
            <text:p>16,54</text:p>
          </table:table-cell>
          <table:table-cell office:value-type="float" office:value="0.2087" calcext:value-type="float">
            <text:p>0,21</text:p>
          </table:table-cell>
          <table:table-cell table:formula="of:=([.C800]-[.$F$2])*1000" office:value-type="float" office:value="1.97954545454507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1]*[.$E$2]" office:value-type="float" office:value="16.56" calcext:value-type="float">
            <text:p>16,56</text:p>
          </table:table-cell>
          <table:table-cell office:value-type="float" office:value="0.2073" calcext:value-type="float">
            <text:p>0,21</text:p>
          </table:table-cell>
          <table:table-cell table:formula="of:=([.C801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2]*[.$E$2]" office:value-type="float" office:value="16.5807" calcext:value-type="float">
            <text:p>16,58</text:p>
          </table:table-cell>
          <table:table-cell office:value-type="float" office:value="0.2091" calcext:value-type="float">
            <text:p>0,21</text:p>
          </table:table-cell>
          <table:table-cell table:formula="of:=([.C802]-[.$F$2])*1000" office:value-type="float" office:value="2.3795454545450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3]*[.$E$2]" office:value-type="float" office:value="16.6014" calcext:value-type="float">
            <text:p>16,60</text:p>
          </table:table-cell>
          <table:table-cell office:value-type="float" office:value="0.2135" calcext:value-type="float">
            <text:p>0,21</text:p>
          </table:table-cell>
          <table:table-cell table:formula="of:=([.C803]-[.$F$2])*1000" office:value-type="float" office:value="6.77954545454507" calcext:value-type="float">
            <text:p>6,78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4]*[.$E$2]" office:value-type="float" office:value="16.6221" calcext:value-type="float">
            <text:p>16,62</text:p>
          </table:table-cell>
          <table:table-cell office:value-type="float" office:value="0.2132" calcext:value-type="float">
            <text:p>0,21</text:p>
          </table:table-cell>
          <table:table-cell table:formula="of:=([.C804]-[.$F$2])*1000" office:value-type="float" office:value="6.47954545454507" calcext:value-type="float">
            <text:p>6,48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5]*[.$E$2]" office:value-type="float" office:value="16.6428" calcext:value-type="float">
            <text:p>16,64</text:p>
          </table:table-cell>
          <table:table-cell office:value-type="float" office:value="0.2087" calcext:value-type="float">
            <text:p>0,21</text:p>
          </table:table-cell>
          <table:table-cell table:formula="of:=([.C805]-[.$F$2])*1000" office:value-type="float" office:value="1.97954545454507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6]*[.$E$2]" office:value-type="float" office:value="16.6635" calcext:value-type="float">
            <text:p>16,66</text:p>
          </table:table-cell>
          <table:table-cell office:value-type="float" office:value="0.2074" calcext:value-type="float">
            <text:p>0,21</text:p>
          </table:table-cell>
          <table:table-cell table:formula="of:=([.C806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7]*[.$E$2]" office:value-type="float" office:value="16.6842" calcext:value-type="float">
            <text:p>16,68</text:p>
          </table:table-cell>
          <table:table-cell office:value-type="float" office:value="0.207" calcext:value-type="float">
            <text:p>0,21</text:p>
          </table:table-cell>
          <table:table-cell table:formula="of:=([.C807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8]*[.$E$2]" office:value-type="float" office:value="16.7049" calcext:value-type="float">
            <text:p>16,70</text:p>
          </table:table-cell>
          <table:table-cell office:value-type="float" office:value="0.2044" calcext:value-type="float">
            <text:p>0,20</text:p>
          </table:table-cell>
          <table:table-cell table:formula="of:=([.C808]-[.$F$2])*1000" office:value-type="float" office:value="-2.32045454545493" calcext:value-type="float">
            <text:p>-2,32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09]*[.$E$2]" office:value-type="float" office:value="16.7256" calcext:value-type="float">
            <text:p>16,73</text:p>
          </table:table-cell>
          <table:table-cell office:value-type="float" office:value="0.207" calcext:value-type="float">
            <text:p>0,21</text:p>
          </table:table-cell>
          <table:table-cell table:formula="of:=([.C809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0]*[.$E$2]" office:value-type="float" office:value="16.7463" calcext:value-type="float">
            <text:p>16,75</text:p>
          </table:table-cell>
          <table:table-cell office:value-type="float" office:value="0.2098" calcext:value-type="float">
            <text:p>0,21</text:p>
          </table:table-cell>
          <table:table-cell table:formula="of:=([.C810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1]*[.$E$2]" office:value-type="float" office:value="16.767" calcext:value-type="float">
            <text:p>16,77</text:p>
          </table:table-cell>
          <table:table-cell office:value-type="float" office:value="0.2074" calcext:value-type="float">
            <text:p>0,21</text:p>
          </table:table-cell>
          <table:table-cell table:formula="of:=([.C811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2]*[.$E$2]" office:value-type="float" office:value="16.7877" calcext:value-type="float">
            <text:p>16,79</text:p>
          </table:table-cell>
          <table:table-cell office:value-type="float" office:value="0.2068" calcext:value-type="float">
            <text:p>0,21</text:p>
          </table:table-cell>
          <table:table-cell table:formula="of:=([.C812]-[.$F$2])*1000" office:value-type="float" office:value="0.0795454545450824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3]*[.$E$2]" office:value-type="float" office:value="16.8084" calcext:value-type="float">
            <text:p>16,81</text:p>
          </table:table-cell>
          <table:table-cell office:value-type="float" office:value="0.2059" calcext:value-type="float">
            <text:p>0,21</text:p>
          </table:table-cell>
          <table:table-cell table:formula="of:=([.C813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4]*[.$E$2]" office:value-type="float" office:value="16.8291" calcext:value-type="float">
            <text:p>16,83</text:p>
          </table:table-cell>
          <table:table-cell office:value-type="float" office:value="0.2051" calcext:value-type="float">
            <text:p>0,21</text:p>
          </table:table-cell>
          <table:table-cell table:formula="of:=([.C814]-[.$F$2])*1000" office:value-type="float" office:value="-1.62045454545492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5]*[.$E$2]" office:value-type="float" office:value="16.8498" calcext:value-type="float">
            <text:p>16,85</text:p>
          </table:table-cell>
          <table:table-cell office:value-type="float" office:value="0.2049" calcext:value-type="float">
            <text:p>0,20</text:p>
          </table:table-cell>
          <table:table-cell table:formula="of:=([.C815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6]*[.$E$2]" office:value-type="float" office:value="16.8705" calcext:value-type="float">
            <text:p>16,87</text:p>
          </table:table-cell>
          <table:table-cell office:value-type="float" office:value="0.2061" calcext:value-type="float">
            <text:p>0,21</text:p>
          </table:table-cell>
          <table:table-cell table:formula="of:=([.C816]-[.$F$2])*1000" office:value-type="float" office:value="-0.620454545454924" calcext:value-type="float">
            <text:p>-0,62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7]*[.$E$2]" office:value-type="float" office:value="16.8912" calcext:value-type="float">
            <text:p>16,89</text:p>
          </table:table-cell>
          <table:table-cell office:value-type="float" office:value="0.2079" calcext:value-type="float">
            <text:p>0,21</text:p>
          </table:table-cell>
          <table:table-cell table:formula="of:=([.C817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8]*[.$E$2]" office:value-type="float" office:value="16.9119" calcext:value-type="float">
            <text:p>16,91</text:p>
          </table:table-cell>
          <table:table-cell office:value-type="float" office:value="0.2038" calcext:value-type="float">
            <text:p>0,20</text:p>
          </table:table-cell>
          <table:table-cell table:formula="of:=([.C818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19]*[.$E$2]" office:value-type="float" office:value="16.9326" calcext:value-type="float">
            <text:p>16,93</text:p>
          </table:table-cell>
          <table:table-cell office:value-type="float" office:value="0.2009" calcext:value-type="float">
            <text:p>0,20</text:p>
          </table:table-cell>
          <table:table-cell table:formula="of:=([.C819]-[.$F$2])*1000" office:value-type="float" office:value="-5.82045454545493" calcext:value-type="float">
            <text:p>-5,8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0]*[.$E$2]" office:value-type="float" office:value="16.9533" calcext:value-type="float">
            <text:p>16,95</text:p>
          </table:table-cell>
          <table:table-cell office:value-type="float" office:value="0.1997" calcext:value-type="float">
            <text:p>0,20</text:p>
          </table:table-cell>
          <table:table-cell table:formula="of:=([.C820]-[.$F$2])*1000" office:value-type="float" office:value="-7.02045454545494" calcext:value-type="float">
            <text:p>-7,02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1]*[.$E$2]" office:value-type="float" office:value="16.974" calcext:value-type="float">
            <text:p>16,97</text:p>
          </table:table-cell>
          <table:table-cell office:value-type="float" office:value="0.2049" calcext:value-type="float">
            <text:p>0,20</text:p>
          </table:table-cell>
          <table:table-cell table:formula="of:=([.C821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2]*[.$E$2]" office:value-type="float" office:value="16.9947" calcext:value-type="float">
            <text:p>16,99</text:p>
          </table:table-cell>
          <table:table-cell office:value-type="float" office:value="0.21" calcext:value-type="float">
            <text:p>0,21</text:p>
          </table:table-cell>
          <table:table-cell table:formula="of:=([.C822]-[.$F$2])*1000" office:value-type="float" office:value="3.27954545454506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3]*[.$E$2]" office:value-type="float" office:value="17.0154" calcext:value-type="float">
            <text:p>17,02</text:p>
          </table:table-cell>
          <table:table-cell office:value-type="float" office:value="0.2067" calcext:value-type="float">
            <text:p>0,21</text:p>
          </table:table-cell>
          <table:table-cell table:formula="of:=([.C823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4]*[.$E$2]" office:value-type="float" office:value="17.0361" calcext:value-type="float">
            <text:p>17,04</text:p>
          </table:table-cell>
          <table:table-cell office:value-type="float" office:value="0.2056" calcext:value-type="float">
            <text:p>0,21</text:p>
          </table:table-cell>
          <table:table-cell table:formula="of:=([.C824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5]*[.$E$2]" office:value-type="float" office:value="17.0568" calcext:value-type="float">
            <text:p>17,06</text:p>
          </table:table-cell>
          <table:table-cell office:value-type="float" office:value="0.2047" calcext:value-type="float">
            <text:p>0,20</text:p>
          </table:table-cell>
          <table:table-cell table:formula="of:=([.C825]-[.$F$2])*1000" office:value-type="float" office:value="-2.02045454545494" calcext:value-type="float">
            <text:p>-2,02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6]*[.$E$2]" office:value-type="float" office:value="17.0775" calcext:value-type="float">
            <text:p>17,08</text:p>
          </table:table-cell>
          <table:table-cell office:value-type="float" office:value="0.2036" calcext:value-type="float">
            <text:p>0,20</text:p>
          </table:table-cell>
          <table:table-cell table:formula="of:=([.C826]-[.$F$2])*1000" office:value-type="float" office:value="-3.12045454545493" calcext:value-type="float">
            <text:p>-3,12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7]*[.$E$2]" office:value-type="float" office:value="17.0982" calcext:value-type="float">
            <text:p>17,10</text:p>
          </table:table-cell>
          <table:table-cell office:value-type="float" office:value="0.2056" calcext:value-type="float">
            <text:p>0,21</text:p>
          </table:table-cell>
          <table:table-cell table:formula="of:=([.C827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8]*[.$E$2]" office:value-type="float" office:value="17.1189" calcext:value-type="float">
            <text:p>17,12</text:p>
          </table:table-cell>
          <table:table-cell office:value-type="float" office:value="0.2075" calcext:value-type="float">
            <text:p>0,21</text:p>
          </table:table-cell>
          <table:table-cell table:formula="of:=([.C828]-[.$F$2])*1000" office:value-type="float" office:value="0.779545454545061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29]*[.$E$2]" office:value-type="float" office:value="17.1396" calcext:value-type="float">
            <text:p>17,14</text:p>
          </table:table-cell>
          <table:table-cell office:value-type="float" office:value="0.207" calcext:value-type="float">
            <text:p>0,21</text:p>
          </table:table-cell>
          <table:table-cell table:formula="of:=([.C829]-[.$F$2])*1000" office:value-type="float" office:value="0.27954545454506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0]*[.$E$2]" office:value-type="float" office:value="17.1603" calcext:value-type="float">
            <text:p>17,16</text:p>
          </table:table-cell>
          <table:table-cell office:value-type="float" office:value="0.2077" calcext:value-type="float">
            <text:p>0,21</text:p>
          </table:table-cell>
          <table:table-cell table:formula="of:=([.C830]-[.$F$2])*1000" office:value-type="float" office:value="0.979545454545067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1]*[.$E$2]" office:value-type="float" office:value="17.181" calcext:value-type="float">
            <text:p>17,18</text:p>
          </table:table-cell>
          <table:table-cell office:value-type="float" office:value="0.2052" calcext:value-type="float">
            <text:p>0,21</text:p>
          </table:table-cell>
          <table:table-cell table:formula="of:=([.C831]-[.$F$2])*1000" office:value-type="float" office:value="-1.52045454545494" calcext:value-type="float">
            <text:p>-1,52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2]*[.$E$2]" office:value-type="float" office:value="17.2017" calcext:value-type="float">
            <text:p>17,20</text:p>
          </table:table-cell>
          <table:table-cell office:value-type="float" office:value="0.2029" calcext:value-type="float">
            <text:p>0,20</text:p>
          </table:table-cell>
          <table:table-cell table:formula="of:=([.C832]-[.$F$2])*1000" office:value-type="float" office:value="-3.82045454545493" calcext:value-type="float">
            <text:p>-3,82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3]*[.$E$2]" office:value-type="float" office:value="17.2224" calcext:value-type="float">
            <text:p>17,22</text:p>
          </table:table-cell>
          <table:table-cell office:value-type="float" office:value="0.2038" calcext:value-type="float">
            <text:p>0,20</text:p>
          </table:table-cell>
          <table:table-cell table:formula="of:=([.C833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4]*[.$E$2]" office:value-type="float" office:value="17.2431" calcext:value-type="float">
            <text:p>17,24</text:p>
          </table:table-cell>
          <table:table-cell office:value-type="float" office:value="0.2055" calcext:value-type="float">
            <text:p>0,21</text:p>
          </table:table-cell>
          <table:table-cell table:formula="of:=([.C834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5]*[.$E$2]" office:value-type="float" office:value="17.2638" calcext:value-type="float">
            <text:p>17,26</text:p>
          </table:table-cell>
          <table:table-cell office:value-type="float" office:value="0.2074" calcext:value-type="float">
            <text:p>0,21</text:p>
          </table:table-cell>
          <table:table-cell table:formula="of:=([.C835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6]*[.$E$2]" office:value-type="float" office:value="17.2845" calcext:value-type="float">
            <text:p>17,28</text:p>
          </table:table-cell>
          <table:table-cell office:value-type="float" office:value="0.2075" calcext:value-type="float">
            <text:p>0,21</text:p>
          </table:table-cell>
          <table:table-cell table:formula="of:=([.C836]-[.$F$2])*1000" office:value-type="float" office:value="0.779545454545061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7]*[.$E$2]" office:value-type="float" office:value="17.3052" calcext:value-type="float">
            <text:p>17,31</text:p>
          </table:table-cell>
          <table:table-cell office:value-type="float" office:value="0.2046" calcext:value-type="float">
            <text:p>0,20</text:p>
          </table:table-cell>
          <table:table-cell table:formula="of:=([.C837]-[.$F$2])*1000" office:value-type="float" office:value="-2.12045454545493" calcext:value-type="float">
            <text:p>-2,12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8]*[.$E$2]" office:value-type="float" office:value="17.3259" calcext:value-type="float">
            <text:p>17,33</text:p>
          </table:table-cell>
          <table:table-cell office:value-type="float" office:value="0.1998" calcext:value-type="float">
            <text:p>0,20</text:p>
          </table:table-cell>
          <table:table-cell table:formula="of:=([.C838]-[.$F$2])*1000" office:value-type="float" office:value="-6.92045454545492" calcext:value-type="float">
            <text:p>-6,92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39]*[.$E$2]" office:value-type="float" office:value="17.3466" calcext:value-type="float">
            <text:p>17,35</text:p>
          </table:table-cell>
          <table:table-cell office:value-type="float" office:value="0.1981" calcext:value-type="float">
            <text:p>0,20</text:p>
          </table:table-cell>
          <table:table-cell table:formula="of:=([.C839]-[.$F$2])*1000" office:value-type="float" office:value="-8.62045454545493" calcext:value-type="float">
            <text:p>-8,62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0]*[.$E$2]" office:value-type="float" office:value="17.3673" calcext:value-type="float">
            <text:p>17,37</text:p>
          </table:table-cell>
          <table:table-cell office:value-type="float" office:value="0.2067" calcext:value-type="float">
            <text:p>0,21</text:p>
          </table:table-cell>
          <table:table-cell table:formula="of:=([.C840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1]*[.$E$2]" office:value-type="float" office:value="17.388" calcext:value-type="float">
            <text:p>17,39</text:p>
          </table:table-cell>
          <table:table-cell office:value-type="float" office:value="0.2083" calcext:value-type="float">
            <text:p>0,21</text:p>
          </table:table-cell>
          <table:table-cell table:formula="of:=([.C841]-[.$F$2])*1000" office:value-type="float" office:value="1.57954545454508" calcext:value-type="float">
            <text:p>1,58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2]*[.$E$2]" office:value-type="float" office:value="17.4087" calcext:value-type="float">
            <text:p>17,41</text:p>
          </table:table-cell>
          <table:table-cell office:value-type="float" office:value="0.2072" calcext:value-type="float">
            <text:p>0,21</text:p>
          </table:table-cell>
          <table:table-cell table:formula="of:=([.C842]-[.$F$2])*1000" office:value-type="float" office:value="0.479545454545066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3]*[.$E$2]" office:value-type="float" office:value="17.4294" calcext:value-type="float">
            <text:p>17,43</text:p>
          </table:table-cell>
          <table:table-cell office:value-type="float" office:value="0.2104" calcext:value-type="float">
            <text:p>0,21</text:p>
          </table:table-cell>
          <table:table-cell table:formula="of:=([.C843]-[.$F$2])*1000" office:value-type="float" office:value="3.67954545454507" calcext:value-type="float">
            <text:p>3,68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4]*[.$E$2]" office:value-type="float" office:value="17.4501" calcext:value-type="float">
            <text:p>17,45</text:p>
          </table:table-cell>
          <table:table-cell office:value-type="float" office:value="0.2098" calcext:value-type="float">
            <text:p>0,21</text:p>
          </table:table-cell>
          <table:table-cell table:formula="of:=([.C844]-[.$F$2])*1000" office:value-type="float" office:value="3.07954545454506" calcext:value-type="float">
            <text:p>3,0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5]*[.$E$2]" office:value-type="float" office:value="17.4708" calcext:value-type="float">
            <text:p>17,47</text:p>
          </table:table-cell>
          <table:table-cell office:value-type="float" office:value="0.2067" calcext:value-type="float">
            <text:p>0,21</text:p>
          </table:table-cell>
          <table:table-cell table:formula="of:=([.C845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6]*[.$E$2]" office:value-type="float" office:value="17.4915" calcext:value-type="float">
            <text:p>17,49</text:p>
          </table:table-cell>
          <table:table-cell office:value-type="float" office:value="0.2039" calcext:value-type="float">
            <text:p>0,20</text:p>
          </table:table-cell>
          <table:table-cell table:formula="of:=([.C846]-[.$F$2])*1000" office:value-type="float" office:value="-2.82045454545493" calcext:value-type="float">
            <text:p>-2,82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7]*[.$E$2]" office:value-type="float" office:value="17.5122" calcext:value-type="float">
            <text:p>17,51</text:p>
          </table:table-cell>
          <table:table-cell office:value-type="float" office:value="0.201" calcext:value-type="float">
            <text:p>0,20</text:p>
          </table:table-cell>
          <table:table-cell table:formula="of:=([.C847]-[.$F$2])*1000" office:value-type="float" office:value="-5.72045454545492" calcext:value-type="float">
            <text:p>-5,72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8]*[.$E$2]" office:value-type="float" office:value="17.5329" calcext:value-type="float">
            <text:p>17,53</text:p>
          </table:table-cell>
          <table:table-cell office:value-type="float" office:value="0.2048" calcext:value-type="float">
            <text:p>0,20</text:p>
          </table:table-cell>
          <table:table-cell table:formula="of:=([.C848]-[.$F$2])*1000" office:value-type="float" office:value="-1.92045454545492" calcext:value-type="float">
            <text:p>-1,92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49]*[.$E$2]" office:value-type="float" office:value="17.5536" calcext:value-type="float">
            <text:p>17,55</text:p>
          </table:table-cell>
          <table:table-cell office:value-type="float" office:value="0.2075" calcext:value-type="float">
            <text:p>0,21</text:p>
          </table:table-cell>
          <table:table-cell table:formula="of:=([.C849]-[.$F$2])*1000" office:value-type="float" office:value="0.779545454545061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0]*[.$E$2]" office:value-type="float" office:value="17.5743" calcext:value-type="float">
            <text:p>17,57</text:p>
          </table:table-cell>
          <table:table-cell office:value-type="float" office:value="0.2072" calcext:value-type="float">
            <text:p>0,21</text:p>
          </table:table-cell>
          <table:table-cell table:formula="of:=([.C850]-[.$F$2])*1000" office:value-type="float" office:value="0.479545454545066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1]*[.$E$2]" office:value-type="float" office:value="17.595" calcext:value-type="float">
            <text:p>17,60</text:p>
          </table:table-cell>
          <table:table-cell office:value-type="float" office:value="0.2049" calcext:value-type="float">
            <text:p>0,20</text:p>
          </table:table-cell>
          <table:table-cell table:formula="of:=([.C851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2]*[.$E$2]" office:value-type="float" office:value="17.6157" calcext:value-type="float">
            <text:p>17,62</text:p>
          </table:table-cell>
          <table:table-cell office:value-type="float" office:value="0.2031" calcext:value-type="float">
            <text:p>0,20</text:p>
          </table:table-cell>
          <table:table-cell table:formula="of:=([.C852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3]*[.$E$2]" office:value-type="float" office:value="17.6364" calcext:value-type="float">
            <text:p>17,64</text:p>
          </table:table-cell>
          <table:table-cell office:value-type="float" office:value="0.2028" calcext:value-type="float">
            <text:p>0,20</text:p>
          </table:table-cell>
          <table:table-cell table:formula="of:=([.C853]-[.$F$2])*1000" office:value-type="float" office:value="-3.92045454545492" calcext:value-type="float">
            <text:p>-3,92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4]*[.$E$2]" office:value-type="float" office:value="17.6571" calcext:value-type="float">
            <text:p>17,66</text:p>
          </table:table-cell>
          <table:table-cell office:value-type="float" office:value="0.2013" calcext:value-type="float">
            <text:p>0,20</text:p>
          </table:table-cell>
          <table:table-cell table:formula="of:=([.C854]-[.$F$2])*1000" office:value-type="float" office:value="-5.42045454545492" calcext:value-type="float">
            <text:p>-5,42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5]*[.$E$2]" office:value-type="float" office:value="17.6778" calcext:value-type="float">
            <text:p>17,68</text:p>
          </table:table-cell>
          <table:table-cell office:value-type="float" office:value="0.2045" calcext:value-type="float">
            <text:p>0,20</text:p>
          </table:table-cell>
          <table:table-cell table:formula="of:=([.C855]-[.$F$2])*1000" office:value-type="float" office:value="-2.22045454545494" calcext:value-type="float">
            <text:p>-2,22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6]*[.$E$2]" office:value-type="float" office:value="17.6985" calcext:value-type="float">
            <text:p>17,70</text:p>
          </table:table-cell>
          <table:table-cell office:value-type="float" office:value="0.208" calcext:value-type="float">
            <text:p>0,21</text:p>
          </table:table-cell>
          <table:table-cell table:formula="of:=([.C856]-[.$F$2])*1000" office:value-type="float" office:value="1.27954545454506" calcext:value-type="float">
            <text:p>1,2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7]*[.$E$2]" office:value-type="float" office:value="17.7192" calcext:value-type="float">
            <text:p>17,72</text:p>
          </table:table-cell>
          <table:table-cell office:value-type="float" office:value="0.209" calcext:value-type="float">
            <text:p>0,21</text:p>
          </table:table-cell>
          <table:table-cell table:formula="of:=([.C857]-[.$F$2])*1000" office:value-type="float" office:value="2.27954545454506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8]*[.$E$2]" office:value-type="float" office:value="17.7399" calcext:value-type="float">
            <text:p>17,74</text:p>
          </table:table-cell>
          <table:table-cell office:value-type="float" office:value="0.2112" calcext:value-type="float">
            <text:p>0,21</text:p>
          </table:table-cell>
          <table:table-cell table:formula="of:=([.C858]-[.$F$2])*1000" office:value-type="float" office:value="4.47954545454507" calcext:value-type="float">
            <text:p>4,4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59]*[.$E$2]" office:value-type="float" office:value="17.7606" calcext:value-type="float">
            <text:p>17,76</text:p>
          </table:table-cell>
          <table:table-cell office:value-type="float" office:value="0.2093" calcext:value-type="float">
            <text:p>0,21</text:p>
          </table:table-cell>
          <table:table-cell table:formula="of:=([.C859]-[.$F$2])*1000" office:value-type="float" office:value="2.57954545454508" calcext:value-type="float">
            <text:p>2,58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0]*[.$E$2]" office:value-type="float" office:value="17.7813" calcext:value-type="float">
            <text:p>17,78</text:p>
          </table:table-cell>
          <table:table-cell office:value-type="float" office:value="0.2124" calcext:value-type="float">
            <text:p>0,21</text:p>
          </table:table-cell>
          <table:table-cell table:formula="of:=([.C860]-[.$F$2])*1000" office:value-type="float" office:value="5.67954545454508" calcext:value-type="float">
            <text:p>5,6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1]*[.$E$2]" office:value-type="float" office:value="17.802" calcext:value-type="float">
            <text:p>17,80</text:p>
          </table:table-cell>
          <table:table-cell office:value-type="float" office:value="0.2178" calcext:value-type="float">
            <text:p>0,22</text:p>
          </table:table-cell>
          <table:table-cell table:formula="of:=([.C861]-[.$F$2])*1000" office:value-type="float" office:value="11.0795454545451" calcext:value-type="float">
            <text:p>11,08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2]*[.$E$2]" office:value-type="float" office:value="17.8227" calcext:value-type="float">
            <text:p>17,82</text:p>
          </table:table-cell>
          <table:table-cell office:value-type="float" office:value="0.2187" calcext:value-type="float">
            <text:p>0,22</text:p>
          </table:table-cell>
          <table:table-cell table:formula="of:=([.C862]-[.$F$2])*1000" office:value-type="float" office:value="11.9795454545451" calcext:value-type="float">
            <text:p>11,98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3]*[.$E$2]" office:value-type="float" office:value="17.8434" calcext:value-type="float">
            <text:p>17,84</text:p>
          </table:table-cell>
          <table:table-cell office:value-type="float" office:value="0.2158" calcext:value-type="float">
            <text:p>0,22</text:p>
          </table:table-cell>
          <table:table-cell table:formula="of:=([.C863]-[.$F$2])*1000" office:value-type="float" office:value="9.07954545454506" calcext:value-type="float">
            <text:p>9,08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4]*[.$E$2]" office:value-type="float" office:value="17.8641" calcext:value-type="float">
            <text:p>17,86</text:p>
          </table:table-cell>
          <table:table-cell office:value-type="float" office:value="0.2105" calcext:value-type="float">
            <text:p>0,21</text:p>
          </table:table-cell>
          <table:table-cell table:formula="of:=([.C864]-[.$F$2])*1000" office:value-type="float" office:value="3.77954545454506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5]*[.$E$2]" office:value-type="float" office:value="17.8848" calcext:value-type="float">
            <text:p>17,88</text:p>
          </table:table-cell>
          <table:table-cell office:value-type="float" office:value="0.2064" calcext:value-type="float">
            <text:p>0,21</text:p>
          </table:table-cell>
          <table:table-cell table:formula="of:=([.C865]-[.$F$2])*1000" office:value-type="float" office:value="-0.320454545454929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6]*[.$E$2]" office:value-type="float" office:value="17.9055" calcext:value-type="float">
            <text:p>17,91</text:p>
          </table:table-cell>
          <table:table-cell office:value-type="float" office:value="0.2027" calcext:value-type="float">
            <text:p>0,20</text:p>
          </table:table-cell>
          <table:table-cell table:formula="of:=([.C866]-[.$F$2])*1000" office:value-type="float" office:value="-4.02045454545494" calcext:value-type="float">
            <text:p>-4,02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7]*[.$E$2]" office:value-type="float" office:value="17.9262" calcext:value-type="float">
            <text:p>17,93</text:p>
          </table:table-cell>
          <table:table-cell office:value-type="float" office:value="0.2012" calcext:value-type="float">
            <text:p>0,20</text:p>
          </table:table-cell>
          <table:table-cell table:formula="of:=([.C867]-[.$F$2])*1000" office:value-type="float" office:value="-5.52045454545494" calcext:value-type="float">
            <text:p>-5,52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8]*[.$E$2]" office:value-type="float" office:value="17.9469" calcext:value-type="float">
            <text:p>17,95</text:p>
          </table:table-cell>
          <table:table-cell office:value-type="float" office:value="0.2034" calcext:value-type="float">
            <text:p>0,20</text:p>
          </table:table-cell>
          <table:table-cell table:formula="of:=([.C868]-[.$F$2])*1000" office:value-type="float" office:value="-3.32045454545493" calcext:value-type="float">
            <text:p>-3,32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69]*[.$E$2]" office:value-type="float" office:value="17.9676" calcext:value-type="float">
            <text:p>17,97</text:p>
          </table:table-cell>
          <table:table-cell office:value-type="float" office:value="0.2" calcext:value-type="float">
            <text:p>0,20</text:p>
          </table:table-cell>
          <table:table-cell table:formula="of:=([.C869]-[.$F$2])*1000" office:value-type="float" office:value="-6.72045454545492" calcext:value-type="float">
            <text:p>-6,7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0]*[.$E$2]" office:value-type="float" office:value="17.9883" calcext:value-type="float">
            <text:p>17,99</text:p>
          </table:table-cell>
          <table:table-cell office:value-type="float" office:value="0.1987" calcext:value-type="float">
            <text:p>0,20</text:p>
          </table:table-cell>
          <table:table-cell table:formula="of:=([.C870]-[.$F$2])*1000" office:value-type="float" office:value="-8.02045454545494" calcext:value-type="float">
            <text:p>-8,02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1]*[.$E$2]" office:value-type="float" office:value="18.009" calcext:value-type="float">
            <text:p>18,01</text:p>
          </table:table-cell>
          <table:table-cell office:value-type="float" office:value="0.2018" calcext:value-type="float">
            <text:p>0,20</text:p>
          </table:table-cell>
          <table:table-cell table:formula="of:=([.C871]-[.$F$2])*1000" office:value-type="float" office:value="-4.92045454545492" calcext:value-type="float">
            <text:p>-4,92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2]*[.$E$2]" office:value-type="float" office:value="18.0297" calcext:value-type="float">
            <text:p>18,03</text:p>
          </table:table-cell>
          <table:table-cell office:value-type="float" office:value="0.2031" calcext:value-type="float">
            <text:p>0,20</text:p>
          </table:table-cell>
          <table:table-cell table:formula="of:=([.C872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3]*[.$E$2]" office:value-type="float" office:value="18.0504" calcext:value-type="float">
            <text:p>18,05</text:p>
          </table:table-cell>
          <table:table-cell office:value-type="float" office:value="0.2052" calcext:value-type="float">
            <text:p>0,21</text:p>
          </table:table-cell>
          <table:table-cell table:formula="of:=([.C873]-[.$F$2])*1000" office:value-type="float" office:value="-1.52045454545494" calcext:value-type="float">
            <text:p>-1,52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4]*[.$E$2]" office:value-type="float" office:value="18.0711" calcext:value-type="float">
            <text:p>18,07</text:p>
          </table:table-cell>
          <table:table-cell office:value-type="float" office:value="0.2059" calcext:value-type="float">
            <text:p>0,21</text:p>
          </table:table-cell>
          <table:table-cell table:formula="of:=([.C874]-[.$F$2])*1000" office:value-type="float" office:value="-0.820454545454929" calcext:value-type="float">
            <text:p>-0,8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5]*[.$E$2]" office:value-type="float" office:value="18.0918" calcext:value-type="float">
            <text:p>18,09</text:p>
          </table:table-cell>
          <table:table-cell office:value-type="float" office:value="0.204" calcext:value-type="float">
            <text:p>0,20</text:p>
          </table:table-cell>
          <table:table-cell table:formula="of:=([.C875]-[.$F$2])*1000" office:value-type="float" office:value="-2.72045454545494" calcext:value-type="float">
            <text:p>-2,72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6]*[.$E$2]" office:value-type="float" office:value="18.1125" calcext:value-type="float">
            <text:p>18,11</text:p>
          </table:table-cell>
          <table:table-cell office:value-type="float" office:value="0.2027" calcext:value-type="float">
            <text:p>0,20</text:p>
          </table:table-cell>
          <table:table-cell table:formula="of:=([.C876]-[.$F$2])*1000" office:value-type="float" office:value="-4.02045454545494" calcext:value-type="float">
            <text:p>-4,02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7]*[.$E$2]" office:value-type="float" office:value="18.1332" calcext:value-type="float">
            <text:p>18,13</text:p>
          </table:table-cell>
          <table:table-cell office:value-type="float" office:value="0.2031" calcext:value-type="float">
            <text:p>0,20</text:p>
          </table:table-cell>
          <table:table-cell table:formula="of:=([.C877]-[.$F$2])*1000" office:value-type="float" office:value="-3.62045454545493" calcext:value-type="float">
            <text:p>-3,6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8]*[.$E$2]" office:value-type="float" office:value="18.1539" calcext:value-type="float">
            <text:p>18,15</text:p>
          </table:table-cell>
          <table:table-cell office:value-type="float" office:value="0.2064" calcext:value-type="float">
            <text:p>0,21</text:p>
          </table:table-cell>
          <table:table-cell table:formula="of:=([.C878]-[.$F$2])*1000" office:value-type="float" office:value="-0.320454545454929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79]*[.$E$2]" office:value-type="float" office:value="18.1746" calcext:value-type="float">
            <text:p>18,17</text:p>
          </table:table-cell>
          <table:table-cell office:value-type="float" office:value="0.2084" calcext:value-type="float">
            <text:p>0,21</text:p>
          </table:table-cell>
          <table:table-cell table:formula="of:=([.C879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0]*[.$E$2]" office:value-type="float" office:value="18.1953" calcext:value-type="float">
            <text:p>18,20</text:p>
          </table:table-cell>
          <table:table-cell office:value-type="float" office:value="0.2124" calcext:value-type="float">
            <text:p>0,21</text:p>
          </table:table-cell>
          <table:table-cell table:formula="of:=([.C880]-[.$F$2])*1000" office:value-type="float" office:value="5.67954545454508" calcext:value-type="float">
            <text:p>5,68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1]*[.$E$2]" office:value-type="float" office:value="18.216" calcext:value-type="float">
            <text:p>18,22</text:p>
          </table:table-cell>
          <table:table-cell office:value-type="float" office:value="0.2148" calcext:value-type="float">
            <text:p>0,21</text:p>
          </table:table-cell>
          <table:table-cell table:formula="of:=([.C881]-[.$F$2])*1000" office:value-type="float" office:value="8.07954545454506" calcext:value-type="float">
            <text:p>8,08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2]*[.$E$2]" office:value-type="float" office:value="18.2367" calcext:value-type="float">
            <text:p>18,24</text:p>
          </table:table-cell>
          <table:table-cell office:value-type="float" office:value="0.2132" calcext:value-type="float">
            <text:p>0,21</text:p>
          </table:table-cell>
          <table:table-cell table:formula="of:=([.C882]-[.$F$2])*1000" office:value-type="float" office:value="6.47954545454507" calcext:value-type="float">
            <text:p>6,48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3]*[.$E$2]" office:value-type="float" office:value="18.2574" calcext:value-type="float">
            <text:p>18,26</text:p>
          </table:table-cell>
          <table:table-cell office:value-type="float" office:value="0.2129" calcext:value-type="float">
            <text:p>0,21</text:p>
          </table:table-cell>
          <table:table-cell table:formula="of:=([.C883]-[.$F$2])*1000" office:value-type="float" office:value="6.17954545454508" calcext:value-type="float">
            <text:p>6,18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4]*[.$E$2]" office:value-type="float" office:value="18.2781" calcext:value-type="float">
            <text:p>18,28</text:p>
          </table:table-cell>
          <table:table-cell office:value-type="float" office:value="0.2087" calcext:value-type="float">
            <text:p>0,21</text:p>
          </table:table-cell>
          <table:table-cell table:formula="of:=([.C884]-[.$F$2])*1000" office:value-type="float" office:value="1.97954545454507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5]*[.$E$2]" office:value-type="float" office:value="18.2988" calcext:value-type="float">
            <text:p>18,30</text:p>
          </table:table-cell>
          <table:table-cell office:value-type="float" office:value="0.2048" calcext:value-type="float">
            <text:p>0,20</text:p>
          </table:table-cell>
          <table:table-cell table:formula="of:=([.C885]-[.$F$2])*1000" office:value-type="float" office:value="-1.92045454545492" calcext:value-type="float">
            <text:p>-1,92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6]*[.$E$2]" office:value-type="float" office:value="18.3195" calcext:value-type="float">
            <text:p>18,32</text:p>
          </table:table-cell>
          <table:table-cell office:value-type="float" office:value="0.2039" calcext:value-type="float">
            <text:p>0,20</text:p>
          </table:table-cell>
          <table:table-cell table:formula="of:=([.C886]-[.$F$2])*1000" office:value-type="float" office:value="-2.82045454545493" calcext:value-type="float">
            <text:p>-2,82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7]*[.$E$2]" office:value-type="float" office:value="18.3402" calcext:value-type="float">
            <text:p>18,34</text:p>
          </table:table-cell>
          <table:table-cell office:value-type="float" office:value="0.2056" calcext:value-type="float">
            <text:p>0,21</text:p>
          </table:table-cell>
          <table:table-cell table:formula="of:=([.C887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8]*[.$E$2]" office:value-type="float" office:value="18.3609" calcext:value-type="float">
            <text:p>18,36</text:p>
          </table:table-cell>
          <table:table-cell office:value-type="float" office:value="0.2078" calcext:value-type="float">
            <text:p>0,21</text:p>
          </table:table-cell>
          <table:table-cell table:formula="of:=([.C888]-[.$F$2])*1000" office:value-type="float" office:value="1.079545454545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89]*[.$E$2]" office:value-type="float" office:value="18.3816" calcext:value-type="float">
            <text:p>18,38</text:p>
          </table:table-cell>
          <table:table-cell office:value-type="float" office:value="0.2079" calcext:value-type="float">
            <text:p>0,21</text:p>
          </table:table-cell>
          <table:table-cell table:formula="of:=([.C889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0]*[.$E$2]" office:value-type="float" office:value="18.4023" calcext:value-type="float">
            <text:p>18,40</text:p>
          </table:table-cell>
          <table:table-cell office:value-type="float" office:value="0.205" calcext:value-type="float">
            <text:p>0,21</text:p>
          </table:table-cell>
          <table:table-cell table:formula="of:=([.C890]-[.$F$2])*1000" office:value-type="float" office:value="-1.72045454545494" calcext:value-type="float">
            <text:p>-1,7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1]*[.$E$2]" office:value-type="float" office:value="18.423" calcext:value-type="float">
            <text:p>18,42</text:p>
          </table:table-cell>
          <table:table-cell office:value-type="float" office:value="0.204" calcext:value-type="float">
            <text:p>0,20</text:p>
          </table:table-cell>
          <table:table-cell table:formula="of:=([.C891]-[.$F$2])*1000" office:value-type="float" office:value="-2.72045454545494" calcext:value-type="float">
            <text:p>-2,72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2]*[.$E$2]" office:value-type="float" office:value="18.4437" calcext:value-type="float">
            <text:p>18,44</text:p>
          </table:table-cell>
          <table:table-cell office:value-type="float" office:value="0.2041" calcext:value-type="float">
            <text:p>0,20</text:p>
          </table:table-cell>
          <table:table-cell table:formula="of:=([.C892]-[.$F$2])*1000" office:value-type="float" office:value="-2.62045454545493" calcext:value-type="float">
            <text:p>-2,62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3]*[.$E$2]" office:value-type="float" office:value="18.4644" calcext:value-type="float">
            <text:p>18,46</text:p>
          </table:table-cell>
          <table:table-cell office:value-type="float" office:value="0.2038" calcext:value-type="float">
            <text:p>0,20</text:p>
          </table:table-cell>
          <table:table-cell table:formula="of:=([.C893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4]*[.$E$2]" office:value-type="float" office:value="18.4851" calcext:value-type="float">
            <text:p>18,49</text:p>
          </table:table-cell>
          <table:table-cell office:value-type="float" office:value="0.2024" calcext:value-type="float">
            <text:p>0,20</text:p>
          </table:table-cell>
          <table:table-cell table:formula="of:=([.C894]-[.$F$2])*1000" office:value-type="float" office:value="-4.32045454545493" calcext:value-type="float">
            <text:p>-4,32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5]*[.$E$2]" office:value-type="float" office:value="18.5058" calcext:value-type="float">
            <text:p>18,51</text:p>
          </table:table-cell>
          <table:table-cell office:value-type="float" office:value="0.2038" calcext:value-type="float">
            <text:p>0,20</text:p>
          </table:table-cell>
          <table:table-cell table:formula="of:=([.C895]-[.$F$2])*1000" office:value-type="float" office:value="-2.92045454545492" calcext:value-type="float">
            <text:p>-2,92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6]*[.$E$2]" office:value-type="float" office:value="18.5265" calcext:value-type="float">
            <text:p>18,53</text:p>
          </table:table-cell>
          <table:table-cell office:value-type="float" office:value="0.2047" calcext:value-type="float">
            <text:p>0,20</text:p>
          </table:table-cell>
          <table:table-cell table:formula="of:=([.C896]-[.$F$2])*1000" office:value-type="float" office:value="-2.02045454545494" calcext:value-type="float">
            <text:p>-2,02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7]*[.$E$2]" office:value-type="float" office:value="18.5472" calcext:value-type="float">
            <text:p>18,55</text:p>
          </table:table-cell>
          <table:table-cell office:value-type="float" office:value="0.2048" calcext:value-type="float">
            <text:p>0,20</text:p>
          </table:table-cell>
          <table:table-cell table:formula="of:=([.C897]-[.$F$2])*1000" office:value-type="float" office:value="-1.92045454545492" calcext:value-type="float">
            <text:p>-1,92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8]*[.$E$2]" office:value-type="float" office:value="18.5679" calcext:value-type="float">
            <text:p>18,57</text:p>
          </table:table-cell>
          <table:table-cell office:value-type="float" office:value="0.2051" calcext:value-type="float">
            <text:p>0,21</text:p>
          </table:table-cell>
          <table:table-cell table:formula="of:=([.C898]-[.$F$2])*1000" office:value-type="float" office:value="-1.62045454545492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899]*[.$E$2]" office:value-type="float" office:value="18.5886" calcext:value-type="float">
            <text:p>18,59</text:p>
          </table:table-cell>
          <table:table-cell office:value-type="float" office:value="0.209" calcext:value-type="float">
            <text:p>0,21</text:p>
          </table:table-cell>
          <table:table-cell table:formula="of:=([.C899]-[.$F$2])*1000" office:value-type="float" office:value="2.27954545454506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0]*[.$E$2]" office:value-type="float" office:value="18.6093" calcext:value-type="float">
            <text:p>18,61</text:p>
          </table:table-cell>
          <table:table-cell office:value-type="float" office:value="0.2088" calcext:value-type="float">
            <text:p>0,21</text:p>
          </table:table-cell>
          <table:table-cell table:formula="of:=([.C900]-[.$F$2])*1000" office:value-type="float" office:value="2.079545454545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1]*[.$E$2]" office:value-type="float" office:value="18.63" calcext:value-type="float">
            <text:p>18,63</text:p>
          </table:table-cell>
          <table:table-cell office:value-type="float" office:value="0.2053" calcext:value-type="float">
            <text:p>0,21</text:p>
          </table:table-cell>
          <table:table-cell table:formula="of:=([.C901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2]*[.$E$2]" office:value-type="float" office:value="18.6507" calcext:value-type="float">
            <text:p>18,65</text:p>
          </table:table-cell>
          <table:table-cell office:value-type="float" office:value="0.2025" calcext:value-type="float">
            <text:p>0,20</text:p>
          </table:table-cell>
          <table:table-cell table:formula="of:=([.C902]-[.$F$2])*1000" office:value-type="float" office:value="-4.22045454545492" calcext:value-type="float">
            <text:p>-4,22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3]*[.$E$2]" office:value-type="float" office:value="18.6714" calcext:value-type="float">
            <text:p>18,67</text:p>
          </table:table-cell>
          <table:table-cell office:value-type="float" office:value="0.2049" calcext:value-type="float">
            <text:p>0,20</text:p>
          </table:table-cell>
          <table:table-cell table:formula="of:=([.C903]-[.$F$2])*1000" office:value-type="float" office:value="-1.82045454545493" calcext:value-type="float">
            <text:p>-1,8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4]*[.$E$2]" office:value-type="float" office:value="18.6921" calcext:value-type="float">
            <text:p>18,69</text:p>
          </table:table-cell>
          <table:table-cell office:value-type="float" office:value="0.2066" calcext:value-type="float">
            <text:p>0,21</text:p>
          </table:table-cell>
          <table:table-cell table:formula="of:=([.C904]-[.$F$2])*1000" office:value-type="float" office:value="-0.120454545454923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5]*[.$E$2]" office:value-type="float" office:value="18.7128" calcext:value-type="float">
            <text:p>18,71</text:p>
          </table:table-cell>
          <table:table-cell office:value-type="float" office:value="0.2078" calcext:value-type="float">
            <text:p>0,21</text:p>
          </table:table-cell>
          <table:table-cell table:formula="of:=([.C905]-[.$F$2])*1000" office:value-type="float" office:value="1.07954545454508" calcext:value-type="float">
            <text:p>1,08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6]*[.$E$2]" office:value-type="float" office:value="18.7335" calcext:value-type="float">
            <text:p>18,73</text:p>
          </table:table-cell>
          <table:table-cell office:value-type="float" office:value="0.2056" calcext:value-type="float">
            <text:p>0,21</text:p>
          </table:table-cell>
          <table:table-cell table:formula="of:=([.C906]-[.$F$2])*1000" office:value-type="float" office:value="-1.12045454545492" calcext:value-type="float">
            <text:p>-1,12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7]*[.$E$2]" office:value-type="float" office:value="18.7542" calcext:value-type="float">
            <text:p>18,75</text:p>
          </table:table-cell>
          <table:table-cell office:value-type="float" office:value="0.2014" calcext:value-type="float">
            <text:p>0,20</text:p>
          </table:table-cell>
          <table:table-cell table:formula="of:=([.C907]-[.$F$2])*1000" office:value-type="float" office:value="-5.32045454545493" calcext:value-type="float">
            <text:p>-5,3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8]*[.$E$2]" office:value-type="float" office:value="18.7749" calcext:value-type="float">
            <text:p>18,77</text:p>
          </table:table-cell>
          <table:table-cell office:value-type="float" office:value="0.1997" calcext:value-type="float">
            <text:p>0,20</text:p>
          </table:table-cell>
          <table:table-cell table:formula="of:=([.C908]-[.$F$2])*1000" office:value-type="float" office:value="-7.02045454545494" calcext:value-type="float">
            <text:p>-7,02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09]*[.$E$2]" office:value-type="float" office:value="18.7956" calcext:value-type="float">
            <text:p>18,80</text:p>
          </table:table-cell>
          <table:table-cell office:value-type="float" office:value="0.2053" calcext:value-type="float">
            <text:p>0,21</text:p>
          </table:table-cell>
          <table:table-cell table:formula="of:=([.C909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0]*[.$E$2]" office:value-type="float" office:value="18.8163" calcext:value-type="float">
            <text:p>18,82</text:p>
          </table:table-cell>
          <table:table-cell office:value-type="float" office:value="0.2091" calcext:value-type="float">
            <text:p>0,21</text:p>
          </table:table-cell>
          <table:table-cell table:formula="of:=([.C910]-[.$F$2])*1000" office:value-type="float" office:value="2.3795454545450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1]*[.$E$2]" office:value-type="float" office:value="18.837" calcext:value-type="float">
            <text:p>18,84</text:p>
          </table:table-cell>
          <table:table-cell office:value-type="float" office:value="0.211" calcext:value-type="float">
            <text:p>0,21</text:p>
          </table:table-cell>
          <table:table-cell table:formula="of:=([.C911]-[.$F$2])*1000" office:value-type="float" office:value="4.27954545454506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2]*[.$E$2]" office:value-type="float" office:value="18.8577" calcext:value-type="float">
            <text:p>18,86</text:p>
          </table:table-cell>
          <table:table-cell office:value-type="float" office:value="0.2068" calcext:value-type="float">
            <text:p>0,21</text:p>
          </table:table-cell>
          <table:table-cell table:formula="of:=([.C912]-[.$F$2])*1000" office:value-type="float" office:value="0.0795454545450824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3]*[.$E$2]" office:value-type="float" office:value="18.8784" calcext:value-type="float">
            <text:p>18,88</text:p>
          </table:table-cell>
          <table:table-cell office:value-type="float" office:value="0.2023" calcext:value-type="float">
            <text:p>0,20</text:p>
          </table:table-cell>
          <table:table-cell table:formula="of:=([.C913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4]*[.$E$2]" office:value-type="float" office:value="18.8991" calcext:value-type="float">
            <text:p>18,90</text:p>
          </table:table-cell>
          <table:table-cell office:value-type="float" office:value="0.2007" calcext:value-type="float">
            <text:p>0,20</text:p>
          </table:table-cell>
          <table:table-cell table:formula="of:=([.C914]-[.$F$2])*1000" office:value-type="float" office:value="-6.02045454545494" calcext:value-type="float">
            <text:p>-6,02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5]*[.$E$2]" office:value-type="float" office:value="18.9198" calcext:value-type="float">
            <text:p>18,92</text:p>
          </table:table-cell>
          <table:table-cell office:value-type="float" office:value="0.2023" calcext:value-type="float">
            <text:p>0,20</text:p>
          </table:table-cell>
          <table:table-cell table:formula="of:=([.C915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6]*[.$E$2]" office:value-type="float" office:value="18.9405" calcext:value-type="float">
            <text:p>18,94</text:p>
          </table:table-cell>
          <table:table-cell office:value-type="float" office:value="0.2075" calcext:value-type="float">
            <text:p>0,21</text:p>
          </table:table-cell>
          <table:table-cell table:formula="of:=([.C916]-[.$F$2])*1000" office:value-type="float" office:value="0.779545454545061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7]*[.$E$2]" office:value-type="float" office:value="18.9612" calcext:value-type="float">
            <text:p>18,96</text:p>
          </table:table-cell>
          <table:table-cell office:value-type="float" office:value="0.2057" calcext:value-type="float">
            <text:p>0,21</text:p>
          </table:table-cell>
          <table:table-cell table:formula="of:=([.C917]-[.$F$2])*1000" office:value-type="float" office:value="-1.02045454545494" calcext:value-type="float">
            <text:p>-1,02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8]*[.$E$2]" office:value-type="float" office:value="18.9819" calcext:value-type="float">
            <text:p>18,98</text:p>
          </table:table-cell>
          <table:table-cell office:value-type="float" office:value="0.2023" calcext:value-type="float">
            <text:p>0,20</text:p>
          </table:table-cell>
          <table:table-cell table:formula="of:=([.C918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19]*[.$E$2]" office:value-type="float" office:value="19.0026" calcext:value-type="float">
            <text:p>19,00</text:p>
          </table:table-cell>
          <table:table-cell office:value-type="float" office:value="0.2023" calcext:value-type="float">
            <text:p>0,20</text:p>
          </table:table-cell>
          <table:table-cell table:formula="of:=([.C919]-[.$F$2])*1000" office:value-type="float" office:value="-4.42045454545492" calcext:value-type="float">
            <text:p>-4,42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0]*[.$E$2]" office:value-type="float" office:value="19.0233" calcext:value-type="float">
            <text:p>19,02</text:p>
          </table:table-cell>
          <table:table-cell office:value-type="float" office:value="0.2026" calcext:value-type="float">
            <text:p>0,20</text:p>
          </table:table-cell>
          <table:table-cell table:formula="of:=([.C920]-[.$F$2])*1000" office:value-type="float" office:value="-4.12045454545493" calcext:value-type="float">
            <text:p>-4,12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1]*[.$E$2]" office:value-type="float" office:value="19.044" calcext:value-type="float">
            <text:p>19,04</text:p>
          </table:table-cell>
          <table:table-cell office:value-type="float" office:value="0.2079" calcext:value-type="float">
            <text:p>0,21</text:p>
          </table:table-cell>
          <table:table-cell table:formula="of:=([.C921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2]*[.$E$2]" office:value-type="float" office:value="19.0647" calcext:value-type="float">
            <text:p>19,06</text:p>
          </table:table-cell>
          <table:table-cell office:value-type="float" office:value="0.2084" calcext:value-type="float">
            <text:p>0,21</text:p>
          </table:table-cell>
          <table:table-cell table:formula="of:=([.C922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3]*[.$E$2]" office:value-type="float" office:value="19.0854" calcext:value-type="float">
            <text:p>19,09</text:p>
          </table:table-cell>
          <table:table-cell office:value-type="float" office:value="0.2053" calcext:value-type="float">
            <text:p>0,21</text:p>
          </table:table-cell>
          <table:table-cell table:formula="of:=([.C923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4]*[.$E$2]" office:value-type="float" office:value="19.1061" calcext:value-type="float">
            <text:p>19,11</text:p>
          </table:table-cell>
          <table:table-cell office:value-type="float" office:value="0.2071" calcext:value-type="float">
            <text:p>0,21</text:p>
          </table:table-cell>
          <table:table-cell table:formula="of:=([.C924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5]*[.$E$2]" office:value-type="float" office:value="19.1268" calcext:value-type="float">
            <text:p>19,13</text:p>
          </table:table-cell>
          <table:table-cell office:value-type="float" office:value="0.2115" calcext:value-type="float">
            <text:p>0,21</text:p>
          </table:table-cell>
          <table:table-cell table:formula="of:=([.C925]-[.$F$2])*1000" office:value-type="float" office:value="4.77954545454506" calcext:value-type="float">
            <text:p>4,78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6]*[.$E$2]" office:value-type="float" office:value="19.1475" calcext:value-type="float">
            <text:p>19,15</text:p>
          </table:table-cell>
          <table:table-cell office:value-type="float" office:value="0.2134" calcext:value-type="float">
            <text:p>0,21</text:p>
          </table:table-cell>
          <table:table-cell table:formula="of:=([.C926]-[.$F$2])*1000" office:value-type="float" office:value="6.67954545454508" calcext:value-type="float">
            <text:p>6,68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7]*[.$E$2]" office:value-type="float" office:value="19.1682" calcext:value-type="float">
            <text:p>19,17</text:p>
          </table:table-cell>
          <table:table-cell office:value-type="float" office:value="0.2092" calcext:value-type="float">
            <text:p>0,21</text:p>
          </table:table-cell>
          <table:table-cell table:formula="of:=([.C927]-[.$F$2])*1000" office:value-type="float" office:value="2.47954545454507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8]*[.$E$2]" office:value-type="float" office:value="19.1889" calcext:value-type="float">
            <text:p>19,19</text:p>
          </table:table-cell>
          <table:table-cell office:value-type="float" office:value="0.208" calcext:value-type="float">
            <text:p>0,21</text:p>
          </table:table-cell>
          <table:table-cell table:formula="of:=([.C928]-[.$F$2])*1000" office:value-type="float" office:value="1.27954545454506" calcext:value-type="float">
            <text:p>1,28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29]*[.$E$2]" office:value-type="float" office:value="19.2096" calcext:value-type="float">
            <text:p>19,21</text:p>
          </table:table-cell>
          <table:table-cell office:value-type="float" office:value="0.2105" calcext:value-type="float">
            <text:p>0,21</text:p>
          </table:table-cell>
          <table:table-cell table:formula="of:=([.C929]-[.$F$2])*1000" office:value-type="float" office:value="3.77954545454506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0]*[.$E$2]" office:value-type="float" office:value="19.2303" calcext:value-type="float">
            <text:p>19,23</text:p>
          </table:table-cell>
          <table:table-cell office:value-type="float" office:value="0.2062" calcext:value-type="float">
            <text:p>0,21</text:p>
          </table:table-cell>
          <table:table-cell table:formula="of:=([.C930]-[.$F$2])*1000" office:value-type="float" office:value="-0.520454545454935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1]*[.$E$2]" office:value-type="float" office:value="19.251" calcext:value-type="float">
            <text:p>19,25</text:p>
          </table:table-cell>
          <table:table-cell office:value-type="float" office:value="0.2029" calcext:value-type="float">
            <text:p>0,20</text:p>
          </table:table-cell>
          <table:table-cell table:formula="of:=([.C931]-[.$F$2])*1000" office:value-type="float" office:value="-3.82045454545493" calcext:value-type="float">
            <text:p>-3,82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2]*[.$E$2]" office:value-type="float" office:value="19.2717" calcext:value-type="float">
            <text:p>19,27</text:p>
          </table:table-cell>
          <table:table-cell office:value-type="float" office:value="0.2051" calcext:value-type="float">
            <text:p>0,21</text:p>
          </table:table-cell>
          <table:table-cell table:formula="of:=([.C932]-[.$F$2])*1000" office:value-type="float" office:value="-1.62045454545492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3]*[.$E$2]" office:value-type="float" office:value="19.2924" calcext:value-type="float">
            <text:p>19,29</text:p>
          </table:table-cell>
          <table:table-cell office:value-type="float" office:value="0.2091" calcext:value-type="float">
            <text:p>0,21</text:p>
          </table:table-cell>
          <table:table-cell table:formula="of:=([.C933]-[.$F$2])*1000" office:value-type="float" office:value="2.3795454545450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4]*[.$E$2]" office:value-type="float" office:value="19.3131" calcext:value-type="float">
            <text:p>19,31</text:p>
          </table:table-cell>
          <table:table-cell office:value-type="float" office:value="0.2099" calcext:value-type="float">
            <text:p>0,21</text:p>
          </table:table-cell>
          <table:table-cell table:formula="of:=([.C934]-[.$F$2])*1000" office:value-type="float" office:value="3.17954545454507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5]*[.$E$2]" office:value-type="float" office:value="19.3338" calcext:value-type="float">
            <text:p>19,33</text:p>
          </table:table-cell>
          <table:table-cell office:value-type="float" office:value="0.2089" calcext:value-type="float">
            <text:p>0,21</text:p>
          </table:table-cell>
          <table:table-cell table:formula="of:=([.C935]-[.$F$2])*1000" office:value-type="float" office:value="2.17954545454507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6]*[.$E$2]" office:value-type="float" office:value="19.3545" calcext:value-type="float">
            <text:p>19,35</text:p>
          </table:table-cell>
          <table:table-cell office:value-type="float" office:value="0.2116" calcext:value-type="float">
            <text:p>0,21</text:p>
          </table:table-cell>
          <table:table-cell table:formula="of:=([.C936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7]*[.$E$2]" office:value-type="float" office:value="19.3752" calcext:value-type="float">
            <text:p>19,38</text:p>
          </table:table-cell>
          <table:table-cell office:value-type="float" office:value="0.2114" calcext:value-type="float">
            <text:p>0,21</text:p>
          </table:table-cell>
          <table:table-cell table:formula="of:=([.C937]-[.$F$2])*1000" office:value-type="float" office:value="4.67954545454508" calcext:value-type="float">
            <text:p>4,68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8]*[.$E$2]" office:value-type="float" office:value="19.3959" calcext:value-type="float">
            <text:p>19,40</text:p>
          </table:table-cell>
          <table:table-cell office:value-type="float" office:value="0.2072" calcext:value-type="float">
            <text:p>0,21</text:p>
          </table:table-cell>
          <table:table-cell table:formula="of:=([.C938]-[.$F$2])*1000" office:value-type="float" office:value="0.479545454545066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39]*[.$E$2]" office:value-type="float" office:value="19.4166" calcext:value-type="float">
            <text:p>19,42</text:p>
          </table:table-cell>
          <table:table-cell office:value-type="float" office:value="0.2036" calcext:value-type="float">
            <text:p>0,20</text:p>
          </table:table-cell>
          <table:table-cell table:formula="of:=([.C939]-[.$F$2])*1000" office:value-type="float" office:value="-3.12045454545493" calcext:value-type="float">
            <text:p>-3,12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0]*[.$E$2]" office:value-type="float" office:value="19.4373" calcext:value-type="float">
            <text:p>19,44</text:p>
          </table:table-cell>
          <table:table-cell office:value-type="float" office:value="0.2025" calcext:value-type="float">
            <text:p>0,20</text:p>
          </table:table-cell>
          <table:table-cell table:formula="of:=([.C940]-[.$F$2])*1000" office:value-type="float" office:value="-4.22045454545492" calcext:value-type="float">
            <text:p>-4,22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1]*[.$E$2]" office:value-type="float" office:value="19.458" calcext:value-type="float">
            <text:p>19,46</text:p>
          </table:table-cell>
          <table:table-cell office:value-type="float" office:value="0.2055" calcext:value-type="float">
            <text:p>0,21</text:p>
          </table:table-cell>
          <table:table-cell table:formula="of:=([.C941]-[.$F$2])*1000" office:value-type="float" office:value="-1.22045454545494" calcext:value-type="float">
            <text:p>-1,22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2]*[.$E$2]" office:value-type="float" office:value="19.4787" calcext:value-type="float">
            <text:p>19,48</text:p>
          </table:table-cell>
          <table:table-cell office:value-type="float" office:value="0.2079" calcext:value-type="float">
            <text:p>0,21</text:p>
          </table:table-cell>
          <table:table-cell table:formula="of:=([.C942]-[.$F$2])*1000" office:value-type="float" office:value="1.17954545454507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3]*[.$E$2]" office:value-type="float" office:value="19.4994" calcext:value-type="float">
            <text:p>19,50</text:p>
          </table:table-cell>
          <table:table-cell office:value-type="float" office:value="0.2073" calcext:value-type="float">
            <text:p>0,21</text:p>
          </table:table-cell>
          <table:table-cell table:formula="of:=([.C943]-[.$F$2])*1000" office:value-type="float" office:value="0.57954545454508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4]*[.$E$2]" office:value-type="float" office:value="19.5201" calcext:value-type="float">
            <text:p>19,52</text:p>
          </table:table-cell>
          <table:table-cell office:value-type="float" office:value="0.2063" calcext:value-type="float">
            <text:p>0,21</text:p>
          </table:table-cell>
          <table:table-cell table:formula="of:=([.C944]-[.$F$2])*1000" office:value-type="float" office:value="-0.420454545454918" calcext:value-type="float">
            <text:p>-0,42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5]*[.$E$2]" office:value-type="float" office:value="19.5408" calcext:value-type="float">
            <text:p>19,54</text:p>
          </table:table-cell>
          <table:table-cell office:value-type="float" office:value="0.2053" calcext:value-type="float">
            <text:p>0,21</text:p>
          </table:table-cell>
          <table:table-cell table:formula="of:=([.C945]-[.$F$2])*1000" office:value-type="float" office:value="-1.42045454545492" calcext:value-type="float">
            <text:p>-1,42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6]*[.$E$2]" office:value-type="float" office:value="19.5615" calcext:value-type="float">
            <text:p>19,56</text:p>
          </table:table-cell>
          <table:table-cell office:value-type="float" office:value="0.2067" calcext:value-type="float">
            <text:p>0,21</text:p>
          </table:table-cell>
          <table:table-cell table:formula="of:=([.C946]-[.$F$2])*1000" office:value-type="float" office:value="-0.0204545454549343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7]*[.$E$2]" office:value-type="float" office:value="19.5822" calcext:value-type="float">
            <text:p>19,58</text:p>
          </table:table-cell>
          <table:table-cell office:value-type="float" office:value="0.2096" calcext:value-type="float">
            <text:p>0,21</text:p>
          </table:table-cell>
          <table:table-cell table:formula="of:=([.C947]-[.$F$2])*1000" office:value-type="float" office:value="2.87954545454508" calcext:value-type="float">
            <text:p>2,88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8]*[.$E$2]" office:value-type="float" office:value="19.6029" calcext:value-type="float">
            <text:p>19,60</text:p>
          </table:table-cell>
          <table:table-cell office:value-type="float" office:value="0.2076" calcext:value-type="float">
            <text:p>0,21</text:p>
          </table:table-cell>
          <table:table-cell table:formula="of:=([.C948]-[.$F$2])*1000" office:value-type="float" office:value="0.87954545454507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49]*[.$E$2]" office:value-type="float" office:value="19.6236" calcext:value-type="float">
            <text:p>19,62</text:p>
          </table:table-cell>
          <table:table-cell office:value-type="float" office:value="0.2105" calcext:value-type="float">
            <text:p>0,21</text:p>
          </table:table-cell>
          <table:table-cell table:formula="of:=([.C949]-[.$F$2])*1000" office:value-type="float" office:value="3.77954545454506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0]*[.$E$2]" office:value-type="float" office:value="19.6443" calcext:value-type="float">
            <text:p>19,64</text:p>
          </table:table-cell>
          <table:table-cell office:value-type="float" office:value="0.2142" calcext:value-type="float">
            <text:p>0,21</text:p>
          </table:table-cell>
          <table:table-cell table:formula="of:=([.C950]-[.$F$2])*1000" office:value-type="float" office:value="7.47954545454507" calcext:value-type="float">
            <text:p>7,4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1]*[.$E$2]" office:value-type="float" office:value="19.665" calcext:value-type="float">
            <text:p>19,67</text:p>
          </table:table-cell>
          <table:table-cell office:value-type="float" office:value="0.2116" calcext:value-type="float">
            <text:p>0,21</text:p>
          </table:table-cell>
          <table:table-cell table:formula="of:=([.C951]-[.$F$2])*1000" office:value-type="float" office:value="4.8795454545450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2]*[.$E$2]" office:value-type="float" office:value="19.6857" calcext:value-type="float">
            <text:p>19,69</text:p>
          </table:table-cell>
          <table:table-cell office:value-type="float" office:value="0.2084" calcext:value-type="float">
            <text:p>0,21</text:p>
          </table:table-cell>
          <table:table-cell table:formula="of:=([.C952]-[.$F$2])*1000" office:value-type="float" office:value="1.67954545454507" calcext:value-type="float">
            <text:p>1,68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3]*[.$E$2]" office:value-type="float" office:value="19.7064" calcext:value-type="float">
            <text:p>19,71</text:p>
          </table:table-cell>
          <table:table-cell office:value-type="float" office:value="0.2025" calcext:value-type="float">
            <text:p>0,20</text:p>
          </table:table-cell>
          <table:table-cell table:formula="of:=([.C953]-[.$F$2])*1000" office:value-type="float" office:value="-4.22045454545492" calcext:value-type="float">
            <text:p>-4,22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4]*[.$E$2]" office:value-type="float" office:value="19.7271" calcext:value-type="float">
            <text:p>19,73</text:p>
          </table:table-cell>
          <table:table-cell office:value-type="float" office:value="0.2016" calcext:value-type="float">
            <text:p>0,20</text:p>
          </table:table-cell>
          <table:table-cell table:formula="of:=([.C954]-[.$F$2])*1000" office:value-type="float" office:value="-5.12045454545493" calcext:value-type="float">
            <text:p>-5,12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5]*[.$E$2]" office:value-type="float" office:value="19.7478" calcext:value-type="float">
            <text:p>19,75</text:p>
          </table:table-cell>
          <table:table-cell office:value-type="float" office:value="0.2011" calcext:value-type="float">
            <text:p>0,20</text:p>
          </table:table-cell>
          <table:table-cell table:formula="of:=([.C955]-[.$F$2])*1000" office:value-type="float" office:value="-5.62045454545493" calcext:value-type="float">
            <text:p>-5,62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6]*[.$E$2]" office:value-type="float" office:value="19.7685" calcext:value-type="float">
            <text:p>19,77</text:p>
          </table:table-cell>
          <table:table-cell office:value-type="float" office:value="0.2017" calcext:value-type="float">
            <text:p>0,20</text:p>
          </table:table-cell>
          <table:table-cell table:formula="of:=([.C956]-[.$F$2])*1000" office:value-type="float" office:value="-5.02045454545494" calcext:value-type="float">
            <text:p>-5,02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7]*[.$E$2]" office:value-type="float" office:value="19.7892" calcext:value-type="float">
            <text:p>19,79</text:p>
          </table:table-cell>
          <table:table-cell office:value-type="float" office:value="0.2021" calcext:value-type="float">
            <text:p>0,20</text:p>
          </table:table-cell>
          <table:table-cell table:formula="of:=([.C957]-[.$F$2])*1000" office:value-type="float" office:value="-4.62045454545493" calcext:value-type="float">
            <text:p>-4,62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8]*[.$E$2]" office:value-type="float" office:value="19.8099" calcext:value-type="float">
            <text:p>19,81</text:p>
          </table:table-cell>
          <table:table-cell office:value-type="float" office:value="0.1999" calcext:value-type="float">
            <text:p>0,20</text:p>
          </table:table-cell>
          <table:table-cell table:formula="of:=([.C958]-[.$F$2])*1000" office:value-type="float" office:value="-6.82045454545493" calcext:value-type="float">
            <text:p>-6,82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59]*[.$E$2]" office:value-type="float" office:value="19.8306" calcext:value-type="float">
            <text:p>19,83</text:p>
          </table:table-cell>
          <table:table-cell office:value-type="float" office:value="0.2017" calcext:value-type="float">
            <text:p>0,20</text:p>
          </table:table-cell>
          <table:table-cell table:formula="of:=([.C959]-[.$F$2])*1000" office:value-type="float" office:value="-5.02045454545494" calcext:value-type="float">
            <text:p>-5,0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0]*[.$E$2]" office:value-type="float" office:value="19.8513" calcext:value-type="float">
            <text:p>19,85</text:p>
          </table:table-cell>
          <table:table-cell office:value-type="float" office:value="0.205" calcext:value-type="float">
            <text:p>0,21</text:p>
          </table:table-cell>
          <table:table-cell table:formula="of:=([.C960]-[.$F$2])*1000" office:value-type="float" office:value="-1.72045454545494" calcext:value-type="float">
            <text:p>-1,72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1]*[.$E$2]" office:value-type="float" office:value="19.872" calcext:value-type="float">
            <text:p>19,87</text:p>
          </table:table-cell>
          <table:table-cell office:value-type="float" office:value="0.2013" calcext:value-type="float">
            <text:p>0,20</text:p>
          </table:table-cell>
          <table:table-cell table:formula="of:=([.C961]-[.$F$2])*1000" office:value-type="float" office:value="-5.42045454545492" calcext:value-type="float">
            <text:p>-5,42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2]*[.$E$2]" office:value-type="float" office:value="19.8927" calcext:value-type="float">
            <text:p>19,89</text:p>
          </table:table-cell>
          <table:table-cell office:value-type="float" office:value="0.1992" calcext:value-type="float">
            <text:p>0,20</text:p>
          </table:table-cell>
          <table:table-cell table:formula="of:=([.C962]-[.$F$2])*1000" office:value-type="float" office:value="-7.52045454545494" calcext:value-type="float">
            <text:p>-7,52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3]*[.$E$2]" office:value-type="float" office:value="19.9134" calcext:value-type="float">
            <text:p>19,91</text:p>
          </table:table-cell>
          <table:table-cell office:value-type="float" office:value="0.202" calcext:value-type="float">
            <text:p>0,20</text:p>
          </table:table-cell>
          <table:table-cell table:formula="of:=([.C963]-[.$F$2])*1000" office:value-type="float" office:value="-4.72045454545492" calcext:value-type="float">
            <text:p>-4,72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4]*[.$E$2]" office:value-type="float" office:value="19.9341" calcext:value-type="float">
            <text:p>19,93</text:p>
          </table:table-cell>
          <table:table-cell office:value-type="float" office:value="0.2071" calcext:value-type="float">
            <text:p>0,21</text:p>
          </table:table-cell>
          <table:table-cell table:formula="of:=([.C964]-[.$F$2])*1000" office:value-type="float" office:value="0.379545454545077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5]*[.$E$2]" office:value-type="float" office:value="19.9548" calcext:value-type="float">
            <text:p>19,95</text:p>
          </table:table-cell>
          <table:table-cell office:value-type="float" office:value="0.2074" calcext:value-type="float">
            <text:p>0,21</text:p>
          </table:table-cell>
          <table:table-cell table:formula="of:=([.C965]-[.$F$2])*1000" office:value-type="float" office:value="0.679545454545072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6]*[.$E$2]" office:value-type="float" office:value="19.9755" calcext:value-type="float">
            <text:p>19,98</text:p>
          </table:table-cell>
          <table:table-cell office:value-type="float" office:value="0.2082" calcext:value-type="float">
            <text:p>0,21</text:p>
          </table:table-cell>
          <table:table-cell table:formula="of:=([.C966]-[.$F$2])*1000" office:value-type="float" office:value="1.47954545454507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7]*[.$E$2]" office:value-type="float" office:value="19.9962" calcext:value-type="float">
            <text:p>20,00</text:p>
          </table:table-cell>
          <table:table-cell office:value-type="float" office:value="0.2104" calcext:value-type="float">
            <text:p>0,21</text:p>
          </table:table-cell>
          <table:table-cell table:formula="of:=([.C967]-[.$F$2])*1000" office:value-type="float" office:value="3.67954545454507" calcext:value-type="float">
            <text:p>3,68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8]*[.$E$2]" office:value-type="float" office:value="20.0169" calcext:value-type="float">
            <text:p>20,02</text:p>
          </table:table-cell>
          <table:table-cell office:value-type="float" office:value="0.2075" calcext:value-type="float">
            <text:p>0,21</text:p>
          </table:table-cell>
          <table:table-cell table:formula="of:=([.C968]-[.$F$2])*1000" office:value-type="float" office:value="0.779545454545061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69]*[.$E$2]" office:value-type="float" office:value="20.0376" calcext:value-type="float">
            <text:p>20,04</text:p>
          </table:table-cell>
          <table:table-cell office:value-type="float" office:value="0.2032" calcext:value-type="float">
            <text:p>0,20</text:p>
          </table:table-cell>
          <table:table-cell table:formula="of:=([.C969]-[.$F$2])*1000" office:value-type="float" office:value="-3.52045454545494" calcext:value-type="float">
            <text:p>-3,52</text:p>
          </table:table-cell>
          <table:table-cell table:number-columns-repeated="2"/>
        </table:table-row>
        <table:table-row table:style-name="ro1" table:number-rows-repeated="104760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 style:data-style-name="N2" text:time-value="13:51:22.3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03:10:08.430982138</meta:creation-date>
    <dc:date>2022-05-19T13:52:37.313000000</dc:date>
    <meta:editing-duration>PT7M53S</meta:editing-duration>
    <meta:editing-cycles>8</meta:editing-cycles>
    <meta:generator>LibreOffice/7.0.6.2$Windows_X86_64 LibreOffice_project/144abb84a525d8e30c9dbbefa69cbbf2d8d4ae3b</meta:generator>
    <meta:document-statistic meta:table-count="1" meta:cell-count="388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svg:stroke-opacity="50%" draw:fill-color="#00a933" draw:opacity="5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511cm" svg:height="21.145cm" xlink:href=".." xlink:type="simple" chart:class="chart:scatter" chart:style-name="ch1">
        <chart:title svg:x="11.835cm" svg:y="0.558cm" chart:style-name="ch2">
          <text:p>Short term noise measurement (2NPLC, AZ=OFF, 100uV range)</text:p>
        </chart:title>
        <chart:plot-area chart:style-name="ch3" table:cell-range-address="Sheet2.B2:Sheet2.B969 Sheet2.D1:Sheet2.D969" chart:data-source-has-labels="row" svg:x="1.741cm" svg:y="1.759cm" svg:width="34.04cm" svg:height="17.983cm">
          <chart:coordinate-region svg:x="2.945cm" svg:y="1.958cm" svg:width="32.836cm" svg:height="17.585cm"/>
          <chart:axis chart:dimension="x" chart:name="primary-x" chart:style-name="ch4">
            <chart:title svg:x="18.148cm" svg:y="20.164cm" chart:style-name="ch5">
              <text:p>Time [s]</text:p>
            </chart:title>
          </chart:axis>
          <chart:axis chart:dimension="y" chart:name="primary-y" chart:style-name="ch6">
            <chart:title svg:x="0.451cm" svg:y="12.421cm" chart:style-name="ch7">
              <text:p>Measured voltage [nV]</text:p>
            </chart:title>
            <chart:grid chart:style-name="ch8" chart:class="major"/>
          </chart:axis>
          <chart:series chart:style-name="ch9" chart:values-cell-range-address="Sheet2.D2:Sheet2.D969" chart:label-cell-address="Sheet2.D1:Sheet2.D1" chart:class="chart:scatter">
            <chart:domain table:cell-range-address="Sheet2.B2:Sheet2.B969"/>
            <chart:data-point chart:repeated="9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B</text:p>
              </table:table-cell>
              <table:table-cell office:value-type="string">
                <text:p>Offset corrected voltage [nV]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7">
                <text:p>0.0207</text:p>
                <draw:g>
                  <svg:desc>Sheet2.B2:Sheet2.B969</svg:desc>
                </draw:g>
              </table:table-cell>
              <table:table-cell office:value-type="float" office:value="-0.0204545454549343">
                <text:p>-0.0204545454549343</text:p>
                <draw:g>
                  <svg:desc>Sheet2.D2:Sheet2.D9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4">
                <text:p>0.0414</text:p>
              </table:table-cell>
              <table:table-cell office:value-type="float" office:value="-3.82045454545493">
                <text:p>-3.82045454545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1">
                <text:p>0.0621</text:p>
              </table:table-cell>
              <table:table-cell office:value-type="float" office:value="-7.92045454545493">
                <text:p>-7.92045454545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">
                <text:p>0.0828</text:p>
              </table:table-cell>
              <table:table-cell office:value-type="float" office:value="-1.52045454545494">
                <text:p>-1.52045454545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5">
                <text:p>0.1035</text:p>
              </table:table-cell>
              <table:table-cell office:value-type="float" office:value="-3.72045454545492">
                <text:p>-3.72045454545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2">
                <text:p>0.1242</text:p>
              </table:table-cell>
              <table:table-cell office:value-type="float" office:value="-7.32045454545494">
                <text:p>-7.32045454545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49">
                <text:p>0.1449</text:p>
              </table:table-cell>
              <table:table-cell office:value-type="float" office:value="-1.32045454545493">
                <text:p>-1.32045454545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56">
                <text:p>0.1656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63">
                <text:p>0.1863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7">
                <text:p>0.207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77">
                <text:p>0.2277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84">
                <text:p>0.2484</text:p>
              </table:table-cell>
              <table:table-cell office:value-type="float" office:value="6.57954545454506">
                <text:p>6.57954545454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91">
                <text:p>0.2691</text:p>
              </table:table-cell>
              <table:table-cell office:value-type="float" office:value="6.07954545454506">
                <text:p>6.07954545454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98">
                <text:p>0.2898</text:p>
              </table:table-cell>
              <table:table-cell office:value-type="float" office:value="3.97954545454507">
                <text:p>3.97954545454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05">
                <text:p>0.3105</text:p>
              </table:table-cell>
              <table:table-cell office:value-type="float" office:value="3.97954545454507">
                <text:p>3.97954545454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12">
                <text:p>0.3312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19">
                <text:p>0.3519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6">
                <text:p>0.3726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33">
                <text:p>0.3933</text:p>
              </table:table-cell>
              <table:table-cell office:value-type="float" office:value="-1.32045454545493">
                <text:p>-1.320454545454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4">
                <text:p>0.414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47">
                <text:p>0.4347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54">
                <text:p>0.4554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61">
                <text:p>0.4761</text:p>
              </table:table-cell>
              <table:table-cell office:value-type="float" office:value="-1.92045454545492">
                <text:p>-1.92045454545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68">
                <text:p>0.4968</text:p>
              </table:table-cell>
              <table:table-cell office:value-type="float" office:value="2.87954545454508">
                <text:p>2.87954545454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75">
                <text:p>0.5175</text:p>
              </table:table-cell>
              <table:table-cell office:value-type="float" office:value="4.57954545454506">
                <text:p>4.57954545454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82">
                <text:p>0.5382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89">
                <text:p>0.5589</text:p>
              </table:table-cell>
              <table:table-cell office:value-type="float" office:value="-1.52045454545494">
                <text:p>-1.52045454545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96">
                <text:p>0.5796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3">
                <text:p>0.6003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1">
                <text:p>0.621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17">
                <text:p>0.6417</text:p>
              </table:table-cell>
              <table:table-cell office:value-type="float" office:value="-0.920454545454918">
                <text:p>-0.9204545454549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24">
                <text:p>0.6624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831">
                <text:p>0.6831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38">
                <text:p>0.7038</text:p>
              </table:table-cell>
              <table:table-cell office:value-type="float" office:value="-4.62045454545493">
                <text:p>-4.62045454545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245">
                <text:p>0.7245</text:p>
              </table:table-cell>
              <table:table-cell office:value-type="float" office:value="-4.92045454545492">
                <text:p>-4.92045454545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52">
                <text:p>0.7452</text:p>
              </table:table-cell>
              <table:table-cell office:value-type="float" office:value="-10.1204545454549">
                <text:p>-10.1204545454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59">
                <text:p>0.7659</text:p>
              </table:table-cell>
              <table:table-cell office:value-type="float" office:value="-8.02045454545494">
                <text:p>-8.02045454545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866">
                <text:p>0.7866</text:p>
              </table:table-cell>
              <table:table-cell office:value-type="float" office:value="-4.72045454545492">
                <text:p>-4.720454545454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73">
                <text:p>0.8073</text:p>
              </table:table-cell>
              <table:table-cell office:value-type="float" office:value="-7.72045454545492">
                <text:p>-7.720454545454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28">
                <text:p>0.828</text:p>
              </table:table-cell>
              <table:table-cell office:value-type="float" office:value="-9.12045454545493">
                <text:p>-9.12045454545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87">
                <text:p>0.8487</text:p>
              </table:table-cell>
              <table:table-cell office:value-type="float" office:value="-10.8204545454549">
                <text:p>-10.82045454545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94">
                <text:p>0.8694</text:p>
              </table:table-cell>
              <table:table-cell office:value-type="float" office:value="-6.32045454545493">
                <text:p>-6.32045454545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01">
                <text:p>0.8901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08">
                <text:p>0.9108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15">
                <text:p>0.9315</text:p>
              </table:table-cell>
              <table:table-cell office:value-type="float" office:value="-6.62045454545493">
                <text:p>-6.62045454545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22">
                <text:p>0.9522</text:p>
              </table:table-cell>
              <table:table-cell office:value-type="float" office:value="-4.22045454545492">
                <text:p>-4.220454545454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29">
                <text:p>0.9729</text:p>
              </table:table-cell>
              <table:table-cell office:value-type="float" office:value="1.97954545454507">
                <text:p>1.97954545454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36">
                <text:p>0.9936</text:p>
              </table:table-cell>
              <table:table-cell office:value-type="float" office:value="3.27954545454506">
                <text:p>3.279545454545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43">
                <text:p>1.0143</text:p>
              </table:table-cell>
              <table:table-cell office:value-type="float" office:value="-1.32045454545493">
                <text:p>-1.320454545454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35">
                <text:p>1.035</text:p>
              </table:table-cell>
              <table:table-cell office:value-type="float" office:value="-4.92045454545492">
                <text:p>-4.920454545454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557">
                <text:p>1.0557</text:p>
              </table:table-cell>
              <table:table-cell office:value-type="float" office:value="-7.82045454545494">
                <text:p>-7.82045454545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764">
                <text:p>1.0764</text:p>
              </table:table-cell>
              <table:table-cell office:value-type="float" office:value="-7.72045454545492">
                <text:p>-7.720454545454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971">
                <text:p>1.0971</text:p>
              </table:table-cell>
              <table:table-cell office:value-type="float" office:value="-5.72045454545492">
                <text:p>-5.72045454545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178">
                <text:p>1.1178</text:p>
              </table:table-cell>
              <table:table-cell office:value-type="float" office:value="-5.02045454545494">
                <text:p>-5.02045454545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385">
                <text:p>1.1385</text:p>
              </table:table-cell>
              <table:table-cell office:value-type="float" office:value="-3.82045454545493">
                <text:p>-3.82045454545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592">
                <text:p>1.1592</text:p>
              </table:table-cell>
              <table:table-cell office:value-type="float" office:value="-5.62045454545493">
                <text:p>-5.62045454545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799">
                <text:p>1.1799</text:p>
              </table:table-cell>
              <table:table-cell office:value-type="float" office:value="-3.72045454545492">
                <text:p>-3.72045454545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006">
                <text:p>1.2006</text:p>
              </table:table-cell>
              <table:table-cell office:value-type="float" office:value="2.67954545454507">
                <text:p>2.67954545454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213">
                <text:p>1.2213</text:p>
              </table:table-cell>
              <table:table-cell office:value-type="float" office:value="2.67954545454507">
                <text:p>2.679545454545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42">
                <text:p>1.242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834">
                <text:p>1.2834</text:p>
              </table:table-cell>
              <table:table-cell office:value-type="float" office:value="-3.12045454545493">
                <text:p>-3.120454545454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041">
                <text:p>1.3041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248">
                <text:p>1.3248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455">
                <text:p>1.3455</text:p>
              </table:table-cell>
              <table:table-cell office:value-type="float" office:value="2.57954545454508">
                <text:p>2.57954545454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662">
                <text:p>1.3662</text:p>
              </table:table-cell>
              <table:table-cell office:value-type="float" office:value="2.27954545454506">
                <text:p>2.279545454545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869">
                <text:p>1.3869</text:p>
              </table:table-cell>
              <table:table-cell office:value-type="float" office:value="2.97954545454507">
                <text:p>2.97954545454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076">
                <text:p>1.4076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283">
                <text:p>1.4283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49">
                <text:p>1.449</text:p>
              </table:table-cell>
              <table:table-cell office:value-type="float" office:value="-5.82045454545493">
                <text:p>-5.820454545454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697">
                <text:p>1.4697</text:p>
              </table:table-cell>
              <table:table-cell office:value-type="float" office:value="-2.72045454545494">
                <text:p>-2.72045454545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904">
                <text:p>1.4904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111">
                <text:p>1.5111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318">
                <text:p>1.5318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525">
                <text:p>1.5525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732">
                <text:p>1.5732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939">
                <text:p>1.5939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146">
                <text:p>1.6146</text:p>
              </table:table-cell>
              <table:table-cell office:value-type="float" office:value="-2.52045454545494">
                <text:p>-2.52045454545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353">
                <text:p>1.6353</text:p>
              </table:table-cell>
              <table:table-cell office:value-type="float" office:value="-2.12045454545493">
                <text:p>-2.120454545454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56">
                <text:p>1.656</text:p>
              </table:table-cell>
              <table:table-cell office:value-type="float" office:value="-1.02045454545494">
                <text:p>-1.020454545454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767">
                <text:p>1.6767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974">
                <text:p>1.6974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81">
                <text:p>1.7181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388">
                <text:p>1.7388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595">
                <text:p>1.7595</text:p>
              </table:table-cell>
              <table:table-cell office:value-type="float" office:value="-0.420454545454918">
                <text:p>-0.4204545454549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802">
                <text:p>1.7802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009">
                <text:p>1.8009</text:p>
              </table:table-cell>
              <table:table-cell office:value-type="float" office:value="3.57954545454506">
                <text:p>3.57954545454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216">
                <text:p>1.8216</text:p>
              </table:table-cell>
              <table:table-cell office:value-type="float" office:value="4.57954545454506">
                <text:p>4.57954545454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423">
                <text:p>1.8423</text:p>
              </table:table-cell>
              <table:table-cell office:value-type="float" office:value="2.77954545454506">
                <text:p>2.779545454545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63">
                <text:p>1.863</text:p>
              </table:table-cell>
              <table:table-cell office:value-type="float" office:value="-3.42045454545492">
                <text:p>-3.4204545454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837">
                <text:p>1.8837</text:p>
              </table:table-cell>
              <table:table-cell office:value-type="float" office:value="-6.52045454545494">
                <text:p>-6.520454545454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044">
                <text:p>1.9044</text:p>
              </table:table-cell>
              <table:table-cell office:value-type="float" office:value="-3.32045454545493">
                <text:p>-3.32045454545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51">
                <text:p>1.9251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458">
                <text:p>1.9458</text:p>
              </table:table-cell>
              <table:table-cell office:value-type="float" office:value="2.37954545454508">
                <text:p>2.379545454545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665">
                <text:p>1.9665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872">
                <text:p>1.9872</text:p>
              </table:table-cell>
              <table:table-cell office:value-type="float" office:value="-0.120454545454923">
                <text:p>-0.1204545454549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079">
                <text:p>2.0079</text:p>
              </table:table-cell>
              <table:table-cell office:value-type="float" office:value="-3.02045454545494">
                <text:p>-3.02045454545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86">
                <text:p>2.0286</text:p>
              </table:table-cell>
              <table:table-cell office:value-type="float" office:value="-3.22045454545494">
                <text:p>-3.220454545454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493">
                <text:p>2.0493</text:p>
              </table:table-cell>
              <table:table-cell office:value-type="float" office:value="-0.320454545454929">
                <text:p>-0.3204545454549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7">
                <text:p>2.07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907">
                <text:p>2.0907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114">
                <text:p>2.1114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321">
                <text:p>2.1321</text:p>
              </table:table-cell>
              <table:table-cell office:value-type="float" office:value="-0.920454545454918">
                <text:p>-0.9204545454549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528">
                <text:p>2.1528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735">
                <text:p>2.1735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942">
                <text:p>2.1942</text:p>
              </table:table-cell>
              <table:table-cell office:value-type="float" office:value="-0.120454545454923">
                <text:p>-0.120454545454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149">
                <text:p>2.2149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356">
                <text:p>2.2356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563">
                <text:p>2.2563</text:p>
              </table:table-cell>
              <table:table-cell office:value-type="float" office:value="-1.52045454545494">
                <text:p>-1.520454545454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77">
                <text:p>2.277</text:p>
              </table:table-cell>
              <table:table-cell office:value-type="float" office:value="-3.52045454545494">
                <text:p>-3.520454545454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977">
                <text:p>2.2977</text:p>
              </table:table-cell>
              <table:table-cell office:value-type="float" office:value="-5.52045454545494">
                <text:p>-5.520454545454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184">
                <text:p>2.3184</text:p>
              </table:table-cell>
              <table:table-cell office:value-type="float" office:value="-1.62045454545492">
                <text:p>-1.620454545454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391">
                <text:p>2.3391</text:p>
              </table:table-cell>
              <table:table-cell office:value-type="float" office:value="3.27954545454506">
                <text:p>3.27954545454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598">
                <text:p>2.3598</text:p>
              </table:table-cell>
              <table:table-cell office:value-type="float" office:value="4.57954545454506">
                <text:p>4.579545454545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805">
                <text:p>2.3805</text:p>
              </table:table-cell>
              <table:table-cell office:value-type="float" office:value="3.57954545454506">
                <text:p>3.579545454545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012">
                <text:p>2.4012</text:p>
              </table:table-cell>
              <table:table-cell office:value-type="float" office:value="2.37954545454508">
                <text:p>2.379545454545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219">
                <text:p>2.4219</text:p>
              </table:table-cell>
              <table:table-cell office:value-type="float" office:value="1.07954545454508">
                <text:p>1.079545454545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426">
                <text:p>2.4426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633">
                <text:p>2.4633</text:p>
              </table:table-cell>
              <table:table-cell office:value-type="float" office:value="3.67954545454507">
                <text:p>3.67954545454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484">
                <text:p>2.484</text:p>
              </table:table-cell>
              <table:table-cell office:value-type="float" office:value="2.97954545454507">
                <text:p>2.97954545454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5047">
                <text:p>2.5047</text:p>
              </table:table-cell>
              <table:table-cell office:value-type="float" office:value="3.47954545454507">
                <text:p>3.47954545454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5254">
                <text:p>2.5254</text:p>
              </table:table-cell>
              <table:table-cell office:value-type="float" office:value="5.57954545454506">
                <text:p>5.57954545454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461">
                <text:p>2.5461</text:p>
              </table:table-cell>
              <table:table-cell office:value-type="float" office:value="5.47954545454507">
                <text:p>5.47954545454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668">
                <text:p>2.5668</text:p>
              </table:table-cell>
              <table:table-cell office:value-type="float" office:value="5.07954545454506">
                <text:p>5.079545454545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875">
                <text:p>2.5875</text:p>
              </table:table-cell>
              <table:table-cell office:value-type="float" office:value="6.97954545454507">
                <text:p>6.97954545454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082">
                <text:p>2.6082</text:p>
              </table:table-cell>
              <table:table-cell office:value-type="float" office:value="5.87954545454508">
                <text:p>5.87954545454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289">
                <text:p>2.6289</text:p>
              </table:table-cell>
              <table:table-cell office:value-type="float" office:value="6.37954545454508">
                <text:p>6.379545454545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496">
                <text:p>2.6496</text:p>
              </table:table-cell>
              <table:table-cell office:value-type="float" office:value="3.47954545454507">
                <text:p>3.479545454545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703">
                <text:p>2.6703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91">
                <text:p>2.691</text:p>
              </table:table-cell>
              <table:table-cell office:value-type="float" office:value="-2.82045454545493">
                <text:p>-2.820454545454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117">
                <text:p>2.7117</text:p>
              </table:table-cell>
              <table:table-cell office:value-type="float" office:value="-3.02045454545494">
                <text:p>-3.020454545454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24">
                <text:p>2.7324</text:p>
              </table:table-cell>
              <table:table-cell office:value-type="float" office:value="0.479545454545066">
                <text:p>0.4795454545450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531">
                <text:p>2.7531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738">
                <text:p>2.7738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945">
                <text:p>2.7945</text:p>
              </table:table-cell>
              <table:table-cell office:value-type="float" office:value="-2.42045454545492">
                <text:p>-2.420454545454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152">
                <text:p>2.8152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359">
                <text:p>2.8359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566">
                <text:p>2.8566</text:p>
              </table:table-cell>
              <table:table-cell office:value-type="float" office:value="1.77954545454506">
                <text:p>1.779545454545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773">
                <text:p>2.8773</text:p>
              </table:table-cell>
              <table:table-cell office:value-type="float" office:value="-2.72045454545494">
                <text:p>-2.720454545454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98">
                <text:p>2.898</text:p>
              </table:table-cell>
              <table:table-cell office:value-type="float" office:value="-1.92045454545492">
                <text:p>-1.920454545454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187">
                <text:p>2.9187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394">
                <text:p>2.9394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601">
                <text:p>2.9601</text:p>
              </table:table-cell>
              <table:table-cell office:value-type="float" office:value="4.07954545454506">
                <text:p>4.079545454545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808">
                <text:p>2.9808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015">
                <text:p>3.0015</text:p>
              </table:table-cell>
              <table:table-cell office:value-type="float" office:value="6.77954545454507">
                <text:p>6.779545454545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222">
                <text:p>3.0222</text:p>
              </table:table-cell>
              <table:table-cell office:value-type="float" office:value="4.17954545454507">
                <text:p>4.179545454545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429">
                <text:p>3.0429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636">
                <text:p>3.0636</text:p>
              </table:table-cell>
              <table:table-cell office:value-type="float" office:value="-5.12045454545493">
                <text:p>-5.12045454545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843">
                <text:p>3.0843</text:p>
              </table:table-cell>
              <table:table-cell office:value-type="float" office:value="-4.72045454545492">
                <text:p>-4.720454545454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05">
                <text:p>3.105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257">
                <text:p>3.1257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464">
                <text:p>3.1464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671">
                <text:p>3.1671</text:p>
              </table:table-cell>
              <table:table-cell office:value-type="float" office:value="-2.32045454545493">
                <text:p>-2.320454545454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878">
                <text:p>3.1878</text:p>
              </table:table-cell>
              <table:table-cell office:value-type="float" office:value="-6.62045454545493">
                <text:p>-6.620454545454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2085">
                <text:p>3.2085</text:p>
              </table:table-cell>
              <table:table-cell office:value-type="float" office:value="-4.72045454545492">
                <text:p>-4.720454545454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292">
                <text:p>3.2292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499">
                <text:p>3.2499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706">
                <text:p>3.2706</text:p>
              </table:table-cell>
              <table:table-cell office:value-type="float" office:value="-4.12045454545493">
                <text:p>-4.120454545454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913">
                <text:p>3.2913</text:p>
              </table:table-cell>
              <table:table-cell office:value-type="float" office:value="-9.02045454545494">
                <text:p>-9.020454545454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12">
                <text:p>3.312</text:p>
              </table:table-cell>
              <table:table-cell office:value-type="float" office:value="-9.92045454545493">
                <text:p>-9.920454545454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327">
                <text:p>3.3327</text:p>
              </table:table-cell>
              <table:table-cell office:value-type="float" office:value="-9.42045454545493">
                <text:p>-9.420454545454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534">
                <text:p>3.3534</text:p>
              </table:table-cell>
              <table:table-cell office:value-type="float" office:value="-8.72045454545492">
                <text:p>-8.720454545454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741">
                <text:p>3.3741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948">
                <text:p>3.3948</text:p>
              </table:table-cell>
              <table:table-cell office:value-type="float" office:value="-2.12045454545493">
                <text:p>-2.120454545454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155">
                <text:p>3.4155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362">
                <text:p>3.4362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569">
                <text:p>3.4569</text:p>
              </table:table-cell>
              <table:table-cell office:value-type="float" office:value="4.27954545454506">
                <text:p>4.279545454545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776">
                <text:p>3.4776</text:p>
              </table:table-cell>
              <table:table-cell office:value-type="float" office:value="4.17954545454507">
                <text:p>4.179545454545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983">
                <text:p>3.4983</text:p>
              </table:table-cell>
              <table:table-cell office:value-type="float" office:value="-1.72045454545494">
                <text:p>-1.72045454545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19">
                <text:p>3.519</text:p>
              </table:table-cell>
              <table:table-cell office:value-type="float" office:value="-6.22045454545492">
                <text:p>-6.220454545454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397">
                <text:p>3.5397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604">
                <text:p>3.5604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5811">
                <text:p>3.5811</text:p>
              </table:table-cell>
              <table:table-cell office:value-type="float" office:value="-2.72045454545494">
                <text:p>-2.720454545454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018">
                <text:p>3.6018</text:p>
              </table:table-cell>
              <table:table-cell office:value-type="float" office:value="-2.82045454545493">
                <text:p>-2.820454545454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225">
                <text:p>3.6225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432">
                <text:p>3.6432</text:p>
              </table:table-cell>
              <table:table-cell office:value-type="float" office:value="-3.32045454545493">
                <text:p>-3.320454545454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639">
                <text:p>3.6639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846">
                <text:p>3.6846</text:p>
              </table:table-cell>
              <table:table-cell office:value-type="float" office:value="5.97954545454507">
                <text:p>5.979545454545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053">
                <text:p>3.7053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26">
                <text:p>3.726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467">
                <text:p>3.7467</text:p>
              </table:table-cell>
              <table:table-cell office:value-type="float" office:value="-4.82045454545493">
                <text:p>-4.820454545454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7674">
                <text:p>3.7674</text:p>
              </table:table-cell>
              <table:table-cell office:value-type="float" office:value="-5.52045454545494">
                <text:p>-5.520454545454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881">
                <text:p>3.7881</text:p>
              </table:table-cell>
              <table:table-cell office:value-type="float" office:value="-8.52045454545494">
                <text:p>-8.520454545454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088">
                <text:p>3.8088</text:p>
              </table:table-cell>
              <table:table-cell office:value-type="float" office:value="-9.52045454545494">
                <text:p>-9.520454545454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295">
                <text:p>3.8295</text:p>
              </table:table-cell>
              <table:table-cell office:value-type="float" office:value="-8.32045454545494">
                <text:p>-8.320454545454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502">
                <text:p>3.8502</text:p>
              </table:table-cell>
              <table:table-cell office:value-type="float" office:value="-6.12045454545493">
                <text:p>-6.120454545454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709">
                <text:p>3.8709</text:p>
              </table:table-cell>
              <table:table-cell office:value-type="float" office:value="-4.62045454545493">
                <text:p>-4.620454545454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916">
                <text:p>3.8916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123">
                <text:p>3.9123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33">
                <text:p>3.933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537">
                <text:p>3.9537</text:p>
              </table:table-cell>
              <table:table-cell office:value-type="float" office:value="-6.52045454545494">
                <text:p>-6.520454545454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9744">
                <text:p>3.9744</text:p>
              </table:table-cell>
              <table:table-cell office:value-type="float" office:value="-7.02045454545494">
                <text:p>-7.020454545454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951">
                <text:p>3.9951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0158">
                <text:p>4.0158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0365">
                <text:p>4.0365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572">
                <text:p>4.0572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779">
                <text:p>4.0779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986">
                <text:p>4.0986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193">
                <text:p>4.1193</text:p>
              </table:table-cell>
              <table:table-cell office:value-type="float" office:value="-1.62045454545492">
                <text:p>-1.620454545454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4">
                <text:p>4.14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1607">
                <text:p>4.1607</text:p>
              </table:table-cell>
              <table:table-cell office:value-type="float" office:value="0.0795454545450824">
                <text:p>0.07954545454508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1814">
                <text:p>4.1814</text:p>
              </table:table-cell>
              <table:table-cell office:value-type="float" office:value="-2.62045454545493">
                <text:p>-2.620454545454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2021">
                <text:p>4.2021</text:p>
              </table:table-cell>
              <table:table-cell office:value-type="float" office:value="-3.22045454545494">
                <text:p>-3.220454545454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2228">
                <text:p>4.2228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2435">
                <text:p>4.2435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2642">
                <text:p>4.2642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2849">
                <text:p>4.2849</text:p>
              </table:table-cell>
              <table:table-cell office:value-type="float" office:value="3.47954545454507">
                <text:p>3.479545454545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3056">
                <text:p>4.3056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3263">
                <text:p>4.3263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347">
                <text:p>4.347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3677">
                <text:p>4.3677</text:p>
              </table:table-cell>
              <table:table-cell office:value-type="float" office:value="0.479545454545066">
                <text:p>0.4795454545450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3884">
                <text:p>4.3884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4091">
                <text:p>4.4091</text:p>
              </table:table-cell>
              <table:table-cell office:value-type="float" office:value="0.779545454545061">
                <text:p>0.779545454545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4298">
                <text:p>4.4298</text:p>
              </table:table-cell>
              <table:table-cell office:value-type="float" office:value="2.77954545454506">
                <text:p>2.779545454545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4505">
                <text:p>4.4505</text:p>
              </table:table-cell>
              <table:table-cell office:value-type="float" office:value="2.27954545454506">
                <text:p>2.279545454545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4712">
                <text:p>4.4712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4919">
                <text:p>4.4919</text:p>
              </table:table-cell>
              <table:table-cell office:value-type="float" office:value="4.27954545454506">
                <text:p>4.279545454545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5126">
                <text:p>4.5126</text:p>
              </table:table-cell>
              <table:table-cell office:value-type="float" office:value="2.37954545454508">
                <text:p>2.379545454545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5333">
                <text:p>4.5333</text:p>
              </table:table-cell>
              <table:table-cell office:value-type="float" office:value="0.779545454545061">
                <text:p>0.7795454545450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54">
                <text:p>4.554</text:p>
              </table:table-cell>
              <table:table-cell office:value-type="float" office:value="-1.62045454545492">
                <text:p>-1.620454545454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747">
                <text:p>4.5747</text:p>
              </table:table-cell>
              <table:table-cell office:value-type="float" office:value="-4.92045454545492">
                <text:p>-4.920454545454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5954">
                <text:p>4.5954</text:p>
              </table:table-cell>
              <table:table-cell office:value-type="float" office:value="-6.82045454545493">
                <text:p>-6.820454545454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6161">
                <text:p>4.6161</text:p>
              </table:table-cell>
              <table:table-cell office:value-type="float" office:value="-5.72045454545492">
                <text:p>-5.720454545454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6368">
                <text:p>4.6368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6575">
                <text:p>4.6575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6782">
                <text:p>4.6782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6989">
                <text:p>4.6989</text:p>
              </table:table-cell>
              <table:table-cell office:value-type="float" office:value="0.479545454545066">
                <text:p>0.4795454545450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7196">
                <text:p>4.7196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7403">
                <text:p>4.7403</text:p>
              </table:table-cell>
              <table:table-cell office:value-type="float" office:value="6.77954545454507">
                <text:p>6.779545454545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761">
                <text:p>4.761</text:p>
              </table:table-cell>
              <table:table-cell office:value-type="float" office:value="8.67954545454508">
                <text:p>8.679545454545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7817">
                <text:p>4.7817</text:p>
              </table:table-cell>
              <table:table-cell office:value-type="float" office:value="5.37954545454508">
                <text:p>5.379545454545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8024">
                <text:p>4.8024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8231">
                <text:p>4.8231</text:p>
              </table:table-cell>
              <table:table-cell office:value-type="float" office:value="-4.52045454545494">
                <text:p>-4.52045454545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8438">
                <text:p>4.8438</text:p>
              </table:table-cell>
              <table:table-cell office:value-type="float" office:value="-4.52045454545494">
                <text:p>-4.520454545454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8645">
                <text:p>4.8645</text:p>
              </table:table-cell>
              <table:table-cell office:value-type="float" office:value="2.27954545454506">
                <text:p>2.279545454545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8852">
                <text:p>4.8852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9059">
                <text:p>4.9059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9266">
                <text:p>4.9266</text:p>
              </table:table-cell>
              <table:table-cell office:value-type="float" office:value="-1.72045454545494">
                <text:p>-1.720454545454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9473">
                <text:p>4.9473</text:p>
              </table:table-cell>
              <table:table-cell office:value-type="float" office:value="-1.52045454545494">
                <text:p>-1.520454545454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968">
                <text:p>4.968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9887">
                <text:p>4.9887</text:p>
              </table:table-cell>
              <table:table-cell office:value-type="float" office:value="-0.120454545454923">
                <text:p>-0.120454545454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0094">
                <text:p>5.0094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0301">
                <text:p>5.0301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0508">
                <text:p>5.0508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0715">
                <text:p>5.0715</text:p>
              </table:table-cell>
              <table:table-cell office:value-type="float" office:value="4.47954545454507">
                <text:p>4.479545454545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0922">
                <text:p>5.0922</text:p>
              </table:table-cell>
              <table:table-cell office:value-type="float" office:value="4.27954545454506">
                <text:p>4.279545454545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1129">
                <text:p>5.1129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1336">
                <text:p>5.1336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1543">
                <text:p>5.1543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175">
                <text:p>5.175</text:p>
              </table:table-cell>
              <table:table-cell office:value-type="float" office:value="4.07954545454506">
                <text:p>4.079545454545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1957">
                <text:p>5.1957</text:p>
              </table:table-cell>
              <table:table-cell office:value-type="float" office:value="2.27954545454506">
                <text:p>2.279545454545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2164">
                <text:p>5.2164</text:p>
              </table:table-cell>
              <table:table-cell office:value-type="float" office:value="-3.22045454545494">
                <text:p>-3.220454545454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371">
                <text:p>5.2371</text:p>
              </table:table-cell>
              <table:table-cell office:value-type="float" office:value="-4.32045454545493">
                <text:p>-4.320454545454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2578">
                <text:p>5.2578</text:p>
              </table:table-cell>
              <table:table-cell office:value-type="float" office:value="-6.62045454545493">
                <text:p>-6.620454545454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2785">
                <text:p>5.2785</text:p>
              </table:table-cell>
              <table:table-cell office:value-type="float" office:value="-4.52045454545494">
                <text:p>-4.520454545454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2992">
                <text:p>5.2992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3199">
                <text:p>5.3199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3406">
                <text:p>5.3406</text:p>
              </table:table-cell>
              <table:table-cell office:value-type="float" office:value="2.67954545454507">
                <text:p>2.679545454545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3613">
                <text:p>5.3613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382">
                <text:p>5.382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4027">
                <text:p>5.4027</text:p>
              </table:table-cell>
              <table:table-cell office:value-type="float" office:value="-3.72045454545492">
                <text:p>-3.720454545454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4234">
                <text:p>5.4234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4441">
                <text:p>5.4441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4648">
                <text:p>5.4648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4855">
                <text:p>5.4855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5062">
                <text:p>5.5062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5269">
                <text:p>5.5269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5476">
                <text:p>5.5476</text:p>
              </table:table-cell>
              <table:table-cell office:value-type="float" office:value="-5.12045454545493">
                <text:p>-5.120454545454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5683">
                <text:p>5.5683</text:p>
              </table:table-cell>
              <table:table-cell office:value-type="float" office:value="-7.52045454545494">
                <text:p>-7.520454545454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589">
                <text:p>5.589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6097">
                <text:p>5.6097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6304">
                <text:p>5.6304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6511">
                <text:p>5.6511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6718">
                <text:p>5.6718</text:p>
              </table:table-cell>
              <table:table-cell office:value-type="float" office:value="-3.02045454545494">
                <text:p>-3.020454545454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6925">
                <text:p>5.6925</text:p>
              </table:table-cell>
              <table:table-cell office:value-type="float" office:value="-3.22045454545494">
                <text:p>-3.220454545454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7132">
                <text:p>5.7132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7339">
                <text:p>5.7339</text:p>
              </table:table-cell>
              <table:table-cell office:value-type="float" office:value="-2.52045454545494">
                <text:p>-2.52045454545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7546">
                <text:p>5.7546</text:p>
              </table:table-cell>
              <table:table-cell office:value-type="float" office:value="-3.52045454545494">
                <text:p>-3.520454545454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7753">
                <text:p>5.7753</text:p>
              </table:table-cell>
              <table:table-cell office:value-type="float" office:value="-1.62045454545492">
                <text:p>-1.620454545454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796">
                <text:p>5.796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8167">
                <text:p>5.8167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8374">
                <text:p>5.8374</text:p>
              </table:table-cell>
              <table:table-cell office:value-type="float" office:value="3.27954545454506">
                <text:p>3.279545454545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8581">
                <text:p>5.8581</text:p>
              </table:table-cell>
              <table:table-cell office:value-type="float" office:value="3.67954545454507">
                <text:p>3.679545454545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8788">
                <text:p>5.8788</text:p>
              </table:table-cell>
              <table:table-cell office:value-type="float" office:value="5.77954545454507">
                <text:p>5.779545454545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8995">
                <text:p>5.8995</text:p>
              </table:table-cell>
              <table:table-cell office:value-type="float" office:value="6.17954545454508">
                <text:p>6.179545454545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9202">
                <text:p>5.9202</text:p>
              </table:table-cell>
              <table:table-cell office:value-type="float" office:value="7.27954545454507">
                <text:p>7.279545454545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9409">
                <text:p>5.9409</text:p>
              </table:table-cell>
              <table:table-cell office:value-type="float" office:value="3.87954545454508">
                <text:p>3.879545454545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9616">
                <text:p>5.9616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9823">
                <text:p>5.9823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003">
                <text:p>6.003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0237">
                <text:p>6.0237</text:p>
              </table:table-cell>
              <table:table-cell office:value-type="float" office:value="5.37954545454508">
                <text:p>5.379545454545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0444">
                <text:p>6.0444</text:p>
              </table:table-cell>
              <table:table-cell office:value-type="float" office:value="4.67954545454508">
                <text:p>4.679545454545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0651">
                <text:p>6.0651</text:p>
              </table:table-cell>
              <table:table-cell office:value-type="float" office:value="1.07954545454508">
                <text:p>1.079545454545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0858">
                <text:p>6.0858</text:p>
              </table:table-cell>
              <table:table-cell office:value-type="float" office:value="-2.62045454545493">
                <text:p>-2.620454545454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1065">
                <text:p>6.1065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1272">
                <text:p>6.1272</text:p>
              </table:table-cell>
              <table:table-cell office:value-type="float" office:value="2.87954545454508">
                <text:p>2.879545454545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1479">
                <text:p>6.1479</text:p>
              </table:table-cell>
              <table:table-cell office:value-type="float" office:value="-1.92045454545492">
                <text:p>-1.920454545454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1686">
                <text:p>6.1686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1893">
                <text:p>6.1893</text:p>
              </table:table-cell>
              <table:table-cell office:value-type="float" office:value="3.87954545454508">
                <text:p>3.879545454545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21">
                <text:p>6.21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2307">
                <text:p>6.2307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2514">
                <text:p>6.2514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2721">
                <text:p>6.2721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2928">
                <text:p>6.2928</text:p>
              </table:table-cell>
              <table:table-cell office:value-type="float" office:value="2.97954545454507">
                <text:p>2.979545454545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3135">
                <text:p>6.3135</text:p>
              </table:table-cell>
              <table:table-cell office:value-type="float" office:value="1.27954545454506">
                <text:p>1.279545454545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3342">
                <text:p>6.3342</text:p>
              </table:table-cell>
              <table:table-cell office:value-type="float" office:value="-0.920454545454918">
                <text:p>-0.9204545454549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3549">
                <text:p>6.3549</text:p>
              </table:table-cell>
              <table:table-cell office:value-type="float" office:value="-0.320454545454929">
                <text:p>-0.3204545454549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3756">
                <text:p>6.3756</text:p>
              </table:table-cell>
              <table:table-cell office:value-type="float" office:value="-2.02045454545494">
                <text:p>-2.020454545454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3963">
                <text:p>6.3963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417">
                <text:p>6.417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4377">
                <text:p>6.4377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4584">
                <text:p>6.4584</text:p>
              </table:table-cell>
              <table:table-cell office:value-type="float" office:value="6.17954545454508">
                <text:p>6.179545454545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4791">
                <text:p>6.4791</text:p>
              </table:table-cell>
              <table:table-cell office:value-type="float" office:value="4.57954545454506">
                <text:p>4.579545454545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4998">
                <text:p>6.4998</text:p>
              </table:table-cell>
              <table:table-cell office:value-type="float" office:value="4.57954545454506">
                <text:p>4.579545454545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5205">
                <text:p>6.5205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5412">
                <text:p>6.5412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5619">
                <text:p>6.5619</text:p>
              </table:table-cell>
              <table:table-cell office:value-type="float" office:value="3.47954545454507">
                <text:p>3.479545454545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5826">
                <text:p>6.5826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6033">
                <text:p>6.6033</text:p>
              </table:table-cell>
              <table:table-cell office:value-type="float" office:value="2.27954545454506">
                <text:p>2.279545454545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624">
                <text:p>6.624</text:p>
              </table:table-cell>
              <table:table-cell office:value-type="float" office:value="4.77954545454506">
                <text:p>4.779545454545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6447">
                <text:p>6.6447</text:p>
              </table:table-cell>
              <table:table-cell office:value-type="float" office:value="5.17954545454508">
                <text:p>5.179545454545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6654">
                <text:p>6.6654</text:p>
              </table:table-cell>
              <table:table-cell office:value-type="float" office:value="7.27954545454507">
                <text:p>7.279545454545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6861">
                <text:p>6.6861</text:p>
              </table:table-cell>
              <table:table-cell office:value-type="float" office:value="6.47954545454507">
                <text:p>6.479545454545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7068">
                <text:p>6.7068</text:p>
              </table:table-cell>
              <table:table-cell office:value-type="float" office:value="5.47954545454507">
                <text:p>5.479545454545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7275">
                <text:p>6.7275</text:p>
              </table:table-cell>
              <table:table-cell office:value-type="float" office:value="5.27954545454507">
                <text:p>5.279545454545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7482">
                <text:p>6.7482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7689">
                <text:p>6.7689</text:p>
              </table:table-cell>
              <table:table-cell office:value-type="float" office:value="-1.02045454545494">
                <text:p>-1.020454545454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7896">
                <text:p>6.7896</text:p>
              </table:table-cell>
              <table:table-cell office:value-type="float" office:value="-3.92045454545492">
                <text:p>-3.920454545454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8103">
                <text:p>6.8103</text:p>
              </table:table-cell>
              <table:table-cell office:value-type="float" office:value="-1.92045454545492">
                <text:p>-1.920454545454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831">
                <text:p>6.831</text:p>
              </table:table-cell>
              <table:table-cell office:value-type="float" office:value="-0.420454545454918">
                <text:p>-0.4204545454549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8517">
                <text:p>6.8517</text:p>
              </table:table-cell>
              <table:table-cell office:value-type="float" office:value="-0.320454545454929">
                <text:p>-0.3204545454549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8724">
                <text:p>6.8724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8931">
                <text:p>6.8931</text:p>
              </table:table-cell>
              <table:table-cell office:value-type="float" office:value="4.47954545454507">
                <text:p>4.479545454545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138">
                <text:p>6.9138</text:p>
              </table:table-cell>
              <table:table-cell office:value-type="float" office:value="4.07954545454506">
                <text:p>4.079545454545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9345">
                <text:p>6.9345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9552">
                <text:p>6.9552</text:p>
              </table:table-cell>
              <table:table-cell office:value-type="float" office:value="-2.12045454545493">
                <text:p>-2.120454545454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9759">
                <text:p>6.9759</text:p>
              </table:table-cell>
              <table:table-cell office:value-type="float" office:value="-3.02045454545494">
                <text:p>-3.020454545454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9966">
                <text:p>6.9966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0173">
                <text:p>7.0173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038">
                <text:p>7.038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0587">
                <text:p>7.0587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0794">
                <text:p>7.0794</text:p>
              </table:table-cell>
              <table:table-cell office:value-type="float" office:value="2.97954545454507">
                <text:p>2.979545454545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1001">
                <text:p>7.1001</text:p>
              </table:table-cell>
              <table:table-cell office:value-type="float" office:value="2.87954545454508">
                <text:p>2.879545454545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208">
                <text:p>7.1208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1415">
                <text:p>7.1415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1622">
                <text:p>7.1622</text:p>
              </table:table-cell>
              <table:table-cell office:value-type="float" office:value="-1.62045454545492">
                <text:p>-1.620454545454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1829">
                <text:p>7.1829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2036">
                <text:p>7.2036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2243">
                <text:p>7.2243</text:p>
              </table:table-cell>
              <table:table-cell office:value-type="float" office:value="3.57954545454506">
                <text:p>3.579545454545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245">
                <text:p>7.245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2657">
                <text:p>7.2657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2864">
                <text:p>7.2864</text:p>
              </table:table-cell>
              <table:table-cell office:value-type="float" office:value="-1.02045454545494">
                <text:p>-1.020454545454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3071">
                <text:p>7.3071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3278">
                <text:p>7.3278</text:p>
              </table:table-cell>
              <table:table-cell office:value-type="float" office:value="5.57954545454506">
                <text:p>5.579545454545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3485">
                <text:p>7.3485</text:p>
              </table:table-cell>
              <table:table-cell office:value-type="float" office:value="8.47954545454507">
                <text:p>8.479545454545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3692">
                <text:p>7.3692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3899">
                <text:p>7.3899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4106">
                <text:p>7.4106</text:p>
              </table:table-cell>
              <table:table-cell office:value-type="float" office:value="-2.62045454545493">
                <text:p>-2.620454545454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4313">
                <text:p>7.4313</text:p>
              </table:table-cell>
              <table:table-cell office:value-type="float" office:value="-4.32045454545493">
                <text:p>-4.320454545454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452">
                <text:p>7.452</text:p>
              </table:table-cell>
              <table:table-cell office:value-type="float" office:value="-4.92045454545492">
                <text:p>-4.920454545454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4727">
                <text:p>7.4727</text:p>
              </table:table-cell>
              <table:table-cell office:value-type="float" office:value="-1.52045454545494">
                <text:p>-1.520454545454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4934">
                <text:p>7.4934</text:p>
              </table:table-cell>
              <table:table-cell office:value-type="float" office:value="3.27954545454506">
                <text:p>3.279545454545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141">
                <text:p>7.5141</text:p>
              </table:table-cell>
              <table:table-cell office:value-type="float" office:value="5.97954545454507">
                <text:p>5.979545454545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5348">
                <text:p>7.5348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5555">
                <text:p>7.5555</text:p>
              </table:table-cell>
              <table:table-cell office:value-type="float" office:value="-2.72045454545494">
                <text:p>-2.720454545454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5762">
                <text:p>7.5762</text:p>
              </table:table-cell>
              <table:table-cell office:value-type="float" office:value="-1.72045454545494">
                <text:p>-1.720454545454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5969">
                <text:p>7.5969</text:p>
              </table:table-cell>
              <table:table-cell office:value-type="float" office:value="-4.12045454545493">
                <text:p>-4.120454545454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6176">
                <text:p>7.6176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6383">
                <text:p>7.6383</text:p>
              </table:table-cell>
              <table:table-cell office:value-type="float" office:value="-3.12045454545493">
                <text:p>-3.120454545454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659">
                <text:p>7.659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6797">
                <text:p>7.6797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7004">
                <text:p>7.7004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7211">
                <text:p>7.7211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7418">
                <text:p>7.7418</text:p>
              </table:table-cell>
              <table:table-cell office:value-type="float" office:value="2.97954545454507">
                <text:p>2.979545454545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7625">
                <text:p>7.7625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7832">
                <text:p>7.7832</text:p>
              </table:table-cell>
              <table:table-cell office:value-type="float" office:value="-0.320454545454929">
                <text:p>-0.3204545454549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8039">
                <text:p>7.8039</text:p>
              </table:table-cell>
              <table:table-cell office:value-type="float" office:value="-2.82045454545493">
                <text:p>-2.820454545454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8246">
                <text:p>7.8246</text:p>
              </table:table-cell>
              <table:table-cell office:value-type="float" office:value="0.0795454545450824">
                <text:p>0.07954545454508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8453">
                <text:p>7.8453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866">
                <text:p>7.866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8867">
                <text:p>7.8867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9074">
                <text:p>7.9074</text:p>
              </table:table-cell>
              <table:table-cell office:value-type="float" office:value="-3.72045454545492">
                <text:p>-3.720454545454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9281">
                <text:p>7.9281</text:p>
              </table:table-cell>
              <table:table-cell office:value-type="float" office:value="-1.92045454545492">
                <text:p>-1.920454545454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9488">
                <text:p>7.9488</text:p>
              </table:table-cell>
              <table:table-cell office:value-type="float" office:value="1.77954545454506">
                <text:p>1.779545454545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9695">
                <text:p>7.9695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9902">
                <text:p>7.9902</text:p>
              </table:table-cell>
              <table:table-cell office:value-type="float" office:value="-4.92045454545492">
                <text:p>-4.920454545454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0109">
                <text:p>8.0109</text:p>
              </table:table-cell>
              <table:table-cell office:value-type="float" office:value="-6.72045454545492">
                <text:p>-6.720454545454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0316">
                <text:p>8.0316</text:p>
              </table:table-cell>
              <table:table-cell office:value-type="float" office:value="-6.62045454545493">
                <text:p>-6.620454545454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0523">
                <text:p>8.0523</text:p>
              </table:table-cell>
              <table:table-cell office:value-type="float" office:value="-5.02045454545494">
                <text:p>-5.020454545454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073">
                <text:p>8.073</text:p>
              </table:table-cell>
              <table:table-cell office:value-type="float" office:value="-5.82045454545493">
                <text:p>-5.820454545454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0937">
                <text:p>8.0937</text:p>
              </table:table-cell>
              <table:table-cell office:value-type="float" office:value="-3.12045454545493">
                <text:p>-3.120454545454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1144">
                <text:p>8.1144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1351">
                <text:p>8.1351</text:p>
              </table:table-cell>
              <table:table-cell office:value-type="float" office:value="-6.02045454545494">
                <text:p>-6.020454545454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1558">
                <text:p>8.1558</text:p>
              </table:table-cell>
              <table:table-cell office:value-type="float" office:value="-2.52045454545494">
                <text:p>-2.520454545454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1765">
                <text:p>8.1765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1972">
                <text:p>8.1972</text:p>
              </table:table-cell>
              <table:table-cell office:value-type="float" office:value="2.87954545454508">
                <text:p>2.879545454545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2179">
                <text:p>8.2179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2386">
                <text:p>8.2386</text:p>
              </table:table-cell>
              <table:table-cell office:value-type="float" office:value="-2.32045454545493">
                <text:p>-2.320454545454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2593">
                <text:p>8.2593</text:p>
              </table:table-cell>
              <table:table-cell office:value-type="float" office:value="1.27954545454506">
                <text:p>1.279545454545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28">
                <text:p>8.28</text:p>
              </table:table-cell>
              <table:table-cell office:value-type="float" office:value="5.17954545454508">
                <text:p>5.179545454545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3007">
                <text:p>8.3007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3214">
                <text:p>8.3214</text:p>
              </table:table-cell>
              <table:table-cell office:value-type="float" office:value="-3.52045454545494">
                <text:p>-3.520454545454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3421">
                <text:p>8.3421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3628">
                <text:p>8.3628</text:p>
              </table:table-cell>
              <table:table-cell office:value-type="float" office:value="3.57954545454506">
                <text:p>3.579545454545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3835">
                <text:p>8.3835</text:p>
              </table:table-cell>
              <table:table-cell office:value-type="float" office:value="3.27954545454506">
                <text:p>3.279545454545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4042">
                <text:p>8.4042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4249">
                <text:p>8.4249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4456">
                <text:p>8.4456</text:p>
              </table:table-cell>
              <table:table-cell office:value-type="float" office:value="0.479545454545066">
                <text:p>0.4795454545450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4663">
                <text:p>8.4663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487">
                <text:p>8.487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5077">
                <text:p>8.5077</text:p>
              </table:table-cell>
              <table:table-cell office:value-type="float" office:value="3.47954545454507">
                <text:p>3.479545454545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5284">
                <text:p>8.5284</text:p>
              </table:table-cell>
              <table:table-cell office:value-type="float" office:value="4.67954545454508">
                <text:p>4.679545454545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5491">
                <text:p>8.5491</text:p>
              </table:table-cell>
              <table:table-cell office:value-type="float" office:value="2.37954545454508">
                <text:p>2.379545454545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5698">
                <text:p>8.5698</text:p>
              </table:table-cell>
              <table:table-cell office:value-type="float" office:value="0.0795454545450824">
                <text:p>0.07954545454508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5905">
                <text:p>8.5905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6112">
                <text:p>8.6112</text:p>
              </table:table-cell>
              <table:table-cell office:value-type="float" office:value="4.97954545454507">
                <text:p>4.979545454545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6319">
                <text:p>8.6319</text:p>
              </table:table-cell>
              <table:table-cell office:value-type="float" office:value="4.57954545454506">
                <text:p>4.579545454545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6526">
                <text:p>8.6526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6733">
                <text:p>8.6733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694">
                <text:p>8.694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7147">
                <text:p>8.7147</text:p>
              </table:table-cell>
              <table:table-cell office:value-type="float" office:value="8.27954545454507">
                <text:p>8.279545454545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7354">
                <text:p>8.7354</text:p>
              </table:table-cell>
              <table:table-cell office:value-type="float" office:value="9.17954545454508">
                <text:p>9.179545454545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7561">
                <text:p>8.7561</text:p>
              </table:table-cell>
              <table:table-cell office:value-type="float" office:value="5.57954545454506">
                <text:p>5.579545454545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7768">
                <text:p>8.7768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7975">
                <text:p>8.7975</text:p>
              </table:table-cell>
              <table:table-cell office:value-type="float" office:value="-1.52045454545494">
                <text:p>-1.520454545454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8182">
                <text:p>8.8182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8389">
                <text:p>8.8389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8596">
                <text:p>8.8596</text:p>
              </table:table-cell>
              <table:table-cell office:value-type="float" office:value="-2.42045454545492">
                <text:p>-2.420454545454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8803">
                <text:p>8.8803</text:p>
              </table:table-cell>
              <table:table-cell office:value-type="float" office:value="-3.02045454545494">
                <text:p>-3.020454545454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901">
                <text:p>8.901</text:p>
              </table:table-cell>
              <table:table-cell office:value-type="float" office:value="-2.82045454545493">
                <text:p>-2.820454545454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9217">
                <text:p>8.9217</text:p>
              </table:table-cell>
              <table:table-cell office:value-type="float" office:value="-4.32045454545493">
                <text:p>-4.320454545454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9424">
                <text:p>8.9424</text:p>
              </table:table-cell>
              <table:table-cell office:value-type="float" office:value="-2.02045454545494">
                <text:p>-2.020454545454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9631">
                <text:p>8.9631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9838">
                <text:p>8.9838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0045">
                <text:p>9.0045</text:p>
              </table:table-cell>
              <table:table-cell office:value-type="float" office:value="4.17954545454507">
                <text:p>4.179545454545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0252">
                <text:p>9.0252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0459">
                <text:p>9.0459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0666">
                <text:p>9.0666</text:p>
              </table:table-cell>
              <table:table-cell office:value-type="float" office:value="-1.02045454545494">
                <text:p>-1.020454545454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0873">
                <text:p>9.0873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108">
                <text:p>9.108</text:p>
              </table:table-cell>
              <table:table-cell office:value-type="float" office:value="5.67954545454508">
                <text:p>5.679545454545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1287">
                <text:p>9.1287</text:p>
              </table:table-cell>
              <table:table-cell office:value-type="float" office:value="2.27954545454506">
                <text:p>2.279545454545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1494">
                <text:p>9.1494</text:p>
              </table:table-cell>
              <table:table-cell office:value-type="float" office:value="-4.12045454545493">
                <text:p>-4.120454545454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1701">
                <text:p>9.1701</text:p>
              </table:table-cell>
              <table:table-cell office:value-type="float" office:value="-6.42045454545492">
                <text:p>-6.420454545454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1908">
                <text:p>9.1908</text:p>
              </table:table-cell>
              <table:table-cell office:value-type="float" office:value="-5.92045454545492">
                <text:p>-5.920454545454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2115">
                <text:p>9.2115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2322">
                <text:p>9.2322</text:p>
              </table:table-cell>
              <table:table-cell office:value-type="float" office:value="-4.22045454545492">
                <text:p>-4.220454545454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2529">
                <text:p>9.2529</text:p>
              </table:table-cell>
              <table:table-cell office:value-type="float" office:value="-5.02045454545494">
                <text:p>-5.020454545454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2736">
                <text:p>9.2736</text:p>
              </table:table-cell>
              <table:table-cell office:value-type="float" office:value="-2.72045454545494">
                <text:p>-2.720454545454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2943">
                <text:p>9.2943</text:p>
              </table:table-cell>
              <table:table-cell office:value-type="float" office:value="-0.920454545454918">
                <text:p>-0.9204545454549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315">
                <text:p>9.315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3357">
                <text:p>9.3357</text:p>
              </table:table-cell>
              <table:table-cell office:value-type="float" office:value="-2.82045454545493">
                <text:p>-2.820454545454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3564">
                <text:p>9.3564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3771">
                <text:p>9.3771</text:p>
              </table:table-cell>
              <table:table-cell office:value-type="float" office:value="4.17954545454507">
                <text:p>4.179545454545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978">
                <text:p>9.3978</text:p>
              </table:table-cell>
              <table:table-cell office:value-type="float" office:value="5.47954545454507">
                <text:p>5.479545454545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4185">
                <text:p>9.4185</text:p>
              </table:table-cell>
              <table:table-cell office:value-type="float" office:value="3.77954545454506">
                <text:p>3.779545454545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4392">
                <text:p>9.4392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4599">
                <text:p>9.4599</text:p>
              </table:table-cell>
              <table:table-cell office:value-type="float" office:value="-2.02045454545494">
                <text:p>-2.020454545454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4806">
                <text:p>9.4806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5013">
                <text:p>9.5013</text:p>
              </table:table-cell>
              <table:table-cell office:value-type="float" office:value="-2.52045454545494">
                <text:p>-2.520454545454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522">
                <text:p>9.522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5427">
                <text:p>9.5427</text:p>
              </table:table-cell>
              <table:table-cell office:value-type="float" office:value="-0.320454545454929">
                <text:p>-0.3204545454549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5634">
                <text:p>9.5634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5841">
                <text:p>9.5841</text:p>
              </table:table-cell>
              <table:table-cell office:value-type="float" office:value="-1.72045454545494">
                <text:p>-1.720454545454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6048">
                <text:p>9.6048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6255">
                <text:p>9.6255</text:p>
              </table:table-cell>
              <table:table-cell office:value-type="float" office:value="-0.920454545454918">
                <text:p>-0.9204545454549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6462">
                <text:p>9.6462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6669">
                <text:p>9.6669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6876">
                <text:p>9.6876</text:p>
              </table:table-cell>
              <table:table-cell office:value-type="float" office:value="2.77954545454506">
                <text:p>2.779545454545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7083">
                <text:p>9.7083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729">
                <text:p>9.729</text:p>
              </table:table-cell>
              <table:table-cell office:value-type="float" office:value="-5.62045454545493">
                <text:p>-5.620454545454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7497">
                <text:p>9.7497</text:p>
              </table:table-cell>
              <table:table-cell office:value-type="float" office:value="-3.02045454545494">
                <text:p>-3.020454545454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7704">
                <text:p>9.7704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7911">
                <text:p>9.7911</text:p>
              </table:table-cell>
              <table:table-cell office:value-type="float" office:value="6.57954545454506">
                <text:p>6.579545454545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8118">
                <text:p>9.8118</text:p>
              </table:table-cell>
              <table:table-cell office:value-type="float" office:value="7.67954545454508">
                <text:p>7.679545454545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8325">
                <text:p>9.8325</text:p>
              </table:table-cell>
              <table:table-cell office:value-type="float" office:value="5.57954545454506">
                <text:p>5.579545454545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8532">
                <text:p>9.8532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8739">
                <text:p>9.8739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8946">
                <text:p>9.8946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9153">
                <text:p>9.9153</text:p>
              </table:table-cell>
              <table:table-cell office:value-type="float" office:value="2.57954545454508">
                <text:p>2.579545454545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936">
                <text:p>9.936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9567">
                <text:p>9.9567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9774">
                <text:p>9.9774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9981">
                <text:p>9.9981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0188">
                <text:p>10.0188</text:p>
              </table:table-cell>
              <table:table-cell office:value-type="float" office:value="1.77954545454506">
                <text:p>1.779545454545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0395">
                <text:p>10.0395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0602">
                <text:p>10.0602</text:p>
              </table:table-cell>
              <table:table-cell office:value-type="float" office:value="0.0795454545450824">
                <text:p>0.07954545454508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0809">
                <text:p>10.0809</text:p>
              </table:table-cell>
              <table:table-cell office:value-type="float" office:value="0.479545454545066">
                <text:p>0.4795454545450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1016">
                <text:p>10.1016</text:p>
              </table:table-cell>
              <table:table-cell office:value-type="float" office:value="3.97954545454507">
                <text:p>3.979545454545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1223">
                <text:p>10.1223</text:p>
              </table:table-cell>
              <table:table-cell office:value-type="float" office:value="6.17954545454508">
                <text:p>6.179545454545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143">
                <text:p>10.143</text:p>
              </table:table-cell>
              <table:table-cell office:value-type="float" office:value="4.37954545454508">
                <text:p>4.379545454545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1637">
                <text:p>10.1637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1844">
                <text:p>10.1844</text:p>
              </table:table-cell>
              <table:table-cell office:value-type="float" office:value="2.77954545454506">
                <text:p>2.779545454545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2051">
                <text:p>10.2051</text:p>
              </table:table-cell>
              <table:table-cell office:value-type="float" office:value="2.37954545454508">
                <text:p>2.379545454545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2258">
                <text:p>10.2258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2465">
                <text:p>10.2465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2672">
                <text:p>10.2672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2879">
                <text:p>10.2879</text:p>
              </table:table-cell>
              <table:table-cell office:value-type="float" office:value="3.97954545454507">
                <text:p>3.979545454545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3086">
                <text:p>10.3086</text:p>
              </table:table-cell>
              <table:table-cell office:value-type="float" office:value="5.17954545454508">
                <text:p>5.179545454545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3293">
                <text:p>10.3293</text:p>
              </table:table-cell>
              <table:table-cell office:value-type="float" office:value="7.67954545454508">
                <text:p>7.679545454545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35">
                <text:p>10.35</text:p>
              </table:table-cell>
              <table:table-cell office:value-type="float" office:value="7.07954545454506">
                <text:p>7.079545454545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3707">
                <text:p>10.3707</text:p>
              </table:table-cell>
              <table:table-cell office:value-type="float" office:value="6.57954545454506">
                <text:p>6.579545454545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3914">
                <text:p>10.3914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4121">
                <text:p>10.4121</text:p>
              </table:table-cell>
              <table:table-cell office:value-type="float" office:value="1.97954545454507">
                <text:p>1.979545454545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4328">
                <text:p>10.4328</text:p>
              </table:table-cell>
              <table:table-cell office:value-type="float" office:value="7.37954545454508">
                <text:p>7.379545454545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4535">
                <text:p>10.4535</text:p>
              </table:table-cell>
              <table:table-cell office:value-type="float" office:value="8.37954545454508">
                <text:p>8.379545454545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4742">
                <text:p>10.4742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4949">
                <text:p>10.4949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5156">
                <text:p>10.5156</text:p>
              </table:table-cell>
              <table:table-cell office:value-type="float" office:value="-2.62045454545493">
                <text:p>-2.620454545454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5363">
                <text:p>10.5363</text:p>
              </table:table-cell>
              <table:table-cell office:value-type="float" office:value="-1.32045454545493">
                <text:p>-1.320454545454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557">
                <text:p>10.557</text:p>
              </table:table-cell>
              <table:table-cell office:value-type="float" office:value="-0.920454545454918">
                <text:p>-0.9204545454549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5777">
                <text:p>10.5777</text:p>
              </table:table-cell>
              <table:table-cell office:value-type="float" office:value="-3.32045454545493">
                <text:p>-3.320454545454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5984">
                <text:p>10.5984</text:p>
              </table:table-cell>
              <table:table-cell office:value-type="float" office:value="-5.42045454545492">
                <text:p>-5.420454545454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6191">
                <text:p>10.6191</text:p>
              </table:table-cell>
              <table:table-cell office:value-type="float" office:value="-5.52045454545494">
                <text:p>-5.520454545454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6398">
                <text:p>10.6398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6605">
                <text:p>10.6605</text:p>
              </table:table-cell>
              <table:table-cell office:value-type="float" office:value="5.57954545454506">
                <text:p>5.579545454545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6812">
                <text:p>10.6812</text:p>
              </table:table-cell>
              <table:table-cell office:value-type="float" office:value="3.87954545454508">
                <text:p>3.879545454545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7019">
                <text:p>10.7019</text:p>
              </table:table-cell>
              <table:table-cell office:value-type="float" office:value="1.27954545454506">
                <text:p>1.279545454545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7226">
                <text:p>10.7226</text:p>
              </table:table-cell>
              <table:table-cell office:value-type="float" office:value="-2.32045454545493">
                <text:p>-2.320454545454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7433">
                <text:p>10.7433</text:p>
              </table:table-cell>
              <table:table-cell office:value-type="float" office:value="-4.82045454545493">
                <text:p>-4.8204545454549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764">
                <text:p>10.764</text:p>
              </table:table-cell>
              <table:table-cell office:value-type="float" office:value="-5.02045454545494">
                <text:p>-5.020454545454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7847">
                <text:p>10.7847</text:p>
              </table:table-cell>
              <table:table-cell office:value-type="float" office:value="-3.32045454545493">
                <text:p>-3.320454545454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8054">
                <text:p>10.8054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8261">
                <text:p>10.8261</text:p>
              </table:table-cell>
              <table:table-cell office:value-type="float" office:value="-2.62045454545493">
                <text:p>-2.620454545454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8468">
                <text:p>10.8468</text:p>
              </table:table-cell>
              <table:table-cell office:value-type="float" office:value="-2.72045454545494">
                <text:p>-2.720454545454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8675">
                <text:p>10.8675</text:p>
              </table:table-cell>
              <table:table-cell office:value-type="float" office:value="-1.32045454545493">
                <text:p>-1.320454545454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8882">
                <text:p>10.8882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9089">
                <text:p>10.9089</text:p>
              </table:table-cell>
              <table:table-cell office:value-type="float" office:value="6.17954545454508">
                <text:p>6.179545454545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9296">
                <text:p>10.9296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9503">
                <text:p>10.9503</text:p>
              </table:table-cell>
              <table:table-cell office:value-type="float" office:value="4.07954545454506">
                <text:p>4.079545454545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971">
                <text:p>10.971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9917">
                <text:p>10.9917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0124">
                <text:p>11.0124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0331">
                <text:p>11.0331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0538">
                <text:p>11.0538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0745">
                <text:p>11.0745</text:p>
              </table:table-cell>
              <table:table-cell office:value-type="float" office:value="4.27954545454506">
                <text:p>4.279545454545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0952">
                <text:p>11.0952</text:p>
              </table:table-cell>
              <table:table-cell office:value-type="float" office:value="4.17954545454507">
                <text:p>4.179545454545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1159">
                <text:p>11.1159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1366">
                <text:p>11.1366</text:p>
              </table:table-cell>
              <table:table-cell office:value-type="float" office:value="4.07954545454506">
                <text:p>4.079545454545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1573">
                <text:p>11.1573</text:p>
              </table:table-cell>
              <table:table-cell office:value-type="float" office:value="-1.32045454545493">
                <text:p>-1.320454545454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178">
                <text:p>11.178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1987">
                <text:p>11.1987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2194">
                <text:p>11.2194</text:p>
              </table:table-cell>
              <table:table-cell office:value-type="float" office:value="-2.12045454545493">
                <text:p>-2.120454545454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2401">
                <text:p>11.2401</text:p>
              </table:table-cell>
              <table:table-cell office:value-type="float" office:value="1.07954545454508">
                <text:p>1.07954545454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2608">
                <text:p>11.2608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2815">
                <text:p>11.2815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3022">
                <text:p>11.3022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3229">
                <text:p>11.3229</text:p>
              </table:table-cell>
              <table:table-cell office:value-type="float" office:value="5.97954545454507">
                <text:p>5.979545454545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3436">
                <text:p>11.3436</text:p>
              </table:table-cell>
              <table:table-cell office:value-type="float" office:value="9.27954545454507">
                <text:p>9.279545454545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3643">
                <text:p>11.3643</text:p>
              </table:table-cell>
              <table:table-cell office:value-type="float" office:value="11.0795454545451">
                <text:p>11.07954545454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385">
                <text:p>11.385</text:p>
              </table:table-cell>
              <table:table-cell office:value-type="float" office:value="9.47954545454507">
                <text:p>9.479545454545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4057">
                <text:p>11.4057</text:p>
              </table:table-cell>
              <table:table-cell office:value-type="float" office:value="4.47954545454507">
                <text:p>4.479545454545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4264">
                <text:p>11.4264</text:p>
              </table:table-cell>
              <table:table-cell office:value-type="float" office:value="2.67954545454507">
                <text:p>2.679545454545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4471">
                <text:p>11.4471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4678">
                <text:p>11.4678</text:p>
              </table:table-cell>
              <table:table-cell office:value-type="float" office:value="-2.82045454545493">
                <text:p>-2.820454545454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4885">
                <text:p>11.4885</text:p>
              </table:table-cell>
              <table:table-cell office:value-type="float" office:value="0.0795454545450824">
                <text:p>0.07954545454508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5092">
                <text:p>11.5092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5299">
                <text:p>11.5299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5506">
                <text:p>11.5506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5713">
                <text:p>11.5713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592">
                <text:p>11.592</text:p>
              </table:table-cell>
              <table:table-cell office:value-type="float" office:value="-7.02045454545494">
                <text:p>-7.020454545454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6127">
                <text:p>11.6127</text:p>
              </table:table-cell>
              <table:table-cell office:value-type="float" office:value="-7.32045454545494">
                <text:p>-7.320454545454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6334">
                <text:p>11.6334</text:p>
              </table:table-cell>
              <table:table-cell office:value-type="float" office:value="-6.32045454545493">
                <text:p>-6.320454545454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6541">
                <text:p>11.6541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6748">
                <text:p>11.6748</text:p>
              </table:table-cell>
              <table:table-cell office:value-type="float" office:value="-3.42045454545492">
                <text:p>-3.420454545454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6955">
                <text:p>11.6955</text:p>
              </table:table-cell>
              <table:table-cell office:value-type="float" office:value="-4.32045454545493">
                <text:p>-4.320454545454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7162">
                <text:p>11.7162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7369">
                <text:p>11.7369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7576">
                <text:p>11.7576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7783">
                <text:p>11.7783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799">
                <text:p>11.799</text:p>
              </table:table-cell>
              <table:table-cell office:value-type="float" office:value="-0.920454545454918">
                <text:p>-0.9204545454549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8197">
                <text:p>11.8197</text:p>
              </table:table-cell>
              <table:table-cell office:value-type="float" office:value="1.77954545454506">
                <text:p>1.779545454545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8404">
                <text:p>11.8404</text:p>
              </table:table-cell>
              <table:table-cell office:value-type="float" office:value="2.77954545454506">
                <text:p>2.779545454545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8611">
                <text:p>11.8611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8818">
                <text:p>11.8818</text:p>
              </table:table-cell>
              <table:table-cell office:value-type="float" office:value="3.57954545454506">
                <text:p>3.579545454545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9025">
                <text:p>11.9025</text:p>
              </table:table-cell>
              <table:table-cell office:value-type="float" office:value="1.07954545454508">
                <text:p>1.079545454545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9232">
                <text:p>11.9232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9439">
                <text:p>11.9439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9646">
                <text:p>11.9646</text:p>
              </table:table-cell>
              <table:table-cell office:value-type="float" office:value="2.87954545454508">
                <text:p>2.879545454545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9853">
                <text:p>11.9853</text:p>
              </table:table-cell>
              <table:table-cell office:value-type="float" office:value="3.97954545454507">
                <text:p>3.979545454545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.006">
                <text:p>12.006</text:p>
              </table:table-cell>
              <table:table-cell office:value-type="float" office:value="1.97954545454507">
                <text:p>1.979545454545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.0267">
                <text:p>12.0267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.0474">
                <text:p>12.0474</text:p>
              </table:table-cell>
              <table:table-cell office:value-type="float" office:value="5.07954545454506">
                <text:p>5.079545454545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.0681">
                <text:p>12.0681</text:p>
              </table:table-cell>
              <table:table-cell office:value-type="float" office:value="6.57954545454506">
                <text:p>6.579545454545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0888">
                <text:p>12.0888</text:p>
              </table:table-cell>
              <table:table-cell office:value-type="float" office:value="-0.120454545454923">
                <text:p>-0.1204545454549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1095">
                <text:p>12.1095</text:p>
              </table:table-cell>
              <table:table-cell office:value-type="float" office:value="-8.82045454545494">
                <text:p>-8.820454545454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.1302">
                <text:p>12.1302</text:p>
              </table:table-cell>
              <table:table-cell office:value-type="float" office:value="-5.42045454545492">
                <text:p>-5.420454545454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1509">
                <text:p>12.1509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.1716">
                <text:p>12.1716</text:p>
              </table:table-cell>
              <table:table-cell office:value-type="float" office:value="1.27954545454506">
                <text:p>1.279545454545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.1923">
                <text:p>12.1923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.213">
                <text:p>12.213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.2337">
                <text:p>12.2337</text:p>
              </table:table-cell>
              <table:table-cell office:value-type="float" office:value="-2.32045454545493">
                <text:p>-2.320454545454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.2544">
                <text:p>12.2544</text:p>
              </table:table-cell>
              <table:table-cell office:value-type="float" office:value="-3.52045454545494">
                <text:p>-3.520454545454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2751">
                <text:p>12.2751</text:p>
              </table:table-cell>
              <table:table-cell office:value-type="float" office:value="-4.72045454545492">
                <text:p>-4.720454545454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.2958">
                <text:p>12.2958</text:p>
              </table:table-cell>
              <table:table-cell office:value-type="float" office:value="-4.32045454545493">
                <text:p>-4.320454545454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.3165">
                <text:p>12.3165</text:p>
              </table:table-cell>
              <table:table-cell office:value-type="float" office:value="-7.02045454545494">
                <text:p>-7.020454545454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.3372">
                <text:p>12.3372</text:p>
              </table:table-cell>
              <table:table-cell office:value-type="float" office:value="-7.72045454545492">
                <text:p>-7.720454545454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.3579">
                <text:p>12.3579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.3786">
                <text:p>12.3786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.3993">
                <text:p>12.3993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.42">
                <text:p>12.42</text:p>
              </table:table-cell>
              <table:table-cell office:value-type="float" office:value="-2.32045454545493">
                <text:p>-2.320454545454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4407">
                <text:p>12.4407</text:p>
              </table:table-cell>
              <table:table-cell office:value-type="float" office:value="-3.12045454545493">
                <text:p>-3.120454545454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4614">
                <text:p>12.4614</text:p>
              </table:table-cell>
              <table:table-cell office:value-type="float" office:value="-3.42045454545492">
                <text:p>-3.420454545454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4821">
                <text:p>12.4821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5028">
                <text:p>12.5028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5235">
                <text:p>12.5235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5442">
                <text:p>12.5442</text:p>
              </table:table-cell>
              <table:table-cell office:value-type="float" office:value="1.27954545454506">
                <text:p>1.279545454545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5649">
                <text:p>12.5649</text:p>
              </table:table-cell>
              <table:table-cell office:value-type="float" office:value="4.07954545454506">
                <text:p>4.079545454545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5856">
                <text:p>12.5856</text:p>
              </table:table-cell>
              <table:table-cell office:value-type="float" office:value="4.37954545454508">
                <text:p>4.379545454545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6063">
                <text:p>12.6063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627">
                <text:p>12.627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6477">
                <text:p>12.6477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6684">
                <text:p>12.6684</text:p>
              </table:table-cell>
              <table:table-cell office:value-type="float" office:value="-0.120454545454923">
                <text:p>-0.1204545454549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6891">
                <text:p>12.6891</text:p>
              </table:table-cell>
              <table:table-cell office:value-type="float" office:value="-2.12045454545493">
                <text:p>-2.120454545454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7098">
                <text:p>12.7098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7305">
                <text:p>12.7305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7512">
                <text:p>12.7512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7719">
                <text:p>12.7719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7926">
                <text:p>12.7926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8133">
                <text:p>12.8133</text:p>
              </table:table-cell>
              <table:table-cell office:value-type="float" office:value="3.27954545454506">
                <text:p>3.279545454545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834">
                <text:p>12.834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8547">
                <text:p>12.8547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8754">
                <text:p>12.8754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8961">
                <text:p>12.8961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9168">
                <text:p>12.9168</text:p>
              </table:table-cell>
              <table:table-cell office:value-type="float" office:value="0.0795454545450824">
                <text:p>0.07954545454508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9375">
                <text:p>12.9375</text:p>
              </table:table-cell>
              <table:table-cell office:value-type="float" office:value="2.57954545454508">
                <text:p>2.579545454545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9582">
                <text:p>12.9582</text:p>
              </table:table-cell>
              <table:table-cell office:value-type="float" office:value="0.0795454545450824">
                <text:p>0.07954545454508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9789">
                <text:p>12.9789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9996">
                <text:p>12.9996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.0203">
                <text:p>13.0203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.041">
                <text:p>13.041</text:p>
              </table:table-cell>
              <table:table-cell office:value-type="float" office:value="-2.42045454545492">
                <text:p>-2.4204545454549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.0617">
                <text:p>13.0617</text:p>
              </table:table-cell>
              <table:table-cell office:value-type="float" office:value="-4.32045454545493">
                <text:p>-4.320454545454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.0824">
                <text:p>13.0824</text:p>
              </table:table-cell>
              <table:table-cell office:value-type="float" office:value="-1.32045454545493">
                <text:p>-1.320454545454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.1031">
                <text:p>13.1031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.1238">
                <text:p>13.1238</text:p>
              </table:table-cell>
              <table:table-cell office:value-type="float" office:value="-0.120454545454923">
                <text:p>-0.1204545454549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.1445">
                <text:p>13.1445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.1652">
                <text:p>13.1652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.1859">
                <text:p>13.1859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.2066">
                <text:p>13.2066</text:p>
              </table:table-cell>
              <table:table-cell office:value-type="float" office:value="-3.82045454545493">
                <text:p>-3.820454545454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.2273">
                <text:p>13.2273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.248">
                <text:p>13.248</text:p>
              </table:table-cell>
              <table:table-cell office:value-type="float" office:value="5.77954545454507">
                <text:p>5.779545454545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.2687">
                <text:p>13.2687</text:p>
              </table:table-cell>
              <table:table-cell office:value-type="float" office:value="10.0795454545451">
                <text:p>10.07954545454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.2894">
                <text:p>13.2894</text:p>
              </table:table-cell>
              <table:table-cell office:value-type="float" office:value="8.37954545454508">
                <text:p>8.379545454545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3101">
                <text:p>13.3101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.3308">
                <text:p>13.3308</text:p>
              </table:table-cell>
              <table:table-cell office:value-type="float" office:value="-3.42045454545492">
                <text:p>-3.420454545454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.3515">
                <text:p>13.3515</text:p>
              </table:table-cell>
              <table:table-cell office:value-type="float" office:value="-3.92045454545492">
                <text:p>-3.920454545454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.3722">
                <text:p>13.3722</text:p>
              </table:table-cell>
              <table:table-cell office:value-type="float" office:value="-6.72045454545492">
                <text:p>-6.720454545454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3929">
                <text:p>13.3929</text:p>
              </table:table-cell>
              <table:table-cell office:value-type="float" office:value="-3.32045454545493">
                <text:p>-3.3204545454549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.4136">
                <text:p>13.4136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.4343">
                <text:p>13.4343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.455">
                <text:p>13.455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.4757">
                <text:p>13.4757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4964">
                <text:p>13.4964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5171">
                <text:p>13.5171</text:p>
              </table:table-cell>
              <table:table-cell office:value-type="float" office:value="-1.02045454545494">
                <text:p>-1.0204545454549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5378">
                <text:p>13.5378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5585">
                <text:p>13.5585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5792">
                <text:p>13.5792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5999">
                <text:p>13.5999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6206">
                <text:p>13.6206</text:p>
              </table:table-cell>
              <table:table-cell office:value-type="float" office:value="3.97954545454507">
                <text:p>3.979545454545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6413">
                <text:p>13.6413</text:p>
              </table:table-cell>
              <table:table-cell office:value-type="float" office:value="2.77954545454506">
                <text:p>2.779545454545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662">
                <text:p>13.662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6827">
                <text:p>13.6827</text:p>
              </table:table-cell>
              <table:table-cell office:value-type="float" office:value="-3.42045454545492">
                <text:p>-3.420454545454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7034">
                <text:p>13.7034</text:p>
              </table:table-cell>
              <table:table-cell office:value-type="float" office:value="-2.52045454545494">
                <text:p>-2.520454545454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7241">
                <text:p>13.7241</text:p>
              </table:table-cell>
              <table:table-cell office:value-type="float" office:value="-4.52045454545494">
                <text:p>-4.520454545454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7448">
                <text:p>13.7448</text:p>
              </table:table-cell>
              <table:table-cell office:value-type="float" office:value="-6.82045454545493">
                <text:p>-6.820454545454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7655">
                <text:p>13.7655</text:p>
              </table:table-cell>
              <table:table-cell office:value-type="float" office:value="-3.12045454545493">
                <text:p>-3.120454545454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7862">
                <text:p>13.7862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8069">
                <text:p>13.8069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8276">
                <text:p>13.8276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8483">
                <text:p>13.8483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869">
                <text:p>13.869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8897">
                <text:p>13.8897</text:p>
              </table:table-cell>
              <table:table-cell office:value-type="float" office:value="6.37954545454508">
                <text:p>6.379545454545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9104">
                <text:p>13.9104</text:p>
              </table:table-cell>
              <table:table-cell office:value-type="float" office:value="7.47954545454507">
                <text:p>7.479545454545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9311">
                <text:p>13.9311</text:p>
              </table:table-cell>
              <table:table-cell office:value-type="float" office:value="6.07954545454506">
                <text:p>6.079545454545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9518">
                <text:p>13.9518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9725">
                <text:p>13.9725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9932">
                <text:p>13.9932</text:p>
              </table:table-cell>
              <table:table-cell office:value-type="float" office:value="-1.32045454545493">
                <text:p>-1.320454545454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.0139">
                <text:p>14.0139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.0346">
                <text:p>14.0346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0553">
                <text:p>14.0553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.076">
                <text:p>14.076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.0967">
                <text:p>14.0967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.1174">
                <text:p>14.1174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.1381">
                <text:p>14.1381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1588">
                <text:p>14.1588</text:p>
              </table:table-cell>
              <table:table-cell office:value-type="float" office:value="2.27954545454506">
                <text:p>2.279545454545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.1795">
                <text:p>14.1795</text:p>
              </table:table-cell>
              <table:table-cell office:value-type="float" office:value="3.67954545454507">
                <text:p>3.679545454545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.2002">
                <text:p>14.2002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.2209">
                <text:p>14.2209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2416">
                <text:p>14.2416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.2623">
                <text:p>14.2623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283">
                <text:p>14.283</text:p>
              </table:table-cell>
              <table:table-cell office:value-type="float" office:value="-1.02045454545494">
                <text:p>-1.020454545454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.3037">
                <text:p>14.3037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.3244">
                <text:p>14.3244</text:p>
              </table:table-cell>
              <table:table-cell office:value-type="float" office:value="1.77954545454506">
                <text:p>1.779545454545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.3451">
                <text:p>14.3451</text:p>
              </table:table-cell>
              <table:table-cell office:value-type="float" office:value="4.97954545454507">
                <text:p>4.979545454545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.3658">
                <text:p>14.3658</text:p>
              </table:table-cell>
              <table:table-cell office:value-type="float" office:value="5.57954545454506">
                <text:p>5.579545454545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.3865">
                <text:p>14.3865</text:p>
              </table:table-cell>
              <table:table-cell office:value-type="float" office:value="1.27954545454506">
                <text:p>1.279545454545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.4072">
                <text:p>14.4072</text:p>
              </table:table-cell>
              <table:table-cell office:value-type="float" office:value="-0.720454545454941">
                <text:p>-0.72045454545494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.4279">
                <text:p>14.4279</text:p>
              </table:table-cell>
              <table:table-cell office:value-type="float" office:value="-1.72045454545494">
                <text:p>-1.720454545454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.4486">
                <text:p>14.4486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.4693">
                <text:p>14.4693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.49">
                <text:p>14.49</text:p>
              </table:table-cell>
              <table:table-cell office:value-type="float" office:value="-1.62045454545492">
                <text:p>-1.620454545454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.5107">
                <text:p>14.5107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5314">
                <text:p>14.5314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5521">
                <text:p>14.5521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5728">
                <text:p>14.5728</text:p>
              </table:table-cell>
              <table:table-cell office:value-type="float" office:value="-3.42045454545492">
                <text:p>-3.420454545454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5935">
                <text:p>14.5935</text:p>
              </table:table-cell>
              <table:table-cell office:value-type="float" office:value="-5.72045454545492">
                <text:p>-5.720454545454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6142">
                <text:p>14.6142</text:p>
              </table:table-cell>
              <table:table-cell office:value-type="float" office:value="-1.72045454545494">
                <text:p>-1.720454545454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6349">
                <text:p>14.6349</text:p>
              </table:table-cell>
              <table:table-cell office:value-type="float" office:value="2.77954545454506">
                <text:p>2.779545454545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6556">
                <text:p>14.6556</text:p>
              </table:table-cell>
              <table:table-cell office:value-type="float" office:value="-1.02045454545494">
                <text:p>-1.020454545454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6763">
                <text:p>14.6763</text:p>
              </table:table-cell>
              <table:table-cell office:value-type="float" office:value="-6.92045454545492">
                <text:p>-6.920454545454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697">
                <text:p>14.697</text:p>
              </table:table-cell>
              <table:table-cell office:value-type="float" office:value="-8.82045454545494">
                <text:p>-8.820454545454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7177">
                <text:p>14.7177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7384">
                <text:p>14.7384</text:p>
              </table:table-cell>
              <table:table-cell office:value-type="float" office:value="-0.120454545454923">
                <text:p>-0.1204545454549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7591">
                <text:p>14.7591</text:p>
              </table:table-cell>
              <table:table-cell office:value-type="float" office:value="-1.32045454545493">
                <text:p>-1.320454545454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7798">
                <text:p>14.7798</text:p>
              </table:table-cell>
              <table:table-cell office:value-type="float" office:value="-0.420454545454918">
                <text:p>-0.4204545454549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8005">
                <text:p>14.8005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8212">
                <text:p>14.8212</text:p>
              </table:table-cell>
              <table:table-cell office:value-type="float" office:value="-4.22045454545492">
                <text:p>-4.220454545454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8419">
                <text:p>14.8419</text:p>
              </table:table-cell>
              <table:table-cell office:value-type="float" office:value="-5.42045454545492">
                <text:p>-5.420454545454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8626">
                <text:p>14.8626</text:p>
              </table:table-cell>
              <table:table-cell office:value-type="float" office:value="-8.12045454545493">
                <text:p>-8.120454545454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8833">
                <text:p>14.8833</text:p>
              </table:table-cell>
              <table:table-cell office:value-type="float" office:value="-4.02045454545494">
                <text:p>-4.020454545454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904">
                <text:p>14.904</text:p>
              </table:table-cell>
              <table:table-cell office:value-type="float" office:value="-0.420454545454918">
                <text:p>-0.4204545454549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9247">
                <text:p>14.9247</text:p>
              </table:table-cell>
              <table:table-cell office:value-type="float" office:value="-0.420454545454918">
                <text:p>-0.4204545454549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9454">
                <text:p>14.9454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9661">
                <text:p>14.9661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9868">
                <text:p>14.9868</text:p>
              </table:table-cell>
              <table:table-cell office:value-type="float" office:value="1.37954545454508">
                <text:p>1.379545454545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.0075">
                <text:p>15.0075</text:p>
              </table:table-cell>
              <table:table-cell office:value-type="float" office:value="0.479545454545066">
                <text:p>0.4795454545450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.0282">
                <text:p>15.0282</text:p>
              </table:table-cell>
              <table:table-cell office:value-type="float" office:value="-3.42045454545492">
                <text:p>-3.420454545454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.0489">
                <text:p>15.0489</text:p>
              </table:table-cell>
              <table:table-cell office:value-type="float" office:value="-3.72045454545492">
                <text:p>-3.720454545454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.0696">
                <text:p>15.0696</text:p>
              </table:table-cell>
              <table:table-cell office:value-type="float" office:value="-5.02045454545494">
                <text:p>-5.020454545454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.0903">
                <text:p>15.0903</text:p>
              </table:table-cell>
              <table:table-cell office:value-type="float" office:value="-8.62045454545493">
                <text:p>-8.620454545454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.111">
                <text:p>15.111</text:p>
              </table:table-cell>
              <table:table-cell office:value-type="float" office:value="-9.52045454545494">
                <text:p>-9.520454545454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.1317">
                <text:p>15.1317</text:p>
              </table:table-cell>
              <table:table-cell office:value-type="float" office:value="-8.02045454545494">
                <text:p>-8.020454545454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.1524">
                <text:p>15.1524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.1731">
                <text:p>15.1731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.1938">
                <text:p>15.1938</text:p>
              </table:table-cell>
              <table:table-cell office:value-type="float" office:value="3.37954545454508">
                <text:p>3.379545454545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.2145">
                <text:p>15.2145</text:p>
              </table:table-cell>
              <table:table-cell office:value-type="float" office:value="3.77954545454506">
                <text:p>3.779545454545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.2352">
                <text:p>15.2352</text:p>
              </table:table-cell>
              <table:table-cell office:value-type="float" office:value="1.07954545454508">
                <text:p>1.079545454545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.2559">
                <text:p>15.2559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.2766">
                <text:p>15.2766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.2973">
                <text:p>15.2973</text:p>
              </table:table-cell>
              <table:table-cell office:value-type="float" office:value="-3.42045454545492">
                <text:p>-3.420454545454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.318">
                <text:p>15.318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.3387">
                <text:p>15.3387</text:p>
              </table:table-cell>
              <table:table-cell office:value-type="float" office:value="1.07954545454508">
                <text:p>1.079545454545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.3594">
                <text:p>15.3594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.3801">
                <text:p>15.3801</text:p>
              </table:table-cell>
              <table:table-cell office:value-type="float" office:value="2.67954545454507">
                <text:p>2.679545454545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.4008">
                <text:p>15.4008</text:p>
              </table:table-cell>
              <table:table-cell office:value-type="float" office:value="4.77954545454506">
                <text:p>4.779545454545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.4215">
                <text:p>15.4215</text:p>
              </table:table-cell>
              <table:table-cell office:value-type="float" office:value="6.27954545454507">
                <text:p>6.279545454545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.4422">
                <text:p>15.4422</text:p>
              </table:table-cell>
              <table:table-cell office:value-type="float" office:value="4.17954545454507">
                <text:p>4.179545454545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.4629">
                <text:p>15.4629</text:p>
              </table:table-cell>
              <table:table-cell office:value-type="float" office:value="2.37954545454508">
                <text:p>2.379545454545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.4836">
                <text:p>15.4836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.5043">
                <text:p>15.5043</text:p>
              </table:table-cell>
              <table:table-cell office:value-type="float" office:value="-1.92045454545492">
                <text:p>-1.920454545454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.525">
                <text:p>15.525</text:p>
              </table:table-cell>
              <table:table-cell office:value-type="float" office:value="-2.32045454545493">
                <text:p>-2.3204545454549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.5457">
                <text:p>15.5457</text:p>
              </table:table-cell>
              <table:table-cell office:value-type="float" office:value="0.179545454545071">
                <text:p>0.17954545454507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.5664">
                <text:p>15.5664</text:p>
              </table:table-cell>
              <table:table-cell office:value-type="float" office:value="3.77954545454506">
                <text:p>3.779545454545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.5871">
                <text:p>15.5871</text:p>
              </table:table-cell>
              <table:table-cell office:value-type="float" office:value="4.27954545454506">
                <text:p>4.279545454545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.6078">
                <text:p>15.6078</text:p>
              </table:table-cell>
              <table:table-cell office:value-type="float" office:value="-0.22045454545494">
                <text:p>-0.220454545454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.6285">
                <text:p>15.6285</text:p>
              </table:table-cell>
              <table:table-cell office:value-type="float" office:value="-3.72045454545492">
                <text:p>-3.720454545454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.6492">
                <text:p>15.6492</text:p>
              </table:table-cell>
              <table:table-cell office:value-type="float" office:value="-2.62045454545493">
                <text:p>-2.620454545454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.6699">
                <text:p>15.6699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.6906">
                <text:p>15.6906</text:p>
              </table:table-cell>
              <table:table-cell office:value-type="float" office:value="-2.02045454545494">
                <text:p>-2.020454545454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.7113">
                <text:p>15.7113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.732">
                <text:p>15.732</text:p>
              </table:table-cell>
              <table:table-cell office:value-type="float" office:value="5.17954545454508">
                <text:p>5.179545454545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.7527">
                <text:p>15.7527</text:p>
              </table:table-cell>
              <table:table-cell office:value-type="float" office:value="7.77954545454507">
                <text:p>7.779545454545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.7734">
                <text:p>15.7734</text:p>
              </table:table-cell>
              <table:table-cell office:value-type="float" office:value="5.07954545454506">
                <text:p>5.079545454545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.7941">
                <text:p>15.7941</text:p>
              </table:table-cell>
              <table:table-cell office:value-type="float" office:value="1.87954545454508">
                <text:p>1.879545454545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8148">
                <text:p>15.8148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8355">
                <text:p>15.8355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.8562">
                <text:p>15.8562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.8769">
                <text:p>15.8769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.8976">
                <text:p>15.8976</text:p>
              </table:table-cell>
              <table:table-cell office:value-type="float" office:value="-0.320454545454929">
                <text:p>-0.32045454545492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9183">
                <text:p>15.9183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939">
                <text:p>15.939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9597">
                <text:p>15.9597</text:p>
              </table:table-cell>
              <table:table-cell office:value-type="float" office:value="3.47954545454507">
                <text:p>3.479545454545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9804">
                <text:p>15.9804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.0011">
                <text:p>16.0011</text:p>
              </table:table-cell>
              <table:table-cell office:value-type="float" office:value="3.57954545454506">
                <text:p>3.5795454545450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.0218">
                <text:p>16.0218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.0425">
                <text:p>16.0425</text:p>
              </table:table-cell>
              <table:table-cell office:value-type="float" office:value="-0.320454545454929">
                <text:p>-0.3204545454549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.0632">
                <text:p>16.0632</text:p>
              </table:table-cell>
              <table:table-cell office:value-type="float" office:value="-0.920454545454918">
                <text:p>-0.9204545454549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.0839">
                <text:p>16.0839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.1046">
                <text:p>16.1046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.1253">
                <text:p>16.1253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.146">
                <text:p>16.146</text:p>
              </table:table-cell>
              <table:table-cell office:value-type="float" office:value="5.17954545454508">
                <text:p>5.179545454545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.1667">
                <text:p>16.1667</text:p>
              </table:table-cell>
              <table:table-cell office:value-type="float" office:value="5.97954545454507">
                <text:p>5.979545454545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.1874">
                <text:p>16.1874</text:p>
              </table:table-cell>
              <table:table-cell office:value-type="float" office:value="4.27954545454506">
                <text:p>4.279545454545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.2081">
                <text:p>16.2081</text:p>
              </table:table-cell>
              <table:table-cell office:value-type="float" office:value="4.17954545454507">
                <text:p>4.179545454545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.2288">
                <text:p>16.2288</text:p>
              </table:table-cell>
              <table:table-cell office:value-type="float" office:value="1.97954545454507">
                <text:p>1.979545454545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.2495">
                <text:p>16.2495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.2702">
                <text:p>16.2702</text:p>
              </table:table-cell>
              <table:table-cell office:value-type="float" office:value="3.97954545454507">
                <text:p>3.979545454545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.2909">
                <text:p>16.2909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.3116">
                <text:p>16.3116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.3323">
                <text:p>16.3323</text:p>
              </table:table-cell>
              <table:table-cell office:value-type="float" office:value="5.27954545454507">
                <text:p>5.279545454545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.353">
                <text:p>16.353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.3737">
                <text:p>16.3737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.3944">
                <text:p>16.3944</text:p>
              </table:table-cell>
              <table:table-cell office:value-type="float" office:value="-3.02045454545494">
                <text:p>-3.0204545454549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.4151">
                <text:p>16.4151</text:p>
              </table:table-cell>
              <table:table-cell office:value-type="float" office:value="-5.52045454545494">
                <text:p>-5.520454545454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.4358">
                <text:p>16.4358</text:p>
              </table:table-cell>
              <table:table-cell office:value-type="float" office:value="-2.52045454545494">
                <text:p>-2.520454545454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.4565">
                <text:p>16.4565</text:p>
              </table:table-cell>
              <table:table-cell office:value-type="float" office:value="-0.920454545454918">
                <text:p>-0.9204545454549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.4772">
                <text:p>16.4772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.4979">
                <text:p>16.4979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.5186">
                <text:p>16.5186</text:p>
              </table:table-cell>
              <table:table-cell office:value-type="float" office:value="3.57954545454506">
                <text:p>3.5795454545450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.5393">
                <text:p>16.5393</text:p>
              </table:table-cell>
              <table:table-cell office:value-type="float" office:value="1.97954545454507">
                <text:p>1.979545454545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.56">
                <text:p>16.56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.5807">
                <text:p>16.5807</text:p>
              </table:table-cell>
              <table:table-cell office:value-type="float" office:value="2.37954545454508">
                <text:p>2.379545454545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.6014">
                <text:p>16.6014</text:p>
              </table:table-cell>
              <table:table-cell office:value-type="float" office:value="6.77954545454507">
                <text:p>6.779545454545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.6221">
                <text:p>16.6221</text:p>
              </table:table-cell>
              <table:table-cell office:value-type="float" office:value="6.47954545454507">
                <text:p>6.4795454545450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.6428">
                <text:p>16.6428</text:p>
              </table:table-cell>
              <table:table-cell office:value-type="float" office:value="1.97954545454507">
                <text:p>1.9795454545450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.6635">
                <text:p>16.6635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.6842">
                <text:p>16.6842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.7049">
                <text:p>16.7049</text:p>
              </table:table-cell>
              <table:table-cell office:value-type="float" office:value="-2.32045454545493">
                <text:p>-2.320454545454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.7256">
                <text:p>16.7256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.7463">
                <text:p>16.7463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.767">
                <text:p>16.767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.7877">
                <text:p>16.7877</text:p>
              </table:table-cell>
              <table:table-cell office:value-type="float" office:value="0.0795454545450824">
                <text:p>0.07954545454508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.8084">
                <text:p>16.8084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.8291">
                <text:p>16.8291</text:p>
              </table:table-cell>
              <table:table-cell office:value-type="float" office:value="-1.62045454545492">
                <text:p>-1.620454545454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.8498">
                <text:p>16.8498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.8705">
                <text:p>16.8705</text:p>
              </table:table-cell>
              <table:table-cell office:value-type="float" office:value="-0.620454545454924">
                <text:p>-0.6204545454549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.8912">
                <text:p>16.8912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.9119">
                <text:p>16.9119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.9326">
                <text:p>16.9326</text:p>
              </table:table-cell>
              <table:table-cell office:value-type="float" office:value="-5.82045454545493">
                <text:p>-5.820454545454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.9533">
                <text:p>16.9533</text:p>
              </table:table-cell>
              <table:table-cell office:value-type="float" office:value="-7.02045454545494">
                <text:p>-7.020454545454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.974">
                <text:p>16.974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.9947">
                <text:p>16.9947</text:p>
              </table:table-cell>
              <table:table-cell office:value-type="float" office:value="3.27954545454506">
                <text:p>3.279545454545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.0154">
                <text:p>17.0154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.0361">
                <text:p>17.0361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.0568">
                <text:p>17.0568</text:p>
              </table:table-cell>
              <table:table-cell office:value-type="float" office:value="-2.02045454545494">
                <text:p>-2.0204545454549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.0775">
                <text:p>17.0775</text:p>
              </table:table-cell>
              <table:table-cell office:value-type="float" office:value="-3.12045454545493">
                <text:p>-3.120454545454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.0982">
                <text:p>17.0982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.1189">
                <text:p>17.1189</text:p>
              </table:table-cell>
              <table:table-cell office:value-type="float" office:value="0.779545454545061">
                <text:p>0.77954545454506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.1396">
                <text:p>17.1396</text:p>
              </table:table-cell>
              <table:table-cell office:value-type="float" office:value="0.27954545454506">
                <text:p>0.279545454545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.1603">
                <text:p>17.1603</text:p>
              </table:table-cell>
              <table:table-cell office:value-type="float" office:value="0.979545454545067">
                <text:p>0.9795454545450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.181">
                <text:p>17.181</text:p>
              </table:table-cell>
              <table:table-cell office:value-type="float" office:value="-1.52045454545494">
                <text:p>-1.520454545454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.2017">
                <text:p>17.2017</text:p>
              </table:table-cell>
              <table:table-cell office:value-type="float" office:value="-3.82045454545493">
                <text:p>-3.820454545454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.2224">
                <text:p>17.2224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.2431">
                <text:p>17.2431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.2638">
                <text:p>17.2638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.2845">
                <text:p>17.2845</text:p>
              </table:table-cell>
              <table:table-cell office:value-type="float" office:value="0.779545454545061">
                <text:p>0.77954545454506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.3052">
                <text:p>17.3052</text:p>
              </table:table-cell>
              <table:table-cell office:value-type="float" office:value="-2.12045454545493">
                <text:p>-2.120454545454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.3259">
                <text:p>17.3259</text:p>
              </table:table-cell>
              <table:table-cell office:value-type="float" office:value="-6.92045454545492">
                <text:p>-6.9204545454549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.3466">
                <text:p>17.3466</text:p>
              </table:table-cell>
              <table:table-cell office:value-type="float" office:value="-8.62045454545493">
                <text:p>-8.6204545454549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.3673">
                <text:p>17.3673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.388">
                <text:p>17.388</text:p>
              </table:table-cell>
              <table:table-cell office:value-type="float" office:value="1.57954545454508">
                <text:p>1.579545454545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.4087">
                <text:p>17.4087</text:p>
              </table:table-cell>
              <table:table-cell office:value-type="float" office:value="0.479545454545066">
                <text:p>0.4795454545450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.4294">
                <text:p>17.4294</text:p>
              </table:table-cell>
              <table:table-cell office:value-type="float" office:value="3.67954545454507">
                <text:p>3.679545454545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.4501">
                <text:p>17.4501</text:p>
              </table:table-cell>
              <table:table-cell office:value-type="float" office:value="3.07954545454506">
                <text:p>3.079545454545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.4708">
                <text:p>17.4708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.4915">
                <text:p>17.4915</text:p>
              </table:table-cell>
              <table:table-cell office:value-type="float" office:value="-2.82045454545493">
                <text:p>-2.820454545454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.5122">
                <text:p>17.5122</text:p>
              </table:table-cell>
              <table:table-cell office:value-type="float" office:value="-5.72045454545492">
                <text:p>-5.720454545454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.5329">
                <text:p>17.5329</text:p>
              </table:table-cell>
              <table:table-cell office:value-type="float" office:value="-1.92045454545492">
                <text:p>-1.920454545454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.5536">
                <text:p>17.5536</text:p>
              </table:table-cell>
              <table:table-cell office:value-type="float" office:value="0.779545454545061">
                <text:p>0.7795454545450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.5743">
                <text:p>17.5743</text:p>
              </table:table-cell>
              <table:table-cell office:value-type="float" office:value="0.479545454545066">
                <text:p>0.47954545454506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.595">
                <text:p>17.595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.6157">
                <text:p>17.6157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.6364">
                <text:p>17.6364</text:p>
              </table:table-cell>
              <table:table-cell office:value-type="float" office:value="-3.92045454545492">
                <text:p>-3.920454545454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.6571">
                <text:p>17.6571</text:p>
              </table:table-cell>
              <table:table-cell office:value-type="float" office:value="-5.42045454545492">
                <text:p>-5.420454545454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.6778">
                <text:p>17.6778</text:p>
              </table:table-cell>
              <table:table-cell office:value-type="float" office:value="-2.22045454545494">
                <text:p>-2.2204545454549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.6985">
                <text:p>17.6985</text:p>
              </table:table-cell>
              <table:table-cell office:value-type="float" office:value="1.27954545454506">
                <text:p>1.279545454545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.7192">
                <text:p>17.7192</text:p>
              </table:table-cell>
              <table:table-cell office:value-type="float" office:value="2.27954545454506">
                <text:p>2.2795454545450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.7399">
                <text:p>17.7399</text:p>
              </table:table-cell>
              <table:table-cell office:value-type="float" office:value="4.47954545454507">
                <text:p>4.479545454545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.7606">
                <text:p>17.7606</text:p>
              </table:table-cell>
              <table:table-cell office:value-type="float" office:value="2.57954545454508">
                <text:p>2.579545454545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.7813">
                <text:p>17.7813</text:p>
              </table:table-cell>
              <table:table-cell office:value-type="float" office:value="5.67954545454508">
                <text:p>5.679545454545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.802">
                <text:p>17.802</text:p>
              </table:table-cell>
              <table:table-cell office:value-type="float" office:value="11.0795454545451">
                <text:p>11.079545454545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.8227">
                <text:p>17.8227</text:p>
              </table:table-cell>
              <table:table-cell office:value-type="float" office:value="11.9795454545451">
                <text:p>11.97954545454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.8434">
                <text:p>17.8434</text:p>
              </table:table-cell>
              <table:table-cell office:value-type="float" office:value="9.07954545454506">
                <text:p>9.079545454545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.8641">
                <text:p>17.8641</text:p>
              </table:table-cell>
              <table:table-cell office:value-type="float" office:value="3.77954545454506">
                <text:p>3.7795454545450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.8848">
                <text:p>17.8848</text:p>
              </table:table-cell>
              <table:table-cell office:value-type="float" office:value="-0.320454545454929">
                <text:p>-0.3204545454549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.9055">
                <text:p>17.9055</text:p>
              </table:table-cell>
              <table:table-cell office:value-type="float" office:value="-4.02045454545494">
                <text:p>-4.020454545454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.9262">
                <text:p>17.9262</text:p>
              </table:table-cell>
              <table:table-cell office:value-type="float" office:value="-5.52045454545494">
                <text:p>-5.520454545454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.9469">
                <text:p>17.9469</text:p>
              </table:table-cell>
              <table:table-cell office:value-type="float" office:value="-3.32045454545493">
                <text:p>-3.3204545454549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.9676">
                <text:p>17.9676</text:p>
              </table:table-cell>
              <table:table-cell office:value-type="float" office:value="-6.72045454545492">
                <text:p>-6.720454545454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.9883">
                <text:p>17.9883</text:p>
              </table:table-cell>
              <table:table-cell office:value-type="float" office:value="-8.02045454545494">
                <text:p>-8.0204545454549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.009">
                <text:p>18.009</text:p>
              </table:table-cell>
              <table:table-cell office:value-type="float" office:value="-4.92045454545492">
                <text:p>-4.920454545454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.0297">
                <text:p>18.0297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.0504">
                <text:p>18.0504</text:p>
              </table:table-cell>
              <table:table-cell office:value-type="float" office:value="-1.52045454545494">
                <text:p>-1.5204545454549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.0711">
                <text:p>18.0711</text:p>
              </table:table-cell>
              <table:table-cell office:value-type="float" office:value="-0.820454545454929">
                <text:p>-0.8204545454549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.0918">
                <text:p>18.0918</text:p>
              </table:table-cell>
              <table:table-cell office:value-type="float" office:value="-2.72045454545494">
                <text:p>-2.7204545454549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.1125">
                <text:p>18.1125</text:p>
              </table:table-cell>
              <table:table-cell office:value-type="float" office:value="-4.02045454545494">
                <text:p>-4.020454545454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.1332">
                <text:p>18.1332</text:p>
              </table:table-cell>
              <table:table-cell office:value-type="float" office:value="-3.62045454545493">
                <text:p>-3.620454545454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.1539">
                <text:p>18.1539</text:p>
              </table:table-cell>
              <table:table-cell office:value-type="float" office:value="-0.320454545454929">
                <text:p>-0.3204545454549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.1746">
                <text:p>18.1746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.1953">
                <text:p>18.1953</text:p>
              </table:table-cell>
              <table:table-cell office:value-type="float" office:value="5.67954545454508">
                <text:p>5.679545454545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.216">
                <text:p>18.216</text:p>
              </table:table-cell>
              <table:table-cell office:value-type="float" office:value="8.07954545454506">
                <text:p>8.0795454545450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.2367">
                <text:p>18.2367</text:p>
              </table:table-cell>
              <table:table-cell office:value-type="float" office:value="6.47954545454507">
                <text:p>6.479545454545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.2574">
                <text:p>18.2574</text:p>
              </table:table-cell>
              <table:table-cell office:value-type="float" office:value="6.17954545454508">
                <text:p>6.179545454545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.2781">
                <text:p>18.2781</text:p>
              </table:table-cell>
              <table:table-cell office:value-type="float" office:value="1.97954545454507">
                <text:p>1.979545454545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.2988">
                <text:p>18.2988</text:p>
              </table:table-cell>
              <table:table-cell office:value-type="float" office:value="-1.92045454545492">
                <text:p>-1.920454545454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.3195">
                <text:p>18.3195</text:p>
              </table:table-cell>
              <table:table-cell office:value-type="float" office:value="-2.82045454545493">
                <text:p>-2.820454545454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.3402">
                <text:p>18.3402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.3609">
                <text:p>18.3609</text:p>
              </table:table-cell>
              <table:table-cell office:value-type="float" office:value="1.07954545454508">
                <text:p>1.079545454545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.3816">
                <text:p>18.3816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.4023">
                <text:p>18.4023</text:p>
              </table:table-cell>
              <table:table-cell office:value-type="float" office:value="-1.72045454545494">
                <text:p>-1.720454545454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.423">
                <text:p>18.423</text:p>
              </table:table-cell>
              <table:table-cell office:value-type="float" office:value="-2.72045454545494">
                <text:p>-2.720454545454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.4437">
                <text:p>18.4437</text:p>
              </table:table-cell>
              <table:table-cell office:value-type="float" office:value="-2.62045454545493">
                <text:p>-2.620454545454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.4644">
                <text:p>18.4644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.4851">
                <text:p>18.4851</text:p>
              </table:table-cell>
              <table:table-cell office:value-type="float" office:value="-4.32045454545493">
                <text:p>-4.320454545454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.5058">
                <text:p>18.5058</text:p>
              </table:table-cell>
              <table:table-cell office:value-type="float" office:value="-2.92045454545492">
                <text:p>-2.920454545454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.5265">
                <text:p>18.5265</text:p>
              </table:table-cell>
              <table:table-cell office:value-type="float" office:value="-2.02045454545494">
                <text:p>-2.020454545454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.5472">
                <text:p>18.5472</text:p>
              </table:table-cell>
              <table:table-cell office:value-type="float" office:value="-1.92045454545492">
                <text:p>-1.920454545454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.5679">
                <text:p>18.5679</text:p>
              </table:table-cell>
              <table:table-cell office:value-type="float" office:value="-1.62045454545492">
                <text:p>-1.620454545454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.5886">
                <text:p>18.5886</text:p>
              </table:table-cell>
              <table:table-cell office:value-type="float" office:value="2.27954545454506">
                <text:p>2.279545454545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.6093">
                <text:p>18.6093</text:p>
              </table:table-cell>
              <table:table-cell office:value-type="float" office:value="2.07954545454508">
                <text:p>2.079545454545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.63">
                <text:p>18.63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.6507">
                <text:p>18.6507</text:p>
              </table:table-cell>
              <table:table-cell office:value-type="float" office:value="-4.22045454545492">
                <text:p>-4.220454545454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.6714">
                <text:p>18.6714</text:p>
              </table:table-cell>
              <table:table-cell office:value-type="float" office:value="-1.82045454545493">
                <text:p>-1.8204545454549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.6921">
                <text:p>18.6921</text:p>
              </table:table-cell>
              <table:table-cell office:value-type="float" office:value="-0.120454545454923">
                <text:p>-0.1204545454549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.7128">
                <text:p>18.7128</text:p>
              </table:table-cell>
              <table:table-cell office:value-type="float" office:value="1.07954545454508">
                <text:p>1.079545454545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.7335">
                <text:p>18.7335</text:p>
              </table:table-cell>
              <table:table-cell office:value-type="float" office:value="-1.12045454545492">
                <text:p>-1.120454545454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.7542">
                <text:p>18.7542</text:p>
              </table:table-cell>
              <table:table-cell office:value-type="float" office:value="-5.32045454545493">
                <text:p>-5.320454545454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.7749">
                <text:p>18.7749</text:p>
              </table:table-cell>
              <table:table-cell office:value-type="float" office:value="-7.02045454545494">
                <text:p>-7.0204545454549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.7956">
                <text:p>18.7956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.8163">
                <text:p>18.8163</text:p>
              </table:table-cell>
              <table:table-cell office:value-type="float" office:value="2.37954545454508">
                <text:p>2.379545454545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.837">
                <text:p>18.837</text:p>
              </table:table-cell>
              <table:table-cell office:value-type="float" office:value="4.27954545454506">
                <text:p>4.279545454545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.8577">
                <text:p>18.8577</text:p>
              </table:table-cell>
              <table:table-cell office:value-type="float" office:value="0.0795454545450824">
                <text:p>0.07954545454508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.8784">
                <text:p>18.8784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.8991">
                <text:p>18.8991</text:p>
              </table:table-cell>
              <table:table-cell office:value-type="float" office:value="-6.02045454545494">
                <text:p>-6.020454545454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.9198">
                <text:p>18.9198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.9405">
                <text:p>18.9405</text:p>
              </table:table-cell>
              <table:table-cell office:value-type="float" office:value="0.779545454545061">
                <text:p>0.77954545454506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.9612">
                <text:p>18.9612</text:p>
              </table:table-cell>
              <table:table-cell office:value-type="float" office:value="-1.02045454545494">
                <text:p>-1.0204545454549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.9819">
                <text:p>18.9819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.0026">
                <text:p>19.0026</text:p>
              </table:table-cell>
              <table:table-cell office:value-type="float" office:value="-4.42045454545492">
                <text:p>-4.4204545454549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.0233">
                <text:p>19.0233</text:p>
              </table:table-cell>
              <table:table-cell office:value-type="float" office:value="-4.12045454545493">
                <text:p>-4.120454545454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.044">
                <text:p>19.044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.0647">
                <text:p>19.0647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.0854">
                <text:p>19.0854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.1061">
                <text:p>19.1061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.1268">
                <text:p>19.1268</text:p>
              </table:table-cell>
              <table:table-cell office:value-type="float" office:value="4.77954545454506">
                <text:p>4.7795454545450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.1475">
                <text:p>19.1475</text:p>
              </table:table-cell>
              <table:table-cell office:value-type="float" office:value="6.67954545454508">
                <text:p>6.679545454545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.1682">
                <text:p>19.1682</text:p>
              </table:table-cell>
              <table:table-cell office:value-type="float" office:value="2.47954545454507">
                <text:p>2.479545454545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.1889">
                <text:p>19.1889</text:p>
              </table:table-cell>
              <table:table-cell office:value-type="float" office:value="1.27954545454506">
                <text:p>1.279545454545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.2096">
                <text:p>19.2096</text:p>
              </table:table-cell>
              <table:table-cell office:value-type="float" office:value="3.77954545454506">
                <text:p>3.779545454545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.2303">
                <text:p>19.2303</text:p>
              </table:table-cell>
              <table:table-cell office:value-type="float" office:value="-0.520454545454935">
                <text:p>-0.5204545454549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.251">
                <text:p>19.251</text:p>
              </table:table-cell>
              <table:table-cell office:value-type="float" office:value="-3.82045454545493">
                <text:p>-3.8204545454549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.2717">
                <text:p>19.2717</text:p>
              </table:table-cell>
              <table:table-cell office:value-type="float" office:value="-1.62045454545492">
                <text:p>-1.620454545454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.2924">
                <text:p>19.2924</text:p>
              </table:table-cell>
              <table:table-cell office:value-type="float" office:value="2.37954545454508">
                <text:p>2.379545454545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.3131">
                <text:p>19.3131</text:p>
              </table:table-cell>
              <table:table-cell office:value-type="float" office:value="3.17954545454507">
                <text:p>3.179545454545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.3338">
                <text:p>19.3338</text:p>
              </table:table-cell>
              <table:table-cell office:value-type="float" office:value="2.17954545454507">
                <text:p>2.179545454545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.3545">
                <text:p>19.3545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.3752">
                <text:p>19.3752</text:p>
              </table:table-cell>
              <table:table-cell office:value-type="float" office:value="4.67954545454508">
                <text:p>4.679545454545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.3959">
                <text:p>19.3959</text:p>
              </table:table-cell>
              <table:table-cell office:value-type="float" office:value="0.479545454545066">
                <text:p>0.4795454545450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.4166">
                <text:p>19.4166</text:p>
              </table:table-cell>
              <table:table-cell office:value-type="float" office:value="-3.12045454545493">
                <text:p>-3.1204545454549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.4373">
                <text:p>19.4373</text:p>
              </table:table-cell>
              <table:table-cell office:value-type="float" office:value="-4.22045454545492">
                <text:p>-4.2204545454549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.458">
                <text:p>19.458</text:p>
              </table:table-cell>
              <table:table-cell office:value-type="float" office:value="-1.22045454545494">
                <text:p>-1.220454545454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.4787">
                <text:p>19.4787</text:p>
              </table:table-cell>
              <table:table-cell office:value-type="float" office:value="1.17954545454507">
                <text:p>1.179545454545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.4994">
                <text:p>19.4994</text:p>
              </table:table-cell>
              <table:table-cell office:value-type="float" office:value="0.579545454545083">
                <text:p>0.5795454545450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.5201">
                <text:p>19.5201</text:p>
              </table:table-cell>
              <table:table-cell office:value-type="float" office:value="-0.420454545454918">
                <text:p>-0.4204545454549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.5408">
                <text:p>19.5408</text:p>
              </table:table-cell>
              <table:table-cell office:value-type="float" office:value="-1.42045454545492">
                <text:p>-1.420454545454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.5615">
                <text:p>19.5615</text:p>
              </table:table-cell>
              <table:table-cell office:value-type="float" office:value="-0.0204545454549343">
                <text:p>-0.02045454545493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.5822">
                <text:p>19.5822</text:p>
              </table:table-cell>
              <table:table-cell office:value-type="float" office:value="2.87954545454508">
                <text:p>2.879545454545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.6029">
                <text:p>19.6029</text:p>
              </table:table-cell>
              <table:table-cell office:value-type="float" office:value="0.879545454545078">
                <text:p>0.8795454545450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.6236">
                <text:p>19.6236</text:p>
              </table:table-cell>
              <table:table-cell office:value-type="float" office:value="3.77954545454506">
                <text:p>3.779545454545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.6443">
                <text:p>19.6443</text:p>
              </table:table-cell>
              <table:table-cell office:value-type="float" office:value="7.47954545454507">
                <text:p>7.479545454545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.665">
                <text:p>19.665</text:p>
              </table:table-cell>
              <table:table-cell office:value-type="float" office:value="4.87954545454508">
                <text:p>4.8795454545450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.6857">
                <text:p>19.6857</text:p>
              </table:table-cell>
              <table:table-cell office:value-type="float" office:value="1.67954545454507">
                <text:p>1.679545454545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.7064">
                <text:p>19.7064</text:p>
              </table:table-cell>
              <table:table-cell office:value-type="float" office:value="-4.22045454545492">
                <text:p>-4.2204545454549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.7271">
                <text:p>19.7271</text:p>
              </table:table-cell>
              <table:table-cell office:value-type="float" office:value="-5.12045454545493">
                <text:p>-5.120454545454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.7478">
                <text:p>19.7478</text:p>
              </table:table-cell>
              <table:table-cell office:value-type="float" office:value="-5.62045454545493">
                <text:p>-5.620454545454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.7685">
                <text:p>19.7685</text:p>
              </table:table-cell>
              <table:table-cell office:value-type="float" office:value="-5.02045454545494">
                <text:p>-5.020454545454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.7892">
                <text:p>19.7892</text:p>
              </table:table-cell>
              <table:table-cell office:value-type="float" office:value="-4.62045454545493">
                <text:p>-4.6204545454549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.8099">
                <text:p>19.8099</text:p>
              </table:table-cell>
              <table:table-cell office:value-type="float" office:value="-6.82045454545493">
                <text:p>-6.820454545454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.8306">
                <text:p>19.8306</text:p>
              </table:table-cell>
              <table:table-cell office:value-type="float" office:value="-5.02045454545494">
                <text:p>-5.020454545454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.8513">
                <text:p>19.8513</text:p>
              </table:table-cell>
              <table:table-cell office:value-type="float" office:value="-1.72045454545494">
                <text:p>-1.720454545454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.872">
                <text:p>19.872</text:p>
              </table:table-cell>
              <table:table-cell office:value-type="float" office:value="-5.42045454545492">
                <text:p>-5.4204545454549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.8927">
                <text:p>19.8927</text:p>
              </table:table-cell>
              <table:table-cell office:value-type="float" office:value="-7.52045454545494">
                <text:p>-7.5204545454549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.9134">
                <text:p>19.9134</text:p>
              </table:table-cell>
              <table:table-cell office:value-type="float" office:value="-4.72045454545492">
                <text:p>-4.720454545454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.9341">
                <text:p>19.9341</text:p>
              </table:table-cell>
              <table:table-cell office:value-type="float" office:value="0.379545454545077">
                <text:p>0.3795454545450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.9548">
                <text:p>19.9548</text:p>
              </table:table-cell>
              <table:table-cell office:value-type="float" office:value="0.679545454545072">
                <text:p>0.6795454545450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.9755">
                <text:p>19.9755</text:p>
              </table:table-cell>
              <table:table-cell office:value-type="float" office:value="1.47954545454507">
                <text:p>1.479545454545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.9962">
                <text:p>19.9962</text:p>
              </table:table-cell>
              <table:table-cell office:value-type="float" office:value="3.67954545454507">
                <text:p>3.679545454545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.0169">
                <text:p>20.0169</text:p>
              </table:table-cell>
              <table:table-cell office:value-type="float" office:value="0.779545454545061">
                <text:p>0.7795454545450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.0376">
                <text:p>20.0376</text:p>
              </table:table-cell>
              <table:table-cell office:value-type="float" office:value="-3.52045454545494">
                <text:p>-3.52045454545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